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Nimbus Roman No9 L" svg:font-family="'Nimbus Roman No9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7.02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8cm" fo:min-width="0.288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8cm" svg:stroke-color="#000000" draw:stroke-linejoin="miter" svg:stroke-linecap="butt" draw:fill="solid" draw:fill-color="#ffb266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56cm" svg:stroke-color="#028900" draw:stroke-linejoin="miter" svg:stroke-linecap="butt" draw:fill="none" fo:padding-top="0.028cm" fo:padding-bottom="0.028cm" fo:padding-left="0.028cm" fo:padding-right="0.028cm"/>
    </style:style>
    <style:style style:name="gr9" style:family="graphic" style:parent-style-name="standard">
      <style:graphic-properties draw:stroke="solid" svg:stroke-width="0.049cm" svg:stroke-color="#028900" draw:stroke-linejoin="miter" svg:stroke-linecap="butt" draw:fill="solid" draw:fill-color="#028900" fo:padding-top="0.024cm" fo:padding-bottom="0.024cm" fo:padding-left="0.024cm" fo:padding-right="0.02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56cm" svg:stroke-color="#ff0000" draw:stroke-linejoin="miter" svg:stroke-linecap="butt" draw:fill="none" fo:padding-top="0.028cm" fo:padding-bottom="0.028cm" fo:padding-left="0.028cm" fo:padding-right="0.028cm"/>
    </style:style>
    <style:style style:name="gr12" style:family="graphic" style:parent-style-name="standard">
      <style:graphic-properties draw:stroke="solid" svg:stroke-width="0.049cm" svg:stroke-color="#ff0000" draw:stroke-linejoin="miter" svg:stroke-linecap="butt" draw:fill="solid" draw:fill-color="#ff0000" fo:padding-top="0.024cm" fo:padding-bottom="0.024cm" fo:padding-left="0.024cm" fo:padding-right="0.02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0.8999996185303pt" style:font-size-asian="10.8999996185303pt" style:font-size-complex="10.899999618530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8" style:family="paragraph">
      <loext:graphic-properties draw:fill="solid" draw:fill-color="#ffb266"/>
    </style:style>
    <style:style style:name="P9" style:family="paragraph">
      <loext:graphic-properties draw:fill="solid" draw:fill-color="#028900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solid" draw:fill-color="#ff0000"/>
    </style:style>
    <style:style style:name="P12" style:family="paragraph">
      <style:paragraph-properties fo:text-align="start" style:writing-mode="lr-tb"/>
      <style:text-properties fo:background-color="#fff200"/>
    </style:style>
    <style:style style:name="P13" style:family="paragraph">
      <loext:graphic-properties draw:fill="none"/>
      <style:text-properties fo:font-size="10.8999996185303pt" fo:background-color="#fff200" style:font-size-asian="10.8999996185303pt" style:font-size-complex="10.8999996185303pt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Nimbus Roman No9 L" fo:font-size="10.8999996185303pt" fo:font-weight="bold" style:font-size-asian="10.8999996185303pt" style:font-name-complex="Nimbus Roman No9 L" style:font-size-complex="10.8999996185303pt" style:font-weight-complex="bold"/>
    </style:style>
    <style:style style:name="T2" style:family="text">
      <style:text-properties fo:color="#000000" style:font-name="Nimbus Roman No9 L" fo:font-size="14.3999996185303pt" fo:font-weight="bold" style:font-size-asian="14.3999996185303pt" style:font-name-complex="Nimbus Roman No9 L" style:font-size-complex="14.3999996185303pt" style:font-weight-complex="bold"/>
    </style:style>
    <style:style style:name="T3" style:family="text">
      <style:text-properties fo:color="#000000" style:font-name="Nimbus Roman No9 L" fo:font-size="12pt" fo:font-weight="bold" style:font-size-asian="12pt" style:font-name-complex="Nimbus Roman No9 L" style:font-size-complex="12pt" style:font-weight-complex="bold"/>
    </style:style>
    <style:style style:name="T4" style:family="text">
      <style:text-properties fo:color="#000000" style:font-name="Nimbus Roman No9 L" fo:font-size="10.8999996185303pt" style:font-size-asian="10.8999996185303pt" style:font-name-complex="Nimbus Roman No9 L" style:font-size-complex="10.8999996185303pt"/>
    </style:style>
    <style:style style:name="T5" style:family="text">
      <style:text-properties fo:color="#000000" style:font-name="Computer Modern" fo:font-size="10.8999996185303pt" style:font-size-asian="10.8999996185303pt" style:font-name-complex="Computer Modern" style:font-size-complex="10.8999996185303pt"/>
    </style:style>
    <style:style style:name="T6" style:family="text">
      <style:text-properties fo:color="#000000" style:font-name="Nimbus Roman No9 L" fo:font-size="8.19999980926514pt" style:font-size-asian="8.19999980926514pt" style:font-name-complex="Nimbus Roman No9 L" style:font-size-complex="8.19999980926514pt"/>
    </style:style>
    <style:style style:name="T7" style:family="text">
      <style:text-properties fo:color="#000000" style:font-name="Computer Modern" fo:font-size="8.19999980926514pt" style:font-size-asian="8.19999980926514pt" style:font-name-complex="Computer Modern" style:font-size-complex="8.19999980926514pt"/>
    </style:style>
    <style:style style:name="T8" style:family="text">
      <style:text-properties fo:color="#000000" style:font-name="Nimbus Roman No9 L" fo:font-size="9pt" style:font-size-asian="9pt" style:font-name-complex="Nimbus Roman No9 L" style:font-size-complex="9pt"/>
    </style:style>
    <style:style style:name="T9" style:family="text">
      <style:text-properties fo:color="#000000" style:font-name="Nimbus Roman No9 L" fo:font-size="10.8999996185303pt" fo:background-color="#fff200" style:font-size-asian="10.8999996185303pt" style:font-name-complex="Nimbus Roman No9 L" style:font-size-complex="10.8999996185303pt"/>
    </style:style>
    <style:style style:name="T10" style:family="text">
      <style:text-properties fo:color="#000000" style:font-name="Computer Modern" fo:font-size="9pt" style:font-size-asian="9pt" style:font-name-complex="Computer Modern" style:font-size-complex="9pt"/>
    </style:style>
    <style:style style:name="T11" style:family="text">
      <style:text-properties fo:color="#000000" style:font-name="Nimbus Roman No9 L" fo:font-size="8pt" fo:font-style="italic" style:font-size-asian="8pt" style:font-name-complex="Nimbus Roman No9 L" style:font-size-complex="8pt" style:font-style-complex="italic"/>
    </style:style>
    <style:style style:name="T12" style:family="text">
      <style:text-properties fo:color="#000000" style:font-name="Nimbus Roman No9 L" fo:font-size="10.8999996185303pt" fo:font-style="italic" style:font-size-asian="10.8999996185303pt" style:font-name-complex="Nimbus Roman No9 L" style:font-size-complex="10.8999996185303pt" style:font-style-complex="italic"/>
    </style:style>
    <style:style style:name="T13" style:family="text">
      <style:text-properties fo:color="#000000" style:font-name="Nimbus Roman No9 L" fo:font-size="9pt" fo:font-style="italic" style:font-size-asian="9pt" style:font-name-complex="Nimbus Roman No9 L" style:font-size-complex="9pt" style:font-style-complex="italic"/>
    </style:style>
    <style:style style:name="T14" style:family="text">
      <style:text-properties fo:color="#000000" style:font-name="Nimbus Roman No9 L" fo:font-size="10.8999996185303pt" fo:font-style="italic" fo:font-weight="bold" style:font-size-asian="10.8999996185303pt" style:font-name-complex="Nimbus Roman No9 L" style:font-size-complex="10.8999996185303pt" style:font-style-complex="italic" style:font-weight-complex="bold"/>
    </style:style>
    <style:style style:name="T15" style:family="text">
      <style:text-properties fo:color="#000000" style:font-name="Computer Modern" fo:font-size="10.8999996185303pt" fo:font-style="italic" style:font-size-asian="10.8999996185303pt" style:font-name-complex="Computer Modern" style:font-size-complex="10.8999996185303pt" style:font-style-complex="italic"/>
    </style:style>
    <style:style style:name="T16" style:family="text">
      <style:text-properties fo:color="#000000" style:font-name="Nimbus Roman No9 L" fo:font-size="8pt" style:font-size-asian="8pt" style:font-name-complex="Nimbus Roman No9 L" style:font-size-complex="8pt"/>
    </style:style>
    <style:style style:name="T17" style:family="text">
      <style:text-properties fo:color="#000000" style:font-name="Computer Modern" fo:font-size="8pt" style:font-size-asian="8pt" style:font-name-complex="Computer Modern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745cm" svg:height="0.429cm" svg:x="6.651cm" svg:y="1.944cm">
          <draw:text-box>
            <text:p text:style-name="P1"><text:span text:style-name="T1">S</text:span><text:span text:style-name="T1">c</text:span><text:span text:style-name="T1">h</text:span><text:span text:style-name="T1">o</text:span><text:span text:style-name="T1">o</text:span><text:span text:style-name="T1">l </text:span><text:span text:style-name="T1">o</text:span><text:span text:style-name="T1">f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/draw:text-box>
        </draw:frame>
        <draw:frame draw:style-name="gr2" draw:text-style-name="P3" draw:layer="layout" svg:width="8.431cm" svg:height="0.564cm" svg:x="6.31cm" svg:y="2.668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1</text:span><text:span text:style-name="T2">0</text:span><text:span text:style-name="T2">0</text:span><text:span text:style-name="T2">0</text:span><text:span text:style-name="T2">2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s</text:span></text:p>
          </draw:text-box>
        </draw:frame>
        <draw:frame draw:style-name="gr2" draw:text-style-name="P3" draw:layer="layout" svg:width="3.626cm" svg:height="0.564cm" svg:x="8.694cm" svg:y="3.246cm">
          <draw:text-box>
            <text:p text:style-name="P1"><text:span text:style-name="T2">S</text:span><text:span text:style-name="T2">e</text:span><text:span text:style-name="T2">m</text:span><text:span text:style-name="T2">e</text:span><text:span text:style-name="T2">s</text:span><text:span text:style-name="T2">t</text:span><text:span text:style-name="T2">e</text:span><text:span text:style-name="T2">r</text:span><text:span text:style-name="T2"> </text:span><text:span text:style-name="T2">2</text:span><text:span text:style-name="T2">, </text:span><text:span text:style-name="T2">2</text:span><text:span text:style-name="T2">0</text:span><text:span text:style-name="T2">1</text:span><text:span text:style-name="T2">9</text:span></text:p>
          </draw:text-box>
        </draw:frame>
        <draw:frame draw:style-name="gr2" draw:text-style-name="P3" draw:layer="layout" svg:width="2.927cm" svg:height="0.564cm" svg:x="9.045cm" svg:y="3.924cm">
          <draw:text-box>
            <text:p text:style-name="P1"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 </text:span><text:span text:style-name="T2">2</text:span></text:p>
          </draw:text-box>
        </draw:frame>
        <draw:frame draw:style-name="gr3" draw:text-style-name="P4" draw:layer="layout" svg:width="3.588cm" svg:height="0.471cm" svg:x="1.9cm" svg:y="5.054cm">
          <draw:text-box>
            <text:p text:style-name="P1"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O</text:span><text:span text:style-name="T3">u</text:span><text:span text:style-name="T3">t</text:span><text:span text:style-name="T3">c</text:span><text:span text:style-name="T3">o</text:span><text:span text:style-name="T3">m</text:span><text:span text:style-name="T3">e</text:span><text:span text:style-name="T3">s</text:span></text:p>
          </draw:text-box>
        </draw:frame>
        <draw:frame draw:style-name="gr1" draw:text-style-name="P2" draw:layer="layout" svg:width="17.401cm" svg:height="0.429cm" svg:x="1.9cm" svg:y="5.825cm">
          <draw:text-box>
            <text:p text:style-name="P1"><text:span text:style-name="T4">I</text:span><text:span text:style-name="T4">n</text:span><text:span text:style-name="T4"> </text:span><text:span text:style-name="T4">t</text:span><text:span text:style-name="T4">h</text:span><text:span text:style-name="T4">i</text:span><text:span text:style-name="T4">s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, </text:span><text:span text:style-name="T4">y</text:span><text:span text:style-name="T4">o</text:span><text:span text:style-name="T4">u</text:span><text:span text:style-name="T4"> </text:span><text:span text:style-name="T4">w</text:span><text:span text:style-name="T4">i</text:span><text:span text:style-name="T4">l</text:span><text:span text:style-name="T4">l </text:span><text:span text:style-name="T4">d</text:span><text:span text:style-name="T4">e</text:span><text:span text:style-name="T4">m</text:span><text:span text:style-name="T4">o</text:span><text:span text:style-name="T4">n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 </text:span><text:span text:style-name="T4">y</text:span><text:span text:style-name="T4">o</text:span><text:span text:style-name="T4">u</text:span><text:span text:style-name="T4">r </text:span><text:span text:style-name="T4">u</text:span><text:span text:style-name="T4">n</text:span><text:span text:style-name="T4">d</text:span><text:span text:style-name="T4">e</text:span><text:span text:style-name="T4">r</text:span><text:span text:style-name="T4">s</text:span><text:span text:style-name="T4">t</text:span><text:span text:style-name="T4">a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f </text:span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i</text:span><text:span text:style-name="T4">n</text:span><text:span text:style-name="T4">k</text:span><text:span text:style-name="T4">e</text:span><text:span text:style-name="T4">d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s </text:span><text:span text:style-name="T4">(</text:span><text:span text:style-name="T4">C</text:span><text:span text:style-name="T4">h</text:span><text:span text:style-name="T4">a</text:span><text:span text:style-name="T4">p</text:span><text:span text:style-name="T4">t</text:span><text:span text:style-name="T4">e</text:span><text:span text:style-name="T4">r</text:span></text:p>
          </draw:text-box>
        </draw:frame>
        <draw:frame draw:style-name="gr1" draw:text-style-name="P2" draw:layer="layout" svg:width="0.616cm" svg:height="0.429cm" svg:x="1.9cm" svg:y="6.303cm">
          <draw:text-box>
            <text:p text:style-name="P1"><text:span text:style-name="T4">1</text:span><text:span text:style-name="T4">0</text:span><text:span text:style-name="T4">)</text:span><text:span text:style-name="T4">,</text:span></text:p>
          </draw:text-box>
        </draw:frame>
        <draw:frame draw:style-name="gr1" draw:text-style-name="P2" draw:layer="layout" svg:width="7.774cm" svg:height="0.429cm" svg:x="2.675cm" svg:y="6.303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d</text:span><text:span text:style-name="T4"> </text:span><text:span text:style-name="T4">y</text:span><text:span text:style-name="T4">o</text:span><text:span text:style-name="T4">u</text:span><text:span text:style-name="T4">r </text:span><text:span text:style-name="T4">s</text:span><text:span text:style-name="T4">k</text:span><text:span text:style-name="T4">i</text:span><text:span text:style-name="T4">l</text:span><text:span text:style-name="T4">l</text:span><text:span text:style-name="T4">s </text:span><text:span text:style-name="T4">i</text:span><text:span text:style-name="T4">n</text:span><text:span text:style-name="T4"> </text:span><text:span text:style-name="T4">t</text:span><text:span text:style-name="T4">e</text:span><text:span text:style-name="T4">r</text:span><text:span text:style-name="T4">m</text:span><text:span text:style-name="T4">s </text:span><text:span text:style-name="T4">o</text:span><text:span text:style-name="T4">f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text:span text:style-name="T4">,</text:span></text:p>
          </draw:text-box>
        </draw:frame>
        <draw:frame draw:style-name="gr1" draw:text-style-name="P2" draw:layer="layout" svg:width="1.124cm" svg:height="0.429cm" svg:x="11.032cm" svg:y="6.303cm">
          <draw:text-box>
            <text:p text:style-name="P1"><text:span text:style-name="T4">t</text:span><text:span text:style-name="T4">e</text:span><text:span text:style-name="T4">s</text:span><text:span text:style-name="T4">t</text:span><text:span text:style-name="T4">i</text:span><text:span text:style-name="T4">n</text:span><text:span text:style-name="T4">g</text:span><text:span text:style-name="T4">,</text:span></text:p>
          </draw:text-box>
        </draw:frame>
        <draw:frame draw:style-name="gr1" draw:text-style-name="P2" draw:layer="layout" svg:width="2.394cm" svg:height="0.429cm" svg:x="12.32cm" svg:y="6.303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d</text:span><text:span text:style-name="T4">e</text:span><text:span text:style-name="T4">b</text:span><text:span text:style-name="T4">u</text:span><text:span text:style-name="T4">g</text:span><text:span text:style-name="T4">g</text:span><text:span text:style-name="T4">i</text:span><text:span text:style-name="T4">n</text:span><text:span text:style-name="T4">g</text:span><text:span text:style-name="T4">.</text:span></text:p>
          </draw:text-box>
        </draw:frame>
        <draw:frame draw:style-name="gr1" draw:text-style-name="P2" draw:layer="layout" svg:width="1.365cm" svg:height="0.429cm" svg:x="15.028cm" svg:y="6.303cm">
          <draw:text-box>
            <text:p text:style-name="P1"><text:span text:style-name="T4">Y</text:span><text:span text:style-name="T4">o</text:span><text:span text:style-name="T4">u</text:span><text:span text:style-name="T4"> </text:span><text:span text:style-name="T4">w</text:span><text:span text:style-name="T4">i</text:span><text:span text:style-name="T4">l</text:span><text:span text:style-name="T4">l</text:span></text:p>
          </draw:text-box>
        </draw:frame>
        <draw:frame draw:style-name="gr1" draw:text-style-name="P2" draw:layer="layout" svg:width="2.44cm" svg:height="0.429cm" svg:x="16.552cm" svg:y="6.303cm">
          <draw:text-box>
            <text:p text:style-name="P1"><text:span text:style-name="T4">a</text:span><text:span text:style-name="T4">l</text:span><text:span text:style-name="T4">s</text:span><text:span text:style-name="T4">o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/text:p>
          </draw:text-box>
        </draw:frame>
        <draw:frame draw:style-name="gr1" draw:text-style-name="P2" draw:layer="layout" svg:width="2.343cm" svg:height="0.429cm" svg:x="1.9cm" svg:y="6.781cm">
          <draw:text-box>
            <text:p text:style-name="P1"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p</text:span><text:span text:style-name="T4">l</text:span><text:span text:style-name="T4">a</text:span><text:span text:style-name="T4">n</text:span><text:span text:style-name="T4">n</text:span><text:span text:style-name="T4">i</text:span><text:span text:style-name="T4">n</text:span><text:span text:style-name="T4">g</text:span><text:span text:style-name="T4">,</text:span></text:p>
          </draw:text-box>
        </draw:frame>
        <draw:frame draw:style-name="gr1" draw:text-style-name="P2" draw:layer="layout" svg:width="14.218cm" svg:height="0.429cm" svg:x="4.418cm" svg:y="6.781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 </text:span><text:span text:style-name="T4">a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r</text:span><text:span text:style-name="T4">e</text:span><text:span text:style-name="T4">-</text:span><text:span text:style-name="T4">p</text:span><text:span text:style-name="T4">l</text:span><text:span text:style-name="T4">a</text:span><text:span text:style-name="T4">n</text:span><text:span text:style-name="T4">n</text:span><text:span text:style-name="T4">i</text:span><text:span text:style-name="T4">n</text:span><text:span text:style-name="T4">g</text:span><text:span text:style-name="T4"> </text:span><text:span text:style-name="T4">m</text:span><text:span text:style-name="T4">e</text:span><text:span text:style-name="T4">c</text:span><text:span text:style-name="T4">h</text:span><text:span text:style-name="T4">a</text:span><text:span text:style-name="T4">n</text:span><text:span text:style-name="T4">i</text:span><text:span text:style-name="T4">s</text:span><text:span text:style-name="T4">m</text:span><text:span text:style-name="T4"> </text:span><text:span text:style-name="T4">i</text:span><text:span text:style-name="T4">n</text:span><text:span text:style-name="T4"> </text:span><text:span text:style-name="T4">p</text:span><text:span text:style-name="T4">r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f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p</text:span><text:span text:style-name="T4">r</text:span><text:span text:style-name="T4">i</text:span><text:span text:style-name="T4">n</text:span><text:span text:style-name="T4">c</text:span><text:span text:style-name="T4">i</text:span><text:span text:style-name="T4">p</text:span><text:span text:style-name="T4">l</text:span><text:span text:style-name="T4">e</text:span><text:span text:style-name="T4">d</text:span></text:p>
          </draw:text-box>
        </draw:frame>
        <draw:frame draw:style-name="gr1" draw:text-style-name="P2" draw:layer="layout" svg:width="10.607cm" svg:height="0.429cm" svg:x="1.9cm" svg:y="7.259cm">
          <draw:text-box>
            <text:p text:style-name="P1"><text:span text:style-name="T4">a</text:span><text:span text:style-name="T4">p</text:span><text:span text:style-name="T4">p</text:span><text:span text:style-name="T4">r</text:span><text:span text:style-name="T4">o</text:span><text:span text:style-name="T4">a</text:span><text:span text:style-name="T4">c</text:span><text:span text:style-name="T4">h</text:span><text:span text:style-name="T4">e</text:span><text:span text:style-name="T4">s </text:span><text:span text:style-name="T4">t</text:span><text:span text:style-name="T4">h</text:span><text:span text:style-name="T4">a</text:span><text:span text:style-name="T4">t </text:span><text:span text:style-name="T4">a</text:span><text:span text:style-name="T4">r</text:span><text:span text:style-name="T4">e</text:span><text:span text:style-name="T4"> </text:span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c</text:span><text:span text:style-name="T4">o</text:span><text:span text:style-name="T4">m</text:span><text:span text:style-name="T4">p</text:span><text:span text:style-name="T4">2</text:span><text:span text:style-name="T4">0</text:span><text:span text:style-name="T4">0</text:span><text:span text:style-name="T4">0</text:span><text:span text:style-name="T4">7</text:span><text:span text:style-name="T4">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text:span text:style-name="T4"> </text:span><text:span text:style-name="T4">o</text:span><text:span text:style-name="T4">f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text:span text:style-name="T4">.</text:span></text:p>
          </draw:text-box>
        </draw:frame>
        <draw:frame draw:style-name="gr3" draw:text-style-name="P4" draw:layer="layout" svg:width="5.929cm" svg:height="0.471cm" svg:x="1.9cm" svg:y="8.281cm">
          <draw:text-box>
            <text:p text:style-name="P1"><text:span text:style-name="T3">G</text:span><text:span text:style-name="T3">r</text:span><text:span text:style-name="T3">i</text:span><text:span text:style-name="T3">d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R</text:span><text:span text:style-name="T3">o</text:span><text:span text:style-name="T3">u</text:span><text:span text:style-name="T3">t</text:span><text:span text:style-name="T3">e</text:span><text:span text:style-name="T3"> </text:span><text:span text:style-name="T3">(</text:span><text:span text:style-name="T3">R</text:span><text:span text:style-name="T3">e</text:span><text:span text:style-name="T3">-</text:span><text:span text:style-name="T3">)</text:span><text:span text:style-name="T3">P</text:span><text:span text:style-name="T3">l</text:span><text:span text:style-name="T3">a</text:span><text:span text:style-name="T3">n</text:span><text:span text:style-name="T3">n</text:span><text:span text:style-name="T3">i</text:span><text:span text:style-name="T3">n</text:span><text:span text:style-name="T3">g</text:span></text:p>
          </draw:text-box>
        </draw:frame>
        <draw:frame draw:style-name="gr4" draw:text-style-name="P5" draw:layer="layout" svg:width="17.024cm" svg:height="0.429cm" svg:x="1.9cm" svg:y="9.052cm">
          <draw:text-box>
            <text:p text:style-name="P1"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p</text:span><text:span text:style-name="T4">l</text:span><text:span text:style-name="T4">a</text:span><text:span text:style-name="T4">n</text:span><text:span text:style-name="T4">n</text:span><text:span text:style-name="T4">i</text:span><text:span text:style-name="T4">n</text:span><text:span text:style-name="T4">g</text:span><text:span text:style-name="T4"> </text:span><text:span text:style-name="T4">i</text:span><text:span text:style-name="T4">s </text:span><text:span text:style-name="T4">u</text:span><text:span text:style-name="T4">s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a</text:span><text:span text:style-name="T4">v</text:span><text:span text:style-name="T4">i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a</text:span><text:span text:style-name="T4">u</text:span><text:span text:style-name="T4">t</text:span><text:span text:style-name="T4">o</text:span><text:span text:style-name="T4">n</text:span><text:span text:style-name="T4">o</text:span><text:span text:style-name="T4">m</text:span><text:span text:style-name="T4">o</text:span><text:span text:style-name="T4">u</text:span><text:span text:style-name="T4">s </text:span><text:span text:style-name="T4">a</text:span><text:span text:style-name="T4">g</text:span><text:span text:style-name="T4">e</text:span><text:span text:style-name="T4">n</text:span><text:span text:style-name="T4">t</text:span><text:span text:style-name="T4">s</text:span><text:span text:style-name="T4">, </text:span><text:span text:style-name="T4">e</text:span><text:span text:style-name="T4">.</text:span><text:span text:style-name="T4">g</text:span><text:span text:style-name="T4">.</text:span><text:span text:style-name="T4">, </text:span><text:span text:style-name="T4">s</text:span><text:span text:style-name="T4">e</text:span><text:span text:style-name="T4">l</text:span><text:span text:style-name="T4">f</text:span><text:span text:style-name="T4">-</text:span><text:span text:style-name="T4">d</text:span><text:span text:style-name="T4">r</text:span><text:span text:style-name="T4">i</text:span><text:span text:style-name="T4">v</text:span><text:span text:style-name="T4">i</text:span><text:span text:style-name="T4">n</text:span><text:span text:style-name="T4">g</text:span><text:span text:style-name="T4"> </text:span><text:span text:style-name="T4">v</text:span><text:span text:style-name="T4">e</text:span><text:span text:style-name="T4">h</text:span><text:span text:style-name="T4">i</text:span><text:span text:style-name="T4">c</text:span><text:span text:style-name="T4">l</text:span><text:span text:style-name="T4">e</text:span><text:span text:style-name="T4">s</text:span><text:span text:style-name="T4">, </text:span><text:span text:style-name="T4">r</text:span><text:span text:style-name="T4">o</text:span><text:span text:style-name="T4">b</text:span><text:span text:style-name="T4">o</text:span><text:span text:style-name="T4">t</text:span><text:span text:style-name="T4">s</text:span><text:span text:style-name="T4">, </text:span><text:span text:style-name="T4">a</text:span><text:span text:style-name="T4">n</text:span><text:span text:style-name="T4">d</text:span><text:span text:style-name="T4"> </text:span><text:span text:style-name="T4">h</text:span><text:span text:style-name="T4">u</text:span><text:span text:style-name="T4">m</text:span><text:span text:style-name="T4">a</text:span><text:span text:style-name="T4">n</text:span><text:span text:style-name="T4">s</text:span></text:p>
          </draw:text-box>
        </draw:frame>
        <draw:frame draw:style-name="gr1" draw:text-style-name="P2" draw:layer="layout" svg:width="17.49cm" svg:height="0.429cm" svg:x="1.9cm" svg:y="9.53cm">
          <draw:text-box>
            <text:p text:style-name="P1"><text:span text:style-name="T4">(</text:span><text:span text:style-name="T4">t</text:span><text:span text:style-name="T4">h</text:span><text:span text:style-name="T4">i</text:span><text:span text:style-name="T4">n</text:span><text:span text:style-name="T4">k</text:span><text:span text:style-name="T4"> </text:span><text:span text:style-name="T4">o</text:span><text:span text:style-name="T4">f </text:span><text:span text:style-name="T4">m</text:span><text:span text:style-name="T4">a</text:span><text:span text:style-name="T4">p</text:span><text:span text:style-name="T4">p</text:span><text:span text:style-name="T4">i</text:span><text:span text:style-name="T4">n</text:span><text:span text:style-name="T4">g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s</text:span><text:span text:style-name="T4">)</text:span><text:span text:style-name="T4">. </text:span><text:span text:style-name="T4">G</text:span><text:span text:style-name="T4">r</text:span><text:span text:style-name="T4">i</text:span><text:span text:style-name="T4">d</text:span><text:span text:style-name="T4">-</text:span><text:span text:style-name="T4">b</text:span><text:span text:style-name="T4">a</text:span><text:span text:style-name="T4">s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p</text:span><text:span text:style-name="T4">l</text:span><text:span text:style-name="T4">a</text:span><text:span text:style-name="T4">n</text:span><text:span text:style-name="T4">n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u</text:span><text:span text:style-name="T4">d</text:span><text:span text:style-name="T4">i</text:span><text:span text:style-name="T4">e</text:span><text:span text:style-name="T4">s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 </text:span><text:span text:style-name="T4">o</text:span><text:span text:style-name="T4">f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n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/text:p>
          </draw:text-box>
        </draw:frame>
        <draw:frame draw:style-name="gr1" draw:text-style-name="P2" draw:layer="layout" svg:width="17.067cm" svg:height="0.429cm" svg:x="1.9cm" svg:y="10.008cm">
          <draw:text-box>
            <text:p text:style-name="P1"><text:span text:style-name="T4">c</text:span><text:span text:style-name="T4">e</text:span><text:span text:style-name="T4">l</text:span><text:span text:style-name="T4">l </text:span><text:span text:style-name="T4">t</text:span><text:span text:style-name="T4">o</text:span><text:span text:style-name="T4"> </text:span><text:span text:style-name="T4">a</text:span><text:span text:style-name="T4"> </text:span><text:span text:style-name="T4">d</text:span><text:span text:style-name="T4">e</text:span><text:span text:style-name="T4">s</text:span><text:span text:style-name="T4">t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e</text:span><text:span text:style-name="T4">l</text:span><text:span text:style-name="T4">l </text:span><text:span text:style-name="T4">i</text:span><text:span text:style-name="T4">n</text:span><text:span text:style-name="T4"> </text:span><text:span text:style-name="T4">a</text:span><text:span text:style-name="T4"> </text:span><text:span text:style-name="T4">t</text:span><text:span text:style-name="T4">w</text:span><text:span text:style-name="T4">o</text:span><text:span text:style-name="T4">-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a</text:span><text:span text:style-name="T4">l </text:span><text:span text:style-name="T4">s</text:span><text:span text:style-name="T4">p</text:span><text:span text:style-name="T4">a</text:span><text:span text:style-name="T4">c</text:span><text:span text:style-name="T4">e</text:span><text:span text:style-name="T4"> </text:span><text:span text:style-name="T4">s</text:span><text:span text:style-name="T4">u</text:span><text:span text:style-name="T4">b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d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c</text:span><text:span text:style-name="T4">e</text:span><text:span text:style-name="T4">l</text:span><text:span text:style-name="T4">l</text:span><text:span text:style-name="T4">s </text:span><text:span text:style-name="T4">t</text:span><text:span text:style-name="T4">h</text:span><text:span text:style-name="T4">a</text:span><text:span text:style-name="T4">t </text:span><text:span text:style-name="T4">a</text:span><text:span text:style-name="T4">r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 </text:span><text:span text:style-name="T4">b</text:span><text:span text:style-name="T4">l</text:span><text:span text:style-name="T4">o</text:span><text:span text:style-name="T4">c</text:span><text:span text:style-name="T4">k</text:span><text:span text:style-name="T4">e</text:span><text:span text:style-name="T4">d</text:span><text:span text:style-name="T4"> </text:span><text:span text:style-name="T4">o</text:span><text:span text:style-name="T4">r </text:span><text:span text:style-name="T4">e</text:span><text:span text:style-name="T4">m</text:span><text:span text:style-name="T4">p</text:span><text:span text:style-name="T4">t</text:span><text:span text:style-name="T4">y</text:span><text:span text:style-name="T4">.</text:span></text:p>
          </draw:text-box>
        </draw:frame>
        <draw:frame draw:style-name="gr1" draw:text-style-name="P2" draw:layer="layout" svg:width="17.096cm" svg:height="0.429cm" svg:x="1.9cm" svg:y="10.486cm">
          <draw:text-box>
            <text:p text:style-name="P1"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a</text:span><text:span text:style-name="T4"> </text:span><text:span text:style-name="T4">s</text:span><text:span text:style-name="T4">h</text:span><text:span text:style-name="T4">o</text:span><text:span text:style-name="T4">w</text:span><text:span text:style-name="T4">s </text:span><text:span text:style-name="T4">a</text:span><text:span text:style-name="T4">n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o</text:span><text:span text:style-name="T4">f </text:span><text:span text:style-name="T4">1</text:span><text:span text:style-name="T4">0</text:span><text:span text:style-name="T4"> </text:span><text:span text:style-name="T4">r</text:span><text:span text:style-name="T4">o</text:span><text:span text:style-name="T4">w</text:span><text:span text:style-name="T4">s </text:span><text:span text:style-name="T4">a</text:span><text:span text:style-name="T4">n</text:span><text:span text:style-name="T4">d</text:span><text:span text:style-name="T4"> </text:span><text:span text:style-name="T4">1</text:span><text:span text:style-name="T4">0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text:span text:style-name="T4">,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 </text:span><text:span text:style-name="T4">c</text:span><text:span text:style-name="T4">e</text:span><text:span text:style-name="T4">l</text:span><text:span text:style-name="T4">l </text:span><text:span text:style-name="T4">a</text:span><text:span text:style-name="T4">t </text:span><text:span text:style-name="T4">r</text:span><text:span text:style-name="T4">o</text:span><text:span text:style-name="T4">w</text:span><text:span text:style-name="T4"> </text:span><text:span text:style-name="T4">0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 </text:span><text:span text:style-name="T4">0</text:span><text:span text:style-name="T4"> </text:span><text:span text:style-name="T4">d</text:span><text:span text:style-name="T4">e</text:span><text:span text:style-name="T4">n</text:span><text:span text:style-name="T4">o</text:span><text:span text:style-name="T4">t</text:span><text:span text:style-name="T4">e</text:span><text:span text:style-name="T4">d</text:span><text:span text:style-name="T4"> </text:span><text:span text:style-name="T4">b</text:span><text:span text:style-name="T4">y</text:span></text:p>
          </draw:text-box>
        </draw:frame>
        <draw:frame draw:style-name="gr1" draw:text-style-name="P2" draw:layer="layout" svg:width="0.384cm" svg:height="0.446cm" svg:x="18.898cm" svg:y="10.471cm">
          <draw:text-box>
            <text:p text:style-name="P1"><text:span text:style-name="T5">I</text:span></text:p>
          </draw:text-box>
        </draw:frame>
        <draw:frame draw:style-name="gr1" draw:text-style-name="P2" draw:layer="layout" svg:width="14.023cm" svg:height="0.429cm" svg:x="1.9cm" svg:y="10.963cm">
          <draw:text-box>
            <text:p text:style-name="P1"><text:span text:style-name="T4">(</text:span><text:span text:style-name="T4">y</text:span><text:span text:style-name="T4">e</text:span><text:span text:style-name="T4">s</text:span><text:span text:style-name="T4">, </text:span><text:span text:style-name="T4">w</text:span><text:span text:style-name="T4">e</text:span><text:span text:style-name="T4"> </text:span><text:span text:style-name="T4">c</text:span><text:span text:style-name="T4">o</text:span><text:span text:style-name="T4">u</text:span><text:span text:style-name="T4">n</text:span><text:span text:style-name="T4">t </text:span><text:span text:style-name="T4">f</text:span><text:span text:style-name="T4">r</text:span><text:span text:style-name="T4">o</text:span><text:span text:style-name="T4">m</text:span><text:span text:style-name="T4"> </text:span><text:span text:style-name="T4">z</text:span><text:span text:style-name="T4">e</text:span><text:span text:style-name="T4">r</text:span><text:span text:style-name="T4">o</text:span><text:span text:style-name="T4">)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s</text:span><text:span text:style-name="T4">t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(</text:span><text:span text:style-name="T4">g</text:span><text:span text:style-name="T4">o</text:span><text:span text:style-name="T4">a</text:span><text:span text:style-name="T4">l</text:span><text:span text:style-name="T4">) </text:span><text:span text:style-name="T4">c</text:span><text:span text:style-name="T4">e</text:span><text:span text:style-name="T4">l</text:span><text:span text:style-name="T4">l </text:span><text:span text:style-name="T4">a</text:span><text:span text:style-name="T4">t </text:span><text:span text:style-name="T4">r</text:span><text:span text:style-name="T4">o</text:span><text:span text:style-name="T4">w</text:span><text:span text:style-name="T4"> </text:span><text:span text:style-name="T4">9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 </text:span><text:span text:style-name="T4">9</text:span><text:span text:style-name="T4"> </text:span><text:span text:style-name="T4">d</text:span><text:span text:style-name="T4">e</text:span><text:span text:style-name="T4">n</text:span><text:span text:style-name="T4">o</text:span><text:span text:style-name="T4">t</text:span><text:span text:style-name="T4">e</text:span><text:span text:style-name="T4">d</text:span><text:span text:style-name="T4"> </text:span><text:span text:style-name="T4">b</text:span><text:span text:style-name="T4">y</text:span></text:p>
          </draw:text-box>
        </draw:frame>
        <draw:frame draw:style-name="gr1" draw:text-style-name="P2" draw:layer="layout" svg:width="0.384cm" svg:height="0.446cm" svg:x="15.992cm" svg:y="10.949cm">
          <draw:text-box>
            <text:p text:style-name="P1"><text:span text:style-name="T5">G</text:span></text:p>
          </draw:text-box>
        </draw:frame>
        <draw:frame draw:style-name="gr1" draw:text-style-name="P2" draw:layer="layout" svg:width="2.893cm" svg:height="0.429cm" svg:x="16.194cm" svg:y="10.963cm">
          <draw:text-box>
            <text:p text:style-name="P1"><text:span text:style-name="T4">.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e</text:span><text:span text:style-name="T4">e</text:span><text:span text:style-name="T4">n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s</text:span></text:p>
          </draw:text-box>
        </draw:frame>
        <draw:frame draw:style-name="gr1" draw:text-style-name="P2" draw:layer="layout" svg:width="5.624cm" svg:height="0.429cm" svg:x="1.9cm" svg:y="11.441cm">
          <draw:text-box>
            <text:p text:style-name="P1"><text:span text:style-name="T4">s</text:span><text:span text:style-name="T4">h</text:span><text:span text:style-name="T4">o</text:span><text:span text:style-name="T4">w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l</text:span><text:span text:style-name="T4">a</text:span><text:span text:style-name="T4">n</text:span><text:span text:style-name="T4">n</text:span><text:span text:style-name="T4">e</text:span><text:span text:style-name="T4">d</text:span><text:span text:style-name="T4"> </text:span><text:span text:style-name="T4">m</text:span><text:span text:style-name="T4">o</text:span><text:span text:style-name="T4">v</text:span><text:span text:style-name="T4">e</text:span><text:span text:style-name="T4">s </text:span><text:span text:style-name="T4">t</text:span><text:span text:style-name="T4">o</text:span><text:span text:style-name="T4"> </text:span><text:span text:style-name="T4">g</text:span><text:span text:style-name="T4">e</text:span><text:span text:style-name="T4">t </text:span><text:span text:style-name="T4">f</text:span><text:span text:style-name="T4">r</text:span><text:span text:style-name="T4">o</text:span><text:span text:style-name="T4">m</text:span></text:p>
          </draw:text-box>
        </draw:frame>
        <draw:frame draw:style-name="gr1" draw:text-style-name="P2" draw:layer="layout" svg:width="0.384cm" svg:height="0.446cm" svg:x="7.576cm" svg:y="11.427cm">
          <draw:text-box>
            <text:p text:style-name="P1"><text:span text:style-name="T5">I</text:span></text:p>
          </draw:text-box>
        </draw:frame>
        <draw:frame draw:style-name="gr1" draw:text-style-name="P2" draw:layer="layout" svg:width="0.384cm" svg:height="0.429cm" svg:x="7.874cm" svg:y="11.441cm">
          <draw:text-box>
            <text:p text:style-name="P1"><text:span text:style-name="T4">t</text:span><text:span text:style-name="T4">o</text:span></text:p>
          </draw:text-box>
        </draw:frame>
        <draw:frame draw:style-name="gr1" draw:text-style-name="P2" draw:layer="layout" svg:width="0.384cm" svg:height="0.446cm" svg:x="8.27cm" svg:y="11.427cm">
          <draw:text-box>
            <text:p text:style-name="P1"><text:span text:style-name="T5">G</text:span></text:p>
          </draw:text-box>
        </draw:frame>
        <draw:line draw:style-name="gr5" draw:text-style-name="P6" draw:layer="layout" svg:x1="4.098cm" svg:y1="16.276cm" svg:x2="4.098cm" svg:y2="12.526cm">
          <text:p/>
        </draw:line>
        <draw:line draw:style-name="gr5" draw:text-style-name="P6" draw:layer="layout" svg:x1="4.473cm" svg:y1="16.276cm" svg:x2="4.473cm" svg:y2="12.526cm">
          <text:p/>
        </draw:line>
        <draw:line draw:style-name="gr5" draw:text-style-name="P6" draw:layer="layout" svg:x1="4.848cm" svg:y1="16.276cm" svg:x2="4.848cm" svg:y2="12.526cm">
          <text:p/>
        </draw:line>
        <draw:line draw:style-name="gr5" draw:text-style-name="P6" draw:layer="layout" svg:x1="5.223cm" svg:y1="16.276cm" svg:x2="5.223cm" svg:y2="12.526cm">
          <text:p/>
        </draw:line>
        <draw:line draw:style-name="gr5" draw:text-style-name="P6" draw:layer="layout" svg:x1="5.598cm" svg:y1="16.276cm" svg:x2="5.598cm" svg:y2="12.526cm">
          <text:p/>
        </draw:line>
        <draw:line draw:style-name="gr5" draw:text-style-name="P6" draw:layer="layout" svg:x1="5.973cm" svg:y1="16.276cm" svg:x2="5.973cm" svg:y2="12.526cm">
          <text:p/>
        </draw:line>
        <draw:line draw:style-name="gr5" draw:text-style-name="P6" draw:layer="layout" svg:x1="6.348cm" svg:y1="16.276cm" svg:x2="6.348cm" svg:y2="12.526cm">
          <text:p/>
        </draw:line>
        <draw:line draw:style-name="gr5" draw:text-style-name="P6" draw:layer="layout" svg:x1="6.723cm" svg:y1="16.276cm" svg:x2="6.723cm" svg:y2="12.526cm">
          <text:p/>
        </draw:line>
        <draw:line draw:style-name="gr5" draw:text-style-name="P6" draw:layer="layout" svg:x1="7.098cm" svg:y1="16.276cm" svg:x2="7.098cm" svg:y2="12.526cm">
          <text:p/>
        </draw:line>
        <draw:line draw:style-name="gr5" draw:text-style-name="P6" draw:layer="layout" svg:x1="7.473cm" svg:y1="16.276cm" svg:x2="7.473cm" svg:y2="12.526cm">
          <text:p/>
        </draw:line>
        <draw:line draw:style-name="gr5" draw:text-style-name="P6" draw:layer="layout" svg:x1="7.848cm" svg:y1="16.276cm" svg:x2="7.848cm" svg:y2="12.526cm">
          <text:p/>
        </draw:line>
        <draw:line draw:style-name="gr5" draw:text-style-name="P6" draw:layer="layout" svg:x1="4.098cm" svg:y1="16.276cm" svg:x2="7.848cm" svg:y2="16.276cm">
          <text:p/>
        </draw:line>
        <draw:line draw:style-name="gr5" draw:text-style-name="P6" draw:layer="layout" svg:x1="4.098cm" svg:y1="15.901cm" svg:x2="7.848cm" svg:y2="15.901cm">
          <text:p/>
        </draw:line>
        <draw:line draw:style-name="gr5" draw:text-style-name="P6" draw:layer="layout" svg:x1="4.098cm" svg:y1="15.526cm" svg:x2="7.848cm" svg:y2="15.526cm">
          <text:p/>
        </draw:line>
        <draw:line draw:style-name="gr5" draw:text-style-name="P6" draw:layer="layout" svg:x1="4.098cm" svg:y1="15.151cm" svg:x2="7.848cm" svg:y2="15.151cm">
          <text:p/>
        </draw:line>
        <draw:line draw:style-name="gr5" draw:text-style-name="P6" draw:layer="layout" svg:x1="4.098cm" svg:y1="14.776cm" svg:x2="7.848cm" svg:y2="14.776cm">
          <text:p/>
        </draw:line>
        <draw:line draw:style-name="gr5" draw:text-style-name="P6" draw:layer="layout" svg:x1="4.098cm" svg:y1="14.401cm" svg:x2="7.848cm" svg:y2="14.401cm">
          <text:p/>
        </draw:line>
        <draw:line draw:style-name="gr5" draw:text-style-name="P6" draw:layer="layout" svg:x1="4.098cm" svg:y1="14.026cm" svg:x2="7.848cm" svg:y2="14.026cm">
          <text:p/>
        </draw:line>
        <draw:line draw:style-name="gr5" draw:text-style-name="P6" draw:layer="layout" svg:x1="4.098cm" svg:y1="13.651cm" svg:x2="7.848cm" svg:y2="13.651cm">
          <text:p/>
        </draw:line>
        <draw:line draw:style-name="gr5" draw:text-style-name="P6" draw:layer="layout" svg:x1="4.098cm" svg:y1="13.276cm" svg:x2="7.848cm" svg:y2="13.276cm">
          <text:p/>
        </draw:line>
        <draw:line draw:style-name="gr5" draw:text-style-name="P6" draw:layer="layout" svg:x1="4.098cm" svg:y1="12.901cm" svg:x2="7.848cm" svg:y2="12.901cm">
          <text:p/>
        </draw:line>
        <draw:line draw:style-name="gr5" draw:text-style-name="P6" draw:layer="layout" svg:x1="4.098cm" svg:y1="12.526cm" svg:x2="7.848cm" svg:y2="12.526cm">
          <text:p/>
        </draw:line>
        <draw:frame draw:style-name="gr1" draw:text-style-name="P2" draw:layer="layout" svg:width="7.072cm" svg:height="0.429cm" svg:x="8.568cm" svg:y="11.441cm">
          <draw:text-box>
            <text:p text:style-name="P1"><text:span text:style-name="T4">t</text:span><text:span text:style-name="T4">h</text:span><text:span text:style-name="T4">a</text:span><text:span text:style-name="T4">t </text:span><text:span text:style-name="T4">o</text:span><text:span text:style-name="T4">m</text:span><text:span text:style-name="T4">i</text:span><text:span text:style-name="T4">t </text:span><text:span text:style-name="T4">t</text:span><text:span text:style-name="T4">h</text:span><text:span text:style-name="T4">e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a</text:span><text:span text:style-name="T4">s </text:span><text:span text:style-name="T4">o</text:span><text:span text:style-name="T4">r</text:span><text:span text:style-name="T4">a</text:span><text:span text:style-name="T4">n</text:span><text:span text:style-name="T4">g</text:span><text:span text:style-name="T4">e</text:span><text:span text:style-name="T4"> </text:span><text:span text:style-name="T4">s</text:span><text:span text:style-name="T4">q</text:span><text:span text:style-name="T4">u</text:span><text:span text:style-name="T4">a</text:span><text:span text:style-name="T4">r</text:span><text:span text:style-name="T4">e</text:span><text:span text:style-name="T4">s</text:span><text:span text:style-name="T4">.</text:span></text:p>
          </draw:text-box>
        </draw:frame>
        <draw:frame draw:style-name="gr6" draw:text-style-name="P7" draw:layer="layout" svg:width="0.288cm" svg:height="0.323cm" svg:x="3.839cm" svg:y="15.927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23cm" svg:x="3.839cm" svg:y="15.553cm">
          <draw:text-box>
            <text:p text:style-name="P1"><text:span text:style-name="T6">8</text:span></text:p>
          </draw:text-box>
        </draw:frame>
        <draw:frame draw:style-name="gr6" draw:text-style-name="P7" draw:layer="layout" svg:width="0.288cm" svg:height="0.323cm" svg:x="3.839cm" svg:y="15.177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3.839cm" svg:y="14.803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3.839cm" svg:y="14.428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3.839cm" svg:y="14.055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3.839cm" svg:y="13.678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3.839cm" svg:y="13.305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3.839cm" svg:y="12.9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3.839cm" svg:y="12.553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4.214cm" svg:y="12.178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4.589cm" svg:y="12.18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4.964cm" svg:y="12.1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5.339cm" svg:y="12.178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5.714cm" svg:y="12.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6.089cm" svg:y="12.178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6.464cm" svg:y="12.178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6.839cm" svg:y="12.177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7.214cm" svg:y="12.178cm">
          <draw:text-box>
            <text:p text:style-name="P1"><text:span text:style-name="T6">8</text:span></text:p>
          </draw:text-box>
        </draw:frame>
        <draw:polygon draw:style-name="gr7" draw:text-style-name="P8" draw:layer="layout" svg:width="0.375cm" svg:height="0.375cm" svg:x="4.098cm" svg:y="12.901cm" svg:viewBox="0 0 376 376" draw:points="0,376 0,0 376,0 376,376">
          <text:p/>
        </draw:polygon>
        <draw:polygon draw:style-name="gr7" draw:text-style-name="P8" draw:layer="layout" svg:width="0.375cm" svg:height="0.375cm" svg:x="4.473cm" svg:y="12.901cm" svg:viewBox="0 0 376 376" draw:points="0,376 0,0 376,0 376,376">
          <text:p/>
        </draw:polygon>
        <draw:polygon draw:style-name="gr7" draw:text-style-name="P8" draw:layer="layout" svg:width="0.375cm" svg:height="0.375cm" svg:x="4.848cm" svg:y="12.901cm" svg:viewBox="0 0 376 376" draw:points="0,376 0,0 376,0 376,376">
          <text:p/>
        </draw:polygon>
        <draw:polygon draw:style-name="gr7" draw:text-style-name="P8" draw:layer="layout" svg:width="0.375cm" svg:height="0.375cm" svg:x="5.223cm" svg:y="12.901cm" svg:viewBox="0 0 376 376" draw:points="0,376 0,0 376,0 376,376">
          <text:p/>
        </draw:polygon>
        <draw:polygon draw:style-name="gr7" draw:text-style-name="P8" draw:layer="layout" svg:width="0.375cm" svg:height="0.375cm" svg:x="5.973cm" svg:y="15.526cm" svg:viewBox="0 0 376 376" draw:points="0,376 0,0 376,0 376,376">
          <text:p/>
        </draw:polygon>
        <draw:polygon draw:style-name="gr7" draw:text-style-name="P8" draw:layer="layout" svg:width="0.375cm" svg:height="0.375cm" svg:x="6.348cm" svg:y="15.526cm" svg:viewBox="0 0 376 376" draw:points="0,376 0,0 376,0 376,376">
          <text:p/>
        </draw:polygon>
        <draw:polygon draw:style-name="gr7" draw:text-style-name="P8" draw:layer="layout" svg:width="0.375cm" svg:height="0.375cm" svg:x="6.723cm" svg:y="15.526cm" svg:viewBox="0 0 376 376" draw:points="0,376 0,0 376,0 376,376">
          <text:p/>
        </draw:polygon>
        <draw:polygon draw:style-name="gr7" draw:text-style-name="P8" draw:layer="layout" svg:width="0.375cm" svg:height="0.375cm" svg:x="7.098cm" svg:y="15.526cm" svg:viewBox="0 0 376 376" draw:points="0,376 0,0 376,0 376,376">
          <text:p/>
        </draw:polygon>
        <draw:polygon draw:style-name="gr7" draw:text-style-name="P8" draw:layer="layout" svg:width="0.375cm" svg:height="0.375cm" svg:x="7.473cm" svg:y="15.526cm" svg:viewBox="0 0 376 376" draw:points="0,376 0,0 376,0 376,376">
          <text:p/>
        </draw:polygon>
        <draw:line draw:style-name="gr8" draw:text-style-name="P6" draw:layer="layout" svg:x1="4.323cm" svg:y1="12.713cm" svg:x2="4.438cm" svg:y2="12.713cm">
          <text:p/>
        </draw:line>
        <draw:polygon draw:style-name="gr9" draw:text-style-name="P9" draw:layer="layout" svg:width="0.107cm" svg:height="0.098cm" svg:x="4.45cm" svg:y="12.664cm" svg:viewBox="0 0 108 99" draw:points="108,49 0,0 0,49 0,99">
          <text:p/>
        </draw:polygon>
        <draw:line draw:style-name="gr8" draw:text-style-name="P6" draw:layer="layout" svg:x1="4.698cm" svg:y1="12.713cm" svg:x2="4.813cm" svg:y2="12.713cm">
          <text:p/>
        </draw:line>
        <draw:polygon draw:style-name="gr9" draw:text-style-name="P9" draw:layer="layout" svg:width="0.107cm" svg:height="0.098cm" svg:x="4.825cm" svg:y="12.664cm" svg:viewBox="0 0 108 99" draw:points="108,49 0,0 0,49 0,99">
          <text:p/>
        </draw:polygon>
        <draw:line draw:style-name="gr8" draw:text-style-name="P6" draw:layer="layout" svg:x1="5.073cm" svg:y1="12.713cm" svg:x2="5.188cm" svg:y2="12.713cm">
          <text:p/>
        </draw:line>
        <draw:polygon draw:style-name="gr9" draw:text-style-name="P9" draw:layer="layout" svg:width="0.107cm" svg:height="0.098cm" svg:x="5.2cm" svg:y="12.664cm" svg:viewBox="0 0 108 99" draw:points="108,49 0,0 0,49 0,99">
          <text:p/>
        </draw:polygon>
        <draw:line draw:style-name="gr8" draw:text-style-name="P6" draw:layer="layout" svg:x1="5.448cm" svg:y1="12.713cm" svg:x2="5.563cm" svg:y2="12.713cm">
          <text:p/>
        </draw:line>
        <draw:polygon draw:style-name="gr9" draw:text-style-name="P9" draw:layer="layout" svg:width="0.107cm" svg:height="0.098cm" svg:x="5.575cm" svg:y="12.664cm" svg:viewBox="0 0 108 99" draw:points="108,49 0,0 0,49 0,99">
          <text:p/>
        </draw:polygon>
        <draw:line draw:style-name="gr8" draw:text-style-name="P6" draw:layer="layout" svg:x1="5.786cm" svg:y1="12.751cm" svg:x2="5.786cm" svg:y2="12.865cm">
          <text:p/>
        </draw:line>
        <draw:polygon draw:style-name="gr9" draw:text-style-name="P9" draw:layer="layout" svg:width="0.098cm" svg:height="0.106cm" svg:x="5.737cm" svg:y="12.878cm" svg:viewBox="0 0 99 107" draw:points="50,107 99,0 50,0 0,0">
          <text:p/>
        </draw:polygon>
        <draw:line draw:style-name="gr8" draw:text-style-name="P6" draw:layer="layout" svg:x1="5.786cm" svg:y1="13.126cm" svg:x2="5.786cm" svg:y2="13.24cm">
          <text:p/>
        </draw:line>
        <draw:polygon draw:style-name="gr9" draw:text-style-name="P9" draw:layer="layout" svg:width="0.098cm" svg:height="0.106cm" svg:x="5.737cm" svg:y="13.253cm" svg:viewBox="0 0 99 107" draw:points="50,107 99,0 50,0 0,0">
          <text:p/>
        </draw:polygon>
        <draw:line draw:style-name="gr8" draw:text-style-name="P6" draw:layer="layout" svg:x1="5.786cm" svg:y1="13.501cm" svg:x2="5.786cm" svg:y2="13.615cm">
          <text:p/>
        </draw:line>
        <draw:polygon draw:style-name="gr9" draw:text-style-name="P9" draw:layer="layout" svg:width="0.098cm" svg:height="0.106cm" svg:x="5.737cm" svg:y="13.628cm" svg:viewBox="0 0 99 107" draw:points="50,107 99,0 50,0 0,0">
          <text:p/>
        </draw:polygon>
        <draw:line draw:style-name="gr8" draw:text-style-name="P6" draw:layer="layout" svg:x1="5.786cm" svg:y1="13.876cm" svg:x2="5.786cm" svg:y2="13.99cm">
          <text:p/>
        </draw:line>
        <draw:polygon draw:style-name="gr9" draw:text-style-name="P9" draw:layer="layout" svg:width="0.098cm" svg:height="0.106cm" svg:x="5.737cm" svg:y="14.003cm" svg:viewBox="0 0 99 107" draw:points="50,107 99,0 50,0 0,0">
          <text:p/>
        </draw:polygon>
        <draw:line draw:style-name="gr8" draw:text-style-name="P6" draw:layer="layout" svg:x1="5.786cm" svg:y1="14.251cm" svg:x2="5.786cm" svg:y2="14.365cm">
          <text:p/>
        </draw:line>
        <draw:polygon draw:style-name="gr9" draw:text-style-name="P9" draw:layer="layout" svg:width="0.098cm" svg:height="0.106cm" svg:x="5.737cm" svg:y="14.378cm" svg:viewBox="0 0 99 107" draw:points="50,107 99,0 50,0 0,0">
          <text:p/>
        </draw:polygon>
        <draw:line draw:style-name="gr8" draw:text-style-name="P6" draw:layer="layout" svg:x1="5.786cm" svg:y1="14.626cm" svg:x2="5.786cm" svg:y2="14.74cm">
          <text:p/>
        </draw:line>
        <draw:polygon draw:style-name="gr9" draw:text-style-name="P9" draw:layer="layout" svg:width="0.098cm" svg:height="0.106cm" svg:x="5.737cm" svg:y="14.753cm" svg:viewBox="0 0 99 107" draw:points="50,107 99,0 50,0 0,0">
          <text:p/>
        </draw:polygon>
        <draw:line draw:style-name="gr8" draw:text-style-name="P6" draw:layer="layout" svg:x1="5.786cm" svg:y1="15.001cm" svg:x2="5.786cm" svg:y2="15.115cm">
          <text:p/>
        </draw:line>
        <draw:polygon draw:style-name="gr9" draw:text-style-name="P9" draw:layer="layout" svg:width="0.098cm" svg:height="0.106cm" svg:x="5.737cm" svg:y="15.128cm" svg:viewBox="0 0 99 107" draw:points="50,107 99,0 50,0 0,0">
          <text:p/>
        </draw:polygon>
        <draw:line draw:style-name="gr8" draw:text-style-name="P6" draw:layer="layout" svg:x1="5.786cm" svg:y1="15.376cm" svg:x2="5.786cm" svg:y2="15.49cm">
          <text:p/>
        </draw:line>
        <draw:polygon draw:style-name="gr9" draw:text-style-name="P9" draw:layer="layout" svg:width="0.098cm" svg:height="0.106cm" svg:x="5.737cm" svg:y="15.503cm" svg:viewBox="0 0 99 107" draw:points="50,107 99,0 50,0 0,0">
          <text:p/>
        </draw:polygon>
        <draw:line draw:style-name="gr8" draw:text-style-name="P6" draw:layer="layout" svg:x1="5.786cm" svg:y1="15.751cm" svg:x2="5.786cm" svg:y2="15.865cm">
          <text:p/>
        </draw:line>
        <draw:polygon draw:style-name="gr9" draw:text-style-name="P9" draw:layer="layout" svg:width="0.098cm" svg:height="0.106cm" svg:x="5.737cm" svg:y="15.878cm" svg:viewBox="0 0 99 107" draw:points="50,107 99,0 50,0 0,0">
          <text:p/>
        </draw:polygon>
        <draw:line draw:style-name="gr8" draw:text-style-name="P6" draw:layer="layout" svg:x1="5.823cm" svg:y1="16.088cm" svg:x2="5.938cm" svg:y2="16.088cm">
          <text:p/>
        </draw:line>
        <draw:polygon draw:style-name="gr9" draw:text-style-name="P9" draw:layer="layout" svg:width="0.107cm" svg:height="0.098cm" svg:x="5.95cm" svg:y="16.039cm" svg:viewBox="0 0 108 99" draw:points="108,50 0,0 0,50 0,99">
          <text:p/>
        </draw:polygon>
        <draw:line draw:style-name="gr8" draw:text-style-name="P6" draw:layer="layout" svg:x1="6.198cm" svg:y1="16.088cm" svg:x2="6.313cm" svg:y2="16.088cm">
          <text:p/>
        </draw:line>
        <draw:polygon draw:style-name="gr9" draw:text-style-name="P9" draw:layer="layout" svg:width="0.107cm" svg:height="0.098cm" svg:x="6.325cm" svg:y="16.039cm" svg:viewBox="0 0 108 99" draw:points="108,50 0,0 0,50 0,99">
          <text:p/>
        </draw:polygon>
        <draw:line draw:style-name="gr8" draw:text-style-name="P6" draw:layer="layout" svg:x1="6.573cm" svg:y1="16.088cm" svg:x2="6.688cm" svg:y2="16.088cm">
          <text:p/>
        </draw:line>
        <draw:polygon draw:style-name="gr9" draw:text-style-name="P9" draw:layer="layout" svg:width="0.107cm" svg:height="0.098cm" svg:x="6.7cm" svg:y="16.039cm" svg:viewBox="0 0 108 99" draw:points="108,50 0,0 0,50 0,99">
          <text:p/>
        </draw:polygon>
        <draw:line draw:style-name="gr8" draw:text-style-name="P6" draw:layer="layout" svg:x1="6.948cm" svg:y1="16.088cm" svg:x2="7.063cm" svg:y2="16.088cm">
          <text:p/>
        </draw:line>
        <draw:polygon draw:style-name="gr9" draw:text-style-name="P9" draw:layer="layout" svg:width="0.107cm" svg:height="0.098cm" svg:x="7.075cm" svg:y="16.039cm" svg:viewBox="0 0 108 99" draw:points="108,50 0,0 0,50 0,99">
          <text:p/>
        </draw:polygon>
        <draw:line draw:style-name="gr8" draw:text-style-name="P6" draw:layer="layout" svg:x1="7.301cm" svg:y1="16.088cm" svg:x2="7.4cm" svg:y2="16.088cm">
          <text:p/>
        </draw:line>
        <draw:polygon draw:style-name="gr9" draw:text-style-name="P9" draw:layer="layout" svg:width="0.106cm" svg:height="0.098cm" svg:x="7.413cm" svg:y="16.039cm" svg:viewBox="0 0 107 99" draw:points="107,50 0,0 0,50 0,99">
          <text:p/>
        </draw:polygon>
        <draw:frame draw:style-name="gr6" draw:text-style-name="P7" draw:layer="layout" svg:width="0.288cm" svg:height="0.323cm" svg:x="7.589cm" svg:y="12.177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36cm" svg:x="4.21cm" svg:y="12.534cm">
          <draw:text-box>
            <text:p text:style-name="P1"><text:span text:style-name="T7">I</text:span></text:p>
          </draw:text-box>
        </draw:frame>
        <draw:frame draw:style-name="gr6" draw:text-style-name="P7" draw:layer="layout" svg:width="0.288cm" svg:height="0.336cm" svg:x="7.585cm" svg:y="15.909cm">
          <draw:text-box>
            <text:p text:style-name="P1"><text:span text:style-name="T7">G</text:span></text:p>
          </draw:text-box>
        </draw:frame>
        <draw:line draw:style-name="gr5" draw:text-style-name="P6" draw:layer="layout" svg:x1="8.795cm" svg:y1="16.276cm" svg:x2="8.795cm" svg:y2="12.526cm">
          <text:p/>
        </draw:line>
        <draw:line draw:style-name="gr5" draw:text-style-name="P6" draw:layer="layout" svg:x1="9.17cm" svg:y1="16.276cm" svg:x2="9.17cm" svg:y2="12.526cm">
          <text:p/>
        </draw:line>
        <draw:line draw:style-name="gr5" draw:text-style-name="P6" draw:layer="layout" svg:x1="9.545cm" svg:y1="16.276cm" svg:x2="9.545cm" svg:y2="12.526cm">
          <text:p/>
        </draw:line>
        <draw:line draw:style-name="gr5" draw:text-style-name="P6" draw:layer="layout" svg:x1="9.92cm" svg:y1="16.276cm" svg:x2="9.92cm" svg:y2="12.526cm">
          <text:p/>
        </draw:line>
        <draw:line draw:style-name="gr5" draw:text-style-name="P6" draw:layer="layout" svg:x1="10.295cm" svg:y1="16.276cm" svg:x2="10.295cm" svg:y2="12.526cm">
          <text:p/>
        </draw:line>
        <draw:line draw:style-name="gr5" draw:text-style-name="P6" draw:layer="layout" svg:x1="10.67cm" svg:y1="16.276cm" svg:x2="10.67cm" svg:y2="12.526cm">
          <text:p/>
        </draw:line>
        <draw:line draw:style-name="gr5" draw:text-style-name="P6" draw:layer="layout" svg:x1="11.045cm" svg:y1="16.276cm" svg:x2="11.045cm" svg:y2="12.526cm">
          <text:p/>
        </draw:line>
        <draw:line draw:style-name="gr5" draw:text-style-name="P6" draw:layer="layout" svg:x1="11.42cm" svg:y1="16.276cm" svg:x2="11.42cm" svg:y2="12.526cm">
          <text:p/>
        </draw:line>
        <draw:line draw:style-name="gr5" draw:text-style-name="P6" draw:layer="layout" svg:x1="11.795cm" svg:y1="16.276cm" svg:x2="11.795cm" svg:y2="12.526cm">
          <text:p/>
        </draw:line>
        <draw:line draw:style-name="gr5" draw:text-style-name="P6" draw:layer="layout" svg:x1="12.17cm" svg:y1="16.276cm" svg:x2="12.17cm" svg:y2="12.526cm">
          <text:p/>
        </draw:line>
        <draw:line draw:style-name="gr5" draw:text-style-name="P6" draw:layer="layout" svg:x1="12.545cm" svg:y1="16.276cm" svg:x2="12.545cm" svg:y2="12.526cm">
          <text:p/>
        </draw:line>
        <draw:line draw:style-name="gr5" draw:text-style-name="P6" draw:layer="layout" svg:x1="8.795cm" svg:y1="16.276cm" svg:x2="12.545cm" svg:y2="16.276cm">
          <text:p/>
        </draw:line>
        <draw:line draw:style-name="gr5" draw:text-style-name="P6" draw:layer="layout" svg:x1="8.795cm" svg:y1="15.901cm" svg:x2="12.545cm" svg:y2="15.901cm">
          <text:p/>
        </draw:line>
        <draw:line draw:style-name="gr5" draw:text-style-name="P6" draw:layer="layout" svg:x1="8.795cm" svg:y1="15.526cm" svg:x2="12.545cm" svg:y2="15.526cm">
          <text:p/>
        </draw:line>
        <draw:line draw:style-name="gr5" draw:text-style-name="P6" draw:layer="layout" svg:x1="8.795cm" svg:y1="15.151cm" svg:x2="12.545cm" svg:y2="15.151cm">
          <text:p/>
        </draw:line>
        <draw:line draw:style-name="gr5" draw:text-style-name="P6" draw:layer="layout" svg:x1="8.795cm" svg:y1="14.776cm" svg:x2="12.545cm" svg:y2="14.776cm">
          <text:p/>
        </draw:line>
        <draw:line draw:style-name="gr5" draw:text-style-name="P6" draw:layer="layout" svg:x1="8.795cm" svg:y1="14.401cm" svg:x2="12.545cm" svg:y2="14.401cm">
          <text:p/>
        </draw:line>
        <draw:line draw:style-name="gr5" draw:text-style-name="P6" draw:layer="layout" svg:x1="8.795cm" svg:y1="14.026cm" svg:x2="12.545cm" svg:y2="14.026cm">
          <text:p/>
        </draw:line>
        <draw:line draw:style-name="gr5" draw:text-style-name="P6" draw:layer="layout" svg:x1="8.795cm" svg:y1="13.651cm" svg:x2="12.545cm" svg:y2="13.651cm">
          <text:p/>
        </draw:line>
        <draw:line draw:style-name="gr5" draw:text-style-name="P6" draw:layer="layout" svg:x1="8.795cm" svg:y1="13.276cm" svg:x2="12.545cm" svg:y2="13.276cm">
          <text:p/>
        </draw:line>
        <draw:line draw:style-name="gr5" draw:text-style-name="P6" draw:layer="layout" svg:x1="8.795cm" svg:y1="12.901cm" svg:x2="12.545cm" svg:y2="12.901cm">
          <text:p/>
        </draw:line>
        <draw:line draw:style-name="gr5" draw:text-style-name="P6" draw:layer="layout" svg:x1="8.795cm" svg:y1="12.526cm" svg:x2="12.545cm" svg:y2="12.526cm">
          <text:p/>
        </draw:line>
        <draw:frame draw:style-name="gr10" draw:text-style-name="P10" draw:layer="layout" svg:width="0.353cm" svg:height="0.353cm" svg:x="5.723cm" svg:y="16.42cm">
          <draw:text-box>
            <text:p text:style-name="P1"><text:span text:style-name="T8">(</text:span><text:span text:style-name="T8">a</text:span><text:span text:style-name="T8">)</text:span></text:p>
          </draw:text-box>
        </draw:frame>
        <draw:frame draw:style-name="gr6" draw:text-style-name="P7" draw:layer="layout" svg:width="0.288cm" svg:height="0.323cm" svg:x="8.536cm" svg:y="15.927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23cm" svg:x="8.536cm" svg:y="15.553cm">
          <draw:text-box>
            <text:p text:style-name="P1"><text:span text:style-name="T6">8</text:span></text:p>
          </draw:text-box>
        </draw:frame>
        <draw:frame draw:style-name="gr6" draw:text-style-name="P7" draw:layer="layout" svg:width="0.288cm" svg:height="0.323cm" svg:x="8.536cm" svg:y="15.177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8.536cm" svg:y="14.803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8.536cm" svg:y="14.428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8.536cm" svg:y="14.055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8.536cm" svg:y="13.678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8.536cm" svg:y="13.305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8.536cm" svg:y="12.9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8.536cm" svg:y="12.553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8.911cm" svg:y="12.178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9.286cm" svg:y="12.18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9.661cm" svg:y="12.1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0.036cm" svg:y="12.178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0.411cm" svg:y="12.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0.786cm" svg:y="12.178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1.161cm" svg:y="12.178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1.536cm" svg:y="12.177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11.911cm" svg:y="12.178cm">
          <draw:text-box>
            <text:p text:style-name="P1"><text:span text:style-name="T6">8</text:span></text:p>
          </draw:text-box>
        </draw:frame>
        <draw:polygon draw:style-name="gr7" draw:text-style-name="P8" draw:layer="layout" svg:width="0.375cm" svg:height="0.375cm" svg:x="9.92cm" svg:y="14.401cm" svg:viewBox="0 0 376 376" draw:points="0,376 0,0 376,0 376,376">
          <text:p/>
        </draw:polygon>
        <draw:polygon draw:style-name="gr7" draw:text-style-name="P8" draw:layer="layout" svg:width="0.375cm" svg:height="0.375cm" svg:x="10.295cm" svg:y="14.401cm" svg:viewBox="0 0 376 376" draw:points="0,376 0,0 376,0 376,376">
          <text:p/>
        </draw:polygon>
        <draw:polygon draw:style-name="gr7" draw:text-style-name="P8" draw:layer="layout" svg:width="0.375cm" svg:height="0.375cm" svg:x="10.67cm" svg:y="14.401cm" svg:viewBox="0 0 376 376" draw:points="0,376 0,0 376,0 376,376">
          <text:p/>
        </draw:polygon>
        <draw:line draw:style-name="gr8" draw:text-style-name="P6" draw:layer="layout" svg:x1="9.02cm" svg:y1="12.713cm" svg:x2="9.135cm" svg:y2="12.713cm">
          <text:p/>
        </draw:line>
        <draw:polygon draw:style-name="gr9" draw:text-style-name="P9" draw:layer="layout" svg:width="0.107cm" svg:height="0.098cm" svg:x="9.147cm" svg:y="12.664cm" svg:viewBox="0 0 108 99" draw:points="108,49 0,0 0,49 0,99">
          <text:p/>
        </draw:polygon>
        <draw:line draw:style-name="gr8" draw:text-style-name="P6" draw:layer="layout" svg:x1="9.395cm" svg:y1="12.713cm" svg:x2="9.51cm" svg:y2="12.713cm">
          <text:p/>
        </draw:line>
        <draw:polygon draw:style-name="gr9" draw:text-style-name="P9" draw:layer="layout" svg:width="0.107cm" svg:height="0.098cm" svg:x="9.522cm" svg:y="12.664cm" svg:viewBox="0 0 108 99" draw:points="108,49 0,0 0,49 0,99">
          <text:p/>
        </draw:polygon>
        <draw:line draw:style-name="gr8" draw:text-style-name="P6" draw:layer="layout" svg:x1="9.77cm" svg:y1="12.713cm" svg:x2="9.885cm" svg:y2="12.713cm">
          <text:p/>
        </draw:line>
        <draw:polygon draw:style-name="gr9" draw:text-style-name="P9" draw:layer="layout" svg:width="0.107cm" svg:height="0.098cm" svg:x="9.897cm" svg:y="12.664cm" svg:viewBox="0 0 108 99" draw:points="108,49 0,0 0,49 0,99">
          <text:p/>
        </draw:polygon>
        <draw:line draw:style-name="gr8" draw:text-style-name="P6" draw:layer="layout" svg:x1="10.145cm" svg:y1="12.713cm" svg:x2="10.26cm" svg:y2="12.713cm">
          <text:p/>
        </draw:line>
        <draw:polygon draw:style-name="gr9" draw:text-style-name="P9" draw:layer="layout" svg:width="0.107cm" svg:height="0.098cm" svg:x="10.272cm" svg:y="12.664cm" svg:viewBox="0 0 108 99" draw:points="108,49 0,0 0,49 0,99">
          <text:p/>
        </draw:polygon>
        <draw:line draw:style-name="gr8" draw:text-style-name="P6" draw:layer="layout" svg:x1="10.483cm" svg:y1="12.751cm" svg:x2="10.483cm" svg:y2="12.865cm">
          <text:p/>
        </draw:line>
        <draw:polygon draw:style-name="gr9" draw:text-style-name="P9" draw:layer="layout" svg:width="0.098cm" svg:height="0.106cm" svg:x="10.434cm" svg:y="12.878cm" svg:viewBox="0 0 99 107" draw:points="49,107 99,0 49,0 0,0">
          <text:p/>
        </draw:polygon>
        <draw:line draw:style-name="gr8" draw:text-style-name="P6" draw:layer="layout" svg:x1="10.483cm" svg:y1="13.126cm" svg:x2="10.483cm" svg:y2="13.24cm">
          <text:p/>
        </draw:line>
        <draw:polygon draw:style-name="gr9" draw:text-style-name="P9" draw:layer="layout" svg:width="0.098cm" svg:height="0.106cm" svg:x="10.434cm" svg:y="13.253cm" svg:viewBox="0 0 99 107" draw:points="49,107 99,0 49,0 0,0">
          <text:p/>
        </draw:polygon>
        <draw:line draw:style-name="gr8" draw:text-style-name="P6" draw:layer="layout" svg:x1="10.483cm" svg:y1="13.501cm" svg:x2="10.483cm" svg:y2="13.615cm">
          <text:p/>
        </draw:line>
        <draw:polygon draw:style-name="gr9" draw:text-style-name="P9" draw:layer="layout" svg:width="0.098cm" svg:height="0.106cm" svg:x="10.434cm" svg:y="13.628cm" svg:viewBox="0 0 99 107" draw:points="49,107 99,0 49,0 0,0">
          <text:p/>
        </draw:polygon>
        <draw:line draw:style-name="gr8" draw:text-style-name="P6" draw:layer="layout" svg:x1="10.483cm" svg:y1="13.876cm" svg:x2="10.483cm" svg:y2="13.99cm">
          <text:p/>
        </draw:line>
        <draw:polygon draw:style-name="gr9" draw:text-style-name="P9" draw:layer="layout" svg:width="0.098cm" svg:height="0.106cm" svg:x="10.434cm" svg:y="14.003cm" svg:viewBox="0 0 99 107" draw:points="49,107 99,0 49,0 0,0">
          <text:p/>
        </draw:polygon>
        <draw:line draw:style-name="gr11" draw:text-style-name="P6" draw:layer="layout" svg:x1="10.483cm" svg:y1="14.251cm" svg:x2="10.483cm" svg:y2="14.365cm">
          <text:p/>
        </draw:line>
        <draw:polygon draw:style-name="gr12" draw:text-style-name="P11" draw:layer="layout" svg:width="0.098cm" svg:height="0.106cm" svg:x="10.434cm" svg:y="14.378cm" svg:viewBox="0 0 99 107" draw:points="49,107 99,0 49,0 0,0">
          <text:p/>
        </draw:polygon>
        <draw:line draw:style-name="gr11" draw:text-style-name="P6" draw:layer="layout" svg:x1="10.483cm" svg:y1="14.626cm" svg:x2="10.483cm" svg:y2="14.74cm">
          <text:p/>
        </draw:line>
        <draw:polygon draw:style-name="gr12" draw:text-style-name="P11" draw:layer="layout" svg:width="0.098cm" svg:height="0.106cm" svg:x="10.434cm" svg:y="14.753cm" svg:viewBox="0 0 99 107" draw:points="49,107 99,0 49,0 0,0">
          <text:p/>
        </draw:polygon>
        <draw:line draw:style-name="gr8" draw:text-style-name="P6" draw:layer="layout" svg:x1="10.483cm" svg:y1="15.001cm" svg:x2="10.483cm" svg:y2="15.115cm">
          <text:p/>
        </draw:line>
        <draw:polygon draw:style-name="gr9" draw:text-style-name="P9" draw:layer="layout" svg:width="0.098cm" svg:height="0.106cm" svg:x="10.434cm" svg:y="15.128cm" svg:viewBox="0 0 99 107" draw:points="49,107 99,0 49,0 0,0">
          <text:p/>
        </draw:polygon>
        <draw:line draw:style-name="gr8" draw:text-style-name="P6" draw:layer="layout" svg:x1="10.483cm" svg:y1="15.376cm" svg:x2="10.483cm" svg:y2="15.49cm">
          <text:p/>
        </draw:line>
        <draw:polygon draw:style-name="gr9" draw:text-style-name="P9" draw:layer="layout" svg:width="0.098cm" svg:height="0.106cm" svg:x="10.434cm" svg:y="15.503cm" svg:viewBox="0 0 99 107" draw:points="49,107 99,0 49,0 0,0">
          <text:p/>
        </draw:polygon>
        <draw:line draw:style-name="gr8" draw:text-style-name="P6" draw:layer="layout" svg:x1="10.483cm" svg:y1="15.751cm" svg:x2="10.483cm" svg:y2="15.865cm">
          <text:p/>
        </draw:line>
        <draw:polygon draw:style-name="gr9" draw:text-style-name="P9" draw:layer="layout" svg:width="0.098cm" svg:height="0.106cm" svg:x="10.434cm" svg:y="15.878cm" svg:viewBox="0 0 99 107" draw:points="49,107 99,0 49,0 0,0">
          <text:p/>
        </draw:polygon>
        <draw:line draw:style-name="gr8" draw:text-style-name="P6" draw:layer="layout" svg:x1="10.52cm" svg:y1="16.088cm" svg:x2="10.635cm" svg:y2="16.088cm">
          <text:p/>
        </draw:line>
        <draw:polygon draw:style-name="gr9" draw:text-style-name="P9" draw:layer="layout" svg:width="0.107cm" svg:height="0.098cm" svg:x="10.647cm" svg:y="16.039cm" svg:viewBox="0 0 108 99" draw:points="108,50 0,0 0,50 0,99">
          <text:p/>
        </draw:polygon>
        <draw:line draw:style-name="gr8" draw:text-style-name="P6" draw:layer="layout" svg:x1="10.895cm" svg:y1="16.088cm" svg:x2="11.01cm" svg:y2="16.088cm">
          <text:p/>
        </draw:line>
        <draw:polygon draw:style-name="gr9" draw:text-style-name="P9" draw:layer="layout" svg:width="0.107cm" svg:height="0.098cm" svg:x="11.022cm" svg:y="16.039cm" svg:viewBox="0 0 108 99" draw:points="108,50 0,0 0,50 0,99">
          <text:p/>
        </draw:polygon>
        <draw:line draw:style-name="gr8" draw:text-style-name="P6" draw:layer="layout" svg:x1="11.27cm" svg:y1="16.088cm" svg:x2="11.385cm" svg:y2="16.088cm">
          <text:p/>
        </draw:line>
        <draw:polygon draw:style-name="gr9" draw:text-style-name="P9" draw:layer="layout" svg:width="0.107cm" svg:height="0.098cm" svg:x="11.397cm" svg:y="16.039cm" svg:viewBox="0 0 108 99" draw:points="108,50 0,0 0,50 0,99">
          <text:p/>
        </draw:polygon>
        <draw:line draw:style-name="gr8" draw:text-style-name="P6" draw:layer="layout" svg:x1="11.645cm" svg:y1="16.088cm" svg:x2="11.76cm" svg:y2="16.088cm">
          <text:p/>
        </draw:line>
        <draw:polygon draw:style-name="gr9" draw:text-style-name="P9" draw:layer="layout" svg:width="0.107cm" svg:height="0.098cm" svg:x="11.772cm" svg:y="16.039cm" svg:viewBox="0 0 108 99" draw:points="108,50 0,0 0,50 0,99">
          <text:p/>
        </draw:polygon>
        <draw:line draw:style-name="gr8" draw:text-style-name="P6" draw:layer="layout" svg:x1="11.998cm" svg:y1="16.088cm" svg:x2="12.098cm" svg:y2="16.088cm">
          <text:p/>
        </draw:line>
        <draw:polygon draw:style-name="gr9" draw:text-style-name="P9" draw:layer="layout" svg:width="0.106cm" svg:height="0.098cm" svg:x="12.11cm" svg:y="16.039cm" svg:viewBox="0 0 107 99" draw:points="107,50 0,0 0,50 0,99">
          <text:p/>
        </draw:polygon>
        <draw:frame draw:style-name="gr6" draw:text-style-name="P7" draw:layer="layout" svg:width="0.288cm" svg:height="0.323cm" svg:x="12.286cm" svg:y="12.177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36cm" svg:x="8.908cm" svg:y="12.534cm">
          <draw:text-box>
            <text:p text:style-name="P1"><text:span text:style-name="T7">I</text:span></text:p>
          </draw:text-box>
        </draw:frame>
        <draw:frame draw:style-name="gr6" draw:text-style-name="P7" draw:layer="layout" svg:width="0.288cm" svg:height="0.336cm" svg:x="12.283cm" svg:y="15.909cm">
          <draw:text-box>
            <text:p text:style-name="P1"><text:span text:style-name="T7">G</text:span></text:p>
          </draw:text-box>
        </draw:frame>
        <draw:line draw:style-name="gr5" draw:text-style-name="P6" draw:layer="layout" svg:x1="13.396cm" svg:y1="16.276cm" svg:x2="13.396cm" svg:y2="12.526cm">
          <text:p/>
        </draw:line>
        <draw:line draw:style-name="gr5" draw:text-style-name="P6" draw:layer="layout" svg:x1="13.771cm" svg:y1="16.276cm" svg:x2="13.771cm" svg:y2="12.526cm">
          <text:p/>
        </draw:line>
        <draw:line draw:style-name="gr5" draw:text-style-name="P6" draw:layer="layout" svg:x1="14.146cm" svg:y1="16.276cm" svg:x2="14.146cm" svg:y2="12.526cm">
          <text:p/>
        </draw:line>
        <draw:line draw:style-name="gr5" draw:text-style-name="P6" draw:layer="layout" svg:x1="14.521cm" svg:y1="16.276cm" svg:x2="14.521cm" svg:y2="12.526cm">
          <text:p/>
        </draw:line>
        <draw:line draw:style-name="gr5" draw:text-style-name="P6" draw:layer="layout" svg:x1="14.896cm" svg:y1="16.276cm" svg:x2="14.896cm" svg:y2="12.526cm">
          <text:p/>
        </draw:line>
        <draw:line draw:style-name="gr5" draw:text-style-name="P6" draw:layer="layout" svg:x1="15.271cm" svg:y1="16.276cm" svg:x2="15.271cm" svg:y2="12.526cm">
          <text:p/>
        </draw:line>
        <draw:line draw:style-name="gr5" draw:text-style-name="P6" draw:layer="layout" svg:x1="15.646cm" svg:y1="16.276cm" svg:x2="15.646cm" svg:y2="12.526cm">
          <text:p/>
        </draw:line>
        <draw:line draw:style-name="gr5" draw:text-style-name="P6" draw:layer="layout" svg:x1="16.021cm" svg:y1="16.276cm" svg:x2="16.021cm" svg:y2="12.526cm">
          <text:p/>
        </draw:line>
        <draw:line draw:style-name="gr5" draw:text-style-name="P6" draw:layer="layout" svg:x1="16.396cm" svg:y1="16.276cm" svg:x2="16.396cm" svg:y2="12.526cm">
          <text:p/>
        </draw:line>
        <draw:line draw:style-name="gr5" draw:text-style-name="P6" draw:layer="layout" svg:x1="16.771cm" svg:y1="16.276cm" svg:x2="16.771cm" svg:y2="12.526cm">
          <text:p/>
        </draw:line>
        <draw:line draw:style-name="gr5" draw:text-style-name="P6" draw:layer="layout" svg:x1="17.146cm" svg:y1="16.276cm" svg:x2="17.146cm" svg:y2="12.526cm">
          <text:p/>
        </draw:line>
        <draw:line draw:style-name="gr5" draw:text-style-name="P6" draw:layer="layout" svg:x1="13.396cm" svg:y1="16.276cm" svg:x2="17.146cm" svg:y2="16.276cm">
          <text:p/>
        </draw:line>
        <draw:line draw:style-name="gr5" draw:text-style-name="P6" draw:layer="layout" svg:x1="13.396cm" svg:y1="15.901cm" svg:x2="17.146cm" svg:y2="15.901cm">
          <text:p/>
        </draw:line>
        <draw:line draw:style-name="gr5" draw:text-style-name="P6" draw:layer="layout" svg:x1="13.396cm" svg:y1="15.526cm" svg:x2="17.146cm" svg:y2="15.526cm">
          <text:p/>
        </draw:line>
        <draw:line draw:style-name="gr5" draw:text-style-name="P6" draw:layer="layout" svg:x1="13.396cm" svg:y1="15.151cm" svg:x2="17.146cm" svg:y2="15.151cm">
          <text:p/>
        </draw:line>
        <draw:line draw:style-name="gr5" draw:text-style-name="P6" draw:layer="layout" svg:x1="13.396cm" svg:y1="14.776cm" svg:x2="17.146cm" svg:y2="14.776cm">
          <text:p/>
        </draw:line>
        <draw:line draw:style-name="gr5" draw:text-style-name="P6" draw:layer="layout" svg:x1="13.396cm" svg:y1="14.401cm" svg:x2="17.146cm" svg:y2="14.401cm">
          <text:p/>
        </draw:line>
        <draw:line draw:style-name="gr5" draw:text-style-name="P6" draw:layer="layout" svg:x1="13.396cm" svg:y1="14.026cm" svg:x2="17.146cm" svg:y2="14.026cm">
          <text:p/>
        </draw:line>
        <draw:line draw:style-name="gr5" draw:text-style-name="P6" draw:layer="layout" svg:x1="13.396cm" svg:y1="13.651cm" svg:x2="17.146cm" svg:y2="13.651cm">
          <text:p/>
        </draw:line>
        <draw:line draw:style-name="gr5" draw:text-style-name="P6" draw:layer="layout" svg:x1="13.396cm" svg:y1="13.276cm" svg:x2="17.146cm" svg:y2="13.276cm">
          <text:p/>
        </draw:line>
        <draw:line draw:style-name="gr5" draw:text-style-name="P6" draw:layer="layout" svg:x1="13.396cm" svg:y1="12.901cm" svg:x2="17.146cm" svg:y2="12.901cm">
          <text:p/>
        </draw:line>
        <draw:line draw:style-name="gr5" draw:text-style-name="P6" draw:layer="layout" svg:x1="13.396cm" svg:y1="12.526cm" svg:x2="17.146cm" svg:y2="12.526cm">
          <text:p/>
        </draw:line>
        <draw:frame draw:style-name="gr10" draw:text-style-name="P10" draw:layer="layout" svg:width="0.375cm" svg:height="0.353cm" svg:x="10.364cm" svg:y="16.42cm">
          <draw:text-box>
            <text:p text:style-name="P1"><text:span text:style-name="T8">(</text:span><text:span text:style-name="T8">b</text:span><text:span text:style-name="T8">)</text:span></text:p>
          </draw:text-box>
        </draw:frame>
        <draw:frame draw:style-name="gr6" draw:text-style-name="P7" draw:layer="layout" svg:width="0.288cm" svg:height="0.323cm" svg:x="13.137cm" svg:y="15.927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23cm" svg:x="13.137cm" svg:y="15.553cm">
          <draw:text-box>
            <text:p text:style-name="P1"><text:span text:style-name="T6">8</text:span></text:p>
          </draw:text-box>
        </draw:frame>
        <draw:frame draw:style-name="gr6" draw:text-style-name="P7" draw:layer="layout" svg:width="0.288cm" svg:height="0.323cm" svg:x="13.137cm" svg:y="15.177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13.137cm" svg:y="14.803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3.137cm" svg:y="14.428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3.137cm" svg:y="14.055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3.137cm" svg:y="13.678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3.137cm" svg:y="13.305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3.137cm" svg:y="12.9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13.137cm" svg:y="12.553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13.512cm" svg:y="12.178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13.887cm" svg:y="12.18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14.262cm" svg:y="12.1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4.637cm" svg:y="12.178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5.012cm" svg:y="12.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5.387cm" svg:y="12.178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5.762cm" svg:y="12.178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6.137cm" svg:y="12.177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16.512cm" svg:y="12.178cm">
          <draw:text-box>
            <text:p text:style-name="P1"><text:span text:style-name="T6">8</text:span></text:p>
          </draw:text-box>
        </draw:frame>
        <draw:polygon draw:style-name="gr7" draw:text-style-name="P8" draw:layer="layout" svg:width="0.375cm" svg:height="0.375cm" svg:x="14.521cm" svg:y="14.401cm" svg:viewBox="0 0 376 376" draw:points="0,376 0,0 376,0 376,376">
          <text:p/>
        </draw:polygon>
        <draw:polygon draw:style-name="gr7" draw:text-style-name="P8" draw:layer="layout" svg:width="0.375cm" svg:height="0.375cm" svg:x="14.896cm" svg:y="14.401cm" svg:viewBox="0 0 376 376" draw:points="0,376 0,0 376,0 376,376">
          <text:p/>
        </draw:polygon>
        <draw:polygon draw:style-name="gr7" draw:text-style-name="P8" draw:layer="layout" svg:width="0.375cm" svg:height="0.375cm" svg:x="15.271cm" svg:y="14.401cm" svg:viewBox="0 0 376 376" draw:points="0,376 0,0 376,0 376,376">
          <text:p/>
        </draw:polygon>
        <draw:line draw:style-name="gr8" draw:text-style-name="P6" draw:layer="layout" svg:x1="13.621cm" svg:y1="12.713cm" svg:x2="13.736cm" svg:y2="12.713cm">
          <text:p/>
        </draw:line>
        <draw:polygon draw:style-name="gr9" draw:text-style-name="P9" draw:layer="layout" svg:width="0.107cm" svg:height="0.098cm" svg:x="13.748cm" svg:y="12.664cm" svg:viewBox="0 0 108 99" draw:points="108,49 0,0 0,49 0,99">
          <text:p/>
        </draw:polygon>
        <draw:line draw:style-name="gr8" draw:text-style-name="P6" draw:layer="layout" svg:x1="13.996cm" svg:y1="12.713cm" svg:x2="14.111cm" svg:y2="12.713cm">
          <text:p/>
        </draw:line>
        <draw:polygon draw:style-name="gr9" draw:text-style-name="P9" draw:layer="layout" svg:width="0.107cm" svg:height="0.098cm" svg:x="14.123cm" svg:y="12.664cm" svg:viewBox="0 0 108 99" draw:points="108,49 0,0 0,49 0,99">
          <text:p/>
        </draw:polygon>
        <draw:line draw:style-name="gr8" draw:text-style-name="P6" draw:layer="layout" svg:x1="14.371cm" svg:y1="12.713cm" svg:x2="14.486cm" svg:y2="12.713cm">
          <text:p/>
        </draw:line>
        <draw:polygon draw:style-name="gr9" draw:text-style-name="P9" draw:layer="layout" svg:width="0.107cm" svg:height="0.098cm" svg:x="14.498cm" svg:y="12.664cm" svg:viewBox="0 0 108 99" draw:points="108,49 0,0 0,49 0,99">
          <text:p/>
        </draw:polygon>
        <draw:line draw:style-name="gr8" draw:text-style-name="P6" draw:layer="layout" svg:x1="14.746cm" svg:y1="12.713cm" svg:x2="14.861cm" svg:y2="12.713cm">
          <text:p/>
        </draw:line>
        <draw:polygon draw:style-name="gr9" draw:text-style-name="P9" draw:layer="layout" svg:width="0.107cm" svg:height="0.098cm" svg:x="14.873cm" svg:y="12.664cm" svg:viewBox="0 0 108 99" draw:points="108,49 0,0 0,49 0,99">
          <text:p/>
        </draw:polygon>
        <draw:line draw:style-name="gr8" draw:text-style-name="P6" draw:layer="layout" svg:x1="15.084cm" svg:y1="12.751cm" svg:x2="15.084cm" svg:y2="12.865cm">
          <text:p/>
        </draw:line>
        <draw:polygon draw:style-name="gr9" draw:text-style-name="P9" draw:layer="layout" svg:width="0.098cm" svg:height="0.106cm" svg:x="15.035cm" svg:y="12.878cm" svg:viewBox="0 0 99 107" draw:points="50,107 99,0 50,0 0,0">
          <text:p/>
        </draw:polygon>
        <draw:line draw:style-name="gr8" draw:text-style-name="P6" draw:layer="layout" svg:x1="15.084cm" svg:y1="13.126cm" svg:x2="15.084cm" svg:y2="13.24cm">
          <text:p/>
        </draw:line>
        <draw:polygon draw:style-name="gr9" draw:text-style-name="P9" draw:layer="layout" svg:width="0.098cm" svg:height="0.106cm" svg:x="15.035cm" svg:y="13.253cm" svg:viewBox="0 0 99 107" draw:points="50,107 99,0 50,0 0,0">
          <text:p/>
        </draw:polygon>
        <draw:line draw:style-name="gr8" draw:text-style-name="P6" draw:layer="layout" svg:x1="15.084cm" svg:y1="13.501cm" svg:x2="15.084cm" svg:y2="13.615cm">
          <text:p/>
        </draw:line>
        <draw:polygon draw:style-name="gr9" draw:text-style-name="P9" draw:layer="layout" svg:width="0.098cm" svg:height="0.106cm" svg:x="15.035cm" svg:y="13.628cm" svg:viewBox="0 0 99 107" draw:points="50,107 99,0 50,0 0,0">
          <text:p/>
        </draw:polygon>
        <draw:line draw:style-name="gr8" draw:text-style-name="P6" draw:layer="layout" svg:x1="15.084cm" svg:y1="13.876cm" svg:x2="15.084cm" svg:y2="13.99cm">
          <text:p/>
        </draw:line>
        <draw:polygon draw:style-name="gr9" draw:text-style-name="P9" draw:layer="layout" svg:width="0.098cm" svg:height="0.106cm" svg:x="15.035cm" svg:y="14.003cm" svg:viewBox="0 0 99 107" draw:points="50,107 99,0 50,0 0,0">
          <text:p/>
        </draw:polygon>
        <draw:line draw:style-name="gr8" draw:text-style-name="P6" draw:layer="layout" svg:x1="15.046cm" svg:y1="14.213cm" svg:x2="14.932cm" svg:y2="14.213cm">
          <text:p/>
        </draw:line>
        <draw:polygon draw:style-name="gr9" draw:text-style-name="P9" draw:layer="layout" svg:width="0.106cm" svg:height="0.098cm" svg:x="14.813cm" svg:y="14.164cm" svg:viewBox="0 0 107 99" draw:points="0,50 107,99 107,50 107,0">
          <text:p/>
        </draw:polygon>
        <draw:line draw:style-name="gr8" draw:text-style-name="P6" draw:layer="layout" svg:x1="14.671cm" svg:y1="14.213cm" svg:x2="14.557cm" svg:y2="14.213cm">
          <text:p/>
        </draw:line>
        <draw:polygon draw:style-name="gr9" draw:text-style-name="P9" draw:layer="layout" svg:width="0.106cm" svg:height="0.098cm" svg:x="14.438cm" svg:y="14.164cm" svg:viewBox="0 0 107 99" draw:points="0,50 107,99 107,50 107,0">
          <text:p/>
        </draw:polygon>
        <draw:line draw:style-name="gr8" draw:text-style-name="P6" draw:layer="layout" svg:x1="14.334cm" svg:y1="14.251cm" svg:x2="14.334cm" svg:y2="14.365cm">
          <text:p/>
        </draw:line>
        <draw:polygon draw:style-name="gr9" draw:text-style-name="P9" draw:layer="layout" svg:width="0.098cm" svg:height="0.106cm" svg:x="14.285cm" svg:y="14.378cm" svg:viewBox="0 0 99 107" draw:points="50,107 99,0 50,0 0,0">
          <text:p/>
        </draw:polygon>
        <draw:line draw:style-name="gr8" draw:text-style-name="P6" draw:layer="layout" svg:x1="14.334cm" svg:y1="14.626cm" svg:x2="14.334cm" svg:y2="14.74cm">
          <text:p/>
        </draw:line>
        <draw:polygon draw:style-name="gr9" draw:text-style-name="P9" draw:layer="layout" svg:width="0.098cm" svg:height="0.106cm" svg:x="14.285cm" svg:y="14.753cm" svg:viewBox="0 0 99 107" draw:points="50,107 99,0 50,0 0,0">
          <text:p/>
        </draw:polygon>
        <draw:line draw:style-name="gr8" draw:text-style-name="P6" draw:layer="layout" svg:x1="14.371cm" svg:y1="14.963cm" svg:x2="14.486cm" svg:y2="14.963cm">
          <text:p/>
        </draw:line>
        <draw:polygon draw:style-name="gr9" draw:text-style-name="P9" draw:layer="layout" svg:width="0.107cm" svg:height="0.098cm" svg:x="14.498cm" svg:y="14.914cm" svg:viewBox="0 0 108 99" draw:points="108,49 0,0 0,49 0,99">
          <text:p/>
        </draw:polygon>
        <draw:line draw:style-name="gr8" draw:text-style-name="P6" draw:layer="layout" svg:x1="14.746cm" svg:y1="14.963cm" svg:x2="14.861cm" svg:y2="14.963cm">
          <text:p/>
        </draw:line>
        <draw:polygon draw:style-name="gr9" draw:text-style-name="P9" draw:layer="layout" svg:width="0.107cm" svg:height="0.098cm" svg:x="14.873cm" svg:y="14.914cm" svg:viewBox="0 0 108 99" draw:points="108,49 0,0 0,49 0,99">
          <text:p/>
        </draw:polygon>
        <draw:line draw:style-name="gr8" draw:text-style-name="P6" draw:layer="layout" svg:x1="15.084cm" svg:y1="15.001cm" svg:x2="15.084cm" svg:y2="15.115cm">
          <text:p/>
        </draw:line>
        <draw:polygon draw:style-name="gr9" draw:text-style-name="P9" draw:layer="layout" svg:width="0.098cm" svg:height="0.106cm" svg:x="15.035cm" svg:y="15.128cm" svg:viewBox="0 0 99 107" draw:points="50,107 99,0 50,0 0,0">
          <text:p/>
        </draw:polygon>
        <draw:line draw:style-name="gr8" draw:text-style-name="P6" draw:layer="layout" svg:x1="15.084cm" svg:y1="15.376cm" svg:x2="15.084cm" svg:y2="15.49cm">
          <text:p/>
        </draw:line>
        <draw:polygon draw:style-name="gr9" draw:text-style-name="P9" draw:layer="layout" svg:width="0.098cm" svg:height="0.106cm" svg:x="15.035cm" svg:y="15.503cm" svg:viewBox="0 0 99 107" draw:points="50,107 99,0 50,0 0,0">
          <text:p/>
        </draw:polygon>
        <draw:line draw:style-name="gr8" draw:text-style-name="P6" draw:layer="layout" svg:x1="15.084cm" svg:y1="15.751cm" svg:x2="15.084cm" svg:y2="15.865cm">
          <text:p/>
        </draw:line>
        <draw:polygon draw:style-name="gr9" draw:text-style-name="P9" draw:layer="layout" svg:width="0.098cm" svg:height="0.106cm" svg:x="15.035cm" svg:y="15.878cm" svg:viewBox="0 0 99 107" draw:points="50,107 99,0 50,0 0,0">
          <text:p/>
        </draw:polygon>
        <draw:line draw:style-name="gr8" draw:text-style-name="P6" draw:layer="layout" svg:x1="15.121cm" svg:y1="16.088cm" svg:x2="15.236cm" svg:y2="16.088cm">
          <text:p/>
        </draw:line>
        <draw:polygon draw:style-name="gr9" draw:text-style-name="P9" draw:layer="layout" svg:width="0.107cm" svg:height="0.098cm" svg:x="15.248cm" svg:y="16.039cm" svg:viewBox="0 0 108 99" draw:points="108,50 0,0 0,50 0,99">
          <text:p/>
        </draw:polygon>
        <draw:line draw:style-name="gr8" draw:text-style-name="P6" draw:layer="layout" svg:x1="15.496cm" svg:y1="16.088cm" svg:x2="15.611cm" svg:y2="16.088cm">
          <text:p/>
        </draw:line>
        <draw:polygon draw:style-name="gr9" draw:text-style-name="P9" draw:layer="layout" svg:width="0.107cm" svg:height="0.098cm" svg:x="15.623cm" svg:y="16.039cm" svg:viewBox="0 0 108 99" draw:points="108,50 0,0 0,50 0,99">
          <text:p/>
        </draw:polygon>
        <draw:line draw:style-name="gr8" draw:text-style-name="P6" draw:layer="layout" svg:x1="15.871cm" svg:y1="16.088cm" svg:x2="15.986cm" svg:y2="16.088cm">
          <text:p/>
        </draw:line>
        <draw:polygon draw:style-name="gr9" draw:text-style-name="P9" draw:layer="layout" svg:width="0.107cm" svg:height="0.098cm" svg:x="15.998cm" svg:y="16.039cm" svg:viewBox="0 0 108 99" draw:points="108,50 0,0 0,50 0,99">
          <text:p/>
        </draw:polygon>
        <draw:line draw:style-name="gr8" draw:text-style-name="P6" draw:layer="layout" svg:x1="16.246cm" svg:y1="16.088cm" svg:x2="16.361cm" svg:y2="16.088cm">
          <text:p/>
        </draw:line>
        <draw:polygon draw:style-name="gr9" draw:text-style-name="P9" draw:layer="layout" svg:width="0.107cm" svg:height="0.098cm" svg:x="16.373cm" svg:y="16.039cm" svg:viewBox="0 0 108 99" draw:points="108,50 0,0 0,50 0,99">
          <text:p/>
        </draw:polygon>
        <draw:line draw:style-name="gr8" draw:text-style-name="P6" draw:layer="layout" svg:x1="16.599cm" svg:y1="16.088cm" svg:x2="16.699cm" svg:y2="16.088cm">
          <text:p/>
        </draw:line>
        <draw:polygon draw:style-name="gr9" draw:text-style-name="P9" draw:layer="layout" svg:width="0.106cm" svg:height="0.098cm" svg:x="16.711cm" svg:y="16.039cm" svg:viewBox="0 0 107 99" draw:points="107,50 0,0 0,50 0,99">
          <text:p/>
        </draw:polygon>
        <draw:frame draw:style-name="gr6" draw:text-style-name="P7" draw:layer="layout" svg:width="0.288cm" svg:height="0.323cm" svg:x="16.887cm" svg:y="12.177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36cm" svg:x="13.509cm" svg:y="12.534cm">
          <draw:text-box>
            <text:p text:style-name="P1"><text:span text:style-name="T7">I</text:span></text:p>
          </draw:text-box>
        </draw:frame>
        <draw:frame draw:style-name="gr6" draw:text-style-name="P7" draw:layer="layout" svg:width="0.288cm" svg:height="0.336cm" svg:x="16.884cm" svg:y="15.909cm">
          <draw:text-box>
            <text:p text:style-name="P1"><text:span text:style-name="T7">G</text:span></text:p>
          </draw:text-box>
        </draw:frame>
        <draw:line draw:style-name="gr5" draw:text-style-name="P6" draw:layer="layout" svg:x1="4.146cm" svg:y1="21.039cm" svg:x2="4.146cm" svg:y2="17.289cm">
          <text:p/>
        </draw:line>
        <draw:line draw:style-name="gr5" draw:text-style-name="P6" draw:layer="layout" svg:x1="4.521cm" svg:y1="21.039cm" svg:x2="4.521cm" svg:y2="17.289cm">
          <text:p/>
        </draw:line>
        <draw:line draw:style-name="gr5" draw:text-style-name="P6" draw:layer="layout" svg:x1="4.896cm" svg:y1="21.039cm" svg:x2="4.896cm" svg:y2="17.289cm">
          <text:p/>
        </draw:line>
        <draw:line draw:style-name="gr5" draw:text-style-name="P6" draw:layer="layout" svg:x1="5.271cm" svg:y1="21.039cm" svg:x2="5.271cm" svg:y2="17.289cm">
          <text:p/>
        </draw:line>
        <draw:line draw:style-name="gr5" draw:text-style-name="P6" draw:layer="layout" svg:x1="5.646cm" svg:y1="21.039cm" svg:x2="5.646cm" svg:y2="17.289cm">
          <text:p/>
        </draw:line>
        <draw:line draw:style-name="gr5" draw:text-style-name="P6" draw:layer="layout" svg:x1="6.021cm" svg:y1="21.039cm" svg:x2="6.021cm" svg:y2="17.289cm">
          <text:p/>
        </draw:line>
        <draw:line draw:style-name="gr5" draw:text-style-name="P6" draw:layer="layout" svg:x1="6.396cm" svg:y1="21.039cm" svg:x2="6.396cm" svg:y2="17.289cm">
          <text:p/>
        </draw:line>
        <draw:line draw:style-name="gr5" draw:text-style-name="P6" draw:layer="layout" svg:x1="6.771cm" svg:y1="21.039cm" svg:x2="6.771cm" svg:y2="17.289cm">
          <text:p/>
        </draw:line>
        <draw:line draw:style-name="gr5" draw:text-style-name="P6" draw:layer="layout" svg:x1="7.146cm" svg:y1="21.039cm" svg:x2="7.146cm" svg:y2="17.289cm">
          <text:p/>
        </draw:line>
        <draw:line draw:style-name="gr5" draw:text-style-name="P6" draw:layer="layout" svg:x1="7.521cm" svg:y1="21.039cm" svg:x2="7.521cm" svg:y2="17.289cm">
          <text:p/>
        </draw:line>
        <draw:line draw:style-name="gr5" draw:text-style-name="P6" draw:layer="layout" svg:x1="7.896cm" svg:y1="21.039cm" svg:x2="7.896cm" svg:y2="17.289cm">
          <text:p/>
        </draw:line>
        <draw:line draw:style-name="gr5" draw:text-style-name="P6" draw:layer="layout" svg:x1="4.146cm" svg:y1="21.039cm" svg:x2="7.896cm" svg:y2="21.039cm">
          <text:p/>
        </draw:line>
        <draw:line draw:style-name="gr5" draw:text-style-name="P6" draw:layer="layout" svg:x1="4.146cm" svg:y1="20.664cm" svg:x2="7.896cm" svg:y2="20.664cm">
          <text:p/>
        </draw:line>
        <draw:line draw:style-name="gr5" draw:text-style-name="P6" draw:layer="layout" svg:x1="4.146cm" svg:y1="20.289cm" svg:x2="7.896cm" svg:y2="20.289cm">
          <text:p/>
        </draw:line>
        <draw:line draw:style-name="gr5" draw:text-style-name="P6" draw:layer="layout" svg:x1="4.146cm" svg:y1="19.914cm" svg:x2="7.896cm" svg:y2="19.914cm">
          <text:p/>
        </draw:line>
        <draw:line draw:style-name="gr5" draw:text-style-name="P6" draw:layer="layout" svg:x1="4.146cm" svg:y1="19.539cm" svg:x2="7.896cm" svg:y2="19.539cm">
          <text:p/>
        </draw:line>
        <draw:line draw:style-name="gr5" draw:text-style-name="P6" draw:layer="layout" svg:x1="4.146cm" svg:y1="19.164cm" svg:x2="7.896cm" svg:y2="19.164cm">
          <text:p/>
        </draw:line>
        <draw:line draw:style-name="gr5" draw:text-style-name="P6" draw:layer="layout" svg:x1="4.146cm" svg:y1="18.789cm" svg:x2="7.896cm" svg:y2="18.789cm">
          <text:p/>
        </draw:line>
        <draw:line draw:style-name="gr5" draw:text-style-name="P6" draw:layer="layout" svg:x1="4.146cm" svg:y1="18.414cm" svg:x2="7.896cm" svg:y2="18.414cm">
          <text:p/>
        </draw:line>
        <draw:line draw:style-name="gr5" draw:text-style-name="P6" draw:layer="layout" svg:x1="4.146cm" svg:y1="18.039cm" svg:x2="7.896cm" svg:y2="18.039cm">
          <text:p/>
        </draw:line>
        <draw:line draw:style-name="gr5" draw:text-style-name="P6" draw:layer="layout" svg:x1="4.146cm" svg:y1="17.664cm" svg:x2="7.896cm" svg:y2="17.664cm">
          <text:p/>
        </draw:line>
        <draw:line draw:style-name="gr5" draw:text-style-name="P6" draw:layer="layout" svg:x1="4.146cm" svg:y1="17.289cm" svg:x2="7.896cm" svg:y2="17.289cm">
          <text:p/>
        </draw:line>
        <draw:frame draw:style-name="gr10" draw:text-style-name="P10" draw:layer="layout" svg:width="0.353cm" svg:height="0.353cm" svg:x="14.974cm" svg:y="16.42cm">
          <draw:text-box>
            <text:p text:style-name="P1"><text:span text:style-name="T8">(</text:span><text:span text:style-name="T8">c</text:span><text:span text:style-name="T8">)</text:span></text:p>
          </draw:text-box>
        </draw:frame>
        <draw:frame draw:style-name="gr6" draw:text-style-name="P7" draw:layer="layout" svg:width="0.288cm" svg:height="0.323cm" svg:x="3.887cm" svg:y="20.69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23cm" svg:x="3.887cm" svg:y="20.316cm">
          <draw:text-box>
            <text:p text:style-name="P1"><text:span text:style-name="T6">8</text:span></text:p>
          </draw:text-box>
        </draw:frame>
        <draw:frame draw:style-name="gr6" draw:text-style-name="P7" draw:layer="layout" svg:width="0.288cm" svg:height="0.323cm" svg:x="3.887cm" svg:y="19.94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3.887cm" svg:y="19.56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3.887cm" svg:y="19.19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3.887cm" svg:y="18.8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3.887cm" svg:y="18.44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3.887cm" svg:y="18.06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3.887cm" svg:y="17.69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3.887cm" svg:y="17.316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4.262cm" svg:y="16.941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4.637cm" svg:y="16.94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5.012cm" svg:y="16.943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5.387cm" svg:y="16.94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5.762cm" svg:y="16.94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6.137cm" svg:y="16.94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6.512cm" svg:y="16.941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6.887cm" svg:y="16.94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7.262cm" svg:y="16.941cm">
          <draw:text-box>
            <text:p text:style-name="P1"><text:span text:style-name="T6">8</text:span></text:p>
          </draw:text-box>
        </draw:frame>
        <draw:polygon draw:style-name="gr7" draw:text-style-name="P8" draw:layer="layout" svg:width="0.375cm" svg:height="0.375cm" svg:x="4.146cm" svg:y="19.164cm" svg:viewBox="0 0 376 376" draw:points="0,376 0,0 376,0 376,376">
          <text:p/>
        </draw:polygon>
        <draw:polygon draw:style-name="gr7" draw:text-style-name="P8" draw:layer="layout" svg:width="0.375cm" svg:height="0.375cm" svg:x="4.521cm" svg:y="19.164cm" svg:viewBox="0 0 376 376" draw:points="0,376 0,0 376,0 376,376">
          <text:p/>
        </draw:polygon>
        <draw:polygon draw:style-name="gr7" draw:text-style-name="P8" draw:layer="layout" svg:width="0.375cm" svg:height="0.375cm" svg:x="4.896cm" svg:y="19.164cm" svg:viewBox="0 0 376 376" draw:points="0,376 0,0 376,0 376,376">
          <text:p/>
        </draw:polygon>
        <draw:polygon draw:style-name="gr7" draw:text-style-name="P8" draw:layer="layout" svg:width="0.375cm" svg:height="0.375cm" svg:x="5.271cm" svg:y="19.164cm" svg:viewBox="0 0 376 376" draw:points="0,376 0,0 376,0 376,376">
          <text:p/>
        </draw:polygon>
        <draw:polygon draw:style-name="gr7" draw:text-style-name="P8" draw:layer="layout" svg:width="0.375cm" svg:height="0.375cm" svg:x="5.646cm" svg:y="19.164cm" svg:viewBox="0 0 376 376" draw:points="0,376 0,0 376,0 376,376">
          <text:p/>
        </draw:polygon>
        <draw:polygon draw:style-name="gr7" draw:text-style-name="P8" draw:layer="layout" svg:width="0.375cm" svg:height="0.375cm" svg:x="6.021cm" svg:y="19.164cm" svg:viewBox="0 0 376 376" draw:points="0,376 0,0 376,0 376,376">
          <text:p/>
        </draw:polygon>
        <draw:polygon draw:style-name="gr7" draw:text-style-name="P8" draw:layer="layout" svg:width="0.375cm" svg:height="0.375cm" svg:x="6.396cm" svg:y="19.164cm" svg:viewBox="0 0 376 376" draw:points="0,376 0,0 376,0 376,376">
          <text:p/>
        </draw:polygon>
        <draw:polygon draw:style-name="gr7" draw:text-style-name="P8" draw:layer="layout" svg:width="0.375cm" svg:height="0.375cm" svg:x="6.771cm" svg:y="19.164cm" svg:viewBox="0 0 376 376" draw:points="0,376 0,0 376,0 376,376">
          <text:p/>
        </draw:polygon>
        <draw:polygon draw:style-name="gr7" draw:text-style-name="P8" draw:layer="layout" svg:width="0.375cm" svg:height="0.375cm" svg:x="7.521cm" svg:y="19.164cm" svg:viewBox="0 0 376 376" draw:points="0,376 0,0 376,0 376,376">
          <text:p/>
        </draw:polygon>
        <draw:polygon draw:style-name="gr7" draw:text-style-name="P8" draw:layer="layout" svg:width="0.375cm" svg:height="0.375cm" svg:x="5.646cm" svg:y="20.289cm" svg:viewBox="0 0 376 376" draw:points="0,376 0,0 376,0 376,376">
          <text:p/>
        </draw:polygon>
        <draw:polygon draw:style-name="gr7" draw:text-style-name="P8" draw:layer="layout" svg:width="0.375cm" svg:height="0.375cm" svg:x="5.646cm" svg:y="20.664cm" svg:viewBox="0 0 376 376" draw:points="0,376 0,0 376,0 376,376">
          <text:p/>
        </draw:polygon>
        <draw:polygon draw:style-name="gr7" draw:text-style-name="P8" draw:layer="layout" svg:width="0.375cm" svg:height="0.375cm" svg:x="6.021cm" svg:y="20.664cm" svg:viewBox="0 0 376 376" draw:points="0,376 0,0 376,0 376,376">
          <text:p/>
        </draw:polygon>
        <draw:polygon draw:style-name="gr7" draw:text-style-name="P8" draw:layer="layout" svg:width="0.375cm" svg:height="0.375cm" svg:x="6.396cm" svg:y="20.664cm" svg:viewBox="0 0 376 376" draw:points="0,376 0,0 376,0 376,376">
          <text:p/>
        </draw:polygon>
        <draw:polygon draw:style-name="gr7" draw:text-style-name="P8" draw:layer="layout" svg:width="0.375cm" svg:height="0.375cm" svg:x="4.896cm" svg:y="20.664cm" svg:viewBox="0 0 376 376" draw:points="0,376 0,0 376,0 376,376">
          <text:p/>
        </draw:polygon>
        <draw:polygon draw:style-name="gr7" draw:text-style-name="P8" draw:layer="layout" svg:width="0.375cm" svg:height="0.375cm" svg:x="5.271cm" svg:y="20.664cm" svg:viewBox="0 0 376 376" draw:points="0,376 0,0 376,0 376,376">
          <text:p/>
        </draw:polygon>
        <draw:line draw:style-name="gr8" draw:text-style-name="P6" draw:layer="layout" svg:x1="4.371cm" svg:y1="17.476cm" svg:x2="4.486cm" svg:y2="17.476cm">
          <text:p/>
        </draw:line>
        <draw:polygon draw:style-name="gr9" draw:text-style-name="P9" draw:layer="layout" svg:width="0.107cm" svg:height="0.098cm" svg:x="4.498cm" svg:y="17.427cm" svg:viewBox="0 0 108 99" draw:points="108,49 0,0 0,49 0,99">
          <text:p/>
        </draw:polygon>
        <draw:line draw:style-name="gr8" draw:text-style-name="P6" draw:layer="layout" svg:x1="4.746cm" svg:y1="17.476cm" svg:x2="4.861cm" svg:y2="17.476cm">
          <text:p/>
        </draw:line>
        <draw:polygon draw:style-name="gr9" draw:text-style-name="P9" draw:layer="layout" svg:width="0.107cm" svg:height="0.098cm" svg:x="4.873cm" svg:y="17.427cm" svg:viewBox="0 0 108 99" draw:points="108,49 0,0 0,49 0,99">
          <text:p/>
        </draw:polygon>
        <draw:line draw:style-name="gr8" draw:text-style-name="P6" draw:layer="layout" svg:x1="5.121cm" svg:y1="17.476cm" svg:x2="5.236cm" svg:y2="17.476cm">
          <text:p/>
        </draw:line>
        <draw:polygon draw:style-name="gr9" draw:text-style-name="P9" draw:layer="layout" svg:width="0.107cm" svg:height="0.098cm" svg:x="5.248cm" svg:y="17.427cm" svg:viewBox="0 0 108 99" draw:points="108,49 0,0 0,49 0,99">
          <text:p/>
        </draw:polygon>
        <draw:line draw:style-name="gr8" draw:text-style-name="P6" draw:layer="layout" svg:x1="5.496cm" svg:y1="17.476cm" svg:x2="5.611cm" svg:y2="17.476cm">
          <text:p/>
        </draw:line>
        <draw:polygon draw:style-name="gr9" draw:text-style-name="P9" draw:layer="layout" svg:width="0.107cm" svg:height="0.098cm" svg:x="5.623cm" svg:y="17.427cm" svg:viewBox="0 0 108 99" draw:points="108,49 0,0 0,49 0,99">
          <text:p/>
        </draw:polygon>
        <draw:line draw:style-name="gr8" draw:text-style-name="P6" draw:layer="layout" svg:x1="5.834cm" svg:y1="17.514cm" svg:x2="5.834cm" svg:y2="17.628cm">
          <text:p/>
        </draw:line>
        <draw:polygon draw:style-name="gr9" draw:text-style-name="P9" draw:layer="layout" svg:width="0.098cm" svg:height="0.106cm" svg:x="5.785cm" svg:y="17.641cm" svg:viewBox="0 0 99 107" draw:points="49,107 99,0 49,0 0,0">
          <text:p/>
        </draw:polygon>
        <draw:line draw:style-name="gr8" draw:text-style-name="P6" draw:layer="layout" svg:x1="5.834cm" svg:y1="17.889cm" svg:x2="5.834cm" svg:y2="18.003cm">
          <text:p/>
        </draw:line>
        <draw:polygon draw:style-name="gr9" draw:text-style-name="P9" draw:layer="layout" svg:width="0.098cm" svg:height="0.106cm" svg:x="5.785cm" svg:y="18.016cm" svg:viewBox="0 0 99 107" draw:points="49,107 99,0 49,0 0,0">
          <text:p/>
        </draw:polygon>
        <draw:line draw:style-name="gr8" draw:text-style-name="P6" draw:layer="layout" svg:x1="5.834cm" svg:y1="18.264cm" svg:x2="5.834cm" svg:y2="18.378cm">
          <text:p/>
        </draw:line>
        <draw:polygon draw:style-name="gr9" draw:text-style-name="P9" draw:layer="layout" svg:width="0.098cm" svg:height="0.106cm" svg:x="5.785cm" svg:y="18.391cm" svg:viewBox="0 0 99 107" draw:points="49,107 99,0 49,0 0,0">
          <text:p/>
        </draw:polygon>
        <draw:line draw:style-name="gr8" draw:text-style-name="P6" draw:layer="layout" svg:x1="5.834cm" svg:y1="18.639cm" svg:x2="5.834cm" svg:y2="18.753cm">
          <text:p/>
        </draw:line>
        <draw:polygon draw:style-name="gr9" draw:text-style-name="P9" draw:layer="layout" svg:width="0.098cm" svg:height="0.106cm" svg:x="5.785cm" svg:y="18.766cm" svg:viewBox="0 0 99 107" draw:points="49,107 99,0 49,0 0,0">
          <text:p/>
        </draw:polygon>
        <draw:line draw:style-name="gr8" draw:text-style-name="P6" draw:layer="layout" svg:x1="5.796cm" svg:y1="18.976cm" svg:x2="5.682cm" svg:y2="18.976cm">
          <text:p/>
        </draw:line>
        <draw:polygon draw:style-name="gr9" draw:text-style-name="P9" draw:layer="layout" svg:width="0.106cm" svg:height="0.098cm" svg:x="5.563cm" svg:y="18.927cm" svg:viewBox="0 0 107 99" draw:points="0,50 107,99 107,50 107,0">
          <text:p/>
        </draw:polygon>
        <draw:line draw:style-name="gr8" draw:text-style-name="P6" draw:layer="layout" svg:x1="5.421cm" svg:y1="18.976cm" svg:x2="5.307cm" svg:y2="18.976cm">
          <text:p/>
        </draw:line>
        <draw:polygon draw:style-name="gr9" draw:text-style-name="P9" draw:layer="layout" svg:width="0.106cm" svg:height="0.098cm" svg:x="5.188cm" svg:y="18.927cm" svg:viewBox="0 0 107 99" draw:points="0,50 107,99 107,50 107,0">
          <text:p/>
        </draw:polygon>
        <draw:line draw:style-name="gr11" draw:text-style-name="P6" draw:layer="layout" svg:x1="5.084cm" svg:y1="19.014cm" svg:x2="5.084cm" svg:y2="19.128cm">
          <text:p/>
        </draw:line>
        <draw:polygon draw:style-name="gr12" draw:text-style-name="P11" draw:layer="layout" svg:width="0.098cm" svg:height="0.106cm" svg:x="5.035cm" svg:y="19.141cm" svg:viewBox="0 0 99 107" draw:points="49,107 99,0 49,0 0,0">
          <text:p/>
        </draw:polygon>
        <draw:line draw:style-name="gr11" draw:text-style-name="P6" draw:layer="layout" svg:x1="5.084cm" svg:y1="19.389cm" svg:x2="5.084cm" svg:y2="19.503cm">
          <text:p/>
        </draw:line>
        <draw:polygon draw:style-name="gr12" draw:text-style-name="P11" draw:layer="layout" svg:width="0.098cm" svg:height="0.106cm" svg:x="5.035cm" svg:y="19.516cm" svg:viewBox="0 0 99 107" draw:points="49,107 99,0 49,0 0,0">
          <text:p/>
        </draw:polygon>
        <draw:line draw:style-name="gr8" draw:text-style-name="P6" draw:layer="layout" svg:x1="5.121cm" svg:y1="19.726cm" svg:x2="5.236cm" svg:y2="19.726cm">
          <text:p/>
        </draw:line>
        <draw:polygon draw:style-name="gr9" draw:text-style-name="P9" draw:layer="layout" svg:width="0.107cm" svg:height="0.098cm" svg:x="5.248cm" svg:y="19.677cm" svg:viewBox="0 0 108 99" draw:points="108,49 0,0 0,49 0,99">
          <text:p/>
        </draw:polygon>
        <draw:line draw:style-name="gr8" draw:text-style-name="P6" draw:layer="layout" svg:x1="5.496cm" svg:y1="19.726cm" svg:x2="5.611cm" svg:y2="19.726cm">
          <text:p/>
        </draw:line>
        <draw:polygon draw:style-name="gr9" draw:text-style-name="P9" draw:layer="layout" svg:width="0.107cm" svg:height="0.098cm" svg:x="5.623cm" svg:y="19.677cm" svg:viewBox="0 0 108 99" draw:points="108,49 0,0 0,49 0,99">
          <text:p/>
        </draw:polygon>
        <draw:line draw:style-name="gr8" draw:text-style-name="P6" draw:layer="layout" svg:x1="5.834cm" svg:y1="19.764cm" svg:x2="5.834cm" svg:y2="19.878cm">
          <text:p/>
        </draw:line>
        <draw:polygon draw:style-name="gr9" draw:text-style-name="P9" draw:layer="layout" svg:width="0.098cm" svg:height="0.106cm" svg:x="5.785cm" svg:y="19.891cm" svg:viewBox="0 0 99 107" draw:points="49,107 99,0 49,0 0,0">
          <text:p/>
        </draw:polygon>
        <draw:line draw:style-name="gr11" draw:text-style-name="P6" draw:layer="layout" svg:x1="5.834cm" svg:y1="20.139cm" svg:x2="5.834cm" svg:y2="20.253cm">
          <text:p/>
        </draw:line>
        <draw:polygon draw:style-name="gr12" draw:text-style-name="P11" draw:layer="layout" svg:width="0.098cm" svg:height="0.106cm" svg:x="5.785cm" svg:y="20.266cm" svg:viewBox="0 0 99 107" draw:points="49,107 99,0 49,0 0,0">
          <text:p/>
        </draw:polygon>
        <draw:line draw:style-name="gr11" draw:text-style-name="P6" draw:layer="layout" svg:x1="5.834cm" svg:y1="20.514cm" svg:x2="5.834cm" svg:y2="20.629cm">
          <text:p/>
        </draw:line>
        <draw:polygon draw:style-name="gr12" draw:text-style-name="P11" draw:layer="layout" svg:width="0.098cm" svg:height="0.106cm" svg:x="5.785cm" svg:y="20.641cm" svg:viewBox="0 0 99 107" draw:points="49,107 99,0 49,0 0,0">
          <text:p/>
        </draw:polygon>
        <draw:line draw:style-name="gr11" draw:text-style-name="P6" draw:layer="layout" svg:x1="5.871cm" svg:y1="20.851cm" svg:x2="5.986cm" svg:y2="20.851cm">
          <text:p/>
        </draw:line>
        <draw:polygon draw:style-name="gr12" draw:text-style-name="P11" draw:layer="layout" svg:width="0.107cm" svg:height="0.098cm" svg:x="5.998cm" svg:y="20.802cm" svg:viewBox="0 0 108 99" draw:points="108,50 0,0 0,50 0,99">
          <text:p/>
        </draw:polygon>
        <draw:line draw:style-name="gr11" draw:text-style-name="P6" draw:layer="layout" svg:x1="6.246cm" svg:y1="20.851cm" svg:x2="6.361cm" svg:y2="20.851cm">
          <text:p/>
        </draw:line>
        <draw:polygon draw:style-name="gr12" draw:text-style-name="P11" draw:layer="layout" svg:width="0.107cm" svg:height="0.098cm" svg:x="6.373cm" svg:y="20.802cm" svg:viewBox="0 0 108 99" draw:points="108,50 0,0 0,50 0,99">
          <text:p/>
        </draw:polygon>
        <draw:line draw:style-name="gr11" draw:text-style-name="P6" draw:layer="layout" svg:x1="6.621cm" svg:y1="20.851cm" svg:x2="6.736cm" svg:y2="20.851cm">
          <text:p/>
        </draw:line>
        <draw:polygon draw:style-name="gr12" draw:text-style-name="P11" draw:layer="layout" svg:width="0.107cm" svg:height="0.098cm" svg:x="6.748cm" svg:y="20.802cm" svg:viewBox="0 0 108 99" draw:points="108,50 0,0 0,50 0,99">
          <text:p/>
        </draw:polygon>
        <draw:line draw:style-name="gr8" draw:text-style-name="P6" draw:layer="layout" svg:x1="6.996cm" svg:y1="20.851cm" svg:x2="7.111cm" svg:y2="20.851cm">
          <text:p/>
        </draw:line>
        <draw:polygon draw:style-name="gr9" draw:text-style-name="P9" draw:layer="layout" svg:width="0.107cm" svg:height="0.098cm" svg:x="7.123cm" svg:y="20.802cm" svg:viewBox="0 0 108 99" draw:points="108,50 0,0 0,50 0,99">
          <text:p/>
        </draw:polygon>
        <draw:line draw:style-name="gr8" draw:text-style-name="P6" draw:layer="layout" svg:x1="7.349cm" svg:y1="20.851cm" svg:x2="7.449cm" svg:y2="20.851cm">
          <text:p/>
        </draw:line>
        <draw:polygon draw:style-name="gr9" draw:text-style-name="P9" draw:layer="layout" svg:width="0.106cm" svg:height="0.098cm" svg:x="7.461cm" svg:y="20.802cm" svg:viewBox="0 0 107 99" draw:points="107,50 0,0 0,50 0,99">
          <text:p/>
        </draw:polygon>
        <draw:frame draw:style-name="gr6" draw:text-style-name="P7" draw:layer="layout" svg:width="0.288cm" svg:height="0.323cm" svg:x="7.637cm" svg:y="16.94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36cm" svg:x="4.259cm" svg:y="17.297cm">
          <draw:text-box>
            <text:p text:style-name="P1"><text:span text:style-name="T7">I</text:span></text:p>
          </draw:text-box>
        </draw:frame>
        <draw:frame draw:style-name="gr6" draw:text-style-name="P7" draw:layer="layout" svg:width="0.288cm" svg:height="0.336cm" svg:x="7.634cm" svg:y="20.672cm">
          <draw:text-box>
            <text:p text:style-name="P1"><text:span text:style-name="T7">G</text:span></text:p>
          </draw:text-box>
        </draw:frame>
        <draw:line draw:style-name="gr5" draw:text-style-name="P6" draw:layer="layout" svg:x1="8.747cm" svg:y1="21.039cm" svg:x2="8.747cm" svg:y2="17.289cm">
          <text:p/>
        </draw:line>
        <draw:line draw:style-name="gr5" draw:text-style-name="P6" draw:layer="layout" svg:x1="9.122cm" svg:y1="21.039cm" svg:x2="9.122cm" svg:y2="17.289cm">
          <text:p/>
        </draw:line>
        <draw:line draw:style-name="gr5" draw:text-style-name="P6" draw:layer="layout" svg:x1="9.497cm" svg:y1="21.039cm" svg:x2="9.497cm" svg:y2="17.289cm">
          <text:p/>
        </draw:line>
        <draw:line draw:style-name="gr5" draw:text-style-name="P6" draw:layer="layout" svg:x1="9.872cm" svg:y1="21.039cm" svg:x2="9.872cm" svg:y2="17.289cm">
          <text:p/>
        </draw:line>
        <draw:line draw:style-name="gr5" draw:text-style-name="P6" draw:layer="layout" svg:x1="10.247cm" svg:y1="21.039cm" svg:x2="10.247cm" svg:y2="17.289cm">
          <text:p/>
        </draw:line>
        <draw:line draw:style-name="gr5" draw:text-style-name="P6" draw:layer="layout" svg:x1="10.622cm" svg:y1="21.039cm" svg:x2="10.622cm" svg:y2="17.289cm">
          <text:p/>
        </draw:line>
        <draw:line draw:style-name="gr5" draw:text-style-name="P6" draw:layer="layout" svg:x1="10.997cm" svg:y1="21.039cm" svg:x2="10.997cm" svg:y2="17.289cm">
          <text:p/>
        </draw:line>
        <draw:line draw:style-name="gr5" draw:text-style-name="P6" draw:layer="layout" svg:x1="11.372cm" svg:y1="21.039cm" svg:x2="11.372cm" svg:y2="17.289cm">
          <text:p/>
        </draw:line>
        <draw:line draw:style-name="gr5" draw:text-style-name="P6" draw:layer="layout" svg:x1="11.747cm" svg:y1="21.039cm" svg:x2="11.747cm" svg:y2="17.289cm">
          <text:p/>
        </draw:line>
        <draw:line draw:style-name="gr5" draw:text-style-name="P6" draw:layer="layout" svg:x1="12.122cm" svg:y1="21.039cm" svg:x2="12.122cm" svg:y2="17.289cm">
          <text:p/>
        </draw:line>
        <draw:line draw:style-name="gr5" draw:text-style-name="P6" draw:layer="layout" svg:x1="12.497cm" svg:y1="21.039cm" svg:x2="12.497cm" svg:y2="17.289cm">
          <text:p/>
        </draw:line>
        <draw:line draw:style-name="gr5" draw:text-style-name="P6" draw:layer="layout" svg:x1="8.747cm" svg:y1="21.039cm" svg:x2="12.497cm" svg:y2="21.039cm">
          <text:p/>
        </draw:line>
        <draw:line draw:style-name="gr5" draw:text-style-name="P6" draw:layer="layout" svg:x1="8.747cm" svg:y1="20.664cm" svg:x2="12.497cm" svg:y2="20.664cm">
          <text:p/>
        </draw:line>
        <draw:line draw:style-name="gr5" draw:text-style-name="P6" draw:layer="layout" svg:x1="8.747cm" svg:y1="20.289cm" svg:x2="12.497cm" svg:y2="20.289cm">
          <text:p/>
        </draw:line>
        <draw:line draw:style-name="gr5" draw:text-style-name="P6" draw:layer="layout" svg:x1="8.747cm" svg:y1="19.914cm" svg:x2="12.497cm" svg:y2="19.914cm">
          <text:p/>
        </draw:line>
        <draw:line draw:style-name="gr5" draw:text-style-name="P6" draw:layer="layout" svg:x1="8.747cm" svg:y1="19.539cm" svg:x2="12.497cm" svg:y2="19.539cm">
          <text:p/>
        </draw:line>
        <draw:line draw:style-name="gr5" draw:text-style-name="P6" draw:layer="layout" svg:x1="8.747cm" svg:y1="19.164cm" svg:x2="12.497cm" svg:y2="19.164cm">
          <text:p/>
        </draw:line>
        <draw:line draw:style-name="gr5" draw:text-style-name="P6" draw:layer="layout" svg:x1="8.747cm" svg:y1="18.789cm" svg:x2="12.497cm" svg:y2="18.789cm">
          <text:p/>
        </draw:line>
        <draw:line draw:style-name="gr5" draw:text-style-name="P6" draw:layer="layout" svg:x1="8.747cm" svg:y1="18.414cm" svg:x2="12.497cm" svg:y2="18.414cm">
          <text:p/>
        </draw:line>
        <draw:line draw:style-name="gr5" draw:text-style-name="P6" draw:layer="layout" svg:x1="8.747cm" svg:y1="18.039cm" svg:x2="12.497cm" svg:y2="18.039cm">
          <text:p/>
        </draw:line>
        <draw:line draw:style-name="gr5" draw:text-style-name="P6" draw:layer="layout" svg:x1="8.747cm" svg:y1="17.664cm" svg:x2="12.497cm" svg:y2="17.664cm">
          <text:p/>
        </draw:line>
        <draw:line draw:style-name="gr5" draw:text-style-name="P6" draw:layer="layout" svg:x1="8.747cm" svg:y1="17.289cm" svg:x2="12.497cm" svg:y2="17.289cm">
          <text:p/>
        </draw:line>
        <draw:frame draw:style-name="gr10" draw:text-style-name="P10" draw:layer="layout" svg:width="0.375cm" svg:height="0.353cm" svg:x="5.715cm" svg:y="21.183cm">
          <draw:text-box>
            <text:p text:style-name="P1"><text:span text:style-name="T8">(</text:span><text:span text:style-name="T8">d</text:span><text:span text:style-name="T8">)</text:span></text:p>
          </draw:text-box>
        </draw:frame>
        <draw:frame draw:style-name="gr6" draw:text-style-name="P7" draw:layer="layout" svg:width="0.288cm" svg:height="0.323cm" svg:x="8.488cm" svg:y="20.69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23cm" svg:x="8.488cm" svg:y="20.316cm">
          <draw:text-box>
            <text:p text:style-name="P1"><text:span text:style-name="T6">8</text:span></text:p>
          </draw:text-box>
        </draw:frame>
        <draw:frame draw:style-name="gr6" draw:text-style-name="P7" draw:layer="layout" svg:width="0.288cm" svg:height="0.323cm" svg:x="8.488cm" svg:y="19.94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8.488cm" svg:y="19.56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8.488cm" svg:y="19.19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8.488cm" svg:y="18.8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8.488cm" svg:y="18.44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8.488cm" svg:y="18.06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8.488cm" svg:y="17.69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8.488cm" svg:y="17.316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8.863cm" svg:y="16.941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9.238cm" svg:y="16.94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9.613cm" svg:y="16.943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9.988cm" svg:y="16.94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0.363cm" svg:y="16.94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0.738cm" svg:y="16.94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1.113cm" svg:y="16.941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1.488cm" svg:y="16.94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11.863cm" svg:y="16.941cm">
          <draw:text-box>
            <text:p text:style-name="P1"><text:span text:style-name="T6">8</text:span></text:p>
          </draw:text-box>
        </draw:frame>
        <draw:polygon draw:style-name="gr7" draw:text-style-name="P8" draw:layer="layout" svg:width="0.375cm" svg:height="0.375cm" svg:x="8.747cm" svg:y="19.164cm" svg:viewBox="0 0 376 376" draw:points="0,376 0,0 376,0 376,376">
          <text:p/>
        </draw:polygon>
        <draw:polygon draw:style-name="gr7" draw:text-style-name="P8" draw:layer="layout" svg:width="0.375cm" svg:height="0.375cm" svg:x="9.122cm" svg:y="19.164cm" svg:viewBox="0 0 376 376" draw:points="0,376 0,0 376,0 376,376">
          <text:p/>
        </draw:polygon>
        <draw:polygon draw:style-name="gr7" draw:text-style-name="P8" draw:layer="layout" svg:width="0.375cm" svg:height="0.375cm" svg:x="9.497cm" svg:y="19.164cm" svg:viewBox="0 0 376 376" draw:points="0,376 0,0 376,0 376,376">
          <text:p/>
        </draw:polygon>
        <draw:polygon draw:style-name="gr7" draw:text-style-name="P8" draw:layer="layout" svg:width="0.375cm" svg:height="0.375cm" svg:x="9.872cm" svg:y="19.164cm" svg:viewBox="0 0 376 376" draw:points="0,376 0,0 376,0 376,376">
          <text:p/>
        </draw:polygon>
        <draw:polygon draw:style-name="gr7" draw:text-style-name="P8" draw:layer="layout" svg:width="0.375cm" svg:height="0.375cm" svg:x="10.247cm" svg:y="19.164cm" svg:viewBox="0 0 376 376" draw:points="0,376 0,0 376,0 376,376">
          <text:p/>
        </draw:polygon>
        <draw:polygon draw:style-name="gr7" draw:text-style-name="P8" draw:layer="layout" svg:width="0.375cm" svg:height="0.375cm" svg:x="10.622cm" svg:y="19.164cm" svg:viewBox="0 0 376 376" draw:points="0,376 0,0 376,0 376,376">
          <text:p/>
        </draw:polygon>
        <draw:polygon draw:style-name="gr7" draw:text-style-name="P8" draw:layer="layout" svg:width="0.375cm" svg:height="0.375cm" svg:x="10.997cm" svg:y="19.164cm" svg:viewBox="0 0 376 376" draw:points="0,376 0,0 376,0 376,376">
          <text:p/>
        </draw:polygon>
        <draw:polygon draw:style-name="gr7" draw:text-style-name="P8" draw:layer="layout" svg:width="0.375cm" svg:height="0.375cm" svg:x="11.372cm" svg:y="19.164cm" svg:viewBox="0 0 376 376" draw:points="0,376 0,0 376,0 376,376">
          <text:p/>
        </draw:polygon>
        <draw:polygon draw:style-name="gr7" draw:text-style-name="P8" draw:layer="layout" svg:width="0.375cm" svg:height="0.375cm" svg:x="12.122cm" svg:y="19.164cm" svg:viewBox="0 0 376 376" draw:points="0,376 0,0 376,0 376,376">
          <text:p/>
        </draw:polygon>
        <draw:polygon draw:style-name="gr7" draw:text-style-name="P8" draw:layer="layout" svg:width="0.375cm" svg:height="0.375cm" svg:x="10.247cm" svg:y="20.289cm" svg:viewBox="0 0 376 376" draw:points="0,376 0,0 376,0 376,376">
          <text:p/>
        </draw:polygon>
        <draw:polygon draw:style-name="gr7" draw:text-style-name="P8" draw:layer="layout" svg:width="0.375cm" svg:height="0.375cm" svg:x="10.247cm" svg:y="20.664cm" svg:viewBox="0 0 376 376" draw:points="0,376 0,0 376,0 376,376">
          <text:p/>
        </draw:polygon>
        <draw:polygon draw:style-name="gr7" draw:text-style-name="P8" draw:layer="layout" svg:width="0.375cm" svg:height="0.375cm" svg:x="10.622cm" svg:y="20.664cm" svg:viewBox="0 0 376 376" draw:points="0,376 0,0 376,0 376,376">
          <text:p/>
        </draw:polygon>
        <draw:polygon draw:style-name="gr7" draw:text-style-name="P8" draw:layer="layout" svg:width="0.375cm" svg:height="0.375cm" svg:x="10.997cm" svg:y="20.664cm" svg:viewBox="0 0 376 376" draw:points="0,376 0,0 376,0 376,376">
          <text:p/>
        </draw:polygon>
        <draw:polygon draw:style-name="gr7" draw:text-style-name="P8" draw:layer="layout" svg:width="0.375cm" svg:height="0.375cm" svg:x="9.497cm" svg:y="20.664cm" svg:viewBox="0 0 376 376" draw:points="0,376 0,0 376,0 376,376">
          <text:p/>
        </draw:polygon>
        <draw:polygon draw:style-name="gr7" draw:text-style-name="P8" draw:layer="layout" svg:width="0.375cm" svg:height="0.375cm" svg:x="9.872cm" svg:y="20.664cm" svg:viewBox="0 0 376 376" draw:points="0,376 0,0 376,0 376,376">
          <text:p/>
        </draw:polygon>
        <draw:line draw:style-name="gr8" draw:text-style-name="P6" draw:layer="layout" svg:x1="8.972cm" svg:y1="17.476cm" svg:x2="9.087cm" svg:y2="17.476cm">
          <text:p/>
        </draw:line>
        <draw:polygon draw:style-name="gr9" draw:text-style-name="P9" draw:layer="layout" svg:width="0.107cm" svg:height="0.098cm" svg:x="9.099cm" svg:y="17.427cm" svg:viewBox="0 0 108 99" draw:points="108,49 0,0 0,49 0,99">
          <text:p/>
        </draw:polygon>
        <draw:line draw:style-name="gr8" draw:text-style-name="P6" draw:layer="layout" svg:x1="9.347cm" svg:y1="17.476cm" svg:x2="9.462cm" svg:y2="17.476cm">
          <text:p/>
        </draw:line>
        <draw:polygon draw:style-name="gr9" draw:text-style-name="P9" draw:layer="layout" svg:width="0.107cm" svg:height="0.098cm" svg:x="9.474cm" svg:y="17.427cm" svg:viewBox="0 0 108 99" draw:points="108,49 0,0 0,49 0,99">
          <text:p/>
        </draw:polygon>
        <draw:line draw:style-name="gr8" draw:text-style-name="P6" draw:layer="layout" svg:x1="9.722cm" svg:y1="17.476cm" svg:x2="9.837cm" svg:y2="17.476cm">
          <text:p/>
        </draw:line>
        <draw:polygon draw:style-name="gr9" draw:text-style-name="P9" draw:layer="layout" svg:width="0.107cm" svg:height="0.098cm" svg:x="9.849cm" svg:y="17.427cm" svg:viewBox="0 0 108 99" draw:points="108,49 0,0 0,49 0,99">
          <text:p/>
        </draw:polygon>
        <draw:line draw:style-name="gr8" draw:text-style-name="P6" draw:layer="layout" svg:x1="10.097cm" svg:y1="17.476cm" svg:x2="10.212cm" svg:y2="17.476cm">
          <text:p/>
        </draw:line>
        <draw:polygon draw:style-name="gr9" draw:text-style-name="P9" draw:layer="layout" svg:width="0.107cm" svg:height="0.098cm" svg:x="10.224cm" svg:y="17.427cm" svg:viewBox="0 0 108 99" draw:points="108,49 0,0 0,49 0,99">
          <text:p/>
        </draw:polygon>
        <draw:line draw:style-name="gr8" draw:text-style-name="P6" draw:layer="layout" svg:x1="10.435cm" svg:y1="17.514cm" svg:x2="10.435cm" svg:y2="17.628cm">
          <text:p/>
        </draw:line>
        <draw:polygon draw:style-name="gr9" draw:text-style-name="P9" draw:layer="layout" svg:width="0.098cm" svg:height="0.106cm" svg:x="10.386cm" svg:y="17.641cm" svg:viewBox="0 0 99 107" draw:points="50,107 99,0 50,0 0,0">
          <text:p/>
        </draw:polygon>
        <draw:line draw:style-name="gr8" draw:text-style-name="P6" draw:layer="layout" svg:x1="10.435cm" svg:y1="17.889cm" svg:x2="10.435cm" svg:y2="18.003cm">
          <text:p/>
        </draw:line>
        <draw:polygon draw:style-name="gr9" draw:text-style-name="P9" draw:layer="layout" svg:width="0.098cm" svg:height="0.106cm" svg:x="10.386cm" svg:y="18.016cm" svg:viewBox="0 0 99 107" draw:points="50,107 99,0 50,0 0,0">
          <text:p/>
        </draw:polygon>
        <draw:line draw:style-name="gr8" draw:text-style-name="P6" draw:layer="layout" svg:x1="10.435cm" svg:y1="18.264cm" svg:x2="10.435cm" svg:y2="18.378cm">
          <text:p/>
        </draw:line>
        <draw:polygon draw:style-name="gr9" draw:text-style-name="P9" draw:layer="layout" svg:width="0.098cm" svg:height="0.106cm" svg:x="10.386cm" svg:y="18.391cm" svg:viewBox="0 0 99 107" draw:points="50,107 99,0 50,0 0,0">
          <text:p/>
        </draw:polygon>
        <draw:line draw:style-name="gr8" draw:text-style-name="P6" draw:layer="layout" svg:x1="10.435cm" svg:y1="18.601cm" svg:x2="10.435cm" svg:y2="18.678cm">
          <text:p/>
        </draw:line>
        <draw:polygon draw:style-name="gr9" draw:text-style-name="P9" draw:layer="layout" svg:width="0.098cm" svg:height="0.106cm" svg:x="10.386cm" svg:y="18.691cm" svg:viewBox="0 0 99 107" draw:points="50,107 99,0 50,0 0,0">
          <text:p/>
        </draw:polygon>
        <draw:line draw:style-name="gr8" draw:text-style-name="P6" draw:layer="layout" svg:x1="10.397cm" svg:y1="18.901cm" svg:x2="10.283cm" svg:y2="18.901cm">
          <text:p/>
        </draw:line>
        <draw:polygon draw:style-name="gr9" draw:text-style-name="P9" draw:layer="layout" svg:width="0.106cm" svg:height="0.098cm" svg:x="10.164cm" svg:y="18.852cm" svg:viewBox="0 0 107 99" draw:points="0,50 107,99 107,50 107,0">
          <text:p/>
        </draw:polygon>
        <draw:line draw:style-name="gr8" draw:text-style-name="P6" draw:layer="layout" svg:x1="10.022cm" svg:y1="18.901cm" svg:x2="9.908cm" svg:y2="18.901cm">
          <text:p/>
        </draw:line>
        <draw:polygon draw:style-name="gr9" draw:text-style-name="P9" draw:layer="layout" svg:width="0.106cm" svg:height="0.098cm" svg:x="9.789cm" svg:y="18.852cm" svg:viewBox="0 0 107 99" draw:points="0,50 107,99 107,50 107,0">
          <text:p/>
        </draw:polygon>
        <draw:line draw:style-name="gr11" draw:text-style-name="P6" draw:layer="layout" svg:x1="9.685cm" svg:y1="19.014cm" svg:x2="9.685cm" svg:y2="19.128cm">
          <text:p/>
        </draw:line>
        <draw:polygon draw:style-name="gr12" draw:text-style-name="P11" draw:layer="layout" svg:width="0.098cm" svg:height="0.106cm" svg:x="9.636cm" svg:y="19.141cm" svg:viewBox="0 0 99 107" draw:points="50,107 99,0 50,0 0,0">
          <text:p/>
        </draw:polygon>
        <draw:line draw:style-name="gr11" draw:text-style-name="P6" draw:layer="layout" svg:x1="9.685cm" svg:y1="19.389cm" svg:x2="9.685cm" svg:y2="19.503cm">
          <text:p/>
        </draw:line>
        <draw:polygon draw:style-name="gr12" draw:text-style-name="P11" draw:layer="layout" svg:width="0.098cm" svg:height="0.106cm" svg:x="9.636cm" svg:y="19.516cm" svg:viewBox="0 0 99 107" draw:points="50,107 99,0 50,0 0,0">
          <text:p/>
        </draw:polygon>
        <draw:line draw:style-name="gr11" draw:text-style-name="P6" draw:layer="layout" svg:x1="9.722cm" svg:y1="19.726cm" svg:x2="9.837cm" svg:y2="19.726cm">
          <text:p/>
        </draw:line>
        <draw:polygon draw:style-name="gr12" draw:text-style-name="P11" draw:layer="layout" svg:width="0.107cm" svg:height="0.098cm" svg:x="9.849cm" svg:y="19.677cm" svg:viewBox="0 0 108 99" draw:points="108,49 0,0 0,49 0,99">
          <text:p/>
        </draw:polygon>
        <draw:line draw:style-name="gr11" draw:text-style-name="P6" draw:layer="layout" svg:x1="10.097cm" svg:y1="19.726cm" svg:x2="10.212cm" svg:y2="19.726cm">
          <text:p/>
        </draw:line>
        <draw:polygon draw:style-name="gr12" draw:text-style-name="P11" draw:layer="layout" svg:width="0.107cm" svg:height="0.098cm" svg:x="10.224cm" svg:y="19.677cm" svg:viewBox="0 0 108 99" draw:points="108,49 0,0 0,49 0,99">
          <text:p/>
        </draw:polygon>
        <draw:line draw:style-name="gr11" draw:text-style-name="P6" draw:layer="layout" svg:x1="10.435cm" svg:y1="19.764cm" svg:x2="10.435cm" svg:y2="19.878cm">
          <text:p/>
        </draw:line>
        <draw:polygon draw:style-name="gr12" draw:text-style-name="P11" draw:layer="layout" svg:width="0.098cm" svg:height="0.106cm" svg:x="10.386cm" svg:y="19.891cm" svg:viewBox="0 0 99 107" draw:points="50,107 99,0 50,0 0,0">
          <text:p/>
        </draw:polygon>
        <draw:line draw:style-name="gr11" draw:text-style-name="P6" draw:layer="layout" svg:x1="10.435cm" svg:y1="20.139cm" svg:x2="10.435cm" svg:y2="20.253cm">
          <text:p/>
        </draw:line>
        <draw:polygon draw:style-name="gr12" draw:text-style-name="P11" draw:layer="layout" svg:width="0.098cm" svg:height="0.106cm" svg:x="10.386cm" svg:y="20.266cm" svg:viewBox="0 0 99 107" draw:points="50,107 99,0 50,0 0,0">
          <text:p/>
        </draw:polygon>
        <draw:line draw:style-name="gr11" draw:text-style-name="P6" draw:layer="layout" svg:x1="10.435cm" svg:y1="20.514cm" svg:x2="10.435cm" svg:y2="20.629cm">
          <text:p/>
        </draw:line>
        <draw:polygon draw:style-name="gr12" draw:text-style-name="P11" draw:layer="layout" svg:width="0.098cm" svg:height="0.106cm" svg:x="10.386cm" svg:y="20.641cm" svg:viewBox="0 0 99 107" draw:points="50,107 99,0 50,0 0,0">
          <text:p/>
        </draw:polygon>
        <draw:line draw:style-name="gr11" draw:text-style-name="P6" draw:layer="layout" svg:x1="10.472cm" svg:y1="20.851cm" svg:x2="10.587cm" svg:y2="20.851cm">
          <text:p/>
        </draw:line>
        <draw:polygon draw:style-name="gr12" draw:text-style-name="P11" draw:layer="layout" svg:width="0.107cm" svg:height="0.098cm" svg:x="10.599cm" svg:y="20.802cm" svg:viewBox="0 0 108 99" draw:points="108,50 0,0 0,50 0,99">
          <text:p/>
        </draw:polygon>
        <draw:line draw:style-name="gr11" draw:text-style-name="P6" draw:layer="layout" svg:x1="10.847cm" svg:y1="20.851cm" svg:x2="10.962cm" svg:y2="20.851cm">
          <text:p/>
        </draw:line>
        <draw:polygon draw:style-name="gr12" draw:text-style-name="P11" draw:layer="layout" svg:width="0.107cm" svg:height="0.098cm" svg:x="10.974cm" svg:y="20.802cm" svg:viewBox="0 0 108 99" draw:points="108,50 0,0 0,50 0,99">
          <text:p/>
        </draw:polygon>
        <draw:line draw:style-name="gr11" draw:text-style-name="P6" draw:layer="layout" svg:x1="11.222cm" svg:y1="20.851cm" svg:x2="11.337cm" svg:y2="20.851cm">
          <text:p/>
        </draw:line>
        <draw:polygon draw:style-name="gr12" draw:text-style-name="P11" draw:layer="layout" svg:width="0.107cm" svg:height="0.098cm" svg:x="11.349cm" svg:y="20.802cm" svg:viewBox="0 0 108 99" draw:points="108,50 0,0 0,50 0,99">
          <text:p/>
        </draw:polygon>
        <draw:line draw:style-name="gr11" draw:text-style-name="P6" draw:layer="layout" svg:x1="11.597cm" svg:y1="20.851cm" svg:x2="11.712cm" svg:y2="20.851cm">
          <text:p/>
        </draw:line>
        <draw:polygon draw:style-name="gr12" draw:text-style-name="P11" draw:layer="layout" svg:width="0.107cm" svg:height="0.098cm" svg:x="11.724cm" svg:y="20.802cm" svg:viewBox="0 0 108 99" draw:points="108,50 0,0 0,50 0,99">
          <text:p/>
        </draw:polygon>
        <draw:line draw:style-name="gr8" draw:text-style-name="P6" draw:layer="layout" svg:x1="11.95cm" svg:y1="20.851cm" svg:x2="12.049cm" svg:y2="20.851cm">
          <text:p/>
        </draw:line>
        <draw:polygon draw:style-name="gr9" draw:text-style-name="P9" draw:layer="layout" svg:width="0.106cm" svg:height="0.098cm" svg:x="12.062cm" svg:y="20.802cm" svg:viewBox="0 0 107 99" draw:points="107,50 0,0 0,50 0,99">
          <text:p/>
        </draw:polygon>
        <draw:line draw:style-name="gr8" draw:text-style-name="P6" draw:layer="layout" svg:x1="9.722cm" svg:y1="19.051cm" svg:x2="9.837cm" svg:y2="19.051cm">
          <text:p/>
        </draw:line>
        <draw:polygon draw:style-name="gr9" draw:text-style-name="P9" draw:layer="layout" svg:width="0.107cm" svg:height="0.098cm" svg:x="9.849cm" svg:y="19.002cm" svg:viewBox="0 0 108 99" draw:points="108,49 0,0 0,49 0,99">
          <text:p/>
        </draw:polygon>
        <draw:line draw:style-name="gr8" draw:text-style-name="P6" draw:layer="layout" svg:x1="10.097cm" svg:y1="19.051cm" svg:x2="10.212cm" svg:y2="19.051cm">
          <text:p/>
        </draw:line>
        <draw:polygon draw:style-name="gr9" draw:text-style-name="P9" draw:layer="layout" svg:width="0.107cm" svg:height="0.098cm" svg:x="10.224cm" svg:y="19.002cm" svg:viewBox="0 0 108 99" draw:points="108,49 0,0 0,49 0,99">
          <text:p/>
        </draw:polygon>
        <draw:line draw:style-name="gr8" draw:text-style-name="P6" draw:layer="layout" svg:x1="10.472cm" svg:y1="18.976cm" svg:x2="10.587cm" svg:y2="18.976cm">
          <text:p/>
        </draw:line>
        <draw:polygon draw:style-name="gr9" draw:text-style-name="P9" draw:layer="layout" svg:width="0.107cm" svg:height="0.098cm" svg:x="10.599cm" svg:y="18.927cm" svg:viewBox="0 0 108 99" draw:points="108,50 0,0 0,50 0,99">
          <text:p/>
        </draw:polygon>
        <draw:line draw:style-name="gr8" draw:text-style-name="P6" draw:layer="layout" svg:x1="10.847cm" svg:y1="18.976cm" svg:x2="10.962cm" svg:y2="18.976cm">
          <text:p/>
        </draw:line>
        <draw:polygon draw:style-name="gr9" draw:text-style-name="P9" draw:layer="layout" svg:width="0.107cm" svg:height="0.098cm" svg:x="10.974cm" svg:y="18.927cm" svg:viewBox="0 0 108 99" draw:points="108,50 0,0 0,50 0,99">
          <text:p/>
        </draw:polygon>
        <draw:line draw:style-name="gr8" draw:text-style-name="P6" draw:layer="layout" svg:x1="11.222cm" svg:y1="18.976cm" svg:x2="11.337cm" svg:y2="18.976cm">
          <text:p/>
        </draw:line>
        <draw:polygon draw:style-name="gr9" draw:text-style-name="P9" draw:layer="layout" svg:width="0.107cm" svg:height="0.098cm" svg:x="11.349cm" svg:y="18.927cm" svg:viewBox="0 0 108 99" draw:points="108,50 0,0 0,50 0,99">
          <text:p/>
        </draw:polygon>
        <draw:line draw:style-name="gr8" draw:text-style-name="P6" draw:layer="layout" svg:x1="11.597cm" svg:y1="18.976cm" svg:x2="11.712cm" svg:y2="18.976cm">
          <text:p/>
        </draw:line>
        <draw:polygon draw:style-name="gr9" draw:text-style-name="P9" draw:layer="layout" svg:width="0.107cm" svg:height="0.098cm" svg:x="11.724cm" svg:y="18.927cm" svg:viewBox="0 0 108 99" draw:points="108,50 0,0 0,50 0,99">
          <text:p/>
        </draw:polygon>
        <draw:line draw:style-name="gr8" draw:text-style-name="P6" draw:layer="layout" svg:x1="11.935cm" svg:y1="19.014cm" svg:x2="11.935cm" svg:y2="19.128cm">
          <text:p/>
        </draw:line>
        <draw:polygon draw:style-name="gr9" draw:text-style-name="P9" draw:layer="layout" svg:width="0.098cm" svg:height="0.106cm" svg:x="11.886cm" svg:y="19.141cm" svg:viewBox="0 0 99 107" draw:points="49,107 99,0 49,0 0,0">
          <text:p/>
        </draw:polygon>
        <draw:line draw:style-name="gr8" draw:text-style-name="P6" draw:layer="layout" svg:x1="11.935cm" svg:y1="19.389cm" svg:x2="11.935cm" svg:y2="19.503cm">
          <text:p/>
        </draw:line>
        <draw:polygon draw:style-name="gr9" draw:text-style-name="P9" draw:layer="layout" svg:width="0.098cm" svg:height="0.106cm" svg:x="11.886cm" svg:y="19.516cm" svg:viewBox="0 0 99 107" draw:points="49,107 99,0 49,0 0,0">
          <text:p/>
        </draw:polygon>
        <draw:line draw:style-name="gr8" draw:text-style-name="P6" draw:layer="layout" svg:x1="11.935cm" svg:y1="19.764cm" svg:x2="11.935cm" svg:y2="19.878cm">
          <text:p/>
        </draw:line>
        <draw:polygon draw:style-name="gr9" draw:text-style-name="P9" draw:layer="layout" svg:width="0.098cm" svg:height="0.106cm" svg:x="11.886cm" svg:y="19.891cm" svg:viewBox="0 0 99 107" draw:points="49,107 99,0 49,0 0,0">
          <text:p/>
        </draw:polygon>
        <draw:line draw:style-name="gr8" draw:text-style-name="P6" draw:layer="layout" svg:x1="11.935cm" svg:y1="20.139cm" svg:x2="11.935cm" svg:y2="20.253cm">
          <text:p/>
        </draw:line>
        <draw:polygon draw:style-name="gr9" draw:text-style-name="P9" draw:layer="layout" svg:width="0.098cm" svg:height="0.106cm" svg:x="11.886cm" svg:y="20.266cm" svg:viewBox="0 0 99 107" draw:points="49,107 99,0 49,0 0,0">
          <text:p/>
        </draw:polygon>
        <draw:line draw:style-name="gr8" draw:text-style-name="P6" draw:layer="layout" svg:x1="11.935cm" svg:y1="20.514cm" svg:x2="11.935cm" svg:y2="20.629cm">
          <text:p/>
        </draw:line>
        <draw:polygon draw:style-name="gr9" draw:text-style-name="P9" draw:layer="layout" svg:width="0.098cm" svg:height="0.106cm" svg:x="11.886cm" svg:y="20.641cm" svg:viewBox="0 0 99 107" draw:points="49,107 99,0 49,0 0,0">
          <text:p/>
        </draw:polygon>
        <draw:frame draw:style-name="gr6" draw:text-style-name="P7" draw:layer="layout" svg:width="0.288cm" svg:height="0.323cm" svg:x="12.238cm" svg:y="16.94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36cm" svg:x="8.86cm" svg:y="17.297cm">
          <draw:text-box>
            <text:p text:style-name="P1"><text:span text:style-name="T7">I</text:span></text:p>
          </draw:text-box>
        </draw:frame>
        <draw:frame draw:style-name="gr6" draw:text-style-name="P7" draw:layer="layout" svg:width="0.288cm" svg:height="0.336cm" svg:x="12.235cm" svg:y="20.672cm">
          <draw:text-box>
            <text:p text:style-name="P1"><text:span text:style-name="T7">G</text:span></text:p>
          </draw:text-box>
        </draw:frame>
        <draw:line draw:style-name="gr5" draw:text-style-name="P6" draw:layer="layout" svg:x1="13.348cm" svg:y1="21.039cm" svg:x2="13.348cm" svg:y2="17.289cm">
          <text:p/>
        </draw:line>
        <draw:line draw:style-name="gr5" draw:text-style-name="P6" draw:layer="layout" svg:x1="13.723cm" svg:y1="21.039cm" svg:x2="13.723cm" svg:y2="17.289cm">
          <text:p/>
        </draw:line>
        <draw:line draw:style-name="gr5" draw:text-style-name="P6" draw:layer="layout" svg:x1="14.098cm" svg:y1="21.039cm" svg:x2="14.098cm" svg:y2="17.289cm">
          <text:p/>
        </draw:line>
        <draw:line draw:style-name="gr5" draw:text-style-name="P6" draw:layer="layout" svg:x1="14.473cm" svg:y1="21.039cm" svg:x2="14.473cm" svg:y2="17.289cm">
          <text:p/>
        </draw:line>
        <draw:line draw:style-name="gr5" draw:text-style-name="P6" draw:layer="layout" svg:x1="14.848cm" svg:y1="21.039cm" svg:x2="14.848cm" svg:y2="17.289cm">
          <text:p/>
        </draw:line>
        <draw:line draw:style-name="gr5" draw:text-style-name="P6" draw:layer="layout" svg:x1="15.223cm" svg:y1="21.039cm" svg:x2="15.223cm" svg:y2="17.289cm">
          <text:p/>
        </draw:line>
        <draw:line draw:style-name="gr5" draw:text-style-name="P6" draw:layer="layout" svg:x1="15.598cm" svg:y1="21.039cm" svg:x2="15.598cm" svg:y2="17.289cm">
          <text:p/>
        </draw:line>
        <draw:line draw:style-name="gr5" draw:text-style-name="P6" draw:layer="layout" svg:x1="15.973cm" svg:y1="21.039cm" svg:x2="15.973cm" svg:y2="17.289cm">
          <text:p/>
        </draw:line>
        <draw:line draw:style-name="gr5" draw:text-style-name="P6" draw:layer="layout" svg:x1="16.348cm" svg:y1="21.039cm" svg:x2="16.348cm" svg:y2="17.289cm">
          <text:p/>
        </draw:line>
        <draw:line draw:style-name="gr5" draw:text-style-name="P6" draw:layer="layout" svg:x1="16.723cm" svg:y1="21.039cm" svg:x2="16.723cm" svg:y2="17.289cm">
          <text:p/>
        </draw:line>
        <draw:line draw:style-name="gr5" draw:text-style-name="P6" draw:layer="layout" svg:x1="17.098cm" svg:y1="21.039cm" svg:x2="17.098cm" svg:y2="17.289cm">
          <text:p/>
        </draw:line>
        <draw:line draw:style-name="gr5" draw:text-style-name="P6" draw:layer="layout" svg:x1="13.348cm" svg:y1="21.039cm" svg:x2="17.098cm" svg:y2="21.039cm">
          <text:p/>
        </draw:line>
        <draw:line draw:style-name="gr5" draw:text-style-name="P6" draw:layer="layout" svg:x1="13.348cm" svg:y1="20.664cm" svg:x2="17.098cm" svg:y2="20.664cm">
          <text:p/>
        </draw:line>
        <draw:line draw:style-name="gr5" draw:text-style-name="P6" draw:layer="layout" svg:x1="13.348cm" svg:y1="20.289cm" svg:x2="17.098cm" svg:y2="20.289cm">
          <text:p/>
        </draw:line>
        <draw:line draw:style-name="gr5" draw:text-style-name="P6" draw:layer="layout" svg:x1="13.348cm" svg:y1="19.914cm" svg:x2="17.098cm" svg:y2="19.914cm">
          <text:p/>
        </draw:line>
        <draw:line draw:style-name="gr5" draw:text-style-name="P6" draw:layer="layout" svg:x1="13.348cm" svg:y1="19.539cm" svg:x2="17.098cm" svg:y2="19.539cm">
          <text:p/>
        </draw:line>
        <draw:line draw:style-name="gr5" draw:text-style-name="P6" draw:layer="layout" svg:x1="13.348cm" svg:y1="19.164cm" svg:x2="17.098cm" svg:y2="19.164cm">
          <text:p/>
        </draw:line>
        <draw:line draw:style-name="gr5" draw:text-style-name="P6" draw:layer="layout" svg:x1="13.348cm" svg:y1="18.789cm" svg:x2="17.098cm" svg:y2="18.789cm">
          <text:p/>
        </draw:line>
        <draw:line draw:style-name="gr5" draw:text-style-name="P6" draw:layer="layout" svg:x1="13.348cm" svg:y1="18.414cm" svg:x2="17.098cm" svg:y2="18.414cm">
          <text:p/>
        </draw:line>
        <draw:line draw:style-name="gr5" draw:text-style-name="P6" draw:layer="layout" svg:x1="13.348cm" svg:y1="18.039cm" svg:x2="17.098cm" svg:y2="18.039cm">
          <text:p/>
        </draw:line>
        <draw:line draw:style-name="gr5" draw:text-style-name="P6" draw:layer="layout" svg:x1="13.348cm" svg:y1="17.664cm" svg:x2="17.098cm" svg:y2="17.664cm">
          <text:p/>
        </draw:line>
        <draw:line draw:style-name="gr5" draw:text-style-name="P6" draw:layer="layout" svg:x1="13.348cm" svg:y1="17.289cm" svg:x2="17.098cm" svg:y2="17.289cm">
          <text:p/>
        </draw:line>
        <draw:frame draw:style-name="gr10" draw:text-style-name="P10" draw:layer="layout" svg:width="0.353cm" svg:height="0.353cm" svg:x="10.324cm" svg:y="21.183cm">
          <draw:text-box>
            <text:p text:style-name="P1"><text:span text:style-name="T8">(</text:span><text:span text:style-name="T8">e</text:span><text:span text:style-name="T8">)</text:span></text:p>
          </draw:text-box>
        </draw:frame>
        <draw:frame draw:style-name="gr6" draw:text-style-name="P7" draw:layer="layout" svg:width="0.288cm" svg:height="0.323cm" svg:x="13.089cm" svg:y="20.69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23cm" svg:x="13.089cm" svg:y="20.316cm">
          <draw:text-box>
            <text:p text:style-name="P1"><text:span text:style-name="T6">8</text:span></text:p>
          </draw:text-box>
        </draw:frame>
        <draw:frame draw:style-name="gr6" draw:text-style-name="P7" draw:layer="layout" svg:width="0.288cm" svg:height="0.323cm" svg:x="13.089cm" svg:y="19.94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13.089cm" svg:y="19.56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3.089cm" svg:y="19.19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3.089cm" svg:y="18.8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3.089cm" svg:y="18.44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3.089cm" svg:y="18.06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3.089cm" svg:y="17.69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13.089cm" svg:y="17.316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13.464cm" svg:y="16.941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13.839cm" svg:y="16.94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14.214cm" svg:y="16.943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4.589cm" svg:y="16.94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4.964cm" svg:y="16.94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5.339cm" svg:y="16.94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5.714cm" svg:y="16.941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6.089cm" svg:y="16.94cm">
          <draw:text-box>
            <text:p text:style-name="P1"><text:span text:style-name="T6">7</text:span></text:p>
          </draw:text-box>
        </draw:frame>
        <draw:frame draw:style-name="gr6" draw:text-style-name="P7" draw:layer="layout" svg:width="0.288cm" svg:height="0.323cm" svg:x="16.464cm" svg:y="16.941cm">
          <draw:text-box>
            <text:p text:style-name="P1"><text:span text:style-name="T6">8</text:span></text:p>
          </draw:text-box>
        </draw:frame>
        <draw:polygon draw:style-name="gr7" draw:text-style-name="P8" draw:layer="layout" svg:width="0.375cm" svg:height="0.375cm" svg:x="14.473cm" svg:y="19.164cm" svg:viewBox="0 0 376 376" draw:points="0,376 0,0 376,0 376,376">
          <text:p/>
        </draw:polygon>
        <draw:polygon draw:style-name="gr7" draw:text-style-name="P8" draw:layer="layout" svg:width="0.375cm" svg:height="0.375cm" svg:x="14.848cm" svg:y="19.164cm" svg:viewBox="0 0 376 376" draw:points="0,376 0,0 376,0 376,376">
          <text:p/>
        </draw:polygon>
        <draw:polygon draw:style-name="gr7" draw:text-style-name="P8" draw:layer="layout" svg:width="0.375cm" svg:height="0.375cm" svg:x="15.223cm" svg:y="19.164cm" svg:viewBox="0 0 376 376" draw:points="0,376 0,0 376,0 376,376">
          <text:p/>
        </draw:polygon>
        <draw:frame draw:style-name="gr6" draw:text-style-name="P7" draw:layer="layout" svg:width="0.288cm" svg:height="0.323cm" svg:x="16.839cm" svg:y="16.94cm">
          <draw:text-box>
            <text:p text:style-name="P1"><text:span text:style-name="T6">9</text:span></text:p>
          </draw:text-box>
        </draw:frame>
        <draw:frame draw:style-name="gr6" draw:text-style-name="P7" draw:layer="layout" svg:width="0.288cm" svg:height="0.323cm" svg:x="14.214cm" svg:y="17.31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4.589cm" svg:y="17.31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4.964cm" svg:y="17.3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5.339cm" svg:y="17.31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5.714cm" svg:y="17.31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3.839cm" svg:y="17.691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4.214cm" svg:y="17.69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4.589cm" svg:y="17.69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4.964cm" svg:y="17.69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5.339cm" svg:y="17.69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5.714cm" svg:y="17.69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6.089cm" svg:y="17.691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3.464cm" svg:y="18.06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3.839cm" svg:y="18.06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4.214cm" svg:y="18.06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4.589cm" svg:y="18.066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4.964cm" svg:y="18.06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5.339cm" svg:y="18.066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5.714cm" svg:y="18.06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6.089cm" svg:y="18.06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6.464cm" svg:y="18.06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3.464cm" svg:y="18.44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3.839cm" svg:y="18.44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4.214cm" svg:y="18.44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4.589cm" svg:y="18.443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4.964cm" svg:y="18.443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15.339cm" svg:y="18.443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5.714cm" svg:y="18.44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6.089cm" svg:y="18.44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6.464cm" svg:y="18.44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6.839cm" svg:y="18.441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3.464cm" svg:y="18.8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3.839cm" svg:y="18.816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4.214cm" svg:y="18.81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4.589cm" svg:y="18.818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14.964cm" svg:y="18.816cm">
          <draw:text-box>
            <text:p text:style-name="P1"><text:span text:style-name="T6">0</text:span></text:p>
          </draw:text-box>
        </draw:frame>
        <draw:frame draw:style-name="gr6" draw:text-style-name="P7" draw:layer="layout" svg:width="0.288cm" svg:height="0.323cm" svg:x="15.339cm" svg:y="18.818cm">
          <draw:text-box>
            <text:p text:style-name="P1"><text:span text:style-name="T6">1</text:span></text:p>
          </draw:text-box>
        </draw:frame>
        <draw:frame draw:style-name="gr6" draw:text-style-name="P7" draw:layer="layout" svg:width="0.288cm" svg:height="0.323cm" svg:x="15.714cm" svg:y="18.818cm">
          <draw:text-box>
            <text:p text:style-name="P1"><text:span text:style-name="T6">2</text:span></text:p>
          </draw:text-box>
        </draw:frame>
        <draw:frame draw:style-name="gr6" draw:text-style-name="P7" draw:layer="layout" svg:width="0.288cm" svg:height="0.323cm" svg:x="16.089cm" svg:y="18.816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6.464cm" svg:y="18.81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6.839cm" svg:y="18.81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3.464cm" svg:y="19.19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3.839cm" svg:y="19.19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4.214cm" svg:y="19.19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5.714cm" svg:y="19.191cm">
          <draw:text-box>
            <text:p text:style-name="P1"><text:span text:style-name="T6">3</text:span></text:p>
          </draw:text-box>
        </draw:frame>
        <draw:frame draw:style-name="gr6" draw:text-style-name="P7" draw:layer="layout" svg:width="0.288cm" svg:height="0.323cm" svg:x="16.089cm" svg:y="19.193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6.464cm" svg:y="19.19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3.464cm" svg:y="19.56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3.839cm" svg:y="19.56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4.214cm" svg:y="19.56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4.589cm" svg:y="19.56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4.964cm" svg:y="19.56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5.339cm" svg:y="19.56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5.714cm" svg:y="19.568cm">
          <draw:text-box>
            <text:p text:style-name="P1"><text:span text:style-name="T6">4</text:span></text:p>
          </draw:text-box>
        </draw:frame>
        <draw:frame draw:style-name="gr6" draw:text-style-name="P7" draw:layer="layout" svg:width="0.288cm" svg:height="0.323cm" svg:x="16.089cm" svg:y="19.566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3.839cm" svg:y="19.941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4.214cm" svg:y="19.94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4.589cm" svg:y="19.941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23cm" svg:x="15.714cm" svg:y="19.941cm">
          <draw:text-box>
            <text:p text:style-name="P1"><text:span text:style-name="T6">5</text:span></text:p>
          </draw:text-box>
        </draw:frame>
        <draw:frame draw:style-name="gr6" draw:text-style-name="P7" draw:layer="layout" svg:width="0.288cm" svg:height="0.323cm" svg:x="14.214cm" svg:y="20.316cm">
          <draw:text-box>
            <text:p text:style-name="P1"><text:span text:style-name="T6">6</text:span></text:p>
          </draw:text-box>
        </draw:frame>
        <draw:frame draw:style-name="gr6" draw:text-style-name="P7" draw:layer="layout" svg:width="0.288cm" svg:height="0.336cm" svg:x="13.461cm" svg:y="17.297cm">
          <draw:text-box>
            <text:p text:style-name="P1"><text:span text:style-name="T7">I</text:span></text:p>
          </draw:text-box>
        </draw:frame>
        <draw:frame draw:style-name="gr6" draw:text-style-name="P7" draw:layer="layout" svg:width="0.288cm" svg:height="0.336cm" svg:x="16.836cm" svg:y="20.672cm">
          <draw:text-box>
            <text:p text:style-name="P1"><text:span text:style-name="T7">G</text:span></text:p>
          </draw:text-box>
        </draw:frame>
        <draw:frame draw:style-name="gr10" draw:text-style-name="P10" draw:layer="layout" svg:width="0.32cm" svg:height="0.353cm" svg:x="14.943cm" svg:y="21.183cm">
          <draw:text-box>
            <text:p text:style-name="P1"><text:span text:style-name="T8">(</text:span><text:span text:style-name="T8">f</text:span><text:span text:style-name="T8">)</text:span></text:p>
          </draw:text-box>
        </draw:frame>
        <draw:frame draw:style-name="gr1" draw:text-style-name="P2" draw:layer="layout" svg:width="6.039cm" svg:height="0.429cm" svg:x="7.479cm" svg:y="21.724cm">
          <draw:text-box>
            <text:p text:style-name="P1"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: </text:span><text:span text:style-name="T4">G</text:span><text:span text:style-name="T4">r</text:span><text:span text:style-name="T4">i</text:span><text:span text:style-name="T4">d</text:span><text:span text:style-name="T4">s </text:span><text:span text:style-name="T4">w</text:span><text:span text:style-name="T4">i</text:span><text:span text:style-name="T4">t</text:span><text:span text:style-name="T4">h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a</text:span><text:span text:style-name="T4">n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s</text:span><text:span text:style-name="T4">.</text:span></text:p>
          </draw:text-box>
        </draw:frame>
        <draw:frame draw:style-name="gr1" draw:text-style-name="P2" draw:layer="layout" svg:width="17.536cm" svg:height="0.429cm" svg:x="1.9cm" svg:y="22.384cm">
          <draw:text-box>
            <text:p text:style-name="P1"><text:span text:style-name="T4">A</text:span><text:span text:style-name="T4">s </text:span><text:span text:style-name="T4">t</text:span><text:span text:style-name="T4">h</text:span><text:span text:style-name="T4">e</text:span><text:span text:style-name="T4"> </text:span><text:span text:style-name="T4">e</text:span><text:span text:style-name="T4">n</text:span><text:span text:style-name="T4">v</text:span><text:span text:style-name="T4">i</text:span><text:span text:style-name="T4">r</text:span><text:span text:style-name="T4">o</text:span><text:span text:style-name="T4">n</text:span><text:span text:style-name="T4">m</text:span><text:span text:style-name="T4">e</text:span><text:span text:style-name="T4">n</text:span><text:span text:style-name="T4">t 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s</text:span><text:span text:style-name="T4">, </text:span><text:span text:style-name="T4">i</text:span><text:span text:style-name="T4">.</text:span><text:span text:style-name="T4">e</text:span><text:span text:style-name="T4">.</text:span><text:span text:style-name="T4">,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g</text:span><text:span text:style-name="T4">e</text:span><text:span text:style-name="T4">t </text:span><text:span text:style-name="T4">r</text:span><text:span text:style-name="T4">e</text:span><text:span text:style-name="T4">m</text:span><text:span text:style-name="T4">o</text:span><text:span text:style-name="T4">v</text:span><text:span text:style-name="T4">e</text:span><text:span text:style-name="T4">d</text:span><text:span text:style-name="T4"> </text:span><text:span text:style-name="T4">o</text:span><text:span text:style-name="T4">r </text:span><text:span text:style-name="T4">p</text:span><text:span text:style-name="T4">l</text:span><text:span text:style-name="T4">a</text:span><text:span text:style-name="T4">c</text:span><text:span text:style-name="T4">e</text:span><text:span text:style-name="T4">d</text:span><text:span text:style-name="T4"> </text:span><text:span text:style-name="T4">a</text:span><text:span text:style-name="T4">t </text:span><text:span text:style-name="T4">s</text:span><text:span text:style-name="T4">o</text:span><text:span text:style-name="T4">m</text:span><text:span text:style-name="T4">e</text:span><text:span text:style-name="T4"> </text:span><text:span text:style-name="T4">n</text:span><text:span text:style-name="T4">e</text:span><text:span text:style-name="T4">w</text:span><text:span text:style-name="T4"> </text:span><text:span text:style-name="T4">c</text:span><text:span text:style-name="T4">e</text:span><text:span text:style-name="T4">l</text:span><text:span text:style-name="T4">l</text:span><text:span text:style-name="T4">s</text:span><text:span text:style-name="T4">, </text:span><text:span text:style-name="T4">t</text:span><text:span text:style-name="T4">h</text:span><text:span text:style-name="T4">e</text:span><text:span text:style-name="T4"> </text:span><text:span text:style-name="T4">p</text:span><text:span text:style-name="T4">l</text:span><text:span text:style-name="T4">a</text:span><text:span text:style-name="T4">n</text:span><text:span text:style-name="T4">n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m</text:span><text:span text:style-name="T4">a</text:span><text:span text:style-name="T4">y</text:span><text:span text:style-name="T4"> </text:span><text:span text:style-name="T4">b</text:span><text:span text:style-name="T4">e</text:span><text:span text:style-name="T4">c</text:span><text:span text:style-name="T4">o</text:span><text:span text:style-name="T4">m</text:span><text:span text:style-name="T4">e</text:span></text:p>
          </draw:text-box>
        </draw:frame>
        <draw:frame draw:style-name="gr1" draw:text-style-name="P2" draw:layer="layout" svg:width="1.17cm" svg:height="0.429cm" svg:x="1.9cm" svg:y="22.862cm">
          <draw:text-box>
            <text:p text:style-name="P1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.</text:span></text:p>
          </draw:text-box>
        </draw:frame>
        <draw:frame draw:style-name="gr1" draw:text-style-name="P2" draw:layer="layout" svg:width="11.847cm" svg:height="0.429cm" svg:x="3.219cm" svg:y="22.862cm">
          <draw:text-box>
            <text:p text:style-name="P1"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b</text:span><text:span text:style-name="T4"> </text:span><text:span text:style-name="T4">s</text:span><text:span text:style-name="T4">h</text:span><text:span text:style-name="T4">o</text:span><text:span text:style-name="T4">w</text:span><text:span text:style-name="T4">s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a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.</text:span></text:p>
          </draw:text-box>
        </draw:frame>
        <draw:frame draw:style-name="gr1" draw:text-style-name="P2" draw:layer="layout" svg:width="3.634cm" svg:height="0.429cm" svg:x="15.417cm" svg:y="22.862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o</text:span><text:span text:style-name="T4">r</text:span><text:span text:style-name="T4">i</text:span><text:span text:style-name="T4">g</text:span><text:span text:style-name="T4">i</text:span><text:span text:style-name="T4">n</text:span><text:span text:style-name="T4">a</text:span><text:span text:style-name="T4">l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/text:p>
          </draw:text-box>
        </draw:frame>
        <draw:frame draw:style-name="gr1" draw:text-style-name="P2" draw:layer="layout" svg:width="5.078cm" svg:height="0.429cm" svg:x="1.9cm" svg:y="23.34cm">
          <draw:text-box>
            <text:p text:style-name="P1"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a</text:span><text:span text:style-name="T4"> </text:span><text:span text:style-name="T4">i</text:span><text:span text:style-name="T4">s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b</text:span><text:span text:style-name="T4">,</text:span></text:p>
          </draw:text-box>
        </draw:frame>
        <draw:frame draw:style-name="gr1" draw:text-style-name="P2" draw:layer="layout" svg:width="3.749cm" svg:height="0.429cm" svg:x="7.258cm" svg:y="23.34cm">
          <draw:text-box>
            <text:p text:style-name="P1"><text:span text:style-name="T4">a</text:span><text:span text:style-name="T4">s </text:span><text:span text:style-name="T4">i</text:span><text:span text:style-name="T4">t </text:span><text:span text:style-name="T4">v</text:span><text:span text:style-name="T4">i</text:span><text:span text:style-name="T4">s</text:span><text:span text:style-name="T4">i</text:span><text:span text:style-name="T4">t</text:span><text:span text:style-name="T4">s </text:span><text:span text:style-name="T4">b</text:span><text:span text:style-name="T4">l</text:span><text:span text:style-name="T4">o</text:span><text:span text:style-name="T4">c</text:span><text:span text:style-name="T4">k</text:span><text:span text:style-name="T4">e</text:span><text:span text:style-name="T4">d</text:span><text:span text:style-name="T4"> </text:span><text:span text:style-name="T4">c</text:span><text:span text:style-name="T4">e</text:span><text:span text:style-name="T4">l</text:span><text:span text:style-name="T4">l</text:span><text:span text:style-name="T4">s</text:span><text:span text:style-name="T4">,</text:span></text:p>
          </draw:text-box>
        </draw:frame>
        <draw:frame draw:style-name="gr1" draw:text-style-name="P2" draw:layer="layout" svg:width="4.866cm" svg:height="0.429cm" svg:x="11.27cm" svg:y="23.34cm">
          <draw:text-box>
            <text:p text:style-name="P1"><text:span text:style-name="T4">s</text:span><text:span text:style-name="T4">e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d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s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.</text:span></text:p>
          </draw:text-box>
        </draw:frame>
        <draw:frame draw:style-name="gr1" draw:text-style-name="P2" draw:layer="layout" svg:width="1.746cm" svg:height="0.429cm" svg:x="16.507cm" svg:y="23.34cm">
          <draw:text-box>
            <text:p text:style-name="P1"><text:span text:style-name="T4">I</text:span><text:span text:style-name="T4">f </text:span><text:span text:style-name="T4">a</text:span><text:span text:style-name="T4">n</text:span><text:span text:style-name="T4"> </text:span><text:span text:style-name="T4">a</text:span><text:span text:style-name="T4">g</text:span><text:span text:style-name="T4">e</text:span><text:span text:style-name="T4">n</text:span><text:span text:style-name="T4">t</text:span><text:span text:style-name="T4">,</text:span></text:p>
          </draw:text-box>
        </draw:frame>
        <draw:frame draw:style-name="gr1" draw:text-style-name="P2" draw:layer="layout" svg:width="0.658cm" svg:height="0.429cm" svg:x="18.448cm" svg:y="23.34cm">
          <draw:text-box>
            <text:p text:style-name="P1"><text:span text:style-name="T4">e</text:span><text:span text:style-name="T4">.</text:span><text:span text:style-name="T4">g</text:span><text:span text:style-name="T4">.</text:span><text:span text:style-name="T4">,</text:span></text:p>
          </draw:text-box>
        </draw:frame>
        <draw:frame draw:style-name="gr1" draw:text-style-name="P2" draw:layer="layout" svg:width="9.718cm" svg:height="0.429cm" svg:x="1.9cm" svg:y="23.818cm">
          <draw:text-box>
            <text:p text:style-name="P1"><text:span text:style-name="T4">a</text:span><text:span text:style-name="T4"> </text:span><text:span text:style-name="T4">r</text:span><text:span text:style-name="T4">o</text:span><text:span text:style-name="T4">b</text:span><text:span text:style-name="T4">o</text:span><text:span text:style-name="T4">t</text:span><text:span text:style-name="T4">, </text:span><text:span text:style-name="T4">t</text:span><text:span text:style-name="T4">a</text:span><text:span text:style-name="T4">k</text:span><text:span text:style-name="T4">e</text:span><text:span text:style-name="T4">s </text:span><text:span text:style-name="T4">t</text:span><text:span text:style-name="T4">h</text:span><text:span text:style-name="T4">e</text:span><text:span text:style-name="T4"> </text:span><text:span text:style-name="T4">p</text:span><text:span text:style-name="T4">l</text:span><text:span text:style-name="T4">a</text:span><text:span text:style-name="T4">n</text:span><text:span text:style-name="T4">n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a</text:span><text:span text:style-name="T4"> </text:span><text:span text:style-name="T4">t</text:span><text:span text:style-name="T4">o</text:span><text:span text:style-name="T4"> </text:span><text:span text:style-name="T4">g</text:span><text:span text:style-name="T4">e</text:span><text:span text:style-name="T4">t </text:span><text:span text:style-name="T4">f</text:span><text:span text:style-name="T4">r</text:span><text:span text:style-name="T4">o</text:span><text:span text:style-name="T4">m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384cm" svg:height="0.446cm" svg:x="11.968cm" svg:y="23.803cm">
          <draw:text-box>
            <text:p text:style-name="P1"><text:span text:style-name="T5">I</text:span></text:p>
          </draw:text-box>
        </draw:frame>
        <draw:frame draw:style-name="gr1" draw:text-style-name="P2" draw:layer="layout" svg:width="0.95cm" svg:height="0.429cm" svg:x="12.288cm" svg:y="23.818cm">
          <draw:text-box>
            <text:p text:style-name="P1"><text:span text:style-name="T4">t</text:span><text:span text:style-name="T4">o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384cm" svg:height="0.446cm" svg:x="13.378cm" svg:y="23.803cm">
          <draw:text-box>
            <text:p text:style-name="P1"><text:span text:style-name="T5">G</text:span></text:p>
          </draw:text-box>
        </draw:frame>
        <draw:frame draw:style-name="gr1" draw:text-style-name="P2" draw:layer="layout" svg:width="5.247cm" svg:height="0.429cm" svg:x="13.697cm" svg:y="23.818cm">
          <draw:text-box>
            <text:p text:style-name="P1"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b</text:span><text:span text:style-name="T4">, </text:span><text:span text:style-name="T4">i</text:span><text:span text:style-name="T4">t </text:span><text:span text:style-name="T4">w</text:span><text:span text:style-name="T4">i</text:span><text:span text:style-name="T4">l</text:span><text:span text:style-name="T4">l </text:span><text:span text:style-name="T4">g</text:span><text:span text:style-name="T4">e</text:span><text:span text:style-name="T4">t</text:span></text:p>
          </draw:text-box>
        </draw:frame>
        <draw:frame draw:style-name="gr1" draw:text-style-name="P2" draw:layer="layout" svg:width="1.323cm" svg:height="0.429cm" svg:x="1.9cm" svg:y="24.296cm">
          <draw:text-box>
            <text:p text:style-name="P1"><text:span text:style-name="T4">b</text:span><text:span text:style-name="T4">l</text:span><text:span text:style-name="T4">o</text:span><text:span text:style-name="T4">c</text:span><text:span text:style-name="T4">k</text:span><text:span text:style-name="T4">e</text:span><text:span text:style-name="T4">d</text:span><text:span text:style-name="T4">.</text:span></text:p>
          </draw:text-box>
        </draw:frame>
        <draw:frame draw:style-name="gr1" draw:text-style-name="P2" draw:layer="layout" svg:width="1.513cm" svg:height="0.429cm" svg:x="3.436cm" svg:y="24.296cm">
          <draw:text-box>
            <text:p text:style-name="P1"><text:span text:style-name="T4">H</text:span><text:span text:style-name="T4">o</text:span><text:span text:style-name="T4">w</text:span><text:span text:style-name="T4">e</text:span><text:span text:style-name="T4">v</text:span><text:span text:style-name="T4">e</text:span><text:span text:style-name="T4">r</text:span><text:span text:style-name="T4">,</text:span></text:p>
          </draw:text-box>
        </draw:frame>
        <draw:frame draw:style-name="gr1" draw:text-style-name="P2" draw:layer="layout" svg:width="1.941cm" svg:height="0.429cm" svg:x="5.043cm" svg:y="24.296cm">
          <draw:text-box>
            <text:p text:style-name="P1"><text:span text:style-name="T4">a</text:span><text:span text:style-name="T4">t </text:span><text:span text:style-name="T4">t</text:span><text:span text:style-name="T4">h</text:span><text:span text:style-name="T4">a</text:span><text:span text:style-name="T4">t </text:span><text:span text:style-name="T4">p</text:span><text:span text:style-name="T4">o</text:span><text:span text:style-name="T4">i</text:span><text:span text:style-name="T4">n</text:span><text:span text:style-name="T4">t</text:span><text:span text:style-name="T4">,</text:span></text:p>
          </draw:text-box>
        </draw:frame>
        <draw:frame draw:style-name="gr1" draw:text-style-name="P2" draw:layer="layout" svg:width="11.479cm" svg:height="0.429cm" svg:x="7.188cm" svg:y="24.296cm">
          <draw:text-box>
            <text:p text:style-name="P1"><text:span text:style-name="T4">i</text:span><text:span text:style-name="T4">t </text:span><text:span text:style-name="T4">c</text:span><text:span text:style-name="T4">a</text:span><text:span text:style-name="T4">n</text:span><text:span text:style-name="T4">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s </text:span><text:span text:style-name="T4">o</text:span><text:span text:style-name="T4">f </text:span><text:span text:style-name="T4">a</text:span><text:span text:style-name="T4">l</text:span><text:span text:style-name="T4">l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x</text:span><text:span text:style-name="T4">t</text:span><text:span text:style-name="T4">e</text:span><text:span text:style-name="T4">r</text:span><text:span text:style-name="T4">n</text:span><text:span text:style-name="T4">a</text:span><text:span text:style-name="T4">l </text:span><text:span text:style-name="T4">s</text:span><text:span text:style-name="T4">e</text:span><text:span text:style-name="T4">n</text:span><text:span text:style-name="T4">s</text:span><text:span text:style-name="T4">o</text:span><text:span text:style-name="T4">r</text:span><text:span text:style-name="T4">s </text:span><text:span text:style-name="T4">a</text:span><text:span text:style-name="T4">n</text:span><text:span text:style-name="T4">d</text:span></text:p>
          </draw:text-box>
        </draw:frame>
        <draw:frame draw:style-name="gr1" draw:text-style-name="P2" draw:layer="layout" svg:width="17.312cm" svg:height="0.429cm" svg:x="1.9cm" svg:y="24.774cm">
          <draw:text-box>
            <text:p text:style-name="P1"><text:span text:style-name="T4">r</text:span><text:span text:style-name="T4">e</text:span><text:span text:style-name="T4">-</text:span><text:span text:style-name="T4">p</text:span><text:span text:style-name="T4">l</text:span><text:span text:style-name="T4">a</text:span><text:span text:style-name="T4">n</text:span><text:span text:style-name="T4"> </text:span><text:span text:style-name="T4">t</text:span><text:span text:style-name="T4">o</text:span><text:span text:style-name="T4"> </text:span><text:span text:style-name="T4">m</text:span><text:span text:style-name="T4">o</text:span><text:span text:style-name="T4">v</text:span><text:span text:style-name="T4">e</text:span><text:span text:style-name="T4"> </text:span><text:span text:style-name="T4">a</text:span><text:span text:style-name="T4">r</text:span><text:span text:style-name="T4">o</text:span><text:span text:style-name="T4">u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b</text:span><text:span text:style-name="T4">s</text:span><text:span text:style-name="T4">t</text:span><text:span text:style-name="T4">a</text:span><text:span text:style-name="T4">c</text:span><text:span text:style-name="T4">l</text:span><text:span text:style-name="T4">e</text:span><text:span text:style-name="T4">s </text:span><text:span text:style-name="T4">a</text:span><text:span text:style-name="T4">n</text:span><text:span text:style-name="T4">d</text:span><text:span text:style-name="T4"> </text:span><text:span text:style-name="T4">g</text:span><text:span text:style-name="T4">e</text:span><text:span text:style-name="T4">t </text:span><text:span text:style-name="T4">b</text:span><text:span text:style-name="T4">a</text:span><text:span text:style-name="T4">c</text:span><text:span text:style-name="T4">k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r</text:span><text:span text:style-name="T4">i</text:span><text:span text:style-name="T4">g</text:span><text:span text:style-name="T4">i</text:span><text:span text:style-name="T4">n</text:span><text:span text:style-name="T4">a</text:span><text:span text:style-name="T4">l </text:span><text:span text:style-name="T4">r</text:span><text:span text:style-name="T4">o</text:span><text:span text:style-name="T4">u</text:span><text:span text:style-name="T4">t</text:span><text:span text:style-name="T4">e</text:span><text:span text:style-name="T4">, </text:span><text:span text:style-name="T4">a</text:span><text:span text:style-name="T4">s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c</text:span><text:span text:style-name="T4">.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d</text:span><text:span text:style-name="T4"> </text:span><text:span text:style-name="T4">s</text:span><text:span text:style-name="T4">h</text:span><text:span text:style-name="T4">o</text:span><text:span text:style-name="T4">w</text:span><text:span text:style-name="T4">s</text:span></text:p>
          </draw:text-box>
        </draw:frame>
        <draw:frame draw:style-name="gr1" draw:text-style-name="P2" draw:layer="layout" svg:width="15.297cm" svg:height="0.429cm" svg:x="1.9cm" svg:y="25.251cm">
          <draw:text-box>
            <text:p text:style-name="P1"><text:span text:style-name="T4">a</text:span><text:span text:style-name="T4"> </text:span><text:span text:style-name="T4">s</text:span><text:span text:style-name="T4">u</text:span><text:span text:style-name="T4">b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t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t</text:span><text:span text:style-name="T4">h</text:span><text:span text:style-name="T4">a</text:span><text:span text:style-name="T4">t </text:span><text:span text:style-name="T4">b</text:span><text:span text:style-name="T4">r</text:span><text:span text:style-name="T4">e</text:span><text:span text:style-name="T4">a</text:span><text:span text:style-name="T4">k</text:span><text:span text:style-name="T4">s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-</text:span><text:span text:style-name="T4">p</text:span><text:span text:style-name="T4">l</text:span><text:span text:style-name="T4">a</text:span><text:span text:style-name="T4">n</text:span><text:span text:style-name="T4">n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c</text:span><text:span text:style-name="T4"> </text:span><text:span text:style-name="T4">i</text:span><text:span text:style-name="T4">n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l</text:span><text:span text:style-name="T4">a</text:span><text:span text:style-name="T4">c</text:span><text:span text:style-name="T4">e</text:span><text:span text:style-name="T4">s</text:span><text:span text:style-name="T4">.</text:span></text:p>
          </draw:text-box>
        </draw:frame>
        <draw:frame draw:style-name="gr1" draw:text-style-name="P2" draw:layer="layout" svg:width="1.407cm" svg:height="0.429cm" svg:x="17.677cm" svg:y="25.251cm">
          <draw:text-box>
            <text:p text:style-name="P1"><text:span text:style-name="T4">A</text:span><text:span text:style-name="T4">n</text:span><text:span text:style-name="T4"> </text:span><text:span text:style-name="T4">a</text:span><text:span text:style-name="T4">g</text:span><text:span text:style-name="T4">e</text:span><text:span text:style-name="T4">n</text:span><text:span text:style-name="T4">t</text:span></text:p>
          </draw:text-box>
        </draw:frame>
        <draw:frame draw:style-name="gr1" draw:text-style-name="P2" draw:layer="layout" svg:width="15.479cm" svg:height="0.429cm" svg:x="1.9cm" svg:y="25.729cm">
          <draw:text-box>
            <text:p text:style-name="P1"><text:span text:style-name="T4">t</text:span><text:span text:style-name="T4">h</text:span><text:span text:style-name="T4">a</text:span><text:span text:style-name="T4">t </text:span><text:span text:style-name="T4">a</text:span><text:span text:style-name="T4">t</text:span><text:span text:style-name="T4">t</text:span><text:span text:style-name="T4">e</text:span><text:span text:style-name="T4">m</text:span><text:span text:style-name="T4">p</text:span><text:span text:style-name="T4">t</text:span><text:span text:style-name="T4">s </text:span><text:span text:style-name="T4">t</text:span><text:span text:style-name="T4">o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 </text:span><text:span text:style-name="T4">t</text:span><text:span text:style-name="T4">h</text:span><text:span text:style-name="T4">a</text:span><text:span text:style-name="T4">t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w</text:span><text:span text:style-name="T4">i</text:span><text:span text:style-name="T4">l</text:span><text:span text:style-name="T4">l </text:span><text:span text:style-name="T4">g</text:span><text:span text:style-name="T4">e</text:span><text:span text:style-name="T4">t </text:span><text:span text:style-name="T4">b</text:span><text:span text:style-name="T4">l</text:span><text:span text:style-name="T4">o</text:span><text:span text:style-name="T4">c</text:span><text:span text:style-name="T4">k</text:span><text:span text:style-name="T4">e</text:span><text:span text:style-name="T4">d</text:span><text:span text:style-name="T4"> </text:span><text:span text:style-name="T4">f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 </text:span><text:span text:style-name="T4">t</text:span><text:span text:style-name="T4">i</text:span><text:span text:style-name="T4">m</text:span><text:span text:style-name="T4">e</text:span><text:span text:style-name="T4"> </text:span><text:span text:style-name="T4">a</text:span><text:span text:style-name="T4">t </text:span><text:span text:style-name="T4">t</text:span><text:span text:style-name="T4">h</text:span><text:span text:style-name="T4">e</text:span><text:span text:style-name="T4"> </text:span><text:span text:style-name="T4">c</text:span><text:span text:style-name="T4">e</text:span><text:span text:style-name="T4">l</text:span><text:span text:style-name="T4">l </text:span><text:span text:style-name="T4">a</text:span><text:span text:style-name="T4">t </text:span><text:span text:style-name="T4">r</text:span><text:span text:style-name="T4">o</text:span><text:span text:style-name="T4">w</text:span><text:span text:style-name="T4"> </text:span><text:span text:style-name="T4">4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 </text:span><text:span text:style-name="T4">2</text:span><text:span text:style-name="T4">.</text:span></text:p>
          </draw:text-box>
        </draw:frame>
        <draw:frame draw:style-name="gr1" draw:text-style-name="P2" draw:layer="layout" svg:width="1.492cm" svg:height="0.429cm" svg:x="17.607cm" svg:y="25.729cm">
          <draw:text-box>
            <text:p text:style-name="P1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7.541cm" svg:height="0.429cm" svg:x="1.9cm" svg:y="26.207cm">
          <draw:text-box>
            <text:p text:style-name="P1"><text:span text:style-name="T4">a</text:span><text:span text:style-name="T4">v</text:span><text:span text:style-name="T4">a</text:span><text:span text:style-name="T4">i</text:span><text:span text:style-name="T4">l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n</text:span><text:span text:style-name="T4">s</text:span><text:span text:style-name="T4">o</text:span><text:span text:style-name="T4">r</text:span><text:span text:style-name="T4">s</text:span><text:span text:style-name="T4">, </text:span><text:span text:style-name="T4">i</text:span><text:span text:style-name="T4">t </text:span><text:span text:style-name="T4">m</text:span><text:span text:style-name="T4">a</text:span><text:span text:style-name="T4">y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d</text:span><text:span text:style-name="T4">e</text:span><text:span text:style-name="T4">c</text:span><text:span text:style-name="T4">i</text:span><text:span text:style-name="T4">d</text:span><text:span text:style-name="T4">e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-</text:span><text:span text:style-name="T4">p</text:span><text:span text:style-name="T4">l</text:span><text:span text:style-name="T4">a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a</text:span><text:span text:style-name="T4">k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e</text:span><text:span text:style-name="T4">e</text:span><text:span text:style-name="T4">n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s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e</text:span><text:span text:style-name="T4">. </text:span><text:span text:style-name="T4">N</text:span><text:span text:style-name="T4">o</text:span><text:span text:style-name="T4">t</text:span><text:span text:style-name="T4">e</text:span></text:p>
          </draw:text-box>
        </draw:frame>
        <draw:frame draw:style-name="gr1" draw:text-style-name="P2" draw:layer="layout" svg:width="17.088cm" svg:height="0.429cm" svg:x="1.9cm" svg:y="26.685cm">
          <draw:text-box>
            <text:p text:style-name="P1"><text:span text:style-name="T4">t</text:span><text:span text:style-name="T4">h</text:span><text:span text:style-name="T4">a</text:span><text:span text:style-name="T4">t </text:span><text:span text:style-name="T4">t</text:span><text:span text:style-name="T4">h</text:span><text:span text:style-name="T4">e</text:span><text:span text:style-name="T4"> </text:span><text:span text:style-name="T4">a</text:span><text:span text:style-name="T4">g</text:span><text:span text:style-name="T4">e</text:span><text:span text:style-name="T4">n</text:span><text:span text:style-name="T4">t </text:span><text:span text:style-name="T4">m</text:span><text:span text:style-name="T4">a</text:span><text:span text:style-name="T4">y</text:span><text:span text:style-name="T4">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v</text:span><text:span text:style-name="T4">i</text:span><text:span text:style-name="T4">s</text:span><text:span text:style-name="T4">i</text:span><text:span text:style-name="T4">t </text:span><text:span text:style-name="T4">s</text:span><text:span text:style-name="T4">o</text:span><text:span text:style-name="T4">m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s</text:span><text:span text:style-name="T4">.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d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e</text:span><text:span text:style-name="T4"> </text:span><text:span text:style-name="T4">i</text:span><text:span text:style-name="T4">s </text:span><text:span text:style-name="T4">n</text:span><text:span text:style-name="T4">o</text:span><text:span text:style-name="T4">w</text:span><text:span text:style-name="T4"> </text:span><text:span text:style-name="T4">u</text:span><text:span text:style-name="T4">s</text:span><text:span text:style-name="T4">e</text:span><text:span text:style-name="T4">l</text:span><text:span text:style-name="T4">e</text:span><text:span text:style-name="T4">s</text:span><text:span text:style-name="T4">s </text:span><text:span text:style-name="T4">a</text:span><text:span text:style-name="T4">n</text:span><text:span text:style-name="T4">d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f</text:span><text:span text:style-name="T4">o</text:span><text:span text:style-name="T4">r</text:span><text:span text:style-name="T4">g</text:span><text:span text:style-name="T4">o</text:span><text:span text:style-name="T4">t</text:span><text:span text:style-name="T4">t</text:span><text:span text:style-name="T4">e</text:span><text:span text:style-name="T4">n</text:span><text:span text:style-name="T4">.</text:span></text:p>
          </draw:text-box>
        </draw:frame>
        <draw:frame draw:style-name="gr1" draw:text-style-name="P2" draw:layer="layout" svg:width="0.384cm" svg:height="0.429cm" svg:x="10.404cm" svg:y="28.511cm">
          <draw:text-box>
            <text:p text:style-name="P1"><text:span text:style-name="T4">1</text:span></text:p>
          </draw:text-box>
        </draw:frame>
      </draw:page>
      <draw:page draw:name="page2" draw:style-name="dp1" draw:master-page-name="master-page3">
        <draw:frame draw:style-name="gr3" draw:text-style-name="P4" draw:layer="layout" svg:width="1.992cm" svg:height="0.471cm" svg:x="1.9cm" svg:y="1.911cm">
          <draw:text-box>
            <text:p text:style-name="P1"><text:span text:style-name="T3">Input Data</text:span></text:p>
          </draw:text-box>
        </draw:frame>
        <draw:frame draw:style-name="gr1" draw:text-style-name="P2" draw:layer="layout" svg:width="5.831cm" svg:height="0.429cm" svg:x="1.9cm" svg:y="2.681cm">
          <draw:text-box>
            <text:p text:style-name="P1"><text:span text:style-name="T4">Your program should read </text:span><text:span text:style-name="T4">input from</text:span></text:p>
          </draw:text-box>
        </draw:frame>
        <draw:frame draw:style-name="gr1" draw:text-style-name="P2" draw:layer="layout" svg:width="0.95cm" svg:height="0.446cm" svg:x="7.81cm" svg:y="2.667cm">
          <draw:text-box>
            <text:p text:style-name="P1"><text:span text:style-name="T5">stdin</text:span></text:p>
          </draw:text-box>
        </draw:frame>
        <draw:frame draw:style-name="gr1" draw:text-style-name="P2" draw:layer="layout" svg:width="0.384cm" svg:height="0.429cm" svg:x="8.821cm" svg:y="2.681cm">
          <draw:text-box>
            <text:p text:style-name="P1"><text:span text:style-name="T4">.</text:span></text:p>
          </draw:text-box>
        </draw:frame>
        <draw:frame draw:style-name="gr1" draw:text-style-name="P13" draw:layer="layout" svg:width="9.976cm" svg:height="0.429cm" svg:x="9.062cm" svg:y="2.681cm">
          <draw:text-box>
            <text:p text:style-name="P12"><text:span text:style-name="T9">The first line of the input encodes the dimensions of the grid, for</text:span></text:p>
          </draw:text-box>
        </draw:frame>
        <draw:frame draw:style-name="gr1" draw:text-style-name="P2" draw:layer="layout" svg:width="1.306cm" svg:height="0.429cm" svg:x="1.9cm" svg:y="3.159cm">
          <draw:text-box>
            <text:p text:style-name="P1"><text:span text:style-name="T4">example</text:span></text:p>
          </draw:text-box>
        </draw:frame>
        <draw:frame draw:style-name="gr1" draw:text-style-name="P2" draw:layer="layout" svg:width="1.213cm" svg:height="0.446cm" svg:x="3.32cm" svg:y="3.145cm">
          <draw:text-box>
            <text:p text:style-name="P1"><text:span text:style-name="T5">10x20</text:span></text:p>
          </draw:text-box>
        </draw:frame>
        <draw:frame draw:style-name="gr1" draw:text-style-name="P2" draw:layer="layout" svg:width="7.889cm" svg:height="0.429cm" svg:x="4.452cm" svg:y="3.159cm">
          <draw:text-box>
            <text:p text:style-name="P1"><text:span text:style-name="T4">specifies that the grid has 10 </text:span><text:span text:style-name="T4">rows and 20 columns.</text:span></text:p>
          </draw:text-box>
        </draw:frame>
        <draw:frame draw:style-name="gr1" draw:text-style-name="P13" draw:layer="layout" svg:width="6.229cm" svg:height="0.429cm" svg:x="12.712cm" svg:y="3.159cm">
          <draw:text-box>
            <text:p text:style-name="P12"><text:span text:style-name="T9">The second line of the input </text:span><text:span text:style-name="T9">encodes the</text:span></text:p>
          </draw:text-box>
        </draw:frame>
        <draw:frame draw:style-name="gr1" draw:text-style-name="P2" draw:layer="layout" svg:width="11.673cm" svg:height="0.429cm" svg:x="1.927cm" svg:y="3.671cm">
          <draw:text-box>
            <text:p text:style-name="P1"><text:span text:style-name="T4">initial </text:span><text:span text:style-name="T4">cell of </text:span><text:span text:style-name="T4">the </text:span><text:span text:style-name="T4">agent </text:span><text:span text:style-name="T4">in the </text:span><text:span text:style-name="T4">grid, </text:span><text:span text:style-name="T4">while </text:span><text:span text:style-name="T4">t</text:span><text:span text:style-name="T9">he </text:span><text:span text:style-name="T9">third </text:span><text:span text:style-name="T9">line </text:span><text:span text:style-name="T9">encod</text:span><text:span text:style-name="T9">es the </text:span><text:span text:style-name="T9">goal </text:span><text:span text:style-name="T9">cell</text:span><text:span text:style-name="T4">.</text:span></text:p>
          </draw:text-box>
        </draw:frame>
        <draw:frame draw:style-name="gr1" draw:text-style-name="P2" draw:layer="layout" svg:width="5.289cm" svg:height="0.429cm" svg:x="13.786cm" svg:y="3.637cm">
          <draw:text-box>
            <text:p text:style-name="P1"><text:span text:style-name="T4">A cell is encoded </text:span><text:span text:style-name="T4">using the format</text:span></text:p>
          </draw:text-box>
        </draw:frame>
        <draw:frame draw:style-name="gr1" draw:text-style-name="P2" draw:layer="layout" svg:width="0.798cm" svg:height="0.446cm" svg:x="1.9cm" svg:y="4.101cm">
          <draw:text-box>
            <text:p text:style-name="P1"><text:span text:style-name="T5">[r,c]</text:span></text:p>
          </draw:text-box>
        </draw:frame>
        <draw:frame draw:style-name="gr1" draw:text-style-name="P2" draw:layer="layout" svg:width="1.137cm" svg:height="0.429cm" svg:x="2.91cm" svg:y="4.115cm">
          <draw:text-box>
            <text:p text:style-name="P1"><text:span text:style-name="T4">, </text:span><text:span text:style-name="T4">w</text:span><text:span text:style-name="T4">h</text:span><text:span text:style-name="T4">e</text:span><text:span text:style-name="T4">r</text:span><text:span text:style-name="T4">e</text:span></text:p>
          </draw:text-box>
        </draw:frame>
        <draw:frame draw:style-name="gr1" draw:text-style-name="P2" draw:layer="layout" svg:width="0.384cm" svg:height="0.446cm" svg:x="4.132cm" svg:y="4.101cm">
          <draw:text-box>
            <text:p text:style-name="P1"><text:span text:style-name="T5">r</text:span></text:p>
          </draw:text-box>
        </draw:frame>
        <draw:frame draw:style-name="gr1" draw:text-style-name="P2" draw:layer="layout" svg:width="0.561cm" svg:height="0.429cm" svg:x="4.427cm" svg:y="4.115cm">
          <draw:text-box>
            <text:p text:style-name="P1"><text:span text:style-name="T4">a</text:span><text:span text:style-name="T4">n</text:span><text:span text:style-name="T4">d</text:span></text:p>
          </draw:text-box>
        </draw:frame>
        <draw:frame draw:style-name="gr1" draw:text-style-name="P2" draw:layer="layout" svg:width="0.384cm" svg:height="0.446cm" svg:x="5.075cm" svg:y="4.101cm">
          <draw:text-box>
            <text:p text:style-name="P1"><text:span text:style-name="T5">c</text:span></text:p>
          </draw:text-box>
        </draw:frame>
        <draw:frame draw:style-name="gr1" draw:text-style-name="P2" draw:layer="layout" svg:width="13.853cm" svg:height="0.429cm" svg:x="5.37cm" svg:y="4.115cm">
          <draw:text-box>
            <text:p text:style-name="P1"><text:span text:style-name="T4">a</text:span><text:span text:style-name="T4">r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 </text:span><text:span text:style-name="T4">t</text:span><text:span text:style-name="T4">h</text:span><text:span text:style-name="T4">a</text:span><text:span text:style-name="T4">t </text:span><text:span text:style-name="T4">s</text:span><text:span text:style-name="T4">t</text:span><text:span text:style-name="T4">a</text:span><text:span text:style-name="T4">n</text:span><text:span text:style-name="T4">d</text:span><text:span text:style-name="T4"> </text:span><text:span text:style-name="T4">f</text:span><text:span text:style-name="T4">o</text:span><text:span text:style-name="T4">r</text:span><text:span text:style-name="T4">, </text:span><text:span text:style-name="T4">r</text:span><text:span text:style-name="T4">e</text:span><text:span text:style-name="T4">s</text:span><text:span text:style-name="T4">p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l</text:span><text:span text:style-name="T4">y</text:span><text:span text:style-name="T4">,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w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. </text:span><text:span text:style-name="T4">S</text:span><text:span text:style-name="T4">u</text:span><text:span text:style-name="T4">b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t </text:span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1" draw:text-style-name="P2" draw:layer="layout" svg:width="6.729cm" svg:height="0.429cm" svg:x="1.9cm" svg:y="4.593cm">
          <draw:text-box>
            <text:p text:style-name="P1"><text:span text:style-name="T4">l</text:span><text:span text:style-name="T4">i</text:span><text:span text:style-name="T4">n</text:span><text:span text:style-name="T4">e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y</text:span><text:span text:style-name="T4"> 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s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,</text:span></text:p>
          </draw:text-box>
        </draw:frame>
        <draw:frame draw:style-name="gr1" draw:text-style-name="P2" draw:layer="layout" svg:width="3.524cm" svg:height="0.429cm" svg:x="9.027cm" svg:y="4.593cm">
          <draw:text-box>
            <text:p text:style-name="P1"><text:span text:style-name="T4">o</text:span><text:span text:style-name="T4">n</text:span><text:span text:style-name="T4">e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c</text:span><text:span text:style-name="T4">e</text:span><text:span text:style-name="T4">l</text:span><text:span text:style-name="T4">l </text:span><text:span text:style-name="T4">p</text:span><text:span text:style-name="T4">e</text:span><text:span text:style-name="T4">r </text:span><text:span text:style-name="T4">l</text:span><text:span text:style-name="T4">i</text:span><text:span text:style-name="T4">n</text:span><text:span text:style-name="T4">e</text:span><text:span text:style-name="T4">.</text:span></text:p>
          </draw:text-box>
        </draw:frame>
        <draw:frame draw:style-name="gr1" draw:text-style-name="P2" draw:layer="layout" svg:width="5.607cm" svg:height="0.429cm" svg:x="12.932cm" svg:y="4.593cm">
          <draw:text-box>
            <text:p text:style-name="P1"><text:span text:style-name="T4">A</text:span><text:span text:style-name="T4">n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l</text:span><text:span text:style-name="T4">i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/text:p>
          </draw:text-box>
        </draw:frame>
        <draw:frame draw:style-name="gr1" draw:text-style-name="P2" draw:layer="layout" svg:width="0.384cm" svg:height="0.446cm" svg:x="18.898cm" svg:y="4.579cm">
          <draw:text-box>
            <text:p text:style-name="P1"><text:span text:style-name="T5">$</text:span></text:p>
          </draw:text-box>
        </draw:frame>
        <draw:frame draw:style-name="gr1" draw:text-style-name="P2" draw:layer="layout" svg:width="4.697cm" svg:height="0.429cm" svg:x="1.9cm" svg:y="5.071cm">
          <draw:text-box>
            <text:p text:style-name="P1"><text:span text:style-name="T4">d</text:span><text:span text:style-name="T4">e</text:span><text:span text:style-name="T4">n</text:span><text:span text:style-name="T4">o</text:span><text:span text:style-name="T4">t</text:span><text:span text:style-name="T4">e</text:span><text:span text:style-name="T4">s </text:span><text:span text:style-name="T4">t</text:span><text:span text:style-name="T4">h</text:span><text:span text:style-name="T4">e</text:span><text:span text:style-name="T4"> </text:span><text:span text:style-name="T4">e</text:span><text:span text:style-name="T4">n</text:span><text:span text:style-name="T4">d</text:span><text:span text:style-name="T4">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l</text:span><text:span text:style-name="T4">i</text:span><text:span text:style-name="T4">n</text:span><text:span text:style-name="T4">e</text:span><text:span text:style-name="T4">s</text:span><text:span text:style-name="T4">.</text:span></text:p>
          </draw:text-box>
        </draw:frame>
        <draw:frame draw:style-name="gr1" draw:text-style-name="P2" draw:layer="layout" svg:width="10.141cm" svg:height="0.429cm" svg:x="6.904cm" svg:y="5.071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l</text:span><text:span text:style-name="T4">i</text:span><text:span text:style-name="T4">n</text:span><text:span text:style-name="T4">e</text:span><text:span text:style-name="T4">s </text:span><text:span text:style-name="T4">t</text:span><text:span text:style-name="T4">h</text:span><text:span text:style-name="T4">a</text:span><text:span text:style-name="T4">t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 </text:span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 </text:span><text:span text:style-name="T4">a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a</text:span><text:span text:style-name="T4">g</text:span><text:span text:style-name="T4">e</text:span><text:span text:style-name="T4">n</text:span><text:span text:style-name="T4">t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.</text:span></text:p>
          </draw:text-box>
        </draw:frame>
        <draw:frame draw:style-name="gr1" draw:text-style-name="P2" draw:layer="layout" svg:width="1.522cm" svg:height="0.429cm" svg:x="17.531cm" svg:y="5.071cm">
          <draw:text-box>
            <text:p text:style-name="P1"><text:span text:style-name="T4">A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s</text:span></text:p>
          </draw:text-box>
        </draw:frame>
        <draw:frame draw:style-name="gr1" draw:text-style-name="P2" draw:layer="layout" svg:width="4.968cm" svg:height="0.429cm" svg:x="1.9cm" svg:y="5.549cm">
          <draw:text-box>
            <text:p text:style-name="P1"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l</text:span><text:span text:style-name="T4">t</text:span><text:span text:style-name="T4">e</text:span><text:span text:style-name="T4">r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c</text:span><text:span text:style-name="T4">e</text:span><text:span text:style-name="T4">l</text:span><text:span text:style-name="T4">l</text:span><text:span text:style-name="T4">s </text:span><text:span text:style-name="T4">a</text:span><text:span text:style-name="T4">n</text:span><text:span text:style-name="T4">d</text:span></text:p>
          </draw:text-box>
        </draw:frame>
        <draw:frame draw:style-name="gr1" draw:text-style-name="P2" draw:layer="layout" svg:width="0.463cm" svg:height="0.446cm" svg:x="7.077cm" svg:y="5.535cm">
          <draw:text-box>
            <text:p text:style-name="P1"><text:span text:style-name="T5">-</text:span><text:span text:style-name="T5">&gt;</text:span></text:p>
          </draw:text-box>
        </draw:frame>
        <draw:frame draw:style-name="gr1" draw:text-style-name="P2" draw:layer="layout" svg:width="0.384cm" svg:height="0.429cm" svg:x="7.482cm" svg:y="5.549cm">
          <draw:text-box>
            <text:p text:style-name="P1"><text:span text:style-name="T4">,</text:span></text:p>
          </draw:text-box>
        </draw:frame>
        <draw:frame draw:style-name="gr1" draw:text-style-name="P2" draw:layer="layout" svg:width="1.852cm" svg:height="0.429cm" svg:x="7.704cm" svg:y="5.549cm">
          <draw:text-box>
            <text:p text:style-name="P1"><text:span text:style-name="T4">f</text:span><text:span text:style-name="T4">o</text:span><text:span text:style-name="T4">r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style-name="gr1" draw:text-style-name="P2" draw:layer="layout" svg:width="3.681cm" svg:height="0.446cm" svg:x="9.693cm" svg:y="5.535cm">
          <draw:text-box>
            <text:p text:style-name="P1"><text:span text:style-name="T5">[</text:span><text:span text:style-name="T5">0</text:span><text:span text:style-name="T5">,</text:span><text:span text:style-name="T5">0</text:span><text:span text:style-name="T5">]</text:span><text:span text:style-name="T5">-</text:span><text:span text:style-name="T5">&gt;</text:span><text:span text:style-name="T5">[</text:span><text:span text:style-name="T5">0</text:span><text:span text:style-name="T5">,</text:span><text:span text:style-name="T5">1</text:span><text:span text:style-name="T5">]</text:span><text:span text:style-name="T5">-</text:span><text:span text:style-name="T5">&gt;</text:span><text:span text:style-name="T5">[</text:span><text:span text:style-name="T5">0</text:span><text:span text:style-name="T5">,</text:span><text:span text:style-name="T5">2</text:span><text:span text:style-name="T5">]</text:span></text:p>
          </draw:text-box>
        </draw:frame>
        <draw:frame draw:style-name="gr1" draw:text-style-name="P2" draw:layer="layout" svg:width="5.294cm" svg:height="0.429cm" svg:x="13.652cm" svg:y="5.549cm">
          <draw:text-box>
            <text:p text:style-name="P1"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s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s</text:span><text:span text:style-name="T4">t</text:span><text:span text:style-name="T4">a</text:span><text:span text:style-name="T4">r</text:span><text:span text:style-name="T4">t</text:span><text:span text:style-name="T4">s </text:span><text:span text:style-name="T4">a</text:span><text:span text:style-name="T4">t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921cm" svg:height="0.446cm" svg:x="1.9cm" svg:y="6.013cm">
          <draw:text-box>
            <text:p text:style-name="P1"><text:span text:style-name="T5">[</text:span><text:span text:style-name="T5">0</text:span><text:span text:style-name="T5">,</text:span><text:span text:style-name="T5">0</text:span><text:span text:style-name="T5">]</text:span></text:p>
          </draw:text-box>
        </draw:frame>
        <draw:frame draw:style-name="gr1" draw:text-style-name="P2" draw:layer="layout" svg:width="4.197cm" svg:height="0.429cm" svg:x="2.91cm" svg:y="6.027cm">
          <draw:text-box>
            <text:p text:style-name="P1"><text:span text:style-name="T4">,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e</text:span><text:span text:style-name="T4">d</text:span><text:span text:style-name="T4">s </text:span><text:span text:style-name="T4">v</text:span><text:span text:style-name="T4">i</text:span><text:span text:style-name="T4">a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921cm" svg:height="0.446cm" svg:x="7.195cm" svg:y="6.013cm">
          <draw:text-box>
            <text:p text:style-name="P1"><text:span text:style-name="T5">[</text:span><text:span text:style-name="T5">0</text:span><text:span text:style-name="T5">,</text:span><text:span text:style-name="T5">1</text:span><text:span text:style-name="T5">]</text:span></text:p>
          </draw:text-box>
        </draw:frame>
        <draw:frame draw:style-name="gr1" draw:text-style-name="P2" draw:layer="layout" svg:width="0.95cm" svg:height="0.429cm" svg:x="8.301cm" svg:y="6.027cm">
          <draw:text-box>
            <text:p text:style-name="P1"><text:span text:style-name="T4">t</text:span><text:span text:style-name="T4">o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921cm" svg:height="0.446cm" svg:x="9.348cm" svg:y="6.013cm">
          <draw:text-box>
            <text:p text:style-name="P1"><text:span text:style-name="T5">[</text:span><text:span text:style-name="T5">0</text:span><text:span text:style-name="T5">,</text:span><text:span text:style-name="T5">2</text:span><text:span text:style-name="T5">]</text:span></text:p>
          </draw:text-box>
        </draw:frame>
        <draw:frame draw:style-name="gr1" draw:text-style-name="P2" draw:layer="layout" svg:width="8.769cm" svg:height="0.429cm" svg:x="10.359cm" svg:y="6.027cm">
          <draw:text-box>
            <text:p text:style-name="P1"><text:span text:style-name="T4">; </text:span><text:span text:style-name="T4">n</text:span><text:span text:style-name="T4">o</text:span><text:span text:style-name="T4"> </text:span><text:span text:style-name="T4">b</text:span><text:span text:style-name="T4">l</text:span><text:span text:style-name="T4">a</text:span><text:span text:style-name="T4">n</text:span><text:span text:style-name="T4">k</text:span><text:span text:style-name="T4">s </text:span><text:span text:style-name="T4">o</text:span><text:span text:style-name="T4">r </text:span><text:span text:style-name="T4">t</text:span><text:span text:style-name="T4">a</text:span><text:span text:style-name="T4">b</text:span><text:span text:style-name="T4">s </text:span><text:span text:style-name="T4">a</text:span><text:span text:style-name="T4">r</text:span><text:span text:style-name="T4">e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e</text:span><text:span text:style-name="T4">n</text:span><text:span text:style-name="T4">c</text:span><text:span text:style-name="T4">o</text:span><text:span text:style-name="T4">d</text:span><text:span text:style-name="T4">i</text:span><text:span text:style-name="T4">n</text:span><text:span text:style-name="T4">g</text:span><text:span text:style-name="T4">s </text:span><text:span text:style-name="T4">o</text:span><text:span text:style-name="T4">f </text:span><text:span text:style-name="T4">r</text:span><text:span text:style-name="T4">o</text:span><text:span text:style-name="T4">u</text:span><text:span text:style-name="T4">t</text:span><text:span text:style-name="T4">e</text:span><text:span text:style-name="T4">s</text:span><text:span text:style-name="T4">, </text:span><text:span text:style-name="T4">w</text:span><text:span text:style-name="T4">h</text:span><text:span text:style-name="T4">i</text:span><text:span text:style-name="T4">l</text:span><text:span text:style-name="T4">e</text:span></text:p>
          </draw:text-box>
        </draw:frame>
        <draw:frame draw:style-name="gr1" draw:text-style-name="P2" draw:layer="layout" svg:width="5.869cm" svg:height="0.429cm" svg:x="1.9cm" svg:y="6.505cm">
          <draw:text-box>
            <text:p text:style-name="P1"><text:span text:style-name="T4">a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n</text:span><text:span text:style-name="T4">e</text:span><text:span text:style-name="T4">w</text:span><text:span text:style-name="T4">l</text:span><text:span text:style-name="T4">i</text:span><text:span text:style-name="T4">n</text:span><text:span text:style-name="T4">e</text:span><text:span text:style-name="T4">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 </text:span><text:span text:style-name="T4">m</text:span><text:span text:style-name="T4">a</text:span><text:span text:style-name="T4">y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/text:p>
          </draw:text-box>
        </draw:frame>
        <draw:frame draw:style-name="gr1" draw:text-style-name="P2" draw:layer="layout" svg:width="0.463cm" svg:height="0.446cm" svg:x="7.773cm" svg:y="6.491cm">
          <draw:text-box>
            <text:p text:style-name="P1"><text:span text:style-name="T5">-</text:span><text:span text:style-name="T5">&gt;</text:span></text:p>
          </draw:text-box>
        </draw:frame>
        <draw:frame draw:style-name="gr1" draw:text-style-name="P2" draw:layer="layout" svg:width="5.006cm" svg:height="0.429cm" svg:x="8.177cm" svg:y="6.505cm">
          <draw:text-box>
            <text:p text:style-name="P1"><text:span text:style-name="T4">. </text:span><text:span text:style-name="T4">F</text:span><text:span text:style-name="T4">o</text:span><text:span text:style-name="T4">r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,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text:span text:style-name="T4"> </text:span><text:span text:style-name="T4">f</text:span><text:span text:style-name="T4">i</text:span><text:span text:style-name="T4">l</text:span><text:span text:style-name="T4">e</text:span></text:p>
          </draw:text-box>
        </draw:frame>
        <draw:frame draw:style-name="gr1" draw:text-style-name="P2" draw:layer="layout" svg:width="1.645cm" svg:height="0.446cm" svg:x="13.184cm" svg:y="6.491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0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4.074cm" svg:height="0.429cm" svg:x="15.087cm" svg:y="6.505cm">
          <draw:text-box>
            <text:p text:style-name="P1"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s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/text:p>
          </draw:text-box>
        </draw:frame>
        <draw:frame draw:style-name="gr1" draw:text-style-name="P2" draw:layer="layout" svg:width="14.074cm" svg:height="0.429cm" svg:x="1.9cm" svg:y="6.983cm">
          <draw:text-box>
            <text:p text:style-name="P1"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a</text:span><text:span text:style-name="T4"> </text:span><text:span text:style-name="T4">(</text:span><text:span text:style-name="T4">t</text:span><text:span text:style-name="T4">h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 </text:span><text:span text:style-name="T4">i</text:span><text:span text:style-name="T4">n</text:span><text:span text:style-name="T4"> </text:span><text:span text:style-name="T4">i</text:span><text:span text:style-name="T4">t</text:span><text:span text:style-name="T4">a</text:span><text:span text:style-name="T4">l</text:span><text:span text:style-name="T4">i</text:span><text:span text:style-name="T4">c</text:span><text:span text:style-name="T4">s </text:span><text:span text:style-name="T4">s</text:span><text:span text:style-name="T4">h</text:span><text:span text:style-name="T4">o</text:span><text:span text:style-name="T4">w</text:span><text:span text:style-name="T4"> </text:span><text:span text:style-name="T4">l</text:span><text:span text:style-name="T4">i</text:span><text:span text:style-name="T4">n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 </text:span><text:span text:style-name="T4">a</text:span><text:span text:style-name="T4">n</text:span><text:span text:style-name="T4">d</text:span><text:span text:style-name="T4"> </text:span><text:span text:style-name="T4">a</text:span><text:span text:style-name="T4">r</text:span><text:span text:style-name="T4">e</text:span><text:span text:style-name="T4"> </text:span><text:span text:style-name="T4">n</text:span><text:span text:style-name="T4">o</text:span><text:span text:style-name="T4">t </text:span><text:span text:style-name="T4">p</text:span><text:span text:style-name="T4">a</text:span><text:span text:style-name="T4">r</text:span><text:span text:style-name="T4">t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f</text:span><text:span text:style-name="T4">i</text:span><text:span text:style-name="T4">l</text:span><text:span text:style-name="T4">e</text:span><text:span text:style-name="T4">)</text:span><text:span text:style-name="T4">.</text:span></text:p>
          </draw:text-box>
        </draw:frame>
        <draw:frame draw:style-name="gr10" draw:text-style-name="P10" draw:layer="layout" svg:width="1.001cm" svg:height="0.374cm" svg:x="2.232cm" svg:y="7.575cm">
          <draw:text-box>
            <text:p text:style-name="P1"><text:span text:style-name="T10">1</text:span><text:span text:style-name="T10">0</text:span><text:span text:style-name="T10">x</text:span><text:span text:style-name="T10">1</text:span><text:span text:style-name="T10">0</text:span></text:p>
          </draw:text-box>
        </draw:frame>
        <draw:frame draw:style-name="gr13" draw:text-style-name="P14" draw:layer="layout" svg:width="0.28cm" svg:height="0.31cm" svg:x="1.913cm" svg:y="7.618cm">
          <draw:text-box>
            <text:p text:style-name="P1"><text:span text:style-name="T11">1</text:span></text:p>
          </draw:text-box>
        </draw:frame>
        <draw:frame draw:style-name="gr10" draw:text-style-name="P10" draw:layer="layout" svg:width="0.756cm" svg:height="0.374cm" svg:x="2.232cm" svg:y="7.962cm">
          <draw:text-box>
            <text:p text:style-name="P1"><text:span text:style-name="T10">[</text:span><text:span text:style-name="T10">0</text:span><text:span text:style-name="T10">,</text:span><text:span text:style-name="T10">0</text:span><text:span text:style-name="T10">]</text:span></text:p>
          </draw:text-box>
        </draw:frame>
        <draw:frame draw:style-name="gr13" draw:text-style-name="P14" draw:layer="layout" svg:width="0.28cm" svg:height="0.31cm" svg:x="1.913cm" svg:y="8.005cm">
          <draw:text-box>
            <text:p text:style-name="P1"><text:span text:style-name="T11">2</text:span></text:p>
          </draw:text-box>
        </draw:frame>
        <draw:frame draw:style-name="gr10" draw:text-style-name="P10" draw:layer="layout" svg:width="0.756cm" svg:height="0.374cm" svg:x="2.232cm" svg:y="8.348cm">
          <draw:text-box>
            <text:p text:style-name="P1"><text:span text:style-name="T10">[</text:span><text:span text:style-name="T10">9</text:span><text:span text:style-name="T10">,</text:span><text:span text:style-name="T10">9</text:span><text:span text:style-name="T10">]</text:span></text:p>
          </draw:text-box>
        </draw:frame>
        <draw:frame draw:style-name="gr13" draw:text-style-name="P14" draw:layer="layout" svg:width="0.28cm" svg:height="0.31cm" svg:x="1.913cm" svg:y="8.391cm">
          <draw:text-box>
            <text:p text:style-name="P1"><text:span text:style-name="T11">3</text:span></text:p>
          </draw:text-box>
        </draw:frame>
        <draw:frame draw:style-name="gr10" draw:text-style-name="P10" draw:layer="layout" svg:width="0.756cm" svg:height="0.374cm" svg:x="2.232cm" svg:y="8.735cm">
          <draw:text-box>
            <text:p text:style-name="P1"><text:span text:style-name="T10">[1</text:span><text:span text:style-name="T10">,0</text:span><text:span text:style-name="T10">]</text:span></text:p>
          </draw:text-box>
        </draw:frame>
        <draw:frame draw:style-name="gr13" draw:text-style-name="P14" draw:layer="layout" svg:width="0.28cm" svg:height="0.31cm" svg:x="1.913cm" svg:y="8.778cm">
          <draw:text-box>
            <text:p text:style-name="P1"><text:span text:style-name="T11">4</text:span></text:p>
          </draw:text-box>
        </draw:frame>
        <draw:frame draw:style-name="gr10" draw:text-style-name="P10" draw:layer="layout" svg:width="0.756cm" svg:height="0.374cm" svg:x="2.232cm" svg:y="9.121cm">
          <draw:text-box>
            <text:p text:style-name="P1"><text:span text:style-name="T10">[</text:span><text:span text:style-name="T10">1</text:span><text:span text:style-name="T10">,</text:span><text:span text:style-name="T10">1</text:span><text:span text:style-name="T10">]</text:span></text:p>
          </draw:text-box>
        </draw:frame>
        <draw:frame draw:style-name="gr13" draw:text-style-name="P14" draw:layer="layout" svg:width="0.28cm" svg:height="0.31cm" svg:x="1.913cm" svg:y="9.164cm">
          <draw:text-box>
            <text:p text:style-name="P1"><text:span text:style-name="T11">5</text:span></text:p>
          </draw:text-box>
        </draw:frame>
        <draw:frame draw:style-name="gr10" draw:text-style-name="P10" draw:layer="layout" svg:width="0.756cm" svg:height="0.374cm" svg:x="2.232cm" svg:y="9.508cm">
          <draw:text-box>
            <text:p text:style-name="P1"><text:span text:style-name="T10">[</text:span><text:span text:style-name="T10">1</text:span><text:span text:style-name="T10">,</text:span><text:span text:style-name="T10">2</text:span><text:span text:style-name="T10">]</text:span></text:p>
          </draw:text-box>
        </draw:frame>
        <draw:frame draw:style-name="gr13" draw:text-style-name="P14" draw:layer="layout" svg:width="0.28cm" svg:height="0.31cm" svg:x="1.907cm" svg:y="9.551cm">
          <draw:text-box>
            <text:p text:style-name="P1"><text:span text:style-name="T11">6</text:span></text:p>
          </draw:text-box>
        </draw:frame>
        <draw:frame draw:style-name="gr10" draw:text-style-name="P10" draw:layer="layout" svg:width="0.756cm" svg:height="0.374cm" svg:x="6.62cm" svg:y="7.575cm">
          <draw:text-box>
            <text:p text:style-name="P1"><text:span text:style-name="T10">[</text:span><text:span text:style-name="T10">1</text:span><text:span text:style-name="T10">,</text:span><text:span text:style-name="T10">3</text:span><text:span text:style-name="T10">]</text:span></text:p>
          </draw:text-box>
        </draw:frame>
        <draw:frame draw:style-name="gr13" draw:text-style-name="P14" draw:layer="layout" svg:width="0.28cm" svg:height="0.31cm" svg:x="6.291cm" svg:y="7.618cm">
          <draw:text-box>
            <text:p text:style-name="P1"><text:span text:style-name="T11">7</text:span></text:p>
          </draw:text-box>
        </draw:frame>
        <draw:frame draw:style-name="gr10" draw:text-style-name="P10" draw:layer="layout" svg:width="0.756cm" svg:height="0.374cm" svg:x="6.62cm" svg:y="7.962cm">
          <draw:text-box>
            <text:p text:style-name="P1"><text:span text:style-name="T10">[</text:span><text:span text:style-name="T10">8</text:span><text:span text:style-name="T10">,</text:span><text:span text:style-name="T10">9</text:span><text:span text:style-name="T10">]</text:span></text:p>
          </draw:text-box>
        </draw:frame>
        <draw:frame draw:style-name="gr13" draw:text-style-name="P14" draw:layer="layout" svg:width="0.28cm" svg:height="0.31cm" svg:x="6.301cm" svg:y="8.005cm">
          <draw:text-box>
            <text:p text:style-name="P1"><text:span text:style-name="T11">8</text:span></text:p>
          </draw:text-box>
        </draw:frame>
        <draw:frame draw:style-name="gr10" draw:text-style-name="P10" draw:layer="layout" svg:width="0.756cm" svg:height="0.374cm" svg:x="6.62cm" svg:y="8.348cm">
          <draw:text-box>
            <text:p text:style-name="P1"><text:span text:style-name="T10">[</text:span><text:span text:style-name="T10">8</text:span><text:span text:style-name="T10">,</text:span><text:span text:style-name="T10">8</text:span><text:span text:style-name="T10">]</text:span></text:p>
          </draw:text-box>
        </draw:frame>
        <draw:frame draw:style-name="gr13" draw:text-style-name="P14" draw:layer="layout" svg:width="0.28cm" svg:height="0.31cm" svg:x="6.301cm" svg:y="8.391cm">
          <draw:text-box>
            <text:p text:style-name="P1"><text:span text:style-name="T11">9</text:span></text:p>
          </draw:text-box>
        </draw:frame>
        <draw:frame draw:style-name="gr10" draw:text-style-name="P10" draw:layer="layout" svg:width="0.756cm" svg:height="0.374cm" svg:x="6.62cm" svg:y="8.735cm">
          <draw:text-box>
            <text:p text:style-name="P1"><text:span text:style-name="T10">[</text:span><text:span text:style-name="T10">8</text:span><text:span text:style-name="T10">,</text:span><text:span text:style-name="T10">7</text:span><text:span text:style-name="T10">]</text:span></text:p>
          </draw:text-box>
        </draw:frame>
        <draw:frame draw:style-name="gr13" draw:text-style-name="P14" draw:layer="layout" svg:width="0.281cm" svg:height="0.31cm" svg:x="6.161cm" svg:y="8.778cm">
          <draw:text-box>
            <text:p text:style-name="P1"><text:span text:style-name="T11">10</text:span></text:p>
          </draw:text-box>
        </draw:frame>
        <draw:frame draw:style-name="gr10" draw:text-style-name="P10" draw:layer="layout" svg:width="0.756cm" svg:height="0.374cm" svg:x="6.62cm" svg:y="9.121cm">
          <draw:text-box>
            <text:p text:style-name="P1"><text:span text:style-name="T10">[</text:span><text:span text:style-name="T10">8</text:span><text:span text:style-name="T10">,</text:span><text:span text:style-name="T10">6</text:span><text:span text:style-name="T10">]</text:span></text:p>
          </draw:text-box>
        </draw:frame>
        <draw:frame draw:style-name="gr13" draw:text-style-name="P14" draw:layer="layout" svg:width="0.281cm" svg:height="0.31cm" svg:x="6.161cm" svg:y="9.164cm">
          <draw:text-box>
            <text:p text:style-name="P1"><text:span text:style-name="T11">1</text:span><text:span text:style-name="T11">1</text:span></text:p>
          </draw:text-box>
        </draw:frame>
        <draw:frame draw:style-name="gr10" draw:text-style-name="P10" draw:layer="layout" svg:width="0.756cm" svg:height="0.374cm" svg:x="6.62cm" svg:y="9.508cm">
          <draw:text-box>
            <text:p text:style-name="P1"><text:span text:style-name="T10">[</text:span><text:span text:style-name="T10">8</text:span><text:span text:style-name="T10">,</text:span><text:span text:style-name="T10">5</text:span><text:span text:style-name="T10">]</text:span></text:p>
          </draw:text-box>
        </draw:frame>
        <draw:frame draw:style-name="gr13" draw:text-style-name="P14" draw:layer="layout" svg:width="0.281cm" svg:height="0.31cm" svg:x="6.161cm" svg:y="9.551cm">
          <draw:text-box>
            <text:p text:style-name="P1"><text:span text:style-name="T11">1</text:span><text:span text:style-name="T11">2</text:span></text:p>
          </draw:text-box>
        </draw:frame>
        <draw:frame draw:style-name="gr10" draw:text-style-name="P10" draw:layer="layout" svg:width="0.315cm" svg:height="0.374cm" svg:x="11.008cm" svg:y="7.575cm">
          <draw:text-box>
            <text:p text:style-name="P1"><text:span text:style-name="T10">$</text:span></text:p>
          </draw:text-box>
        </draw:frame>
        <draw:frame draw:style-name="gr13" draw:text-style-name="P14" draw:layer="layout" svg:width="0.281cm" svg:height="0.31cm" svg:x="10.548cm" svg:y="7.618cm">
          <draw:text-box>
            <text:p text:style-name="P1"><text:span text:style-name="T11">1</text:span><text:span text:style-name="T11">3</text:span></text:p>
          </draw:text-box>
        </draw:frame>
        <draw:frame draw:style-name="gr10" draw:text-style-name="P10" draw:layer="layout" svg:width="2.271cm" svg:height="0.374cm" svg:x="11.008cm" svg:y="7.961cm">
          <draw:text-box>
            <text:p text:style-name="P1"><text:span text:style-name="T10">[</text:span><text:span text:style-name="T10">0</text:span><text:span text:style-name="T10">,</text:span><text:span text:style-name="T10">0</text:span><text:span text:style-name="T10">]</text:span><text:span text:style-name="T10">-</text:span><text:span text:style-name="T10">&gt;</text:span><text:span text:style-name="T10">[</text:span><text:span text:style-name="T10">0</text:span><text:span text:style-name="T10">,</text:span><text:span text:style-name="T10">1</text:span><text:span text:style-name="T10">]</text:span><text:span text:style-name="T10">-</text:span><text:span text:style-name="T10">&gt;</text:span></text:p>
          </draw:text-box>
        </draw:frame>
        <draw:frame draw:style-name="gr13" draw:text-style-name="P14" draw:layer="layout" svg:width="0.281cm" svg:height="0.31cm" svg:x="10.548cm" svg:y="8.005cm">
          <draw:text-box>
            <text:p text:style-name="P1"><text:span text:style-name="T11">1</text:span><text:span text:style-name="T11">4</text:span></text:p>
          </draw:text-box>
        </draw:frame>
        <draw:frame draw:style-name="gr10" draw:text-style-name="P10" draw:layer="layout" svg:width="2.271cm" svg:height="0.374cm" svg:x="11.008cm" svg:y="8.348cm">
          <draw:text-box>
            <text:p text:style-name="P1"><text:span text:style-name="T10">[</text:span><text:span text:style-name="T10">0</text:span><text:span text:style-name="T10">,</text:span><text:span text:style-name="T10">2</text:span><text:span text:style-name="T10">]</text:span><text:span text:style-name="T10">-</text:span><text:span text:style-name="T10">&gt;</text:span><text:span text:style-name="T10">[</text:span><text:span text:style-name="T10">0</text:span><text:span text:style-name="T10">,</text:span><text:span text:style-name="T10">3</text:span><text:span text:style-name="T10">]</text:span><text:span text:style-name="T10">-</text:span><text:span text:style-name="T10">&gt;</text:span></text:p>
          </draw:text-box>
        </draw:frame>
        <draw:frame draw:style-name="gr13" draw:text-style-name="P14" draw:layer="layout" svg:width="0.281cm" svg:height="0.31cm" svg:x="10.548cm" svg:y="8.391cm">
          <draw:text-box>
            <text:p text:style-name="P1"><text:span text:style-name="T11">1</text:span><text:span text:style-name="T11">5</text:span></text:p>
          </draw:text-box>
        </draw:frame>
        <draw:frame draw:style-name="gr10" draw:text-style-name="P10" draw:layer="layout" svg:width="2.271cm" svg:height="0.374cm" svg:x="11.008cm" svg:y="8.735cm">
          <draw:text-box>
            <text:p text:style-name="P1"><text:span text:style-name="T10">[</text:span><text:span text:style-name="T10">0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1</text:span><text:span text:style-name="T10">,</text:span><text:span text:style-name="T10">4</text:span><text:span text:style-name="T10">]</text:span><text:span text:style-name="T10">-</text:span><text:span text:style-name="T10">&gt;</text:span></text:p>
          </draw:text-box>
        </draw:frame>
        <draw:frame draw:style-name="gr13" draw:text-style-name="P14" draw:layer="layout" svg:width="0.281cm" svg:height="0.31cm" svg:x="10.543cm" svg:y="8.778cm">
          <draw:text-box>
            <text:p text:style-name="P1"><text:span text:style-name="T11">1</text:span><text:span text:style-name="T11">6</text:span></text:p>
          </draw:text-box>
        </draw:frame>
        <draw:frame draw:style-name="gr10" draw:text-style-name="P10" draw:layer="layout" svg:width="2.271cm" svg:height="0.374cm" svg:x="11.008cm" svg:y="9.121cm">
          <draw:text-box>
            <text:p text:style-name="P1"><text:span text:style-name="T10">[2</text:span><text:span text:style-name="T10">,4</text:span><text:span text:style-name="T10">]-</text:span><text:span text:style-name="T10">&gt;</text:span><text:span text:style-name="T10">[3</text:span><text:span text:style-name="T10">,4</text:span><text:span text:style-name="T10">]-</text:span><text:span text:style-name="T10">&gt;</text:span></text:p>
          </draw:text-box>
        </draw:frame>
        <draw:frame draw:style-name="gr13" draw:text-style-name="P14" draw:layer="layout" svg:width="0.281cm" svg:height="0.31cm" svg:x="10.538cm" svg:y="9.164cm">
          <draw:text-box>
            <text:p text:style-name="P1"><text:span text:style-name="T11">1</text:span><text:span text:style-name="T11">7</text:span></text:p>
          </draw:text-box>
        </draw:frame>
        <draw:frame draw:style-name="gr10" draw:text-style-name="P10" draw:layer="layout" svg:width="2.271cm" svg:height="0.374cm" svg:x="11.008cm" svg:y="9.508cm">
          <draw:text-box>
            <text:p text:style-name="P1"><text:span text:style-name="T10">[</text:span><text:span text:style-name="T10">4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5</text:span><text:span text:style-name="T10">,</text:span><text:span text:style-name="T10">4</text:span><text:span text:style-name="T10">]</text:span><text:span text:style-name="T10">-</text:span><text:span text:style-name="T10">&gt;</text:span></text:p>
          </draw:text-box>
        </draw:frame>
        <draw:frame draw:style-name="gr13" draw:text-style-name="P14" draw:layer="layout" svg:width="0.281cm" svg:height="0.31cm" svg:x="10.548cm" svg:y="9.551cm">
          <draw:text-box>
            <text:p text:style-name="P1"><text:span text:style-name="T11">1</text:span><text:span text:style-name="T11">8</text:span></text:p>
          </draw:text-box>
        </draw:frame>
        <draw:frame draw:style-name="gr10" draw:text-style-name="P10" draw:layer="layout" svg:width="2.271cm" svg:height="0.374cm" svg:x="15.396cm" svg:y="7.575cm">
          <draw:text-box>
            <text:p text:style-name="P1"><text:span text:style-name="T10">[</text:span><text:span text:style-name="T10">6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7</text:span><text:span text:style-name="T10">,</text:span><text:span text:style-name="T10">4</text:span><text:span text:style-name="T10">]</text:span><text:span text:style-name="T10">-</text:span><text:span text:style-name="T10">&gt;</text:span></text:p>
          </draw:text-box>
        </draw:frame>
        <draw:frame draw:style-name="gr13" draw:text-style-name="P14" draw:layer="layout" svg:width="0.281cm" svg:height="0.31cm" svg:x="14.936cm" svg:y="7.618cm">
          <draw:text-box>
            <text:p text:style-name="P1"><text:span text:style-name="T11">1</text:span><text:span text:style-name="T11">9</text:span></text:p>
          </draw:text-box>
        </draw:frame>
        <draw:frame draw:style-name="gr10" draw:text-style-name="P10" draw:layer="layout" svg:width="2.271cm" svg:height="0.374cm" svg:x="15.396cm" svg:y="7.961cm">
          <draw:text-box>
            <text:p text:style-name="P1"><text:span text:style-name="T10">[</text:span><text:span text:style-name="T10">8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9</text:span><text:span text:style-name="T10">,</text:span><text:span text:style-name="T10">4</text:span><text:span text:style-name="T10">]</text:span><text:span text:style-name="T10">-</text:span><text:span text:style-name="T10">&gt;</text:span></text:p>
          </draw:text-box>
        </draw:frame>
        <draw:frame draw:style-name="gr13" draw:text-style-name="P14" draw:layer="layout" svg:width="0.281cm" svg:height="0.31cm" svg:x="14.936cm" svg:y="8.005cm">
          <draw:text-box>
            <text:p text:style-name="P1"><text:span text:style-name="T11">2</text:span><text:span text:style-name="T11">0</text:span></text:p>
          </draw:text-box>
        </draw:frame>
        <draw:frame draw:style-name="gr10" draw:text-style-name="P10" draw:layer="layout" svg:width="2.271cm" svg:height="0.374cm" svg:x="15.396cm" svg:y="8.348cm">
          <draw:text-box>
            <text:p text:style-name="P1"><text:span text:style-name="T10">[</text:span><text:span text:style-name="T10">9</text:span><text:span text:style-name="T10">,</text:span><text:span text:style-name="T10">5</text:span><text:span text:style-name="T10">]</text:span><text:span text:style-name="T10">-</text:span><text:span text:style-name="T10">&gt;</text:span><text:span text:style-name="T10">[</text:span><text:span text:style-name="T10">9</text:span><text:span text:style-name="T10">,</text:span><text:span text:style-name="T10">6</text:span><text:span text:style-name="T10">]</text:span><text:span text:style-name="T10">-</text:span><text:span text:style-name="T10">&gt;</text:span></text:p>
          </draw:text-box>
        </draw:frame>
        <draw:frame draw:style-name="gr13" draw:text-style-name="P14" draw:layer="layout" svg:width="0.281cm" svg:height="0.31cm" svg:x="14.936cm" svg:y="8.391cm">
          <draw:text-box>
            <text:p text:style-name="P1"><text:span text:style-name="T11">2</text:span><text:span text:style-name="T11">1</text:span></text:p>
          </draw:text-box>
        </draw:frame>
        <draw:frame draw:style-name="gr10" draw:text-style-name="P10" draw:layer="layout" svg:width="2.271cm" svg:height="0.374cm" svg:x="15.396cm" svg:y="8.735cm">
          <draw:text-box>
            <text:p text:style-name="P1"><text:span text:style-name="T10">[</text:span><text:span text:style-name="T10">9</text:span><text:span text:style-name="T10">,</text:span><text:span text:style-name="T10">7</text:span><text:span text:style-name="T10">]</text:span><text:span text:style-name="T10">-</text:span><text:span text:style-name="T10">&gt;</text:span><text:span text:style-name="T10">[</text:span><text:span text:style-name="T10">9</text:span><text:span text:style-name="T10">,</text:span><text:span text:style-name="T10">8</text:span><text:span text:style-name="T10">]</text:span><text:span text:style-name="T10">-</text:span><text:span text:style-name="T10">&gt;</text:span></text:p>
          </draw:text-box>
        </draw:frame>
        <draw:frame draw:style-name="gr13" draw:text-style-name="P14" draw:layer="layout" svg:width="0.281cm" svg:height="0.31cm" svg:x="14.936cm" svg:y="8.778cm">
          <draw:text-box>
            <text:p text:style-name="P1"><text:span text:style-name="T11">2</text:span><text:span text:style-name="T11">2</text:span></text:p>
          </draw:text-box>
        </draw:frame>
        <draw:frame draw:style-name="gr10" draw:text-style-name="P10" draw:layer="layout" svg:width="0.756cm" svg:height="0.374cm" svg:x="15.396cm" svg:y="9.121cm">
          <draw:text-box>
            <text:p text:style-name="P1"><text:span text:style-name="T10">[</text:span><text:span text:style-name="T10">9</text:span><text:span text:style-name="T10">,</text:span><text:span text:style-name="T10">9</text:span><text:span text:style-name="T10">]</text:span></text:p>
          </draw:text-box>
        </draw:frame>
        <draw:frame draw:style-name="gr13" draw:text-style-name="P14" draw:layer="layout" svg:width="0.281cm" svg:height="0.31cm" svg:x="14.936cm" svg:y="9.164cm">
          <draw:text-box>
            <text:p text:style-name="P1"><text:span text:style-name="T11">2</text:span><text:span text:style-name="T11">3</text:span></text:p>
          </draw:text-box>
        </draw:frame>
        <draw:frame draw:style-name="gr13" draw:text-style-name="P14" draw:layer="layout" svg:width="0.281cm" svg:height="0.31cm" svg:x="14.936cm" svg:y="9.551cm">
          <draw:text-box>
            <text:p text:style-name="P1"><text:span text:style-name="T11">2</text:span><text:span text:style-name="T11">4</text:span></text:p>
          </draw:text-box>
        </draw:frame>
        <draw:frame draw:style-name="gr3" draw:text-style-name="P4" draw:layer="layout" svg:width="10.463cm" svg:height="0.471cm" svg:x="1.9cm" svg:y="10.471cm">
          <draw:text-box>
            <text:p text:style-name="P1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0</text:span><text:span text:style-name="T3"> </text:span><text:span text:style-name="T3">–</text:span><text:span text:style-name="T3"> </text:span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z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p</text:span><text:span text:style-name="T3">u</text:span><text:span text:style-name="T3">t </text:span><text:span text:style-name="T3">D</text:span><text:span text:style-name="T3">a</text:span><text:span text:style-name="T3">t</text:span><text:span text:style-name="T3">a</text:span><text:span text:style-name="T3"> </text:span><text:span text:style-name="T3">(</text:span><text:span text:style-name="T3">8</text:span><text:span text:style-name="T3">/</text:span><text:span text:style-name="T3">1</text:span><text:span text:style-name="T3">5</text:span><text:span text:style-name="T3"> </text:span><text:span text:style-name="T3">m</text:span><text:span text:style-name="T3">a</text:span><text:span text:style-name="T3">r</text:span><text:span text:style-name="T3">k</text:span><text:span text:style-name="T3">s</text:span><text:span text:style-name="T3">)</text:span></text:p>
          </draw:text-box>
        </draw:frame>
        <draw:frame draw:style-name="gr1" draw:text-style-name="P2" draw:layer="layout" svg:width="9.375cm" svg:height="0.429cm" svg:x="1.9cm" svg:y="11.242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 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r</text:span><text:span text:style-name="T4">e</text:span><text:span text:style-name="T4">a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f</text:span><text:span text:style-name="T4">r</text:span><text:span text:style-name="T4">o</text:span><text:span text:style-name="T4">m</text:span></text:p>
          </draw:text-box>
        </draw:frame>
        <draw:frame draw:style-name="gr1" draw:text-style-name="P2" draw:layer="layout" svg:width="0.95cm" svg:height="0.446cm" svg:x="11.658cm" svg:y="11.228cm">
          <draw:text-box>
            <text:p text:style-name="P1"><text:span text:style-name="T5">s</text:span><text:span text:style-name="T5">t</text:span><text:span text:style-name="T5">d</text:span><text:span text:style-name="T5">i</text:span><text:span text:style-name="T5">n</text:span></text:p>
          </draw:text-box>
        </draw:frame>
        <draw:frame draw:style-name="gr1" draw:text-style-name="P2" draw:layer="layout" svg:width="6.132cm" svg:height="0.429cm" svg:x="12.796cm" svg:y="11.242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i</text:span><text:span text:style-name="T4">n</text:span><text:span text:style-name="T4">t </text:span><text:span text:style-name="T4">o</text:span><text:span text:style-name="T4">u</text:span><text:span text:style-name="T4">t </text:span><text:span text:style-name="T4">s</text:span><text:span text:style-name="T4">o</text:span><text:span text:style-name="T4">m</text:span><text:span text:style-name="T4">e</text:span><text:span text:style-name="T4"> </text:span><text:span text:style-name="T4">b</text:span><text:span text:style-name="T4">a</text:span><text:span text:style-name="T4">s</text:span><text:span text:style-name="T4">i</text:span><text:span text:style-name="T4">c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o</text:span></text:p>
          </draw:text-box>
        </draw:frame>
        <draw:frame draw:style-name="gr1" draw:text-style-name="P2" draw:layer="layout" svg:width="17.299cm" svg:height="0.429cm" svg:x="1.9cm" svg:y="11.72cm">
          <draw:text-box>
            <text:p text:style-name="P1"><text:span text:style-name="T4">t</text:span><text:span text:style-name="T4">h</text:span><text:span text:style-name="T4">a</text:span><text:span text:style-name="T4">t </text:span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b</text:span><text:span text:style-name="T4">e</text:span><text:span text:style-name="T4"> </text:span><text:span text:style-name="T4">s</text:span><text:span text:style-name="T4">u</text:span><text:span text:style-name="T4">r</text:span><text:span text:style-name="T4">e</text:span><text:span text:style-name="T4"> </text:span><text:span text:style-name="T4">y</text:span><text:span text:style-name="T4">o</text:span><text:span text:style-name="T4">u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r</text:span><text:span text:style-name="T4">e</text:span><text:span text:style-name="T4">a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s 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l</text:span><text:span text:style-name="T4">y</text:span><text:span text:style-name="T4">.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a</text:span><text:span text:style-name="T4">l</text:span><text:span text:style-name="T4">s</text:span><text:span text:style-name="T4">o</text:span><text:span text:style-name="T4"> </text:span><text:span text:style-name="T4">e</text:span><text:span text:style-name="T4">n</text:span><text:span text:style-name="T4">s</text:span><text:span text:style-name="T4">u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t</text:span><text:span text:style-name="T4">h</text:span><text:span text:style-name="T4">e</text:span><text:span text:style-name="T4"> </text:span><text:span text:style-name="T4">s</text:span><text:span text:style-name="T4">u</text:span><text:span text:style-name="T4">p</text:span><text:span text:style-name="T4">p</text:span><text:span text:style-name="T4">l</text:span><text:span text:style-name="T4">i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/text:p>
          </draw:text-box>
        </draw:frame>
        <draw:frame draw:style-name="gr1" draw:text-style-name="P2" draw:layer="layout" svg:width="1.221cm" svg:height="0.429cm" svg:x="1.9cm" svg:y="12.198cm">
          <draw:text-box>
            <text:p text:style-name="P1"><text:span text:style-name="T4">i</text:span><text:span text:style-name="T4">s </text:span><text:span text:style-name="T4">v</text:span><text:span text:style-name="T4">a</text:span><text:span text:style-name="T4">l</text:span><text:span text:style-name="T4">i</text:span><text:span text:style-name="T4">d</text:span><text:span text:style-name="T4">,</text:span></text:p>
          </draw:text-box>
        </draw:frame>
        <draw:frame draw:style-name="gr1" draw:text-style-name="P2" draw:layer="layout" svg:width="0.569cm" svg:height="0.429cm" svg:x="3.286cm" svg:y="12.198cm">
          <draw:text-box>
            <text:p text:style-name="P1"><text:span text:style-name="T4">i</text:span><text:span text:style-name="T4">.</text:span><text:span text:style-name="T4">e</text:span><text:span text:style-name="T4">.</text:span><text:span text:style-name="T4">,</text:span></text:p>
          </draw:text-box>
        </draw:frame>
        <draw:frame draw:style-name="gr1" draw:text-style-name="P2" draw:layer="layout" svg:width="3.816cm" svg:height="0.429cm" svg:x="3.993cm" svg:y="12.198cm">
          <draw:text-box>
            <text:p text:style-name="P1"><text:span text:style-name="T4">i</text:span><text:span text:style-name="T4">t </text:span><text:span text:style-name="T4">s</text:span><text:span text:style-name="T4">t</text:span><text:span text:style-name="T4">a</text:span><text:span text:style-name="T4">r</text:span><text:span text:style-name="T4">t</text:span><text:span text:style-name="T4">s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 </text:span><text:span text:style-name="T4">c</text:span><text:span text:style-name="T4">e</text:span><text:span text:style-name="T4">l</text:span><text:span text:style-name="T4">l</text:span><text:span text:style-name="T4">,</text:span></text:p>
          </draw:text-box>
        </draw:frame>
        <draw:frame draw:style-name="gr1" draw:text-style-name="P2" draw:layer="layout" svg:width="3.181cm" svg:height="0.429cm" svg:x="8.14cm" svg:y="12.198cm">
          <draw:text-box>
            <text:p text:style-name="P1"><text:span text:style-name="T4">e</text:span><text:span text:style-name="T4">n</text:span><text:span text:style-name="T4">d</text:span><text:span text:style-name="T4">s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o</text:span><text:span text:style-name="T4">a</text:span><text:span text:style-name="T4">l </text:span><text:span text:style-name="T4">c</text:span><text:span text:style-name="T4">e</text:span><text:span text:style-name="T4">l</text:span><text:span text:style-name="T4">l</text:span><text:span text:style-name="T4">,</text:span></text:p>
          </draw:text-box>
        </draw:frame>
        <draw:frame draw:style-name="gr1" draw:text-style-name="P2" draw:layer="layout" svg:width="7.262cm" svg:height="0.429cm" svg:x="11.598cm" svg:y="12.198cm">
          <draw:text-box>
            <text:p text:style-name="P1"><text:span text:style-name="T4">c</text:span><text:span text:style-name="T4">o</text:span><text:span text:style-name="T4">n</text:span><text:span text:style-name="T4">s</text:span><text:span text:style-name="T4">i</text:span><text:span text:style-name="T4">s</text:span><text:span text:style-name="T4">t</text:span><text:span text:style-name="T4">s </text:span><text:span text:style-name="T4">o</text:span><text:span text:style-name="T4">f </text:span><text:span text:style-name="T4">l</text:span><text:span text:style-name="T4">e</text:span><text:span text:style-name="T4">g</text:span><text:span text:style-name="T4">a</text:span><text:span text:style-name="T4">l </text:span><text:span text:style-name="T4">m</text:span><text:span text:style-name="T4">o</text:span><text:span text:style-name="T4">v</text:span><text:span text:style-name="T4">e</text:span><text:span text:style-name="T4">s </text:span><text:span text:style-name="T4">(</text:span><text:span text:style-name="T4">o</text:span><text:span text:style-name="T4">n</text:span><text:span text:style-name="T4">e</text:span><text:span text:style-name="T4"> </text:span><text:span text:style-name="T4">c</text:span><text:span text:style-name="T4">e</text:span><text:span text:style-name="T4">l</text:span><text:span text:style-name="T4">l </text:span><text:span text:style-name="T4">m</text:span><text:span text:style-name="T4">o</text:span><text:span text:style-name="T4">v</text:span><text:span text:style-name="T4">e</text:span><text:span text:style-name="T4">s </text:span><text:span text:style-name="T4">a</text:span><text:span text:style-name="T4">n</text:span><text:span text:style-name="T4">d</text:span><text:span text:style-name="T4"> </text:span><text:span text:style-name="T4">n</text:span><text:span text:style-name="T4">o</text:span></text:p>
          </draw:text-box>
        </draw:frame>
        <draw:frame draw:style-name="gr1" draw:text-style-name="P2" draw:layer="layout" svg:width="8.392cm" svg:height="0.429cm" svg:x="1.9cm" svg:y="12.676cm">
          <draw:text-box>
            <text:p text:style-name="P1"><text:span text:style-name="T4">d</text:span><text:span text:style-name="T4">i</text:span><text:span text:style-name="T4">a</text:span><text:span text:style-name="T4">g</text:span><text:span text:style-name="T4">o</text:span><text:span text:style-name="T4">n</text:span><text:span text:style-name="T4">a</text:span><text:span text:style-name="T4">l </text:span><text:span text:style-name="T4">m</text:span><text:span text:style-name="T4">o</text:span><text:span text:style-name="T4">v</text:span><text:span text:style-name="T4">e</text:span><text:span text:style-name="T4">s</text:span><text:span text:style-name="T4">) </text:span><text:span text:style-name="T4">a</text:span><text:span text:style-name="T4">n</text:span><text:span text:style-name="T4">d</text:span><text:span text:style-name="T4"> </text:span><text:span text:style-name="T4">d</text:span><text:span text:style-name="T4">o</text:span><text:span text:style-name="T4">e</text:span><text:span text:style-name="T4">s </text:span><text:span text:style-name="T4">n</text:span><text:span text:style-name="T4">o</text:span><text:span text:style-name="T4">t </text:span><text:span text:style-name="T4">v</text:span><text:span text:style-name="T4">i</text:span><text:span text:style-name="T4">s</text:span><text:span text:style-name="T4">i</text:span><text:span text:style-name="T4">t </text:span><text:span text:style-name="T4">a</text:span><text:span text:style-name="T4"> </text:span><text:span text:style-name="T4">c</text:span><text:span text:style-name="T4">e</text:span><text:span text:style-name="T4">l</text:span><text:span text:style-name="T4">l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</text:span></text:p>
          </draw:text-box>
        </draw:frame>
        <draw:frame draw:style-name="gr1" draw:text-style-name="P2" draw:layer="layout" svg:width="7.973cm" svg:height="0.429cm" svg:x="10.86cm" svg:y="12.676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d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i</text:span><text:span text:style-name="T4">s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i</text:span><text:span text:style-name="T4">s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/text:p>
          </draw:text-box>
        </draw:frame>
        <draw:frame draw:style-name="gr1" draw:text-style-name="P2" draw:layer="layout" svg:width="4.269cm" svg:height="0.429cm" svg:x="1.9cm" svg:y="13.154cm">
          <draw:text-box>
            <text:p text:style-name="P1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text:span text:style-name="T4"> </text:span><text:span text:style-name="T4">(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f</text:span><text:span text:style-name="T4">o</text:span><text:span text:style-name="T4">r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.645cm" svg:height="0.446cm" svg:x="6.26cm" svg:y="13.139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0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5.167cm" svg:height="0.429cm" svg:x="8.175cm" svg:y="13.154cm">
          <draw:text-box>
            <text:p text:style-name="P1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f</text:span><text:span text:style-name="T4">i</text:span><text:span text:style-name="T4">l</text:span><text:span text:style-name="T4">e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a</text:span><text:span text:style-name="T4">b</text:span><text:span text:style-name="T4">o</text:span><text:span text:style-name="T4">v</text:span><text:span text:style-name="T4">e</text:span><text:span text:style-name="T4">)</text:span><text:span text:style-name="T4">:</text:span></text:p>
          </draw:text-box>
        </draw:frame>
        <draw:frame draw:style-name="gr10" draw:text-style-name="P10" draw:layer="layout" svg:width="4.193cm" svg:height="0.374cm" svg:x="1.9cm" svg:y="13.754cm">
          <draw:text-box>
            <text:p text:style-name="P1"><text:span text:style-name="T10">m</text:span><text:span text:style-name="T10">a</text:span><text:span text:style-name="T10">c</text:span><text:span text:style-name="T10">: </text:span><text:span text:style-name="T10">a</text:span><text:span text:style-name="T10">s</text:span><text:span text:style-name="T10">s</text:span><text:span text:style-name="T10">2</text:span><text:span text:style-name="T10">-</text:span><text:span text:style-name="T10">s</text:span><text:span text:style-name="T10">o</text:span><text:span text:style-name="T10">l</text:span><text:span text:style-name="T10">n</text:span><text:span text:style-name="T10"> </text:span><text:span text:style-name="T10">&lt;</text:span><text:span text:style-name="T10"> </text:span><text:span text:style-name="T10">t</text:span><text:span text:style-name="T10">e</text:span><text:span text:style-name="T10">s</text:span><text:span text:style-name="T10">t</text:span><text:span text:style-name="T10">0</text:span><text:span text:style-name="T10">.</text:span><text:span text:style-name="T10">t</text:span><text:span text:style-name="T10">x</text:span><text:span text:style-name="T10">t</text:span></text:p>
          </draw:text-box>
        </draw:frame>
        <draw:frame draw:style-name="gr10" draw:text-style-name="P10" draw:layer="layout" svg:width="12.3cm" svg:height="0.374cm" svg:x="1.9cm" svg:y="14.141cm">
          <draw:text-box>
            <text:p text:style-name="P1"><text:span text:style-name="T10">=</text:span><text:span text:style-name="T10">=</text:span><text:span text:style-name="T10">S</text:span><text:span text:style-name="T10">T</text:span><text:span text:style-name="T10">A</text:span><text:span text:style-name="T10">G</text:span><text:span text:style-name="T10">E</text:span><text:span text:style-name="T10"> </text:span><text:span text:style-name="T10">0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/text:p>
          </draw:text-box>
        </draw:frame>
        <draw:frame draw:style-name="gr10" draw:text-style-name="P10" draw:layer="layout" svg:width="6.098cm" svg:height="0.374cm" svg:x="1.9cm" svg:y="14.527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g</text:span><text:span text:style-name="T10">r</text:span><text:span text:style-name="T10">i</text:span><text:span text:style-name="T10">d</text:span><text:span text:style-name="T10"> </text:span><text:span text:style-name="T10">h</text:span><text:span text:style-name="T10">a</text:span><text:span text:style-name="T10">s </text:span><text:span text:style-name="T10">1</text:span><text:span text:style-name="T10">0</text:span><text:span text:style-name="T10"> </text:span><text:span text:style-name="T10">r</text:span><text:span text:style-name="T10">o</text:span><text:span text:style-name="T10">w</text:span><text:span text:style-name="T10">s </text:span><text:span text:style-name="T10">a</text:span><text:span text:style-name="T10">n</text:span><text:span text:style-name="T10">d</text:span><text:span text:style-name="T10"> </text:span><text:span text:style-name="T10">1</text:span><text:span text:style-name="T10">0</text:span><text:span text:style-name="T10"> </text:span><text:span text:style-name="T10">c</text:span><text:span text:style-name="T10">o</text:span><text:span text:style-name="T10">l</text:span><text:span text:style-name="T10">u</text:span><text:span text:style-name="T10">m</text:span><text:span text:style-name="T10">n</text:span><text:span text:style-name="T10">s</text:span><text:span text:style-name="T10">.</text:span></text:p>
          </draw:text-box>
        </draw:frame>
        <draw:frame draw:style-name="gr10" draw:text-style-name="P10" draw:layer="layout" svg:width="3.749cm" svg:height="0.374cm" svg:x="1.9cm" svg:y="14.914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g</text:span><text:span text:style-name="T10">r</text:span><text:span text:style-name="T10">i</text:span><text:span text:style-name="T10">d</text:span><text:span text:style-name="T10"> </text:span><text:span text:style-name="T10">h</text:span><text:span text:style-name="T10">a</text:span><text:span text:style-name="T10">s </text:span><text:span text:style-name="T10">9</text:span><text:span text:style-name="T10"> </text:span><text:span text:style-name="T10">b</text:span><text:span text:style-name="T10">l</text:span><text:span text:style-name="T10">o</text:span><text:span text:style-name="T10">c</text:span><text:span text:style-name="T10">k</text:span><text:span text:style-name="T10">(</text:span><text:span text:style-name="T10">s</text:span><text:span text:style-name="T10">)</text:span><text:span text:style-name="T10">.</text:span></text:p>
          </draw:text-box>
        </draw:frame>
        <draw:frame draw:style-name="gr10" draw:text-style-name="P10" draw:layer="layout" svg:width="5.277cm" svg:height="0.374cm" svg:x="1.9cm" svg:y="15.3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 </text:span><text:span text:style-name="T10">c</text:span><text:span text:style-name="T10">e</text:span><text:span text:style-name="T10">ll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r</text:span><text:span text:style-name="T10">i</text:span><text:span text:style-name="T10">d</text:span><text:span text:style-name="T10"> </text:span><text:span text:style-name="T10">i</text:span><text:span text:style-name="T10">s </text:span><text:span text:style-name="T10">[</text:span><text:span text:style-name="T10">0</text:span><text:span text:style-name="T10">,</text:span><text:span text:style-name="T10">0</text:span><text:span text:style-name="T10">]</text:span><text:span text:style-name="T10">.</text:span></text:p>
          </draw:text-box>
        </draw:frame>
        <draw:frame draw:style-name="gr10" draw:text-style-name="P10" draw:layer="layout" svg:width="5.082cm" svg:height="0.374cm" svg:x="1.9cm" svg:y="15.687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g</text:span><text:span text:style-name="T10">o</text:span><text:span text:style-name="T10">a</text:span><text:span text:style-name="T10">l </text:span><text:span text:style-name="T10">c</text:span><text:span text:style-name="T10">e</text:span><text:span text:style-name="T10">ll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r</text:span><text:span text:style-name="T10">i</text:span><text:span text:style-name="T10">d</text:span><text:span text:style-name="T10"> </text:span><text:span text:style-name="T10">i</text:span><text:span text:style-name="T10">s </text:span><text:span text:style-name="T10">[</text:span><text:span text:style-name="T10">9</text:span><text:span text:style-name="T10">,</text:span><text:span text:style-name="T10">9</text:span><text:span text:style-name="T10">]</text:span><text:span text:style-name="T10">.</text:span></text:p>
          </draw:text-box>
        </draw:frame>
        <draw:frame draw:style-name="gr10" draw:text-style-name="P10" draw:layer="layout" svg:width="5.34cm" svg:height="0.374cm" svg:x="1.9cm" svg:y="16.074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p</text:span><text:span text:style-name="T10">r</text:span><text:span text:style-name="T10">o</text:span><text:span text:style-name="T10">p</text:span><text:span text:style-name="T10">o</text:span><text:span text:style-name="T10">s</text:span><text:span text:style-name="T10">e</text:span><text:span text:style-name="T10">d</text:span><text:span text:style-name="T10"> </text:span><text:span text:style-name="T10">r</text:span><text:span text:style-name="T10">o</text:span><text:span text:style-name="T10">u</text:span><text:span text:style-name="T10">t</text:span><text:span text:style-name="T10">e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r</text:span><text:span text:style-name="T10">i</text:span><text:span text:style-name="T10">d</text:span><text:span text:style-name="T10"> </text:span><text:span text:style-name="T10">i</text:span><text:span text:style-name="T10">s</text:span><text:span text:style-name="T10">:</text:span></text:p>
          </draw:text-box>
        </draw:frame>
        <draw:frame draw:style-name="gr10" draw:text-style-name="P10" draw:layer="layout" svg:width="5.675cm" svg:height="0.374cm" svg:x="1.9cm" svg:y="16.46cm">
          <draw:text-box>
            <text:p text:style-name="P1"><text:span text:style-name="T10">[</text:span><text:span text:style-name="T10">0</text:span><text:span text:style-name="T10">,</text:span><text:span text:style-name="T10">0</text:span><text:span text:style-name="T10">]</text:span><text:span text:style-name="T10">-</text:span><text:span text:style-name="T10">&gt;</text:span><text:span text:style-name="T10">[</text:span><text:span text:style-name="T10">0</text:span><text:span text:style-name="T10">,</text:span><text:span text:style-name="T10">1</text:span><text:span text:style-name="T10">]</text:span><text:span text:style-name="T10">-</text:span><text:span text:style-name="T10">&gt;</text:span><text:span text:style-name="T10">[</text:span><text:span text:style-name="T10">0</text:span><text:span text:style-name="T10">,</text:span><text:span text:style-name="T10">2</text:span><text:span text:style-name="T10">]</text:span><text:span text:style-name="T10">-</text:span><text:span text:style-name="T10">&gt;</text:span><text:span text:style-name="T10">[</text:span><text:span text:style-name="T10">0</text:span><text:span text:style-name="T10">,</text:span><text:span text:style-name="T10">3</text:span><text:span text:style-name="T10">]</text:span><text:span text:style-name="T10">-</text:span><text:span text:style-name="T10">&gt;</text:span><text:span text:style-name="T10">[</text:span><text:span text:style-name="T10">0</text:span><text:span text:style-name="T10">,</text:span><text:span text:style-name="T10">4</text:span><text:span text:style-name="T10">]</text:span><text:span text:style-name="T10">-</text:span><text:span text:style-name="T10">&gt;</text:span></text:p>
          </draw:text-box>
        </draw:frame>
        <draw:frame draw:style-name="gr10" draw:text-style-name="P10" draw:layer="layout" svg:width="5.675cm" svg:height="0.374cm" svg:x="1.9cm" svg:y="16.847cm">
          <draw:text-box>
            <text:p text:style-name="P1"><text:span text:style-name="T10">[</text:span><text:span text:style-name="T10">1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2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3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4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5</text:span><text:span text:style-name="T10">,</text:span><text:span text:style-name="T10">4</text:span><text:span text:style-name="T10">]</text:span><text:span text:style-name="T10">-</text:span><text:span text:style-name="T10">&gt;</text:span></text:p>
          </draw:text-box>
        </draw:frame>
        <draw:frame draw:style-name="gr10" draw:text-style-name="P10" draw:layer="layout" svg:width="5.675cm" svg:height="0.374cm" svg:x="1.9cm" svg:y="17.233cm">
          <draw:text-box>
            <text:p text:style-name="P1"><text:span text:style-name="T10">[</text:span><text:span text:style-name="T10">6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7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8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9</text:span><text:span text:style-name="T10">,</text:span><text:span text:style-name="T10">4</text:span><text:span text:style-name="T10">]</text:span><text:span text:style-name="T10">-</text:span><text:span text:style-name="T10">&gt;</text:span><text:span text:style-name="T10">[</text:span><text:span text:style-name="T10">9</text:span><text:span text:style-name="T10">,</text:span><text:span text:style-name="T10">5</text:span><text:span text:style-name="T10">]</text:span><text:span text:style-name="T10">-</text:span><text:span text:style-name="T10">&gt;</text:span></text:p>
          </draw:text-box>
        </draw:frame>
        <draw:frame draw:style-name="gr10" draw:text-style-name="P10" draw:layer="layout" svg:width="4.261cm" svg:height="0.374cm" svg:x="1.9cm" svg:y="17.62cm">
          <draw:text-box>
            <text:p text:style-name="P1"><text:span text:style-name="T10">[</text:span><text:span text:style-name="T10">9</text:span><text:span text:style-name="T10">,</text:span><text:span text:style-name="T10">6</text:span><text:span text:style-name="T10">]</text:span><text:span text:style-name="T10">-</text:span><text:span text:style-name="T10">&gt;</text:span><text:span text:style-name="T10">[</text:span><text:span text:style-name="T10">9</text:span><text:span text:style-name="T10">,</text:span><text:span text:style-name="T10">7</text:span><text:span text:style-name="T10">]</text:span><text:span text:style-name="T10">-</text:span><text:span text:style-name="T10">&gt;</text:span><text:span text:style-name="T10">[</text:span><text:span text:style-name="T10">9</text:span><text:span text:style-name="T10">,</text:span><text:span text:style-name="T10">8</text:span><text:span text:style-name="T10">]</text:span><text:span text:style-name="T10">-</text:span><text:span text:style-name="T10">&gt;</text:span><text:span text:style-name="T10">[</text:span><text:span text:style-name="T10">9</text:span><text:span text:style-name="T10">,</text:span><text:span text:style-name="T10">9</text:span><text:span text:style-name="T10">]</text:span><text:span text:style-name="T10">.</text:span></text:p>
          </draw:text-box>
        </draw:frame>
        <draw:frame draw:style-name="gr10" draw:text-style-name="P10" draw:layer="layout" svg:width="2.889cm" svg:height="0.374cm" svg:x="1.9cm" svg:y="18.007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r</text:span><text:span text:style-name="T10">o</text:span><text:span text:style-name="T10">u</text:span><text:span text:style-name="T10">t</text:span><text:span text:style-name="T10">e</text:span><text:span text:style-name="T10"> </text:span><text:span text:style-name="T10">i</text:span><text:span text:style-name="T10">s </text:span><text:span text:style-name="T10">v</text:span><text:span text:style-name="T10">a</text:span><text:span text:style-name="T10">li</text:span><text:span text:style-name="T10">d</text:span><text:span text:style-name="T10">!</text:span></text:p>
          </draw:text-box>
        </draw:frame>
        <draw:frame draw:style-name="gr1" draw:text-style-name="P2" draw:layer="layout" svg:width="15.902cm" svg:height="0.429cm" svg:x="2.497cm" svg:y="18.508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s</text:span><text:span text:style-name="T4">t 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b</text:span><text:span text:style-name="T4">o</text:span><text:span text:style-name="T4">v</text:span><text:span text:style-name="T4">e</text:span><text:span text:style-name="T4"> </text:span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text:span text:style-name="T4"> </text:span><text:span text:style-name="T4">r</text:span><text:span text:style-name="T4">e</text:span><text:span text:style-name="T4">p</text:span><text:span text:style-name="T4">o</text:span><text:span text:style-name="T4">r</text:span><text:span text:style-name="T4">t</text:span><text:span text:style-name="T4">s </text:span><text:span text:style-name="T4">t</text:span><text:span text:style-name="T4">h</text:span><text:span text:style-name="T4">e</text:span><text:span text:style-name="T12"> </text:span><text:span text:style-name="T12">s</text:span><text:span text:style-name="T12">t</text:span><text:span text:style-name="T12">a</text:span><text:span text:style-name="T12">t</text:span><text:span text:style-name="T12">u</text:span><text:span text:style-name="T12">s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c</text:span><text:span text:style-name="T4">a</text:span><text:span text:style-name="T4">n</text:span><text:span text:style-name="T4"> </text:span><text:span text:style-name="T4">t</text:span><text:span text:style-name="T4">a</text:span><text:span text:style-name="T4">k</text:span><text:span text:style-name="T4">e</text:span><text:span text:style-name="T4"> </text:span><text:span text:style-name="T4">o</text:span><text:span text:style-name="T4">n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s</text:span><text:span text:style-name="T4">e</text:span><text:span text:style-name="T4"> </text:span><text:span text:style-name="T4">f</text:span><text:span text:style-name="T4">i</text:span><text:span text:style-name="T4">v</text:span><text:span text:style-name="T4">e</text:span><text:span text:style-name="T4"> </text:span><text:span text:style-name="T4">v</text:span><text:span text:style-name="T4">a</text:span><text:span text:style-name="T4">l</text:span><text:span text:style-name="T4">u</text:span><text:span text:style-name="T4">e</text:span><text:span text:style-name="T4">s</text:span><text:span text:style-name="T4">:</text:span></text:p>
          </draw:text-box>
        </draw:frame>
        <draw:frame draw:style-name="gr10" draw:text-style-name="P10" draw:layer="layout" svg:width="1.132cm" svg:height="0.353cm" svg:x="1.9cm" svg:y="19.052cm">
          <draw:text-box>
            <text:p text:style-name="P1"><text:span text:style-name="T13">S</text:span><text:span text:style-name="T13">t</text:span><text:span text:style-name="T13">a</text:span><text:span text:style-name="T13">t</text:span><text:span text:style-name="T13">u</text:span><text:span text:style-name="T13">s </text:span><text:span text:style-name="T13">1</text:span><text:span text:style-name="T13">:</text:span></text:p>
          </draw:text-box>
        </draw:frame>
        <draw:frame draw:style-name="gr10" draw:text-style-name="P10" draw:layer="layout" svg:width="5.069cm" svg:height="0.374cm" svg:x="3.208cm" svg:y="19.04cm">
          <draw:text-box>
            <text:p text:style-name="P1"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 </text:span><text:span text:style-name="T10">c</text:span><text:span text:style-name="T10">e</text:span><text:span text:style-name="T10">ll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o</text:span><text:span text:style-name="T10">u</text:span><text:span text:style-name="T10">t</text:span><text:span text:style-name="T10">e</text:span><text:span text:style-name="T10"> </text:span><text:span text:style-name="T10">i</text:span><text:span text:style-name="T10">s </text:span><text:span text:style-name="T10">w</text:span><text:span text:style-name="T10">r</text:span><text:span text:style-name="T10">o</text:span><text:span text:style-name="T10">n</text:span><text:span text:style-name="T10">g</text:span><text:span text:style-name="T10">!</text:span></text:p>
          </draw:text-box>
        </draw:frame>
        <draw:frame draw:style-name="gr10" draw:text-style-name="P10" draw:layer="layout" svg:width="1.132cm" svg:height="0.353cm" svg:x="1.9cm" svg:y="19.438cm">
          <draw:text-box>
            <text:p text:style-name="P1"><text:span text:style-name="T13">S</text:span><text:span text:style-name="T13">t</text:span><text:span text:style-name="T13">a</text:span><text:span text:style-name="T13">t</text:span><text:span text:style-name="T13">u</text:span><text:span text:style-name="T13">s </text:span><text:span text:style-name="T13">2</text:span><text:span text:style-name="T13">:</text:span></text:p>
          </draw:text-box>
        </draw:frame>
        <draw:frame draw:style-name="gr10" draw:text-style-name="P10" draw:layer="layout" svg:width="4.913cm" svg:height="0.374cm" svg:x="3.208cm" svg:y="19.426cm">
          <draw:text-box>
            <text:p text:style-name="P1"><text:span text:style-name="T10">G</text:span><text:span text:style-name="T10">o</text:span><text:span text:style-name="T10">a</text:span><text:span text:style-name="T10">l </text:span><text:span text:style-name="T10">c</text:span><text:span text:style-name="T10">e</text:span><text:span text:style-name="T10">ll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o</text:span><text:span text:style-name="T10">u</text:span><text:span text:style-name="T10">t</text:span><text:span text:style-name="T10">e</text:span><text:span text:style-name="T10"> </text:span><text:span text:style-name="T10">i</text:span><text:span text:style-name="T10">s </text:span><text:span text:style-name="T10">w</text:span><text:span text:style-name="T10">r</text:span><text:span text:style-name="T10">o</text:span><text:span text:style-name="T10">n</text:span><text:span text:style-name="T10">g</text:span><text:span text:style-name="T10">!</text:span></text:p>
          </draw:text-box>
        </draw:frame>
        <draw:frame draw:style-name="gr10" draw:text-style-name="P10" draw:layer="layout" svg:width="1.132cm" svg:height="0.353cm" svg:x="1.9cm" svg:y="19.825cm">
          <draw:text-box>
            <text:p text:style-name="P1"><text:span text:style-name="T13">S</text:span><text:span text:style-name="T13">t</text:span><text:span text:style-name="T13">a</text:span><text:span text:style-name="T13">t</text:span><text:span text:style-name="T13">u</text:span><text:span text:style-name="T13">s </text:span><text:span text:style-name="T13">3</text:span><text:span text:style-name="T13">:</text:span></text:p>
          </draw:text-box>
        </draw:frame>
        <draw:frame draw:style-name="gr10" draw:text-style-name="P10" draw:layer="layout" svg:width="5.963cm" svg:height="0.374cm" svg:x="3.208cm" svg:y="19.813cm">
          <draw:text-box>
            <text:p text:style-name="P1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i</text:span><text:span text:style-name="T10">s </text:span><text:span text:style-name="T10">a</text:span><text:span text:style-name="T10">n</text:span><text:span text:style-name="T10"> </text:span><text:span text:style-name="T10">il</text:span><text:span text:style-name="T10">l</text:span><text:span text:style-name="T10">e</text:span><text:span text:style-name="T10">g</text:span><text:span text:style-name="T10">a</text:span><text:span text:style-name="T10">l </text:span><text:span text:style-name="T10">m</text:span><text:span text:style-name="T10">o</text:span><text:span text:style-name="T10">v</text:span><text:span text:style-name="T10">e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i</text:span><text:span text:style-name="T10">s </text:span><text:span text:style-name="T10">r</text:span><text:span text:style-name="T10">o</text:span><text:span text:style-name="T10">u</text:span><text:span text:style-name="T10">t</text:span><text:span text:style-name="T10">e</text:span><text:span text:style-name="T10">!</text:span></text:p>
          </draw:text-box>
        </draw:frame>
        <draw:frame draw:style-name="gr10" draw:text-style-name="P10" draw:layer="layout" svg:width="1.132cm" svg:height="0.353cm" svg:x="1.9cm" svg:y="20.211cm">
          <draw:text-box>
            <text:p text:style-name="P1"><text:span text:style-name="T13">S</text:span><text:span text:style-name="T13">t</text:span><text:span text:style-name="T13">a</text:span><text:span text:style-name="T13">t</text:span><text:span text:style-name="T13">u</text:span><text:span text:style-name="T13">s </text:span><text:span text:style-name="T13">4</text:span><text:span text:style-name="T13">:</text:span></text:p>
          </draw:text-box>
        </draw:frame>
        <draw:frame draw:style-name="gr10" draw:text-style-name="P10" draw:layer="layout" svg:width="4.773cm" svg:height="0.374cm" svg:x="3.208cm" svg:y="20.2cm">
          <draw:text-box>
            <text:p text:style-name="P1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i</text:span><text:span text:style-name="T10">s </text:span><text:span text:style-name="T10">a</text:span><text:span text:style-name="T10"> </text:span><text:span text:style-name="T10">b</text:span><text:span text:style-name="T10">l</text:span><text:span text:style-name="T10">o</text:span><text:span text:style-name="T10">c</text:span><text:span text:style-name="T10">k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i</text:span><text:span text:style-name="T10">s </text:span><text:span text:style-name="T10">r</text:span><text:span text:style-name="T10">o</text:span><text:span text:style-name="T10">u</text:span><text:span text:style-name="T10">t</text:span><text:span text:style-name="T10">e</text:span><text:span text:style-name="T10">!</text:span></text:p>
          </draw:text-box>
        </draw:frame>
        <draw:frame draw:style-name="gr10" draw:text-style-name="P10" draw:layer="layout" svg:width="1.132cm" svg:height="0.353cm" svg:x="1.9cm" svg:y="20.598cm">
          <draw:text-box>
            <text:p text:style-name="P1"><text:span text:style-name="T13">S</text:span><text:span text:style-name="T13">t</text:span><text:span text:style-name="T13">a</text:span><text:span text:style-name="T13">t</text:span><text:span text:style-name="T13">u</text:span><text:span text:style-name="T13">s </text:span><text:span text:style-name="T13">5</text:span><text:span text:style-name="T13">:</text:span></text:p>
          </draw:text-box>
        </draw:frame>
        <draw:frame draw:style-name="gr10" draw:text-style-name="P10" draw:layer="layout" svg:width="2.889cm" svg:height="0.374cm" svg:x="3.208cm" svg:y="20.586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r</text:span><text:span text:style-name="T10">o</text:span><text:span text:style-name="T10">u</text:span><text:span text:style-name="T10">t</text:span><text:span text:style-name="T10">e</text:span><text:span text:style-name="T10"> </text:span><text:span text:style-name="T10">i</text:span><text:span text:style-name="T10">s </text:span><text:span text:style-name="T10">v</text:span><text:span text:style-name="T10">a</text:span><text:span text:style-name="T10">li</text:span><text:span text:style-name="T10">d</text:span><text:span text:style-name="T10">!</text:span></text:p>
          </draw:text-box>
        </draw:frame>
        <draw:frame draw:style-name="gr1" draw:text-style-name="P2" draw:layer="layout" svg:width="16.427cm" svg:height="0.429cm" svg:x="2.497cm" svg:y="21.111cm">
          <draw:text-box>
            <text:p text:style-name="P1"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1</text:span><text:span text:style-name="T4"> </text:span><text:span text:style-name="T4">i</text:span><text:span text:style-name="T4">s </text:span><text:span text:style-name="T4">p</text:span><text:span text:style-name="T4">r</text:span><text:span text:style-name="T4">i</text:span><text:span text:style-name="T4">n</text:span><text:span text:style-name="T4">t</text:span><text:span text:style-name="T4">e</text:span><text:span text:style-name="T4">d</text:span><text:span text:style-name="T4"> </text:span><text:span text:style-name="T4">i</text:span><text:span text:style-name="T4">f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 </text:span><text:span text:style-name="T4">c</text:span><text:span text:style-name="T4">e</text:span><text:span text:style-name="T4">l</text:span><text:span text:style-name="T4">l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s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 </text:span><text:span text:style-name="T4">c</text:span><text:span text:style-name="T4">e</text:span><text:span text:style-name="T4">l</text:span><text:span text:style-name="T4">l </text:span><text:span text:style-name="T4">s</text:span><text:span text:style-name="T4">u</text:span><text:span text:style-name="T4">p</text:span><text:span text:style-name="T4">p</text:span><text:span text:style-name="T4">l</text:span><text:span text:style-name="T4">i</text:span><text:span text:style-name="T4">e</text:span><text:span text:style-name="T4">d</text:span><text:span text:style-name="T4"> </text:span><text:span text:style-name="T4">a</text:span><text:span text:style-name="T4">t </text:span><text:span text:style-name="T4">l</text:span><text:span text:style-name="T4">i</text:span><text:span text:style-name="T4">n</text:span><text:span text:style-name="T4">e</text:span><text:span text:style-name="T4"> </text:span><text:span text:style-name="T4">2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.</text:span></text:p>
          </draw:text-box>
        </draw:frame>
        <draw:frame draw:style-name="gr1" draw:text-style-name="P2" draw:layer="layout" svg:width="15.665cm" svg:height="0.429cm" svg:x="1.9cm" svg:y="21.589cm">
          <draw:text-box>
            <text:p text:style-name="P1"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2</text:span><text:span text:style-name="T4"> </text:span><text:span text:style-name="T4">i</text:span><text:span text:style-name="T4">s </text:span><text:span text:style-name="T4">p</text:span><text:span text:style-name="T4">r</text:span><text:span text:style-name="T4">i</text:span><text:span text:style-name="T4">n</text:span><text:span text:style-name="T4">t</text:span><text:span text:style-name="T4">e</text:span><text:span text:style-name="T4">d</text:span><text:span text:style-name="T4"> </text:span><text:span text:style-name="T4">i</text:span><text:span text:style-name="T4">f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s</text:span><text:span text:style-name="T4">t </text:span><text:span text:style-name="T4">c</text:span><text:span text:style-name="T4">e</text:span><text:span text:style-name="T4">l</text:span><text:span text:style-name="T4">l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s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o</text:span><text:span text:style-name="T4">a</text:span><text:span text:style-name="T4">l </text:span><text:span text:style-name="T4">c</text:span><text:span text:style-name="T4">e</text:span><text:span text:style-name="T4">l</text:span><text:span text:style-name="T4">l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a</text:span><text:span text:style-name="T4">t </text:span><text:span text:style-name="T4">l</text:span><text:span text:style-name="T4">i</text:span><text:span text:style-name="T4">n</text:span><text:span text:style-name="T4">e</text:span><text:span text:style-name="T4"> </text:span><text:span text:style-name="T4">3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.</text:span></text:p>
          </draw:text-box>
        </draw:frame>
        <draw:frame draw:style-name="gr1" draw:text-style-name="P2" draw:layer="layout" svg:width="1.234cm" svg:height="0.429cm" svg:x="17.862cm" svg:y="21.589cm">
          <draw:text-box>
            <text:p text:style-name="P1"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3</text:span></text:p>
          </draw:text-box>
        </draw:frame>
        <draw:frame draw:style-name="gr1" draw:text-style-name="P2" draw:layer="layout" svg:width="11.017cm" svg:height="0.429cm" svg:x="1.9cm" svg:y="22.067cm">
          <draw:text-box>
            <text:p text:style-name="P1"><text:span text:style-name="T4">i</text:span><text:span text:style-name="T4">s </text:span><text:span text:style-name="T4">p</text:span><text:span text:style-name="T4">r</text:span><text:span text:style-name="T4">i</text:span><text:span text:style-name="T4">n</text:span><text:span text:style-name="T4">t</text:span><text:span text:style-name="T4">e</text:span><text:span text:style-name="T4">d</text:span><text:span text:style-name="T4"> </text:span><text:span text:style-name="T4">i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 </text:span><text:span text:style-name="T4">a</text:span><text:span text:style-name="T4"> </text:span><text:span text:style-name="T4">m</text:span><text:span text:style-name="T4">o</text:span><text:span text:style-name="T4">v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t</text:span><text:span text:style-name="T4">r</text:span><text:span text:style-name="T4">a</text:span><text:span text:style-name="T4">v</text:span><text:span text:style-name="T4">e</text:span><text:span text:style-name="T4">r</text:span><text:span text:style-name="T4">s</text:span><text:span text:style-name="T4">e</text:span><text:span text:style-name="T4">s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o</text:span><text:span text:style-name="T4">n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.</text:span></text:p>
          </draw:text-box>
        </draw:frame>
        <draw:frame draw:style-name="gr1" draw:text-style-name="P2" draw:layer="layout" svg:width="6.047cm" svg:height="0.429cm" svg:x="13.044cm" svg:y="22.067cm">
          <draw:text-box>
            <text:p text:style-name="P1"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4</text:span><text:span text:style-name="T4"> </text:span><text:span text:style-name="T4">r</text:span><text:span text:style-name="T4">e</text:span><text:span text:style-name="T4">p</text:span><text:span text:style-name="T4">o</text:span><text:span text:style-name="T4">r</text:span><text:span text:style-name="T4">t</text:span><text:span text:style-name="T4">s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c</text:span><text:span text:style-name="T4">e</text:span><text:span text:style-name="T4"> </text:span><text:span text:style-name="T4">o</text:span><text:span text:style-name="T4">f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/text:p>
          </draw:text-box>
        </draw:frame>
        <draw:frame draw:style-name="gr1" draw:text-style-name="P2" draw:layer="layout" svg:width="0.384cm" svg:height="0.429cm" svg:x="1.9cm" svg:y="22.545cm">
          <draw:text-box>
            <text:p text:style-name="P1"><text:span text:style-name="T4">a</text:span><text:span text:style-name="T4">t</text:span></text:p>
          </draw:text-box>
        </draw:frame>
        <draw:frame draw:style-name="gr1" draw:text-style-name="P2" draw:layer="layout" svg:width="5.416cm" svg:height="0.429cm" svg:x="2.318cm" svg:y="22.545cm">
          <draw:text-box>
            <text:p text:style-name="P1"><text:span text:style-name="T4">o</text:span><text:span text:style-name="T4">n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s </text:span><text:span text:style-name="T4">v</text:span><text:span text:style-name="T4">i</text:span><text:span text:style-name="T4">s</text:span><text:span text:style-name="T4">i</text:span><text:span text:style-name="T4">t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.</text:span></text:p>
          </draw:text-box>
        </draw:frame>
        <draw:frame draw:style-name="gr1" draw:text-style-name="P2" draw:layer="layout" svg:width="1.678cm" svg:height="0.429cm" svg:x="8.282cm" svg:y="22.545cm">
          <draw:text-box>
            <text:p text:style-name="P1"><text:span text:style-name="T4">O</text:span><text:span text:style-name="T4">t</text:span><text:span text:style-name="T4">h</text:span><text:span text:style-name="T4">e</text:span><text:span text:style-name="T4">r</text:span><text:span text:style-name="T4">w</text:span><text:span text:style-name="T4">i</text:span><text:span text:style-name="T4">s</text:span><text:span text:style-name="T4">e</text:span><text:span text:style-name="T4">,</text:span></text:p>
          </draw:text-box>
        </draw:frame>
        <draw:frame draw:style-name="gr1" draw:text-style-name="P2" draw:layer="layout" svg:width="4.113cm" svg:height="0.429cm" svg:x="10.11cm" svg:y="22.545cm">
          <draw:text-box>
            <text:p text:style-name="P1"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5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p</text:span><text:span text:style-name="T4">r</text:span><text:span text:style-name="T4">i</text:span><text:span text:style-name="T4">n</text:span><text:span text:style-name="T4">t</text:span><text:span text:style-name="T4">e</text:span><text:span text:style-name="T4">d</text:span><text:span text:style-name="T4">.</text:span></text:p>
          </draw:text-box>
        </draw:frame>
        <draw:frame draw:style-name="gr1" draw:text-style-name="P2" draw:layer="layout" svg:width="4.307cm" svg:height="0.429cm" svg:x="14.629cm" svg:y="22.545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c</text:span><text:span text:style-name="T4">h</text:span><text:span text:style-name="T4">e</text:span><text:span text:style-name="T4">c</text:span><text:span text:style-name="T4">k</text:span><text:span text:style-name="T4">s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/text:p>
          </draw:text-box>
        </draw:frame>
        <draw:frame draw:style-name="gr1" draw:text-style-name="P2" draw:layer="layout" svg:width="16.791cm" svg:height="0.429cm" svg:x="1.9cm" svg:y="23.023cm">
          <draw:text-box>
            <text:p text:style-name="P1"><text:span text:style-name="T4">d</text:span><text:span text:style-name="T4">o</text:span><text:span text:style-name="T4">n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r</text:span><text:span text:style-name="T4">d</text:span><text:span text:style-name="T4">e</text:span><text:span text:style-name="T4">r </text:span><text:span text:style-name="T4">s</text:span><text:span text:style-name="T4">h</text:span><text:span text:style-name="T4">o</text:span><text:span text:style-name="T4">w</text:span><text:span text:style-name="T4">n</text:span><text:span text:style-name="T4">, </text:span><text:span text:style-name="T4">a</text:span><text:span text:style-name="T4">n</text:span><text:span text:style-name="T4">d</text:span><text:span text:style-name="T4"> </text:span><text:span text:style-name="T4">i</text:span><text:span text:style-name="T4">f </text:span><text:span text:style-name="T4">a</text:span><text:span text:style-name="T4"> </text:span><text:span text:style-name="T4">c</text:span><text:span text:style-name="T4">e</text:span><text:span text:style-name="T4">r</text:span><text:span text:style-name="T4">t</text:span><text:span text:style-name="T4">a</text:span><text:span text:style-name="T4">i</text:span><text:span text:style-name="T4">n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h</text:span><text:span text:style-name="T4">o</text:span><text:span text:style-name="T4">l</text:span><text:span text:style-name="T4">d</text:span><text:span text:style-name="T4">s</text:span><text:span text:style-name="T4">, </text:span><text:span text:style-name="T4">i</text:span><text:span text:style-name="T4">t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r</text:span><text:span text:style-name="T4">e</text:span><text:span text:style-name="T4">p</text:span><text:span text:style-name="T4">o</text:span><text:span text:style-name="T4">r</text:span><text:span text:style-name="T4">t</text:span><text:span text:style-name="T4">e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n</text:span><text:span text:style-name="T4">o</text:span><text:span text:style-name="T4"> </text:span><text:span text:style-name="T4">f</text:span><text:span text:style-name="T4">u</text:span><text:span text:style-name="T4">r</text:span><text:span text:style-name="T4">t</text:span><text:span text:style-name="T4">h</text:span><text:span text:style-name="T4">e</text:span><text:span text:style-name="T4">r </text:span><text:span text:style-name="T4">c</text:span><text:span text:style-name="T4">h</text:span><text:span text:style-name="T4">e</text:span><text:span text:style-name="T4">c</text:span><text:span text:style-name="T4">k</text:span><text:span text:style-name="T4">s </text:span><text:span text:style-name="T4">c</text:span><text:span text:style-name="T4">a</text:span><text:span text:style-name="T4">r</text:span><text:span text:style-name="T4">r</text:span><text:span text:style-name="T4">i</text:span><text:span text:style-name="T4">e</text:span><text:span text:style-name="T4">d</text:span><text:span text:style-name="T4"> </text:span><text:span text:style-name="T4">o</text:span><text:span text:style-name="T4">u</text:span><text:span text:style-name="T4">t</text:span><text:span text:style-name="T4">.</text:span></text:p>
          </draw:text-box>
        </draw:frame>
        <draw:frame draw:style-name="gr1" draw:text-style-name="P2" draw:layer="layout" svg:width="11.246cm" svg:height="0.429cm" svg:x="1.9cm" svg:y="23.501cm">
          <draw:text-box>
            <text:p text:style-name="P1"><text:span text:style-name="T4">W</text:span><text:span text:style-name="T4">h</text:span><text:span text:style-name="T4">e</text:span><text:span text:style-name="T4">n</text:span><text:span text:style-name="T4"> </text:span><text:span text:style-name="T4">p</text:span><text:span text:style-name="T4">r</text:span><text:span text:style-name="T4">i</text:span><text:span text:style-name="T4">n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, </text:span><text:span text:style-name="T4">p</text:span><text:span text:style-name="T4">r</text:span><text:span text:style-name="T4">i</text:span><text:span text:style-name="T4">n</text:span><text:span text:style-name="T4">t </text:span><text:span text:style-name="T4">n</text:span><text:span text:style-name="T4">o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f</text:span><text:span text:style-name="T4">i</text:span><text:span text:style-name="T4">v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s </text:span><text:span text:style-name="T4">p</text:span><text:span text:style-name="T4">e</text:span><text:span text:style-name="T4">r </text:span><text:span text:style-name="T4">l</text:span><text:span text:style-name="T4">i</text:span><text:span text:style-name="T4">n</text:span><text:span text:style-name="T4">e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b</text:span><text:span text:style-name="T4">y</text:span></text:p>
          </draw:text-box>
        </draw:frame>
        <draw:frame draw:style-name="gr1" draw:text-style-name="P2" draw:layer="layout" svg:width="0.463cm" svg:height="0.446cm" svg:x="13.468cm" svg:y="23.486cm">
          <draw:text-box>
            <text:p text:style-name="P1"><text:span text:style-name="T5">-</text:span><text:span text:style-name="T5">&gt;</text:span></text:p>
          </draw:text-box>
        </draw:frame>
        <draw:frame draw:style-name="gr1" draw:text-style-name="P2" draw:layer="layout" svg:width="0.384cm" svg:height="0.429cm" svg:x="13.872cm" svg:y="23.501cm">
          <draw:text-box>
            <text:p text:style-name="P1"><text:span text:style-name="T4">.</text:span></text:p>
          </draw:text-box>
        </draw:frame>
        <draw:frame draw:style-name="gr1" draw:text-style-name="P2" draw:layer="layout" svg:width="4.853cm" svg:height="0.429cm" svg:x="14.148cm" svg:y="23.501cm">
          <draw:text-box>
            <text:p text:style-name="P1"><text:span text:style-name="T4">D</text:span><text:span text:style-name="T4">o</text:span><text:span text:style-name="T4"> </text:span><text:span text:style-name="T4">n</text:span><text:span text:style-name="T4">o</text:span><text:span text:style-name="T4">t </text:span><text:span text:style-name="T4">u</text:span><text:span text:style-name="T4">s</text:span><text:span text:style-name="T4">e</text:span><text:span text:style-name="T4"> </text:span><text:span text:style-name="T4">b</text:span><text:span text:style-name="T4">l</text:span><text:span text:style-name="T4">a</text:span><text:span text:style-name="T4">n</text:span><text:span text:style-name="T4">k</text:span><text:span text:style-name="T4">s </text:span><text:span text:style-name="T4">o</text:span><text:span text:style-name="T4">r </text:span><text:span text:style-name="T4">t</text:span><text:span text:style-name="T4">a</text:span><text:span text:style-name="T4">b</text:span><text:span text:style-name="T4">s </text:span><text:span text:style-name="T4">w</text:span><text:span text:style-name="T4">h</text:span><text:span text:style-name="T4">e</text:span><text:span text:style-name="T4">n</text:span></text:p>
          </draw:text-box>
        </draw:frame>
        <draw:frame draw:style-name="gr1" draw:text-style-name="P2" draw:layer="layout" svg:width="7.537cm" svg:height="0.429cm" svg:x="1.9cm" svg:y="23.979cm">
          <draw:text-box>
            <text:p text:style-name="P1"><text:span text:style-name="T4">p</text:span><text:span text:style-name="T4">r</text:span><text:span text:style-name="T4">i</text:span><text:span text:style-name="T4">n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. </text:span><text:span text:style-name="T4">A</text:span><text:span text:style-name="T4"> </text:span><text:span text:style-name="T4">n</text:span><text:span text:style-name="T4">e</text:span><text:span text:style-name="T4">w</text:span><text:span text:style-name="T4">l</text:span><text:span text:style-name="T4">i</text:span><text:span text:style-name="T4">n</text:span><text:span text:style-name="T4">e</text:span><text:span text:style-name="T4">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 </text:span><text:span text:style-name="T4">m</text:span><text:span text:style-name="T4">a</text:span><text:span text:style-name="T4">y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/text:p>
          </draw:text-box>
        </draw:frame>
        <draw:frame draw:style-name="gr1" draw:text-style-name="P2" draw:layer="layout" svg:width="0.463cm" svg:height="0.446cm" svg:x="9.465cm" svg:y="23.964cm">
          <draw:text-box>
            <text:p text:style-name="P1"><text:span text:style-name="T5">-</text:span><text:span text:style-name="T5">&gt;</text:span></text:p>
          </draw:text-box>
        </draw:frame>
        <draw:frame draw:style-name="gr1" draw:text-style-name="P2" draw:layer="layout" svg:width="9.32cm" svg:height="0.429cm" svg:x="9.869cm" svg:y="23.979cm">
          <draw:text-box>
            <text:p text:style-name="P1"><text:span text:style-name="T4">. </text:span><text:span text:style-name="T4">R</text:span><text:span text:style-name="T4">e</text:span><text:span text:style-name="T4">f</text:span><text:span text:style-name="T4">e</text:span><text:span text:style-name="T4">r </text:span><text:span text:style-name="T4">t</text:span><text:span text:style-name="T4">o</text:span><text:span text:style-name="T4"> 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f</text:span><text:span text:style-name="T4">i</text:span><text:span text:style-name="T4">l</text:span><text:span text:style-name="T4">e</text:span><text:span text:style-name="T4">s </text:span><text:span text:style-name="T4">f</text:span><text:span text:style-name="T4">o</text:span><text:span text:style-name="T4">r </text:span><text:span text:style-name="T4">f</text:span><text:span text:style-name="T4">u</text:span><text:span text:style-name="T4">r</text:span><text:span text:style-name="T4">t</text:span><text:span text:style-name="T4">h</text:span><text:span text:style-name="T4">e</text:span><text:span text:style-name="T4">r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 </text:span><text:span text:style-name="T4">o</text:span><text:span text:style-name="T4">f </text:span><text:span text:style-name="T4">p</text:span><text:span text:style-name="T4">r</text:span><text:span text:style-name="T4">i</text:span><text:span text:style-name="T4">n</text:span><text:span text:style-name="T4">t</text:span><text:span text:style-name="T4">e</text:span><text:span text:style-name="T4">d</text:span></text:p>
          </draw:text-box>
        </draw:frame>
        <draw:frame draw:style-name="gr1" draw:text-style-name="P2" draw:layer="layout" svg:width="1.039cm" svg:height="0.429cm" svg:x="1.9cm" svg:y="24.457cm">
          <draw:text-box>
            <text:p text:style-name="P1"><text:span text:style-name="T4">r</text:span><text:span text:style-name="T4">o</text:span><text:span text:style-name="T4">u</text:span><text:span text:style-name="T4">t</text:span><text:span text:style-name="T4">e</text:span><text:span text:style-name="T4">s</text:span><text:span text:style-name="T4">.</text:span></text:p>
          </draw:text-box>
        </draw:frame>
        <draw:frame draw:style-name="gr1" draw:text-style-name="P2" draw:layer="layout" svg:width="15.72cm" svg:height="0.429cm" svg:x="3.111cm" svg:y="24.457cm">
          <draw:text-box>
            <text:p text:style-name="P1"><text:span text:style-name="T4">N</text:span><text:span text:style-name="T4">o</text:span><text:span text:style-name="T4">t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t</text:span><text:span text:style-name="T4">h</text:span><text:span text:style-name="T4">e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s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e</text:span><text:span text:style-name="T4">x</text:span><text:span text:style-name="T4">a</text:span><text:span text:style-name="T4">c</text:span><text:span text:style-name="T4">t</text:span><text:span text:style-name="T4">l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a</text:span><text:span text:style-name="T4">m</text:span><text:span text:style-name="T4">e</text:span><text:span text:style-name="T4"> </text:span><text:span text:style-name="T4">a</text:span><text:span text:style-name="T4">s </text:span><text:span text:style-name="T4">t</text:span><text:span text:style-name="T4">h</text:span><text:span text:style-name="T4">e</text:span><text:span text:style-name="T4"> 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s </text:span><text:span text:style-name="T4">f</text:span><text:span text:style-name="T4">o</text:span><text:span text:style-name="T4">r</text:span></text:p>
          </draw:text-box>
        </draw:frame>
        <draw:frame draw:style-name="gr1" draw:text-style-name="P2" draw:layer="layout" svg:width="3.918cm" svg:height="0.429cm" svg:x="1.9cm" svg:y="24.935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s</text:span><text:span text:style-name="T4">.</text:span></text:p>
          </draw:text-box>
        </draw:frame>
        <draw:frame draw:style-name="gr1" draw:text-style-name="P2" draw:layer="layout" svg:width="12.812cm" svg:height="0.429cm" svg:x="6.041cm" svg:y="24.935cm">
          <draw:text-box>
            <text:p text:style-name="P1"><text:span text:style-name="T4">Y</text:span><text:span text:style-name="T4">o</text:span><text:span text:style-name="T4">u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n</text:span><text:span text:style-name="T4">o</text:span><text:span text:style-name="T4">t </text:span><text:span text:style-name="T4">a</text:span><text:span text:style-name="T4">s</text:span><text:span text:style-name="T4">s</text:span><text:span text:style-name="T4">u</text:span><text:span text:style-name="T4">m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a</text:span><text:span text:style-name="T4">l </text:span><text:span text:style-name="T4">a</text:span><text:span text:style-name="T4">l</text:span><text:span text:style-name="T4">l</text:span><text:span text:style-name="T4">o</text:span><text:span text:style-name="T4">w</text:span><text:span text:style-name="T4">e</text:span><text:span text:style-name="T4">d</text:span><text:span text:style-name="T4"> </text:span><text:span text:style-name="T4">s</text:span><text:span text:style-name="T4">i</text:span><text:span text:style-name="T4">z</text:span><text:span text:style-name="T4">e</text:span><text:span text:style-name="T4">s </text:span><text:span text:style-name="T4">f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g</text:span><text:span text:style-name="T4">r</text:span><text:span text:style-name="T4">i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,</text:span></text:p>
          </draw:text-box>
        </draw:frame>
        <draw:frame draw:style-name="gr1" draw:text-style-name="P2" draw:layer="layout" svg:width="1.352cm" svg:height="0.429cm" svg:x="1.9cm" svg:y="25.413cm">
          <draw:text-box>
            <text:p text:style-name="P1"><text:span text:style-name="T4">t</text:span><text:span text:style-name="T4">h</text:span><text:span text:style-name="T4">u</text:span><text:span text:style-name="T4">s</text:span><text:span text:style-name="T4">, </text:span><text:span text:style-name="T4">u</text:span><text:span text:style-name="T4">s</text:span><text:span text:style-name="T4">e</text:span></text:p>
          </draw:text-box>
        </draw:frame>
        <draw:frame draw:style-name="gr1" draw:text-style-name="P2" draw:layer="layout" svg:width="1.276cm" svg:height="0.446cm" svg:x="3.343cm" svg:y="25.398cm">
          <draw:text-box>
            <text:p text:style-name="P1"><text:span text:style-name="T5">m</text:span><text:span text:style-name="T5">a</text:span><text:span text:style-name="T5">l</text:span><text:span text:style-name="T5">l</text:span><text:span text:style-name="T5">o</text:span><text:span text:style-name="T5">c</text:span></text:p>
          </draw:text-box>
        </draw:frame>
        <draw:frame draw:style-name="gr1" draw:text-style-name="P2" draw:layer="layout" svg:width="12.342cm" svg:height="0.429cm" svg:x="4.652cm" svg:y="25.413cm">
          <draw:text-box>
            <text:p text:style-name="P1"><text:span text:style-name="T4">t</text:span><text:span text:style-name="T4">o</text:span><text:span text:style-name="T4"> </text:span><text:span text:style-name="T4">s</text:span><text:span text:style-name="T4">t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t</text:span><text:span text:style-name="T4">w</text:span><text:span text:style-name="T4">o</text:span><text:span text:style-name="T4"> 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a</text:span><text:span text:style-name="T4">l </text:span><text:span text:style-name="T4">(</text:span><text:span text:style-name="T4">2</text:span><text:span text:style-name="T4">D</text:span><text:span text:style-name="T4">) </text:span><text:span text:style-name="T4">a</text:span><text:span text:style-name="T4">r</text:span><text:span text:style-name="T4">r</text:span><text:span text:style-name="T4">a</text:span><text:span text:style-name="T4">y</text:span><text:span text:style-name="T4">, </text:span><text:span text:style-name="T4">a</text:span><text:span text:style-name="T4">n</text:span><text:span text:style-name="T4">d</text:span><text:span text:style-name="T12"> </text:span><text:span text:style-name="T12">l</text:span><text:span text:style-name="T12">i</text:span><text:span text:style-name="T12">n</text:span><text:span text:style-name="T12">k</text:span><text:span text:style-name="T12">e</text:span><text:span text:style-name="T12">d</text:span><text:span text:style-name="T12"> </text:span><text:span text:style-name="T12">l</text:span><text:span text:style-name="T12">i</text:span><text:span text:style-name="T12">s</text:span><text:span text:style-name="T12">t</text:span><text:span text:style-name="T12">s</text:span><text:span text:style-name="T4"> </text:span><text:span text:style-name="T4">t</text:span><text:span text:style-name="T4">o</text:span><text:span text:style-name="T4"> </text:span><text:span text:style-name="T4">s</text:span><text:span text:style-name="T4">t</text:span><text:span text:style-name="T4">o</text:span><text:span text:style-name="T4">r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s</text:span><text:span text:style-name="T4">.</text:span></text:p>
          </draw:text-box>
        </draw:frame>
        <draw:frame draw:style-name="gr3" draw:text-style-name="P4" draw:layer="layout" svg:width="8.909cm" svg:height="0.471cm" svg:x="1.9cm" svg:y="26.425cm">
          <draw:text-box>
            <text:p text:style-name="P1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1</text:span><text:span text:style-name="T3"> </text:span><text:span text:style-name="T3">–</text:span><text:span text:style-name="T3"> </text:span><text:span text:style-name="T3">D</text:span><text:span text:style-name="T3">r</text:span><text:span text:style-name="T3">a</text:span><text:span text:style-name="T3">w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p</text:span><text:span text:style-name="T3">l</text:span><text:span text:style-name="T3">a</text:span><text:span text:style-name="T3">n</text:span><text:span text:style-name="T3">n</text:span><text:span text:style-name="T3">i</text:span><text:span text:style-name="T3">n</text:span><text:span text:style-name="T3">g</text:span><text:span text:style-name="T3"> </text:span><text:span text:style-name="T3">(</text:span><text:span text:style-name="T3">1</text:span><text:span text:style-name="T3">3</text:span><text:span text:style-name="T3">/</text:span><text:span text:style-name="T3">1</text:span><text:span text:style-name="T3">5</text:span><text:span text:style-name="T3"> </text:span><text:span text:style-name="T3">m</text:span><text:span text:style-name="T3">a</text:span><text:span text:style-name="T3">r</text:span><text:span text:style-name="T3">k</text:span><text:span text:style-name="T3">s</text:span><text:span text:style-name="T3">)</text:span></text:p>
          </draw:text-box>
        </draw:frame>
        <draw:frame draw:style-name="gr1" draw:text-style-name="P2" draw:layer="layout" svg:width="8.994cm" svg:height="0.429cm" svg:x="1.9cm" svg:y="27.196cm">
          <draw:text-box>
            <text:p text:style-name="P1"><text:span text:style-name="T4">E</text:span><text:span text:style-name="T4">x</text:span><text:span text:style-name="T4">t</text:span><text:span text:style-name="T4">e</text:span><text:span text:style-name="T4">n</text:span><text:span text:style-name="T4">d</text:span><text:span text:style-name="T4">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t</text:span><text:span text:style-name="T4">o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g</text:span><text:span text:style-name="T4">r</text:span><text:span text:style-name="T4">i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,</text:span></text:p>
          </draw:text-box>
        </draw:frame>
        <draw:frame draw:style-name="gr1" draw:text-style-name="P2" draw:layer="layout" svg:width="4.989cm" svg:height="0.429cm" svg:x="11.223cm" svg:y="27.196cm">
          <draw:text-box>
            <text:p text:style-name="P1"><text:span text:style-name="T4">a</text:span><text:span text:style-name="T4">t</text:span><text:span text:style-name="T4">t</text:span><text:span text:style-name="T4">e</text:span><text:span text:style-name="T4">m</text:span><text:span text:style-name="T4">p</text:span><text:span text:style-name="T4">t </text:span><text:span text:style-name="T4">r</text:span><text:span text:style-name="T4">e</text:span><text:span text:style-name="T4">p</text:span><text:span text:style-name="T4">a</text:span><text:span text:style-name="T4">i</text:span><text:span text:style-name="T4">r </text:span><text:span text:style-name="T4">o</text:span><text:span text:style-name="T4">f </text:span><text:span text:style-name="T4">a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,</text:span></text:p>
          </draw:text-box>
        </draw:frame>
        <draw:frame draw:style-name="gr1" draw:text-style-name="P2" draw:layer="layout" svg:width="2.589cm" svg:height="0.429cm" svg:x="16.461cm" svg:y="27.196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e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7.177cm" svg:height="0.429cm" svg:x="1.9cm" svg:y="27.674cm">
          <draw:text-box>
            <text:p text:style-name="P1"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. </text:span><text:span text:style-name="T4">A</text:span><text:span text:style-name="T4">l</text:span><text:span text:style-name="T4">l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0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r</text:span><text:span text:style-name="T4">e</text:span><text:span text:style-name="T4">t</text:span><text:span text:style-name="T4">a</text:span><text:span text:style-name="T4">i</text:span><text:span text:style-name="T4">n</text:span><text:span text:style-name="T4">e</text:span><text:span text:style-name="T4">d</text:span><text:span text:style-name="T4">, </text:span><text:span text:style-name="T4">t</text:span><text:span text:style-name="T4">h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r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1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s</text:span><text:span text:style-name="T4">t</text:span><text:span text:style-name="T4">a</text:span><text:span text:style-name="T4">r</text:span><text:span text:style-name="T4">t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i</text:span><text:span text:style-name="T4">s </text:span><text:span text:style-name="T4">l</text:span><text:span text:style-name="T4">i</text:span><text:span text:style-name="T4">n</text:span><text:span text:style-name="T4">e</text:span><text:span text:style-name="T4">:</text:span></text:p>
          </draw:text-box>
        </draw:frame>
        <draw:frame draw:style-name="gr1" draw:text-style-name="P2" draw:layer="layout" svg:width="0.384cm" svg:height="0.429cm" svg:x="10.404cm" svg:y="28.511cm">
          <draw:text-box>
            <text:p text:style-name="P1"><text:span text:style-name="T4">2</text:span></text:p>
          </draw:text-box>
        </draw:frame>
      </draw:page>
      <draw:page draw:name="page3" draw:style-name="dp1" draw:master-page-name="master-page60">
        <draw:frame draw:style-name="gr1" draw:text-style-name="P2" draw:layer="layout" svg:width="2.457cm" svg:height="0.446cm" svg:x="2.478cm" svg:y="2.13cm">
          <draw:text-box>
            <text:p text:style-name="P1"><text:span text:style-name="T5">0</text:span><text:span text:style-name="T5">1</text:span><text:span text:style-name="T5">2</text:span><text:span text:style-name="T5">3</text:span><text:span text:style-name="T5">4</text:span><text:span text:style-name="T5">5</text:span><text:span text:style-name="T5">6</text:span><text:span text:style-name="T5">7</text:span><text:span text:style-name="T5">8</text:span><text:span text:style-name="T5">9</text:span></text:p>
          </draw:text-box>
        </draw:frame>
        <draw:frame draw:style-name="gr1" draw:text-style-name="P2" draw:layer="layout" svg:width="1.141cm" svg:height="0.446cm" svg:x="2.276cm" svg:y="2.4cm">
          <draw:text-box>
            <text:p text:style-name="P1"><text:span text:style-name="T5">0</text:span><text:span text:style-name="T5">I</text:span><text:span text:style-name="T5">*</text:span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1.729cm" svg:height="0.446cm" svg:x="2.276cm" svg:y="2.67cm">
          <draw:text-box>
            <text:p text:style-name="P1"><text:span text:style-name="T5">1</text:span><text:span text:style-name="T5">#</text:span><text:span text:style-name="T5">#</text:span><text:span text:style-name="T5">#</text:span><text:span text:style-name="T5">#</text:span><text:span text:style-name="T5">*</text:span></text:p>
          </draw:text-box>
        </draw:frame>
        <draw:frame draw:style-name="gr1" draw:text-style-name="P2" draw:layer="layout" svg:width="0.384cm" svg:height="0.446cm" svg:x="2.276cm" svg:y="2.94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4cm" svg:height="0.446cm" svg:x="3.286cm" svg:y="2.94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2.276cm" svg:y="3.211cm">
          <draw:text-box>
            <text:p text:style-name="P1"><text:span text:style-name="T5">3</text:span></text:p>
          </draw:text-box>
        </draw:frame>
        <draw:frame draw:style-name="gr1" draw:text-style-name="P2" draw:layer="layout" svg:width="0.384cm" svg:height="0.446cm" svg:x="3.286cm" svg:y="3.21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2.276cm" svg:y="3.481cm">
          <draw:text-box>
            <text:p text:style-name="P1"><text:span text:style-name="T5">4</text:span></text:p>
          </draw:text-box>
        </draw:frame>
        <draw:frame draw:style-name="gr1" draw:text-style-name="P2" draw:layer="layout" svg:width="0.384cm" svg:height="0.446cm" svg:x="3.286cm" svg:y="3.48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2.276cm" svg:y="3.751cm">
          <draw:text-box>
            <text:p text:style-name="P1"><text:span text:style-name="T5">5</text:span></text:p>
          </draw:text-box>
        </draw:frame>
        <draw:frame draw:style-name="gr1" draw:text-style-name="P2" draw:layer="layout" svg:width="0.384cm" svg:height="0.446cm" svg:x="3.286cm" svg:y="3.75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2.276cm" svg:y="4.022cm">
          <draw:text-box>
            <text:p text:style-name="P1"><text:span text:style-name="T5">6</text:span></text:p>
          </draw:text-box>
        </draw:frame>
        <draw:frame draw:style-name="gr1" draw:text-style-name="P2" draw:layer="layout" svg:width="0.384cm" svg:height="0.446cm" svg:x="3.286cm" svg:y="4.02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2.276cm" svg:y="4.292cm">
          <draw:text-box>
            <text:p text:style-name="P1"><text:span text:style-name="T5">7</text:span></text:p>
          </draw:text-box>
        </draw:frame>
        <draw:frame draw:style-name="gr1" draw:text-style-name="P2" draw:layer="layout" svg:width="0.384cm" svg:height="0.446cm" svg:x="3.286cm" svg:y="4.29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2.276cm" svg:y="4.562cm">
          <draw:text-box>
            <text:p text:style-name="P1"><text:span text:style-name="T5">8</text:span></text:p>
          </draw:text-box>
        </draw:frame>
        <draw:frame draw:style-name="gr1" draw:text-style-name="P2" draw:layer="layout" svg:width="1.805cm" svg:height="0.446cm" svg:x="3.286cm" svg:y="4.562cm">
          <draw:text-box>
            <text:p text:style-name="P1"><text:span text:style-name="T5">*</text:span><text:span text:style-name="T5">#</text:span><text:span text:style-name="T5">#</text:span><text:span text:style-name="T5">#</text:span><text:span text:style-name="T5">#</text:span><text:span text:style-name="T5">#</text:span></text:p>
          </draw:text-box>
        </draw:frame>
        <draw:frame draw:style-name="gr1" draw:text-style-name="P2" draw:layer="layout" svg:width="0.384cm" svg:height="0.446cm" svg:x="2.276cm" svg:y="4.833cm">
          <draw:text-box>
            <text:p text:style-name="P1"><text:span text:style-name="T5">9</text:span></text:p>
          </draw:text-box>
        </draw:frame>
        <draw:frame draw:style-name="gr1" draw:text-style-name="P2" draw:layer="layout" svg:width="1.276cm" svg:height="0.446cm" svg:x="3.286cm" svg:y="4.833cm">
          <draw:text-box>
            <text:p text:style-name="P1"><text:span text:style-name="T5">*</text:span><text:span text:style-name="T5">*</text:span><text:span text:style-name="T5">*</text:span><text:span text:style-name="T5">*</text:span><text:span text:style-name="T5">*</text:span><text:span text:style-name="T5">G</text:span></text:p>
          </draw:text-box>
        </draw:frame>
        <draw:frame draw:style-name="gr10" draw:text-style-name="P10" draw:layer="layout" svg:width="0.353cm" svg:height="0.353cm" svg:x="3.619cm" svg:y="5.319cm">
          <draw:text-box>
            <text:p text:style-name="P1"><text:span text:style-name="T8">(</text:span><text:span text:style-name="T8">a</text:span><text:span text:style-name="T8">)</text:span></text:p>
          </draw:text-box>
        </draw:frame>
        <draw:frame draw:style-name="gr1" draw:text-style-name="P2" draw:layer="layout" svg:width="2.457cm" svg:height="0.446cm" svg:x="5.787cm" svg:y="2.13cm">
          <draw:text-box>
            <text:p text:style-name="P1"><text:span text:style-name="T5">0</text:span><text:span text:style-name="T5">1</text:span><text:span text:style-name="T5">2</text:span><text:span text:style-name="T5">3</text:span><text:span text:style-name="T5">4</text:span><text:span text:style-name="T5">5</text:span><text:span text:style-name="T5">6</text:span><text:span text:style-name="T5">7</text:span><text:span text:style-name="T5">8</text:span><text:span text:style-name="T5">9</text:span></text:p>
          </draw:text-box>
        </draw:frame>
        <draw:frame draw:style-name="gr1" draw:text-style-name="P2" draw:layer="layout" svg:width="1.141cm" svg:height="0.446cm" svg:x="5.585cm" svg:y="2.4cm">
          <draw:text-box>
            <text:p text:style-name="P1"><text:span text:style-name="T5">0</text:span><text:span text:style-name="T5">I</text:span><text:span text:style-name="T5">*</text:span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0.384cm" svg:height="0.446cm" svg:x="5.585cm" svg:y="2.67cm">
          <draw:text-box>
            <text:p text:style-name="P1"><text:span text:style-name="T5">1</text:span></text:p>
          </draw:text-box>
        </draw:frame>
        <draw:frame draw:style-name="gr1" draw:text-style-name="P2" draw:layer="layout" svg:width="0.384cm" svg:height="0.446cm" svg:x="6.595cm" svg:y="2.67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5.585cm" svg:y="2.94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4cm" svg:height="0.446cm" svg:x="6.595cm" svg:y="2.94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5.585cm" svg:y="3.211cm">
          <draw:text-box>
            <text:p text:style-name="P1"><text:span text:style-name="T5">3</text:span></text:p>
          </draw:text-box>
        </draw:frame>
        <draw:frame draw:style-name="gr1" draw:text-style-name="P2" draw:layer="layout" svg:width="0.384cm" svg:height="0.446cm" svg:x="6.595cm" svg:y="3.21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5.585cm" svg:y="3.481cm">
          <draw:text-box>
            <text:p text:style-name="P1"><text:span text:style-name="T5">4</text:span></text:p>
          </draw:text-box>
        </draw:frame>
        <draw:frame draw:style-name="gr1" draw:text-style-name="P2" draw:layer="layout" svg:width="0.384cm" svg:height="0.446cm" svg:x="6.595cm" svg:y="3.48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5.585cm" svg:y="3.751cm">
          <draw:text-box>
            <text:p text:style-name="P1"><text:span text:style-name="T5">5</text:span></text:p>
          </draw:text-box>
        </draw:frame>
        <draw:frame draw:style-name="gr1" draw:text-style-name="P2" draw:layer="layout" svg:width="0.967cm" svg:height="0.446cm" svg:x="6.393cm" svg:y="3.751cm">
          <draw:text-box>
            <text:p text:style-name="P1"><text:span text:style-name="T5">#</text:span><text:span text:style-name="T5">#</text:span><text:span text:style-name="T5">#</text:span></text:p>
          </draw:text-box>
        </draw:frame>
        <draw:frame draw:style-name="gr1" draw:text-style-name="P2" draw:layer="layout" svg:width="0.384cm" svg:height="0.446cm" svg:x="5.585cm" svg:y="4.022cm">
          <draw:text-box>
            <text:p text:style-name="P1"><text:span text:style-name="T5">6</text:span></text:p>
          </draw:text-box>
        </draw:frame>
        <draw:frame draw:style-name="gr1" draw:text-style-name="P2" draw:layer="layout" svg:width="0.384cm" svg:height="0.446cm" svg:x="6.595cm" svg:y="4.02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5.585cm" svg:y="4.292cm">
          <draw:text-box>
            <text:p text:style-name="P1"><text:span text:style-name="T5">7</text:span></text:p>
          </draw:text-box>
        </draw:frame>
        <draw:frame draw:style-name="gr1" draw:text-style-name="P2" draw:layer="layout" svg:width="0.384cm" svg:height="0.446cm" svg:x="6.595cm" svg:y="4.29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5.585cm" svg:y="4.562cm">
          <draw:text-box>
            <text:p text:style-name="P1"><text:span text:style-name="T5">8</text:span></text:p>
          </draw:text-box>
        </draw:frame>
        <draw:frame draw:style-name="gr1" draw:text-style-name="P2" draw:layer="layout" svg:width="0.384cm" svg:height="0.446cm" svg:x="6.595cm" svg:y="4.56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5.585cm" svg:y="4.833cm">
          <draw:text-box>
            <text:p text:style-name="P1"><text:span text:style-name="T5">9</text:span></text:p>
          </draw:text-box>
        </draw:frame>
        <draw:frame draw:style-name="gr1" draw:text-style-name="P2" draw:layer="layout" svg:width="1.276cm" svg:height="0.446cm" svg:x="6.595cm" svg:y="4.833cm">
          <draw:text-box>
            <text:p text:style-name="P1"><text:span text:style-name="T5">*</text:span><text:span text:style-name="T5">*</text:span><text:span text:style-name="T5">*</text:span><text:span text:style-name="T5">*</text:span><text:span text:style-name="T5">*</text:span><text:span text:style-name="T5">G</text:span></text:p>
          </draw:text-box>
        </draw:frame>
        <draw:frame draw:style-name="gr10" draw:text-style-name="P10" draw:layer="layout" svg:width="0.375cm" svg:height="0.353cm" svg:x="6.871cm" svg:y="5.319cm">
          <draw:text-box>
            <text:p text:style-name="P1"><text:span text:style-name="T8">(</text:span><text:span text:style-name="T8">b</text:span><text:span text:style-name="T8">)</text:span></text:p>
          </draw:text-box>
        </draw:frame>
        <draw:frame draw:style-name="gr1" draw:text-style-name="P2" draw:layer="layout" svg:width="2.457cm" svg:height="0.446cm" svg:x="9.096cm" svg:y="2.13cm">
          <draw:text-box>
            <text:p text:style-name="P1"><text:span text:style-name="T5">0</text:span><text:span text:style-name="T5">1</text:span><text:span text:style-name="T5">2</text:span><text:span text:style-name="T5">3</text:span><text:span text:style-name="T5">4</text:span><text:span text:style-name="T5">5</text:span><text:span text:style-name="T5">6</text:span><text:span text:style-name="T5">7</text:span><text:span text:style-name="T5">8</text:span><text:span text:style-name="T5">9</text:span></text:p>
          </draw:text-box>
        </draw:frame>
        <draw:frame draw:style-name="gr1" draw:text-style-name="P2" draw:layer="layout" svg:width="1.141cm" svg:height="0.446cm" svg:x="8.894cm" svg:y="2.4cm">
          <draw:text-box>
            <text:p text:style-name="P1"><text:span text:style-name="T5">0</text:span><text:span text:style-name="T5">I</text:span><text:span text:style-name="T5">*</text:span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0.384cm" svg:height="0.446cm" svg:x="8.894cm" svg:y="2.67cm">
          <draw:text-box>
            <text:p text:style-name="P1"><text:span text:style-name="T5">1</text:span></text:p>
          </draw:text-box>
        </draw:frame>
        <draw:frame draw:style-name="gr1" draw:text-style-name="P2" draw:layer="layout" svg:width="0.384cm" svg:height="0.446cm" svg:x="9.904cm" svg:y="2.67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8.894cm" svg:y="2.94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4cm" svg:height="0.446cm" svg:x="9.904cm" svg:y="2.94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8.894cm" svg:y="3.211cm">
          <draw:text-box>
            <text:p text:style-name="P1"><text:span text:style-name="T5">3</text:span></text:p>
          </draw:text-box>
        </draw:frame>
        <draw:frame draw:style-name="gr1" draw:text-style-name="P2" draw:layer="layout" svg:width="0.384cm" svg:height="0.446cm" svg:x="9.904cm" svg:y="3.21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8.894cm" svg:y="3.481cm">
          <draw:text-box>
            <text:p text:style-name="P1"><text:span text:style-name="T5">4</text:span></text:p>
          </draw:text-box>
        </draw:frame>
        <draw:frame draw:style-name="gr1" draw:text-style-name="P2" draw:layer="layout" svg:width="0.586cm" svg:height="0.446cm" svg:x="9.5cm" svg:y="3.481cm">
          <draw:text-box>
            <text:p text:style-name="P1"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0.384cm" svg:height="0.446cm" svg:x="8.894cm" svg:y="3.751cm">
          <draw:text-box>
            <text:p text:style-name="P1"><text:span text:style-name="T5">5</text:span></text:p>
          </draw:text-box>
        </draw:frame>
        <draw:frame draw:style-name="gr1" draw:text-style-name="P2" draw:layer="layout" svg:width="1.162cm" svg:height="0.446cm" svg:x="9.5cm" svg:y="3.751cm">
          <draw:text-box>
            <text:p text:style-name="P1"><text:span text:style-name="T5">*</text:span><text:span text:style-name="T5">#</text:span><text:span text:style-name="T5">#</text:span><text:span text:style-name="T5">#</text:span></text:p>
          </draw:text-box>
        </draw:frame>
        <draw:frame draw:style-name="gr1" draw:text-style-name="P2" draw:layer="layout" svg:width="0.384cm" svg:height="0.446cm" svg:x="8.894cm" svg:y="4.022cm">
          <draw:text-box>
            <text:p text:style-name="P1"><text:span text:style-name="T5">6</text:span></text:p>
          </draw:text-box>
        </draw:frame>
        <draw:frame draw:style-name="gr1" draw:text-style-name="P2" draw:layer="layout" svg:width="0.586cm" svg:height="0.446cm" svg:x="9.5cm" svg:y="4.022cm">
          <draw:text-box>
            <text:p text:style-name="P1"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0.384cm" svg:height="0.446cm" svg:x="8.894cm" svg:y="4.292cm">
          <draw:text-box>
            <text:p text:style-name="P1"><text:span text:style-name="T5">7</text:span></text:p>
          </draw:text-box>
        </draw:frame>
        <draw:frame draw:style-name="gr1" draw:text-style-name="P2" draw:layer="layout" svg:width="0.384cm" svg:height="0.446cm" svg:x="9.904cm" svg:y="4.29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8.894cm" svg:y="4.562cm">
          <draw:text-box>
            <text:p text:style-name="P1"><text:span text:style-name="T5">8</text:span></text:p>
          </draw:text-box>
        </draw:frame>
        <draw:frame draw:style-name="gr1" draw:text-style-name="P2" draw:layer="layout" svg:width="0.384cm" svg:height="0.446cm" svg:x="9.904cm" svg:y="4.56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8.894cm" svg:y="4.833cm">
          <draw:text-box>
            <text:p text:style-name="P1"><text:span text:style-name="T5">9</text:span></text:p>
          </draw:text-box>
        </draw:frame>
        <draw:frame draw:style-name="gr1" draw:text-style-name="P2" draw:layer="layout" svg:width="1.276cm" svg:height="0.446cm" svg:x="9.904cm" svg:y="4.833cm">
          <draw:text-box>
            <text:p text:style-name="P1"><text:span text:style-name="T5">*</text:span><text:span text:style-name="T5">*</text:span><text:span text:style-name="T5">*</text:span><text:span text:style-name="T5">*</text:span><text:span text:style-name="T5">*</text:span><text:span text:style-name="T5">G</text:span></text:p>
          </draw:text-box>
        </draw:frame>
        <draw:frame draw:style-name="gr10" draw:text-style-name="P10" draw:layer="layout" svg:width="0.353cm" svg:height="0.353cm" svg:x="10.189cm" svg:y="5.319cm">
          <draw:text-box>
            <text:p text:style-name="P1"><text:span text:style-name="T8">(</text:span><text:span text:style-name="T8">c</text:span><text:span text:style-name="T8">)</text:span></text:p>
          </draw:text-box>
        </draw:frame>
        <draw:frame draw:style-name="gr1" draw:text-style-name="P2" draw:layer="layout" svg:width="2.457cm" svg:height="0.446cm" svg:x="12.405cm" svg:y="2.13cm">
          <draw:text-box>
            <text:p text:style-name="P1"><text:span text:style-name="T5">0</text:span><text:span text:style-name="T5">1</text:span><text:span text:style-name="T5">2</text:span><text:span text:style-name="T5">3</text:span><text:span text:style-name="T5">4</text:span><text:span text:style-name="T5">5</text:span><text:span text:style-name="T5">6</text:span><text:span text:style-name="T5">7</text:span><text:span text:style-name="T5">8</text:span><text:span text:style-name="T5">9</text:span></text:p>
          </draw:text-box>
        </draw:frame>
        <draw:frame draw:style-name="gr1" draw:text-style-name="P2" draw:layer="layout" svg:width="1.141cm" svg:height="0.446cm" svg:x="12.203cm" svg:y="2.4cm">
          <draw:text-box>
            <text:p text:style-name="P1"><text:span text:style-name="T5">0</text:span><text:span text:style-name="T5">I</text:span><text:span text:style-name="T5">*</text:span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0.384cm" svg:height="0.446cm" svg:x="12.203cm" svg:y="2.67cm">
          <draw:text-box>
            <text:p text:style-name="P1"><text:span text:style-name="T5">1</text:span></text:p>
          </draw:text-box>
        </draw:frame>
        <draw:frame draw:style-name="gr1" draw:text-style-name="P2" draw:layer="layout" svg:width="0.384cm" svg:height="0.446cm" svg:x="13.213cm" svg:y="2.67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2.203cm" svg:y="2.94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4cm" svg:height="0.446cm" svg:x="13.213cm" svg:y="2.94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2.203cm" svg:y="3.211cm">
          <draw:text-box>
            <text:p text:style-name="P1"><text:span text:style-name="T5">3</text:span></text:p>
          </draw:text-box>
        </draw:frame>
        <draw:frame draw:style-name="gr1" draw:text-style-name="P2" draw:layer="layout" svg:width="0.384cm" svg:height="0.446cm" svg:x="13.213cm" svg:y="3.21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2.203cm" svg:y="3.481cm">
          <draw:text-box>
            <text:p text:style-name="P1"><text:span text:style-name="T5">4</text:span></text:p>
          </draw:text-box>
        </draw:frame>
        <draw:frame draw:style-name="gr1" draw:text-style-name="P2" draw:layer="layout" svg:width="0.586cm" svg:height="0.446cm" svg:x="12.809cm" svg:y="3.481cm">
          <draw:text-box>
            <text:p text:style-name="P1"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3.266cm" svg:height="0.446cm" svg:x="12.203cm" svg:y="3.751cm">
          <draw:text-box>
            <text:p text:style-name="P1"><text:span text:style-name="T5">5</text:span><text:span text:style-name="T5">#</text:span><text:span text:style-name="T5">#</text:span><text:span text:style-name="T5">#</text:span><text:span text:style-name="T5">#</text:span><text:span text:style-name="T5">#</text:span><text:span text:style-name="T5">#</text:span><text:span text:style-name="T5">#</text:span><text:span text:style-name="T5">#</text:span><text:span text:style-name="T5"> </text:span><text:span text:style-name="T5">#</text:span></text:p>
          </draw:text-box>
        </draw:frame>
        <draw:frame draw:style-name="gr1" draw:text-style-name="P2" draw:layer="layout" svg:width="0.384cm" svg:height="0.446cm" svg:x="12.203cm" svg:y="4.022cm">
          <draw:text-box>
            <text:p text:style-name="P1"><text:span text:style-name="T5">6</text:span></text:p>
          </draw:text-box>
        </draw:frame>
        <draw:frame draw:style-name="gr1" draw:text-style-name="P2" draw:layer="layout" svg:width="0.586cm" svg:height="0.446cm" svg:x="12.809cm" svg:y="4.022cm">
          <draw:text-box>
            <text:p text:style-name="P1"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0.384cm" svg:height="0.446cm" svg:x="12.203cm" svg:y="4.292cm">
          <draw:text-box>
            <text:p text:style-name="P1"><text:span text:style-name="T5">7</text:span></text:p>
          </draw:text-box>
        </draw:frame>
        <draw:frame draw:style-name="gr1" draw:text-style-name="P2" draw:layer="layout" svg:width="0.384cm" svg:height="0.446cm" svg:x="13.213cm" svg:y="4.29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2.203cm" svg:y="4.562cm">
          <draw:text-box>
            <text:p text:style-name="P1"><text:span text:style-name="T5">8</text:span></text:p>
          </draw:text-box>
        </draw:frame>
        <draw:frame draw:style-name="gr1" draw:text-style-name="P2" draw:layer="layout" svg:width="0.384cm" svg:height="0.446cm" svg:x="13.213cm" svg:y="4.562cm">
          <draw:text-box>
            <text:p text:style-name="P1"><text:span text:style-name="T5">#</text:span></text:p>
          </draw:text-box>
        </draw:frame>
        <draw:frame draw:style-name="gr1" draw:text-style-name="P2" draw:layer="layout" svg:width="0.384cm" svg:height="0.446cm" svg:x="12.203cm" svg:y="4.833cm">
          <draw:text-box>
            <text:p text:style-name="P1"><text:span text:style-name="T5">9</text:span></text:p>
          </draw:text-box>
        </draw:frame>
        <draw:frame draw:style-name="gr1" draw:text-style-name="P2" draw:layer="layout" svg:width="2.301cm" svg:height="0.446cm" svg:x="12.809cm" svg:y="4.833cm">
          <draw:text-box>
            <text:p text:style-name="P1"><text:span text:style-name="T5">#</text:span><text:span text:style-name="T5">#</text:span><text:span text:style-name="T5">#</text:span><text:span text:style-name="T5">#</text:span><text:span text:style-name="T5">#</text:span><text:span text:style-name="T5">*</text:span><text:span text:style-name="T5">*</text:span><text:span text:style-name="T5">G</text:span></text:p>
          </draw:text-box>
        </draw:frame>
        <draw:frame draw:style-name="gr10" draw:text-style-name="P10" draw:layer="layout" svg:width="0.375cm" svg:height="0.353cm" svg:x="13.489cm" svg:y="5.319cm">
          <draw:text-box>
            <text:p text:style-name="P1"><text:span text:style-name="T8">(</text:span><text:span text:style-name="T8">d</text:span><text:span text:style-name="T8">)</text:span></text:p>
          </draw:text-box>
        </draw:frame>
        <draw:frame draw:style-name="gr1" draw:text-style-name="P2" draw:layer="layout" svg:width="2.457cm" svg:height="0.446cm" svg:x="15.713cm" svg:y="2.13cm">
          <draw:text-box>
            <text:p text:style-name="P1"><text:span text:style-name="T5">0</text:span><text:span text:style-name="T5">1</text:span><text:span text:style-name="T5">2</text:span><text:span text:style-name="T5">3</text:span><text:span text:style-name="T5">4</text:span><text:span text:style-name="T5">5</text:span><text:span text:style-name="T5">6</text:span><text:span text:style-name="T5">7</text:span><text:span text:style-name="T5">8</text:span><text:span text:style-name="T5">9</text:span></text:p>
          </draw:text-box>
        </draw:frame>
        <draw:frame draw:style-name="gr1" draw:text-style-name="P2" draw:layer="layout" svg:width="1.141cm" svg:height="0.446cm" svg:x="15.511cm" svg:y="2.4cm">
          <draw:text-box>
            <text:p text:style-name="P1"><text:span text:style-name="T5">0</text:span><text:span text:style-name="T5">I</text:span><text:span text:style-name="T5">*</text:span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0.384cm" svg:height="0.446cm" svg:x="15.511cm" svg:y="2.67cm">
          <draw:text-box>
            <text:p text:style-name="P1"><text:span text:style-name="T5">1</text:span></text:p>
          </draw:text-box>
        </draw:frame>
        <draw:frame draw:style-name="gr1" draw:text-style-name="P2" draw:layer="layout" svg:width="0.384cm" svg:height="0.446cm" svg:x="16.522cm" svg:y="2.67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5.511cm" svg:y="2.941cm">
          <draw:text-box>
            <text:p text:style-name="P1"><text:span text:style-name="T5">2</text:span></text:p>
          </draw:text-box>
        </draw:frame>
        <draw:frame draw:style-name="gr1" draw:text-style-name="P2" draw:layer="layout" svg:width="0.384cm" svg:height="0.446cm" svg:x="16.522cm" svg:y="2.94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5.511cm" svg:y="3.211cm">
          <draw:text-box>
            <text:p text:style-name="P1"><text:span text:style-name="T5">3</text:span></text:p>
          </draw:text-box>
        </draw:frame>
        <draw:frame draw:style-name="gr1" draw:text-style-name="P2" draw:layer="layout" svg:width="0.384cm" svg:height="0.446cm" svg:x="16.522cm" svg:y="3.211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5.511cm" svg:y="3.481cm">
          <draw:text-box>
            <text:p text:style-name="P1"><text:span text:style-name="T5">4</text:span></text:p>
          </draw:text-box>
        </draw:frame>
        <draw:frame draw:style-name="gr1" draw:text-style-name="P2" draw:layer="layout" svg:width="1.365cm" svg:height="0.446cm" svg:x="16.117cm" svg:y="3.481cm">
          <draw:text-box>
            <text:p text:style-name="P1"><text:span text:style-name="T5">*</text:span><text:span text:style-name="T5">*</text:span><text:span text:style-name="T5">*</text:span><text:span text:style-name="T5">*</text:span><text:span text:style-name="T5">*</text:span><text:span text:style-name="T5">*</text:span><text:span text:style-name="T5">*</text:span></text:p>
          </draw:text-box>
        </draw:frame>
        <draw:frame draw:style-name="gr1" draw:text-style-name="P2" draw:layer="layout" svg:width="3.338cm" svg:height="0.446cm" svg:x="15.511cm" svg:y="3.752cm">
          <draw:text-box>
            <text:p text:style-name="P1"><text:span text:style-name="T5">5</text:span><text:span text:style-name="T5">#</text:span><text:span text:style-name="T5">#</text:span><text:span text:style-name="T5">#</text:span><text:span text:style-name="T5">#</text:span><text:span text:style-name="T5">#</text:span><text:span text:style-name="T5">#</text:span><text:span text:style-name="T5">#</text:span><text:span text:style-name="T5">#</text:span><text:span text:style-name="T5">*</text:span><text:span text:style-name="T5">#</text:span></text:p>
          </draw:text-box>
        </draw:frame>
        <draw:frame draw:style-name="gr1" draw:text-style-name="P2" draw:layer="layout" svg:width="0.384cm" svg:height="0.446cm" svg:x="15.511cm" svg:y="4.022cm">
          <draw:text-box>
            <text:p text:style-name="P1"><text:span text:style-name="T5">6</text:span></text:p>
          </draw:text-box>
        </draw:frame>
        <draw:frame draw:style-name="gr1" draw:text-style-name="P2" draw:layer="layout" svg:width="0.384cm" svg:height="0.446cm" svg:x="17.33cm" svg:y="4.02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5.511cm" svg:y="4.292cm">
          <draw:text-box>
            <text:p text:style-name="P1"><text:span text:style-name="T5">7</text:span></text:p>
          </draw:text-box>
        </draw:frame>
        <draw:frame draw:style-name="gr1" draw:text-style-name="P2" draw:layer="layout" svg:width="0.384cm" svg:height="0.446cm" svg:x="17.33cm" svg:y="4.29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5.511cm" svg:y="4.562cm">
          <draw:text-box>
            <text:p text:style-name="P1"><text:span text:style-name="T5">8</text:span></text:p>
          </draw:text-box>
        </draw:frame>
        <draw:frame draw:style-name="gr1" draw:text-style-name="P2" draw:layer="layout" svg:width="0.384cm" svg:height="0.446cm" svg:x="16.522cm" svg:y="4.562cm">
          <draw:text-box>
            <text:p text:style-name="P1"><text:span text:style-name="T5">#</text:span></text:p>
          </draw:text-box>
        </draw:frame>
        <draw:frame draw:style-name="gr1" draw:text-style-name="P2" draw:layer="layout" svg:width="0.384cm" svg:height="0.446cm" svg:x="17.33cm" svg:y="4.562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46cm" svg:x="15.511cm" svg:y="4.833cm">
          <draw:text-box>
            <text:p text:style-name="P1"><text:span text:style-name="T5">9</text:span></text:p>
          </draw:text-box>
        </draw:frame>
        <draw:frame draw:style-name="gr1" draw:text-style-name="P2" draw:layer="layout" svg:width="2.229cm" svg:height="0.446cm" svg:x="16.117cm" svg:y="4.833cm">
          <draw:text-box>
            <text:p text:style-name="P1"><text:span text:style-name="T5">#</text:span><text:span text:style-name="T5">#</text:span><text:span text:style-name="T5">#</text:span><text:span text:style-name="T5">#</text:span><text:span text:style-name="T5">#</text:span><text:span text:style-name="T5"> </text:span><text:span text:style-name="T5">*</text:span><text:span text:style-name="T5">G</text:span></text:p>
          </draw:text-box>
        </draw:frame>
        <draw:frame draw:style-name="gr10" draw:text-style-name="P10" draw:layer="layout" svg:width="0.353cm" svg:height="0.353cm" svg:x="16.806cm" svg:y="5.319cm">
          <draw:text-box>
            <text:p text:style-name="P1"><text:span text:style-name="T8">(</text:span><text:span text:style-name="T8">e</text:span><text:span text:style-name="T8">)</text:span></text:p>
          </draw:text-box>
        </draw:frame>
        <draw:frame draw:style-name="gr1" draw:text-style-name="P2" draw:layer="layout" svg:width="10.158cm" svg:height="0.429cm" svg:x="5.417cm" svg:y="5.86cm">
          <draw:text-box>
            <text:p text:style-name="P1"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: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 </text:span><text:span text:style-name="T4">o</text:span><text:span text:style-name="T4">f </text:span><text:span text:style-name="T4">g</text:span><text:span text:style-name="T4">r</text:span><text:span text:style-name="T4">i</text:span><text:span text:style-name="T4">d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s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text:span text:style-name="T4">s</text:span><text:span text:style-name="T4">.</text:span></text:p>
          </draw:text-box>
        </draw:frame>
        <draw:frame draw:style-name="gr10" draw:text-style-name="P10" draw:layer="layout" svg:width="12.3cm" svg:height="0.374cm" svg:x="1.9cm" svg:y="6.743cm">
          <draw:text-box>
            <text:p text:style-name="P1"><text:span text:style-name="T10">=</text:span><text:span text:style-name="T10">=</text:span><text:span text:style-name="T10">S</text:span><text:span text:style-name="T10">T</text:span><text:span text:style-name="T10">A</text:span><text:span text:style-name="T10">G</text:span><text:span text:style-name="T10">E</text:span><text:span text:style-name="T10"> </text:span><text:span text:style-name="T10">1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text:span text:style-name="T10">=</text:span></text:p>
          </draw:text-box>
        </draw:frame>
        <draw:frame draw:style-name="gr1" draw:text-style-name="P2" draw:layer="layout" svg:width="0.384cm" svg:height="0.429cm" svg:x="1.9cm" svg:y="7.293cm">
          <draw:text-box>
            <text:p text:style-name="P1"><text:span text:style-name="T4">I</text:span><text:span text:style-name="T4">t</text:span></text:p>
          </draw:text-box>
        </draw:frame>
        <draw:frame draw:style-name="gr1" draw:text-style-name="P2" draw:layer="layout" svg:width="7.66cm" svg:height="0.429cm" svg:x="2.283cm" svg:y="7.293cm">
          <draw:text-box>
            <text:p text:style-name="P1"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1" draw:text-style-name="P2" draw:layer="layout" svg:width="6.263cm" svg:height="0.429cm" svg:x="10.466cm" svg:y="7.293cm">
          <draw:text-box>
            <text:p text:style-name="P1"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text:span text:style-name="T4">s</text:span><text:span text:style-name="T4">,</text:span></text:p>
          </draw:text-box>
        </draw:frame>
        <draw:frame draw:style-name="gr1" draw:text-style-name="P2" draw:layer="layout" svg:width="1.827cm" svg:height="0.429cm" svg:x="17.189cm" svg:y="7.293cm">
          <draw:text-box>
            <text:p text:style-name="P1"><text:span text:style-name="T4">a</text:span><text:span text:style-name="T4">s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i</text:span><text:span text:style-name="T4">n</text:span></text:p>
          </draw:text-box>
        </draw:frame>
        <draw:frame draw:style-name="gr1" draw:text-style-name="P2" draw:layer="layout" svg:width="1.407cm" svg:height="0.429cm" svg:x="1.9cm" svg:y="7.771cm">
          <draw:text-box>
            <text:p text:style-name="P1"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;</text:span></text:p>
          </draw:text-box>
        </draw:frame>
        <draw:frame draw:style-name="gr1" draw:text-style-name="P2" draw:layer="layout" svg:width="12.033cm" svg:height="0.429cm" svg:x="3.475cm" svg:y="7.771cm">
          <draw:text-box>
            <text:p text:style-name="P1"><text:span text:style-name="T4">n</text:span><text:span text:style-name="T4">o</text:span><text:span text:style-name="T4">t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e</text:span><text:span text:style-name="T4">a</text:span><text:span text:style-name="T4">c</text:span><text:span text:style-name="T4">h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v</text:span><text:span text:style-name="T4">e</text:span><text:span text:style-name="T4"> </text:span><text:span text:style-name="T4">s</text:span><text:span text:style-name="T4">u</text:span><text:span text:style-name="T4">b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s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 </text:span><text:span text:style-name="T4">i</text:span><text:span text:style-name="T4">s </text:span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d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e</text:span><text:span text:style-name="T4">l</text:span><text:span text:style-name="T4">e</text:span><text:span text:style-name="T4">v</text:span><text:span text:style-name="T4">e</text:span><text:span text:style-name="T4">n</text:span><text:span text:style-name="T4"> </text:span><text:span text:style-name="T4">r</text:span><text:span text:style-name="T4">o</text:span><text:span text:style-name="T4">w</text:span><text:span text:style-name="T4">s</text:span><text:span text:style-name="T4">,</text:span></text:p>
          </draw:text-box>
        </draw:frame>
        <draw:frame draw:style-name="gr1" draw:text-style-name="P2" draw:layer="layout" svg:width="3.05cm" svg:height="0.429cm" svg:x="15.97cm" svg:y="7.771cm">
          <draw:text-box>
            <text:p text:style-name="P1"><text:span text:style-name="T4">w</text:span><text:span text:style-name="T4">h</text:span><text:span text:style-name="T4">e</text:span><text:span text:style-name="T4">r</text:span><text:span text:style-name="T4">e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r</text:span><text:span text:style-name="T4">o</text:span><text:span text:style-name="T4">w</text:span><text:span text:style-name="T4"> </text:span><text:span text:style-name="T4">h</text:span><text:span text:style-name="T4">a</text:span><text:span text:style-name="T4">s</text:span></text:p>
          </draw:text-box>
        </draw:frame>
        <draw:frame draw:style-name="gr1" draw:text-style-name="P2" draw:layer="layout" svg:width="12.224cm" svg:height="0.429cm" svg:x="1.9cm" svg:y="8.249cm">
          <draw:text-box>
            <text:p text:style-name="P1"><text:span text:style-name="T4">e</text:span><text:span text:style-name="T4">l</text:span><text:span text:style-name="T4">e</text:span><text:span text:style-name="T4">v</text:span><text:span text:style-name="T4">e</text:span><text:span text:style-name="T4">n</text:span><text:span text:style-name="T4">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text:span text:style-name="T4">s </text:span><text:span text:style-name="T4">w</text:span><text:span text:style-name="T4">i</text:span><text:span text:style-name="T4">t</text:span><text:span text:style-name="T4">h</text:span><text:span text:style-name="T4"> </text:span><text:span text:style-name="T4">b</text:span><text:span text:style-name="T4">l</text:span><text:span text:style-name="T4">a</text:span><text:span text:style-name="T4">n</text:span><text:span text:style-name="T4">k</text:span><text:span text:style-name="T4">s </text:span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d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c</text:span><text:span text:style-name="T4">o</text:span><text:span text:style-name="T4">d</text:span><text:span text:style-name="T4">e</text:span><text:span text:style-name="T4"> </text:span><text:span text:style-name="T4">3</text:span><text:span text:style-name="T4">2</text:span><text:span text:style-name="T4">.</text:span></text:p>
          </draw:text-box>
        </draw:frame>
        <draw:frame draw:style-name="gr1" draw:text-style-name="P2" draw:layer="layout" svg:width="4.667cm" svg:height="0.429cm" svg:x="14.41cm" svg:y="8.249cm">
          <draw:text-box>
            <text:p text:style-name="P1"><text:span text:style-name="T4">F</text:span><text:span text:style-name="T4">o</text:span><text:span text:style-name="T4">r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,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a</text:span><text:span text:style-name="T4"> </text:span><text:span text:style-name="T4">s</text:span><text:span text:style-name="T4">h</text:span><text:span text:style-name="T4">o</text:span><text:span text:style-name="T4">w</text:span><text:span text:style-name="T4">s</text:span></text:p>
          </draw:text-box>
        </draw:frame>
        <draw:frame draw:style-name="gr1" draw:text-style-name="P2" draw:layer="layout" svg:width="9.184cm" svg:height="0.429cm" svg:x="1.9cm" svg:y="8.727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n</text:span><text:span text:style-name="T4">d</text:span><text:span text:style-name="T4">e</text:span><text:span text:style-name="T4">d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e</text:span><text:span text:style-name="T4">n</text:span><text:span text:style-name="T4">c</text:span><text:span text:style-name="T4">o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.645cm" svg:height="0.446cm" svg:x="11.146cm" svg:y="8.713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0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5.543cm" svg:height="0.429cm" svg:x="13.06cm" svg:y="8.727cm">
          <draw:text-box>
            <text:p text:style-name="P1"><text:span text:style-name="T4">i</text:span><text:span text:style-name="T4">n</text:span><text:span text:style-name="T4">p</text:span><text:span text:style-name="T4">u</text:span><text:span text:style-name="T4">t </text:span><text:span text:style-name="T4">f</text:span><text:span text:style-name="T4">i</text:span><text:span text:style-name="T4">l</text:span><text:span text:style-name="T4">e</text:span><text:span text:style-name="T4"> </text:span><text:span text:style-name="T4">(</text:span><text:span text:style-name="T4">a</text:span><text:span text:style-name="T4">l</text:span><text:span text:style-name="T4">s</text:span><text:span text:style-name="T4">o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a</text:span><text:span text:style-name="T4">)</text:span><text:span text:style-name="T4">.</text:span></text:p>
          </draw:text-box>
        </draw:frame>
        <draw:frame draw:style-name="gr1" draw:text-style-name="P2" draw:layer="layout" svg:width="9.904cm" svg:height="0.429cm" svg:x="2.497cm" svg:y="9.205cm">
          <draw:text-box>
            <text:p text:style-name="P1"><text:span text:style-name="T4">I</text:span><text:span text:style-name="T4">n</text:span><text:span text:style-name="T4"> </text:span><text:span text:style-name="T4">a</text:span><text:span text:style-name="T4">n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,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 </text:span><text:span text:style-name="T4">c</text:span><text:span text:style-name="T4">e</text:span><text:span text:style-name="T4">l</text:span><text:span text:style-name="T4">l </text:span><text:span text:style-name="T4">i</text:span><text:span text:style-name="T4">s </text:span><text:span text:style-name="T4">e</text:span><text:span text:style-name="T4">n</text:span><text:span text:style-name="T4">c</text:span><text:span text:style-name="T4">o</text:span><text:span text:style-name="T4">d</text:span><text:span text:style-name="T4">e</text:span><text:span text:style-name="T4">d</text:span><text:span text:style-name="T4"> </text:span><text:span text:style-name="T4">a</text:span><text:span text:style-name="T4">s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/text:p>
          </draw:text-box>
        </draw:frame>
        <draw:frame draw:style-name="gr1" draw:text-style-name="P2" draw:layer="layout" svg:width="0.384cm" svg:height="0.446cm" svg:x="12.589cm" svg:y="9.191cm">
          <draw:text-box>
            <text:p text:style-name="P1"><text:span text:style-name="T5">I</text:span></text:p>
          </draw:text-box>
        </draw:frame>
        <draw:frame draw:style-name="gr1" draw:text-style-name="P2" draw:layer="layout" svg:width="2.491cm" svg:height="0.429cm" svg:x="12.791cm" svg:y="9.205cm">
          <draw:text-box>
            <text:p text:style-name="P1"><text:span text:style-name="T4">, </text:span><text:span text:style-name="T4">t</text:span><text:span text:style-name="T4">h</text:span><text:span text:style-name="T4">e</text:span><text:span text:style-name="T4"> </text:span><text:span text:style-name="T4">g</text:span><text:span text:style-name="T4">o</text:span><text:span text:style-name="T4">a</text:span><text:span text:style-name="T4">l </text:span><text:span text:style-name="T4">c</text:span><text:span text:style-name="T4">e</text:span><text:span text:style-name="T4">l</text:span><text:span text:style-name="T4">l </text:span><text:span text:style-name="T4">a</text:span><text:span text:style-name="T4">s</text:span></text:p>
          </draw:text-box>
        </draw:frame>
        <draw:frame draw:style-name="gr1" draw:text-style-name="P2" draw:layer="layout" svg:width="0.384cm" svg:height="0.446cm" svg:x="15.418cm" svg:y="9.191cm">
          <draw:text-box>
            <text:p text:style-name="P1"><text:span text:style-name="T5">G</text:span></text:p>
          </draw:text-box>
        </draw:frame>
        <draw:frame draw:style-name="gr1" draw:text-style-name="P2" draw:layer="layout" svg:width="3.435cm" svg:height="0.429cm" svg:x="15.62cm" svg:y="9.205cm">
          <draw:text-box>
            <text:p text:style-name="P1"><text:span text:style-name="T4">, </text:span><text:span text:style-name="T4">a</text:span><text:span text:style-name="T4"> </text:span><text:span text:style-name="T4">c</text:span><text:span text:style-name="T4">e</text:span><text:span text:style-name="T4">l</text:span><text:span text:style-name="T4">l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a</text:span><text:span text:style-name="T4">s</text:span></text:p>
          </draw:text-box>
        </draw:frame>
        <draw:frame draw:style-name="gr1" draw:text-style-name="P2" draw:layer="layout" svg:width="0.384cm" svg:height="0.446cm" svg:x="1.9cm" svg:y="9.669cm">
          <draw:text-box>
            <text:p text:style-name="P1"><text:span text:style-name="T5">#</text:span></text:p>
          </draw:text-box>
        </draw:frame>
        <draw:frame draw:style-name="gr1" draw:text-style-name="P2" draw:layer="layout" svg:width="7.398cm" svg:height="0.429cm" svg:x="2.102cm" svg:y="9.683cm">
          <draw:text-box>
            <text:p text:style-name="P1"><text:span text:style-name="T4">,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v</text:span><text:span text:style-name="T4">i</text:span><text:span text:style-name="T4">s</text:span><text:span text:style-name="T4">i</text:span><text:span text:style-name="T4">t</text:span><text:span text:style-name="T4">e</text:span><text:span text:style-name="T4">d</text:span><text:span text:style-name="T4"> </text:span><text:span text:style-name="T4">(</text:span><text:span text:style-name="T4">a</text:span><text:span text:style-name="T4">t </text:span><text:span text:style-name="T4">l</text:span><text:span text:style-name="T4">e</text:span><text:span text:style-name="T4">a</text:span><text:span text:style-name="T4">s</text:span><text:span text:style-name="T4">t </text:span><text:span text:style-name="T4">o</text:span><text:span text:style-name="T4">n</text:span><text:span text:style-name="T4">c</text:span><text:span text:style-name="T4">e</text:span><text:span text:style-name="T4">) </text:span><text:span text:style-name="T4">c</text:span><text:span text:style-name="T4">e</text:span><text:span text:style-name="T4">l</text:span><text:span text:style-name="T4">l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a</text:span><text:span text:style-name="T4">s</text:span></text:p>
          </draw:text-box>
        </draw:frame>
        <draw:frame draw:style-name="gr1" draw:text-style-name="P2" draw:layer="layout" svg:width="0.384cm" svg:height="0.446cm" svg:x="9.643cm" svg:y="9.669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29cm" svg:x="9.845cm" svg:y="9.683cm">
          <draw:text-box>
            <text:p text:style-name="P1"><text:span text:style-name="T4">.</text:span></text:p>
          </draw:text-box>
        </draw:frame>
        <draw:frame draw:style-name="gr1" draw:text-style-name="P2" draw:layer="layout" svg:width="8.968cm" svg:height="0.429cm" svg:x="10.072cm" svg:y="9.683cm">
          <draw:text-box>
            <text:p text:style-name="P1"><text:span text:style-name="T4">I</text:span><text:span text:style-name="T4">f </text:span><text:span text:style-name="T4">a</text:span><text:span text:style-name="T4"> </text:span><text:span text:style-name="T4">v</text:span><text:span text:style-name="T4">i</text:span><text:span text:style-name="T4">s</text:span><text:span text:style-name="T4">i</text:span><text:span text:style-name="T4">t</text:span><text:span text:style-name="T4">e</text:span><text:span text:style-name="T4">d</text:span><text:span text:style-name="T4"> </text:span><text:span text:style-name="T4">c</text:span><text:span text:style-name="T4">e</text:span><text:span text:style-name="T4">l</text:span><text:span text:style-name="T4">l </text:span><text:span text:style-name="T4">i</text:span><text:span text:style-name="T4">s </text:span><text:span text:style-name="T4">a</text:span><text:span text:style-name="T4">l</text:span><text:span text:style-name="T4">s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 </text:span><text:span text:style-name="T4">c</text:span><text:span text:style-name="T4">e</text:span><text:span text:style-name="T4">l</text:span><text:span text:style-name="T4">l</text:span><text:span text:style-name="T4">, </text:span><text:span text:style-name="T4">g</text:span><text:span text:style-name="T4">o</text:span><text:span text:style-name="T4">a</text:span><text:span text:style-name="T4">l </text:span><text:span text:style-name="T4">c</text:span><text:span text:style-name="T4">e</text:span><text:span text:style-name="T4">l</text:span><text:span text:style-name="T4">l</text:span><text:span text:style-name="T4">, </text:span><text:span text:style-name="T4">o</text:span><text:span text:style-name="T4">r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/text:p>
          </draw:text-box>
        </draw:frame>
        <draw:frame draw:style-name="gr1" draw:text-style-name="P2" draw:layer="layout" svg:width="1.987cm" svg:height="0.429cm" svg:x="1.9cm" svg:y="10.161cm">
          <draw:text-box>
            <text:p text:style-name="P1"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, </text:span><text:span text:style-name="T4">t</text:span><text:span text:style-name="T4">h</text:span><text:span text:style-name="T4">e</text:span><text:span text:style-name="T4">n</text:span></text:p>
          </draw:text-box>
        </draw:frame>
        <draw:frame draw:style-name="gr1" draw:text-style-name="P2" draw:layer="layout" svg:width="0.384cm" svg:height="0.446cm" svg:x="4.023cm" svg:y="10.147cm">
          <draw:text-box>
            <text:p text:style-name="P1"><text:span text:style-name="T5">I</text:span></text:p>
          </draw:text-box>
        </draw:frame>
        <draw:frame draw:style-name="gr1" draw:text-style-name="P2" draw:layer="layout" svg:width="0.384cm" svg:height="0.429cm" svg:x="4.225cm" svg:y="10.161cm">
          <draw:text-box>
            <text:p text:style-name="P1"><text:span text:style-name="T4">,</text:span></text:p>
          </draw:text-box>
        </draw:frame>
        <draw:frame draw:style-name="gr1" draw:text-style-name="P2" draw:layer="layout" svg:width="0.384cm" svg:height="0.446cm" svg:x="4.436cm" svg:y="10.147cm">
          <draw:text-box>
            <text:p text:style-name="P1"><text:span text:style-name="T5">G</text:span></text:p>
          </draw:text-box>
        </draw:frame>
        <draw:frame draw:style-name="gr1" draw:text-style-name="P2" draw:layer="layout" svg:width="0.518cm" svg:height="0.429cm" svg:x="4.638cm" svg:y="10.161cm">
          <draw:text-box>
            <text:p text:style-name="P1"><text:span text:style-name="T4">, </text:span><text:span text:style-name="T4">o</text:span><text:span text:style-name="T4">r</text:span></text:p>
          </draw:text-box>
        </draw:frame>
        <draw:frame draw:style-name="gr1" draw:text-style-name="P2" draw:layer="layout" svg:width="0.384cm" svg:height="0.446cm" svg:x="5.282cm" svg:y="10.147cm">
          <draw:text-box>
            <text:p text:style-name="P1"><text:span text:style-name="T5">#</text:span></text:p>
          </draw:text-box>
        </draw:frame>
        <draw:frame draw:style-name="gr1" draw:text-style-name="P2" draw:layer="layout" svg:width="5.62cm" svg:height="0.429cm" svg:x="5.484cm" svg:y="10.161cm">
          <draw:text-box>
            <text:p text:style-name="P1"><text:span text:style-name="T4">, </text:span><text:span text:style-name="T4">r</text:span><text:span text:style-name="T4">e</text:span><text:span text:style-name="T4">s</text:span><text:span text:style-name="T4">p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l</text:span><text:span text:style-name="T4">y</text:span><text:span text:style-name="T4">,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p</text:span><text:span text:style-name="T4">r</text:span><text:span text:style-name="T4">i</text:span><text:span text:style-name="T4">n</text:span><text:span text:style-name="T4">t</text:span><text:span text:style-name="T4">e</text:span><text:span text:style-name="T4">d</text:span><text:span text:style-name="T4">, </text:span><text:span text:style-name="T4">n</text:span><text:span text:style-name="T4">o</text:span><text:span text:style-name="T4">t</text:span></text:p>
          </draw:text-box>
        </draw:frame>
        <draw:frame draw:style-name="gr1" draw:text-style-name="P2" draw:layer="layout" svg:width="0.384cm" svg:height="0.446cm" svg:x="11.243cm" svg:y="10.147cm">
          <draw:text-box>
            <text:p text:style-name="P1"><text:span text:style-name="T5">*</text:span></text:p>
          </draw:text-box>
        </draw:frame>
        <draw:frame draw:style-name="gr1" draw:text-style-name="P2" draw:layer="layout" svg:width="0.384cm" svg:height="0.429cm" svg:x="11.445cm" svg:y="10.161cm">
          <draw:text-box>
            <text:p text:style-name="P1"><text:span text:style-name="T4">.</text:span></text:p>
          </draw:text-box>
        </draw:frame>
        <draw:frame draw:style-name="gr1" draw:text-style-name="P2" draw:layer="layout" svg:width="7.249cm" svg:height="0.429cm" svg:x="11.707cm" svg:y="10.161cm">
          <draw:text-box>
            <text:p text:style-name="P1"><text:span text:style-name="T4">I</text:span><text:span text:style-name="T4">f </text:span><text:span text:style-name="T4">t</text:span><text:span text:style-name="T4">h</text:span><text:span text:style-name="T4">e</text:span><text:span text:style-name="T12"> </text:span><text:span text:style-name="T12">s</text:span><text:span text:style-name="T12">t</text:span><text:span text:style-name="T12">a</text:span><text:span text:style-name="T12">t</text:span><text:span text:style-name="T12">u</text:span><text:span text:style-name="T12">s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s </text:span><text:span text:style-name="T4">n</text:span><text:span text:style-name="T4">o</text:span><text:span text:style-name="T4">t </text:span><text:span text:style-name="T4">e</text:span><text:span text:style-name="T4">q</text:span><text:span text:style-name="T4">u</text:span><text:span text:style-name="T4">a</text:span><text:span text:style-name="T4">l </text:span><text:span text:style-name="T4">t</text:span><text:span text:style-name="T4">o</text:span><text:span text:style-name="T4"> </text:span><text:span text:style-name="T4">4</text:span><text:span text:style-name="T4">,</text:span></text:p>
          </draw:text-box>
        </draw:frame>
        <draw:frame draw:style-name="gr1" draw:text-style-name="P2" draw:layer="layout" svg:width="10.365cm" svg:height="0.429cm" svg:x="1.9cm" svg:y="10.639cm">
          <draw:text-box>
            <text:p text:style-name="P1"><text:span text:style-name="T4">r</text:span><text:span text:style-name="T4">e</text:span><text:span text:style-name="T4">f</text:span><text:span text:style-name="T4">e</text:span><text:span text:style-name="T4">r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s</text:span><text:span text:style-name="T4">c</text:span><text:span text:style-name="T4">r</text:span><text:span text:style-name="T4">i</text:span><text:span text:style-name="T4">p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0</text:span><text:span text:style-name="T4">, </text:span><text:span text:style-name="T4">t</text:span><text:span text:style-name="T4">h</text:span><text:span text:style-name="T4">e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o</text:span><text:span text:style-name="T4">f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1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e</text:span><text:span text:style-name="T4">s</text:span><text:span text:style-name="T4">.</text:span></text:p>
          </draw:text-box>
        </draw:frame>
        <draw:frame draw:style-name="gr1" draw:text-style-name="P2" draw:layer="layout" svg:width="6.67cm" svg:height="0.429cm" svg:x="12.429cm" svg:y="10.639cm">
          <draw:text-box>
            <text:p text:style-name="P1"><text:span text:style-name="T4">O</text:span><text:span text:style-name="T4">t</text:span><text:span text:style-name="T4">h</text:span><text:span text:style-name="T4">e</text:span><text:span text:style-name="T4">r</text:span><text:span text:style-name="T4">w</text:span><text:span text:style-name="T4">i</text:span><text:span text:style-name="T4">s</text:span><text:span text:style-name="T4">e</text:span><text:span text:style-name="T4">,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a</text:span><text:span text:style-name="T4">t</text:span><text:span text:style-name="T4">t</text:span><text:span text:style-name="T4">e</text:span><text:span text:style-name="T4">m</text:span><text:span text:style-name="T4">p</text:span><text:span text:style-name="T4">t </text:span><text:span text:style-name="T4">t</text:span><text:span text:style-name="T4">o</text:span></text:p>
          </draw:text-box>
        </draw:frame>
        <draw:frame draw:style-name="gr1" draw:text-style-name="P2" draw:layer="layout" svg:width="17.346cm" svg:height="0.429cm" svg:x="1.9cm" svg:y="11.117cm">
          <draw:text-box>
            <text:p text:style-name="P1"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14"> </text:span><text:span text:style-name="T14">o</text:span><text:span text:style-name="T14">n</text:span><text:span text:style-name="T14">l</text:span><text:span text:style-name="T14">y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i</text:span><text:span text:style-name="T14">r</text:span><text:span text:style-name="T14">s</text:span><text:span text:style-name="T14">t</text:span><text:span text:style-name="T1"> </text:span><text:span text:style-name="T1">(</text:span><text:span text:style-name="T1">c</text:span><text:span text:style-name="T1">l</text:span><text:span text:style-name="T1">o</text:span><text:span text:style-name="T1">s</text:span><text:span text:style-name="T1">e</text:span><text:span text:style-name="T1">s</text:span><text:span text:style-name="T1">t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l </text:span><text:span text:style-name="T1">c</text:span><text:span text:style-name="T1">e</text:span><text:span text:style-name="T1">l</text:span><text:span text:style-name="T1">l</text:span><text:span text:style-name="T1">)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,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i</text:span><text:span text:style-name="T4">n</text:span><text:span text:style-name="T4">t </text:span><text:span text:style-name="T4">(</text:span><text:span text:style-name="T4">i</text:span><text:span text:style-name="T4">) </text:span><text:span text:style-name="T4">t</text:span><text:span text:style-name="T4">h</text:span><text:span text:style-name="T4">e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" draw:text-style-name="P2" draw:layer="layout" svg:width="12.901cm" svg:height="0.429cm" svg:x="1.9cm" svg:y="11.595cm">
          <draw:text-box>
            <text:p text:style-name="P1"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(</text:span><text:span text:style-name="T4">i</text:span><text:span text:style-name="T4">i</text:span><text:span text:style-name="T4">) </text:span><text:span text:style-name="T4">a</text:span><text:span text:style-name="T4">l</text:span><text:span text:style-name="T4">l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e</text:span><text:span text:style-name="T4">p</text:span><text:span text:style-name="T4">s </text:span><text:span text:style-name="T4">a</text:span><text:span text:style-name="T4">n</text:span><text:span text:style-name="T4">d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.</text:span></text:p>
          </draw:text-box>
        </draw:frame>
        <draw:frame draw:style-name="gr1" draw:text-style-name="P2" draw:layer="layout" svg:width="2.038cm" svg:height="0.429cm" svg:x="15.416cm" svg:y="11.595cm">
          <draw:text-box>
            <text:p text:style-name="P1"><text:span text:style-name="T4">F</text:span><text:span text:style-name="T4">o</text:span><text:span text:style-name="T4">r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,</text:span></text:p>
          </draw:text-box>
        </draw:frame>
        <draw:frame draw:style-name="gr1" draw:text-style-name="P2" draw:layer="layout" svg:width="1.496cm" svg:height="0.429cm" svg:x="17.589cm" svg:y="11.595cm">
          <draw:text-box>
            <text:p text:style-name="P1"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b</text:span></text:p>
          </draw:text-box>
        </draw:frame>
        <draw:frame draw:style-name="gr1" draw:text-style-name="P2" draw:layer="layout" svg:width="9.366cm" svg:height="0.429cm" svg:x="1.9cm" svg:y="12.073cm">
          <draw:text-box>
            <text:p text:style-name="P1"><text:span text:style-name="T4">s</text:span><text:span text:style-name="T4">h</text:span><text:span text:style-name="T4">o</text:span><text:span text:style-name="T4">w</text:span><text:span text:style-name="T4">s </text:span><text:span text:style-name="T4">t</text:span><text:span text:style-name="T4">h</text:span><text:span text:style-name="T4">e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.645cm" svg:height="0.446cm" svg:x="11.536cm" svg:y="12.059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1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5.569cm" svg:height="0.429cm" svg:x="13.47cm" svg:y="12.073cm">
          <draw:text-box>
            <text:p text:style-name="P1"><text:span text:style-name="T4">i</text:span><text:span text:style-name="T4">n</text:span><text:span text:style-name="T4">p</text:span><text:span text:style-name="T4">u</text:span><text:span text:style-name="T4">t </text:span><text:span text:style-name="T4">f</text:span><text:span text:style-name="T4">i</text:span><text:span text:style-name="T4">l</text:span><text:span text:style-name="T4">e</text:span><text:span text:style-name="T4"> </text:span><text:span text:style-name="T4">(</text:span><text:span text:style-name="T4">a</text:span><text:span text:style-name="T4">l</text:span><text:span text:style-name="T4">s</text:span><text:span text:style-name="T4">o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b</text:span><text:span text:style-name="T4">)</text:span><text:span text:style-name="T4">,</text:span></text:p>
          </draw:text-box>
        </draw:frame>
        <draw:frame draw:style-name="gr1" draw:text-style-name="P2" draw:layer="layout" svg:width="16.897cm" svg:height="0.429cm" svg:x="1.9cm" svg:y="12.551cm">
          <draw:text-box>
            <text:p text:style-name="P1"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c</text:span><text:span text:style-name="T4"> </text:span><text:span text:style-name="T4">s</text:span><text:span text:style-name="T4">h</text:span><text:span text:style-name="T4">o</text:span><text:span text:style-name="T4">w</text:span><text:span text:style-name="T4">s </text:span><text:span text:style-name="T4">t</text:span><text:span text:style-name="T4">h</text:span><text:span text:style-name="T4">e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(</text:span><text:span text:style-name="T4">a</text:span><text:span text:style-name="T4">l</text:span><text:span text:style-name="T4">s</text:span><text:span text:style-name="T4">o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c</text:span><text:span text:style-name="T4">)</text:span><text:span text:style-name="T4">.</text:span></text:p>
          </draw:text-box>
        </draw:frame>
        <draw:frame draw:style-name="gr1" draw:text-style-name="P2" draw:layer="layout" svg:width="14.696cm" svg:height="0.429cm" svg:x="1.9cm" svg:y="13.029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s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g</text:span><text:span text:style-name="T4">r</text:span><text:span text:style-name="T4">i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, </text:span><text:span text:style-name="T4">t</text:span><text:span text:style-name="T4">h</text:span><text:span text:style-name="T4">e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,</text:span></text:p>
          </draw:text-box>
        </draw:frame>
        <draw:frame draw:style-name="gr1" draw:text-style-name="P2" draw:layer="layout" svg:width="1.992cm" svg:height="0.429cm" svg:x="17.066cm" svg:y="13.029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e</text:span><text:span text:style-name="T4">p</text:span><text:span text:style-name="T4">s</text:span></text:p>
          </draw:text-box>
        </draw:frame>
        <draw:frame draw:style-name="gr1" draw:text-style-name="P2" draw:layer="layout" svg:width="10.763cm" svg:height="0.429cm" svg:x="1.9cm" svg:y="13.507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i</text:span><text:span text:style-name="T4">n</text:span><text:span text:style-name="T4">e</text:span><text:span text:style-name="T4"> </text:span><text:span text:style-name="T4">b</text:span><text:span text:style-name="T4">e</text:span><text:span text:style-name="T4">l</text:span><text:span text:style-name="T4">o</text:span><text:span text:style-name="T4">w</text:span><text:span text:style-name="T4">.</text:span></text:p>
          </draw:text-box>
        </draw:frame>
        <draw:frame draw:style-name="gr10" draw:text-style-name="P10" draw:layer="layout" svg:width="5.488cm" svg:height="0.374cm" svg:x="1.9cm" svg:y="14.164cm">
          <draw:text-box>
            <text:p text:style-name="P1"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/text:p>
          </draw:text-box>
        </draw:frame>
        <draw:frame draw:style-name="gr1" draw:text-style-name="P2" draw:layer="layout" svg:width="1.691cm" svg:height="0.429cm" svg:x="1.9cm" svg:y="14.715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/text:p>
          </draw:text-box>
        </draw:frame>
        <draw:frame draw:style-name="gr1" draw:text-style-name="P2" draw:layer="layout" svg:width="10.484cm" svg:height="0.429cm" svg:x="3.763cm" svg:y="14.715cm">
          <draw:text-box>
            <text:p text:style-name="P1"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w</text:span><text:span text:style-name="T4">a</text:span><text:span text:style-name="T4">l</text:span><text:span text:style-name="T4">k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s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i</text:span><text:span text:style-name="T4">n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0</text:span><text:span text:style-name="T4">.</text:span></text:p>
          </draw:text-box>
        </draw:frame>
        <draw:frame draw:style-name="gr1" draw:text-style-name="P2" draw:layer="layout" svg:width="0.599cm" svg:height="0.429cm" svg:x="14.926cm" svg:y="14.715cm">
          <draw:text-box>
            <text:p text:style-name="P1"><text:span text:style-name="T4">F</text:span><text:span text:style-name="T4">i</text:span><text:span text:style-name="T4">l</text:span><text:span text:style-name="T4">e</text:span></text:p>
          </draw:text-box>
        </draw:frame>
        <draw:frame draw:style-name="gr1" draw:text-style-name="P2" draw:layer="layout" svg:width="3.384cm" svg:height="0.446cm" svg:x="15.665cm" svg:y="14.701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1</text:span><text:span text:style-name="T5">-</text:span><text:span text:style-name="T5">o</text:span><text:span text:style-name="T5">u</text:span><text:span text:style-name="T5">t</text:span><text:span text:style-name="T5">-</text:span><text:span text:style-name="T5">m</text:span><text:span text:style-name="T5">a</text:span><text:span text:style-name="T5">c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6.394cm" svg:height="0.429cm" svg:x="1.9cm" svg:y="15.193cm">
          <draw:text-box>
            <text:p text:style-name="P1"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 </text:span><text:span text:style-name="T4">t</text:span><text:span text:style-name="T4">h</text:span><text:span text:style-name="T4">e</text:span><text:span text:style-name="T4"> </text:span><text:span text:style-name="T4">e</text:span><text:span text:style-name="T4">x</text:span><text:span text:style-name="T4">a</text:span><text:span text:style-name="T4">c</text:span><text:span text:style-name="T4">t </text:span><text:span text:style-name="T4">r</text:span><text:span text:style-name="T4">e</text:span><text:span text:style-name="T4">s</text:span><text:span text:style-name="T4">u</text:span><text:span text:style-name="T4">l</text:span><text:span text:style-name="T4">t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frame draw:style-name="gr1" draw:text-style-name="P2" draw:layer="layout" svg:width="1.137cm" svg:height="0.446cm" svg:x="8.393cm" svg:y="15.179cm">
          <draw:text-box>
            <text:p text:style-name="P1"><text:span text:style-name="T5">"</text:span><text:span text:style-name="T5">m</text:span><text:span text:style-name="T5">a</text:span><text:span text:style-name="T5">c</text:span><text:span text:style-name="T5">:</text:span></text:p>
          </draw:text-box>
        </draw:frame>
        <draw:frame draw:style-name="gr1" draw:text-style-name="P2" draw:layer="layout" svg:width="8.147cm" svg:height="0.446cm" svg:x="9.808cm" svg:y="15.179cm">
          <draw:text-box>
            <text:p text:style-name="P1"><text:span text:style-name="T5">a</text:span><text:span text:style-name="T5">s</text:span><text:span text:style-name="T5">s</text:span><text:span text:style-name="T5">2</text:span><text:span text:style-name="T5">-</text:span><text:span text:style-name="T5">s</text:span><text:span text:style-name="T5">o</text:span><text:span text:style-name="T5">l</text:span><text:span text:style-name="T5">n</text:span><text:span text:style-name="T5"> </text:span><text:span text:style-name="T5">&lt;</text:span><text:span text:style-name="T5"> </text:span><text:span text:style-name="T5">t</text:span><text:span text:style-name="T5">e</text:span><text:span text:style-name="T5">s</text:span><text:span text:style-name="T5">t</text:span><text:span text:style-name="T5">1</text:span><text:span text:style-name="T5">.</text:span><text:span text:style-name="T5">t</text:span><text:span text:style-name="T5">x</text:span><text:span text:style-name="T5">t </text:span><text:span text:style-name="T5">&gt;</text:span><text:span text:style-name="T5"> </text:span><text:span text:style-name="T5">t</text:span><text:span text:style-name="T5">e</text:span><text:span text:style-name="T5">s</text:span><text:span text:style-name="T5">t</text:span><text:span text:style-name="T5">1</text:span><text:span text:style-name="T5">-</text:span><text:span text:style-name="T5">o</text:span><text:span text:style-name="T5">u</text:span><text:span text:style-name="T5">t</text:span><text:span text:style-name="T5">-</text:span><text:span text:style-name="T5">m</text:span><text:span text:style-name="T5">a</text:span><text:span text:style-name="T5">c</text:span><text:span text:style-name="T5">.</text:span><text:span text:style-name="T5">t</text:span><text:span text:style-name="T5">x</text:span><text:span text:style-name="T5">t</text:span><text:span text:style-name="T5">"</text:span></text:p>
          </draw:text-box>
        </draw:frame>
        <draw:frame draw:style-name="gr1" draw:text-style-name="P2" draw:layer="layout" svg:width="0.384cm" svg:height="0.429cm" svg:x="18.294cm" svg:y="15.193cm">
          <draw:text-box>
            <text:p text:style-name="P1"><text:span text:style-name="T4">.</text:span></text:p>
          </draw:text-box>
        </draw:frame>
        <draw:frame draw:style-name="gr1" draw:text-style-name="P2" draw:layer="layout" svg:width="16.453cm" svg:height="0.429cm" svg:x="2.497cm" svg:y="15.671cm">
          <draw:text-box>
            <text:p text:style-name="P1"><text:span text:style-name="T4">W</text:span><text:span text:style-name="T4">e</text:span><text:span text:style-name="T4"> </text:span><text:span text:style-name="T4">e</text:span><text:span text:style-name="T4">x</text:span><text:span text:style-name="T4">e</text:span><text:span text:style-name="T4">m</text:span><text:span text:style-name="T4">p</text:span><text:span text:style-name="T4">l</text:span><text:span text:style-name="T4">i</text:span><text:span text:style-name="T4">f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d</text:span><text:span text:style-name="T4">u</text:span><text:span text:style-name="T4">r</text:span><text:span text:style-name="T4">e</text:span><text:span text:style-name="T4"> </text:span><text:span text:style-name="T4">f</text:span><text:span text:style-name="T4">o</text:span><text:span text:style-name="T4">r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b</text:span><text:span text:style-name="T4">; </text:span><text:span text:style-name="T4">a</text:span><text:span text:style-name="T4">l</text:span><text:span text:style-name="T4">s</text:span><text:span text:style-name="T4">o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/text:p>
          </draw:text-box>
        </draw:frame>
        <draw:frame draw:style-name="gr1" draw:text-style-name="P2" draw:layer="layout" svg:width="6.094cm" svg:height="0.429cm" svg:x="1.9cm" svg:y="16.149cm">
          <draw:text-box>
            <text:p text:style-name="P1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b</text:span><text:span text:style-name="T4">.</text:span></text:p>
          </draw:text-box>
        </draw:frame>
        <draw:frame draw:style-name="gr1" draw:text-style-name="P2" draw:layer="layout" svg:width="7.99cm" svg:height="0.429cm" svg:x="8.13cm" svg:y="16.149cm">
          <draw:text-box>
            <text:p text:style-name="P1"><text:span text:style-name="T4">T</text:span><text:span text:style-name="T4">h</text:span><text:span text:style-name="T4">i</text:span><text:span text:style-name="T4">s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h</text:span><text:span text:style-name="T4">a</text:span><text:span text:style-name="T4">s </text:span><text:span text:style-name="T4">o</text:span><text:span text:style-name="T4">n</text:span><text:span text:style-name="T4">e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t</text:span><text:span text:style-name="T4">h</text:span><text:span text:style-name="T4">a</text:span><text:span text:style-name="T4">t </text:span><text:span text:style-name="T4">s</text:span><text:span text:style-name="T4">t</text:span><text:span text:style-name="T4">a</text:span><text:span text:style-name="T4">r</text:span><text:span text:style-name="T4">t</text:span><text:span text:style-name="T4">s </text:span><text:span text:style-name="T4">a</text:span><text:span text:style-name="T4">t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921cm" svg:height="0.446cm" svg:x="16.248cm" svg:y="16.135cm">
          <draw:text-box>
            <text:p text:style-name="P1"><text:span text:style-name="T5">[</text:span><text:span text:style-name="T5">4</text:span><text:span text:style-name="T5">,</text:span><text:span text:style-name="T5">4</text:span><text:span text:style-name="T5">]</text:span></text:p>
          </draw:text-box>
        </draw:frame>
        <draw:frame draw:style-name="gr1" draw:text-style-name="P2" draw:layer="layout" svg:width="1.738cm" svg:height="0.429cm" svg:x="17.359cm" svg:y="16.149cm">
          <draw:text-box>
            <text:p text:style-name="P1"><text:span text:style-name="T4">a</text:span><text:span text:style-name="T4">n</text:span><text:span text:style-name="T4">d</text:span><text:span text:style-name="T4"> </text:span><text:span text:style-name="T4">e</text:span><text:span text:style-name="T4">n</text:span><text:span text:style-name="T4">d</text:span><text:span text:style-name="T4">s </text:span><text:span text:style-name="T4">a</text:span><text:span text:style-name="T4">t</text:span></text:p>
          </draw:text-box>
        </draw:frame>
        <draw:frame draw:style-name="gr1" draw:text-style-name="P2" draw:layer="layout" svg:width="0.552cm" svg:height="0.429cm" svg:x="1.9cm" svg:y="16.627cm">
          <draw:text-box>
            <text:p text:style-name="P1"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921cm" svg:height="0.446cm" svg:x="2.566cm" svg:y="16.613cm">
          <draw:text-box>
            <text:p text:style-name="P1"><text:span text:style-name="T5">[</text:span><text:span text:style-name="T5">6</text:span><text:span text:style-name="T5">,</text:span><text:span text:style-name="T5">4</text:span><text:span text:style-name="T5">]</text:span></text:p>
          </draw:text-box>
        </draw:frame>
        <draw:frame draw:style-name="gr1" draw:text-style-name="P2" draw:layer="layout" svg:width="0.384cm" svg:height="0.429cm" svg:x="3.576cm" svg:y="16.627cm">
          <draw:text-box>
            <text:p text:style-name="P1"><text:span text:style-name="T4">.</text:span></text:p>
          </draw:text-box>
        </draw:frame>
        <draw:frame draw:style-name="gr1" draw:text-style-name="P2" draw:layer="layout" svg:width="15.09cm" svg:height="0.429cm" svg:x="3.834cm" svg:y="16.627cm">
          <draw:text-box>
            <text:p text:style-name="P1"><text:span text:style-name="T4">T</text:span><text:span text:style-name="T4">o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 </text:span><text:span text:style-name="T4">t</text:span><text:span text:style-name="T4">h</text:span><text:span text:style-name="T4">i</text:span><text:span text:style-name="T4">s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, </text:span><text:span text:style-name="T4">w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 </text:span><text:span text:style-name="T4">a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o</text:span><text:span text:style-name="T4">f </text:span><text:span text:style-name="T4">p</text:span><text:span text:style-name="T4">a</text:span><text:span text:style-name="T4">i</text:span><text:span text:style-name="T4">r</text:span><text:span text:style-name="T4">s</text:span><text:span text:style-name="T4">, </text:span><text:span text:style-name="T4">w</text:span><text:span text:style-name="T4">h</text:span><text:span text:style-name="T4">e</text:span><text:span text:style-name="T4">r</text:span><text:span text:style-name="T4">e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p</text:span><text:span text:style-name="T4">a</text:span><text:span text:style-name="T4">i</text:span><text:span text:style-name="T4">r </text:span><text:span text:style-name="T4">i</text:span><text:span text:style-name="T4">s </text:span><text:span text:style-name="T4">c</text:span><text:span text:style-name="T4">o</text:span><text:span text:style-name="T4">m</text:span><text:span text:style-name="T4">p</text:span><text:span text:style-name="T4">o</text:span><text:span text:style-name="T4">s</text:span><text:span text:style-name="T4">e</text:span><text:span text:style-name="T4">d</text:span><text:span text:style-name="T4"> </text:span><text:span text:style-name="T4">o</text:span><text:span text:style-name="T4">f </text:span><text:span text:style-name="T4">c</text:span><text:span text:style-name="T4">o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e</text:span><text:span text:style-name="T4">s</text:span></text:p>
          </draw:text-box>
        </draw:frame>
        <draw:frame draw:style-name="gr1" draw:text-style-name="P2" draw:layer="layout" svg:width="5.162cm" svg:height="0.429cm" svg:x="1.9cm" svg:y="17.105cm">
          <draw:text-box>
            <text:p text:style-name="P1"><text:span text:style-name="T4">o</text:span><text:span text:style-name="T4">f </text:span><text:span text:style-name="T4">a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c</text:span><text:span text:style-name="T4">e</text:span><text:span text:style-name="T4">l</text:span><text:span text:style-name="T4">l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e</text:span><text:span text:style-name="T4">r </text:span><text:span text:style-name="T4">v</text:span><text:span text:style-name="T4">a</text:span><text:span text:style-name="T4">l</text:span><text:span text:style-name="T4">u</text:span><text:span text:style-name="T4">e</text:span><text:span text:style-name="T4">.</text:span></text:p>
          </draw:text-box>
        </draw:frame>
        <draw:frame draw:style-name="gr1" draw:text-style-name="P2" draw:layer="layout" svg:width="11.694cm" svg:height="0.429cm" svg:x="7.286cm" svg:y="17.105cm">
          <draw:text-box>
            <text:p text:style-name="P1"><text:span text:style-name="T4">W</text:span><text:span text:style-name="T4">e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</text:span><text:span text:style-name="T4">i</text:span><text:span text:style-name="T4">z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i</text:span><text:span text:style-name="T4">r </text:span><text:span text:style-name="T4">c</text:span><text:span text:style-name="T4">o</text:span><text:span text:style-name="T4">m</text:span><text:span text:style-name="T4">p</text:span><text:span text:style-name="T4">o</text:span><text:span text:style-name="T4">s</text:span><text:span text:style-name="T4">e</text:span><text:span text:style-name="T4">d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e</text:span><text:span text:style-name="T4">l</text:span><text:span text:style-name="T4">l </text:span><text:span text:style-name="T4">w</text:span><text:span text:style-name="T4">h</text:span><text:span text:style-name="T4">e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8.735cm" svg:height="0.429cm" svg:x="1.9cm" svg:y="17.583cm">
          <draw:text-box>
            <text:p text:style-name="P1"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s</text:span><text:span text:style-name="T4">t</text:span><text:span text:style-name="T4">a</text:span><text:span text:style-name="T4">r</text:span><text:span text:style-name="T4">t</text:span><text:span text:style-name="T4">s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e</text:span><text:span text:style-name="T4">r </text:span><text:span text:style-name="T4">v</text:span><text:span text:style-name="T4">a</text:span><text:span text:style-name="T4">l</text:span><text:span text:style-name="T4">u</text:span><text:span text:style-name="T4">e</text:span><text:span text:style-name="T4"> </text:span><text:span text:style-name="T4">o</text:span><text:span text:style-name="T4">f </text:span><text:span text:style-name="T4">z</text:span><text:span text:style-name="T4">e</text:span><text:span text:style-name="T4">r</text:span><text:span text:style-name="T4">o</text:span><text:span text:style-name="T4">,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i</text:span><text:span text:style-name="T4">r</text:span></text:p>
          </draw:text-box>
        </draw:frame>
        <draw:frame draw:style-name="gr1" draw:text-style-name="P2" draw:layer="layout" svg:width="1.594cm" svg:height="0.446cm" svg:x="10.745cm" svg:y="17.569cm">
          <draw:text-box>
            <text:p text:style-name="P1"><text:span text:style-name="T5">(</text:span><text:span text:style-name="T5">[</text:span><text:span text:style-name="T5">4</text:span><text:span text:style-name="T5">,</text:span><text:span text:style-name="T5">4</text:span><text:span text:style-name="T5">]</text:span><text:span text:style-name="T5">,</text:span><text:span text:style-name="T5">0</text:span><text:span text:style-name="T5">)</text:span></text:p>
          </draw:text-box>
        </draw:frame>
        <draw:frame draw:style-name="gr1" draw:text-style-name="P2" draw:layer="layout" svg:width="3.672cm" svg:height="0.429cm" svg:x="12.664cm" svg:y="17.583cm">
          <draw:text-box>
            <text:p text:style-name="P1"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u</text:span><text:span text:style-name="T4">n</text:span><text:span text:style-name="T4">n</text:span><text:span text:style-name="T4">i</text:span><text:span text:style-name="T4">n</text:span><text:span text:style-name="T4">g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.</text:span></text:p>
          </draw:text-box>
        </draw:frame>
        <draw:frame draw:style-name="gr1" draw:text-style-name="P2" draw:layer="layout" svg:width="2.635cm" svg:height="0.429cm" svg:x="16.461cm" svg:y="17.583cm">
          <draw:text-box>
            <text:p text:style-name="P1"><text:span text:style-name="T4">S</text:span><text:span text:style-name="T4">t</text:span><text:span text:style-name="T4">a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7.486cm" svg:height="0.429cm" svg:x="1.9cm" svg:y="18.061cm">
          <draw:text-box>
            <text:p text:style-name="P1"><text:span text:style-name="T4">f</text:span><text:span text:style-name="T4">i</text:span><text:span text:style-name="T4">r</text:span><text:span text:style-name="T4">s</text:span><text:span text:style-name="T4">t </text:span><text:span text:style-name="T4">p</text:span><text:span text:style-name="T4">a</text:span><text:span text:style-name="T4">i</text:span><text:span text:style-name="T4">r</text:span><text:span text:style-name="T4">, </text:span><text:span text:style-name="T4">w</text:span><text:span text:style-name="T4">e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t</text:span><text:span text:style-name="T4">r</text:span><text:span text:style-name="T4">a</text:span><text:span text:style-name="T4">v</text:span><text:span text:style-name="T4">e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.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r</text:span><text:span text:style-name="T4">a</text:span><text:span text:style-name="T4">v</text:span><text:span text:style-name="T4">e</text:span><text:span text:style-name="T4">r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p</text:span><text:span text:style-name="T4">a</text:span><text:span text:style-name="T4">i</text:span><text:span text:style-name="T4">r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, </text:span><text:span text:style-name="T4">f</text:span><text:span text:style-name="T4">o</text:span><text:span text:style-name="T4">r </text:span><text:span text:style-name="T4">e</text:span><text:span text:style-name="T4">a</text:span><text:span text:style-name="T4">c</text:span><text:span text:style-name="T4">h</text:span><text:span text:style-name="T4"> </text:span><text:span text:style-name="T4">c</text:span><text:span text:style-name="T4">e</text:span><text:span text:style-name="T4">l</text:span><text:span text:style-name="T4">l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t</text:span><text:span text:style-name="T4">h</text:span><text:span text:style-name="T4">a</text:span><text:span text:style-name="T4">t </text:span><text:span text:style-name="T4">i</text:span><text:span text:style-name="T4">s </text:span><text:span text:style-name="T4">a</text:span><text:span text:style-name="T4">d</text:span><text:span text:style-name="T4">j</text:span><text:span text:style-name="T4">a</text:span><text:span text:style-name="T4">c</text:span><text:span text:style-name="T4">e</text:span><text:span text:style-name="T4">n</text:span><text:span text:style-name="T4">t</text:span></text:p>
          </draw:text-box>
        </draw:frame>
        <draw:frame draw:style-name="gr1" draw:text-style-name="P2" draw:layer="layout" svg:width="17.003cm" svg:height="0.429cm" svg:x="1.9cm" svg:y="18.539cm">
          <draw:text-box>
            <text:p text:style-name="P1"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e</text:span><text:span text:style-name="T4">l</text:span><text:span text:style-name="T4">l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v</text:span><text:span text:style-name="T4">e</text:span><text:span text:style-name="T4">r</text:span><text:span text:style-name="T4">s</text:span><text:span text:style-name="T4">e</text:span><text:span text:style-name="T4">d</text:span><text:span text:style-name="T4"> </text:span><text:span text:style-name="T4">p</text:span><text:span text:style-name="T4">a</text:span><text:span text:style-name="T4">i</text:span><text:span text:style-name="T4">r </text:span><text:span text:style-name="T4">a</text:span><text:span text:style-name="T4">n</text:span><text:span text:style-name="T4">d</text:span><text:span text:style-name="T4"> </text:span><text:span text:style-name="T4">i</text:span><text:span text:style-name="T4">s </text:span><text:span text:style-name="T4">n</text:span><text:span text:style-name="T4">o</text:span><text:span text:style-name="T4">t </text:span><text:span text:style-name="T4">b</text:span><text:span text:style-name="T4">l</text:span><text:span text:style-name="T4">o</text:span><text:span text:style-name="T4">c</text:span><text:span text:style-name="T4">k</text:span><text:span text:style-name="T4">e</text:span><text:span text:style-name="T4">d</text:span><text:span text:style-name="T4">, </text:span><text:span text:style-name="T4">w</text:span><text:span text:style-name="T4">e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f</text:span><text:span text:style-name="T4">r</text:span><text:span text:style-name="T4">e</text:span><text:span text:style-name="T4">s</text:span><text:span text:style-name="T4">h</text:span><text:span text:style-name="T4"> </text:span><text:span text:style-name="T4">p</text:span><text:span text:style-name="T4">a</text:span><text:span text:style-name="T4">i</text:span><text:span text:style-name="T4">r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n</text:span><text:span text:style-name="T4">d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s</text:span><text:span text:style-name="T4">e</text:span><text:span text:style-name="T4">d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6.622cm" svg:height="0.429cm" svg:x="1.9cm" svg:y="19.017cm">
          <draw:text-box>
            <text:p text:style-name="P1"><text:span text:style-name="T4">a</text:span><text:span text:style-name="T4">d</text:span><text:span text:style-name="T4">j</text:span><text:span text:style-name="T4">a</text:span><text:span text:style-name="T4">c</text:span><text:span text:style-name="T4">e</text:span><text:span text:style-name="T4">n</text:span><text:span text:style-name="T4">t </text:span><text:span text:style-name="T4">c</text:span><text:span text:style-name="T4">e</text:span><text:span text:style-name="T4">l</text:span><text:span text:style-name="T4">l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e</text:span><text:span text:style-name="T4">r </text:span><text:span text:style-name="T4">v</text:span><text:span text:style-name="T4">a</text:span><text:span text:style-name="T4">l</text:span><text:span text:style-name="T4">u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i</text:span><text:span text:style-name="T4">s </text:span><text:span text:style-name="T4">g</text:span><text:span text:style-name="T4">r</text:span><text:span text:style-name="T4">e</text:span><text:span text:style-name="T4">a</text:span><text:span text:style-name="T4">t</text:span><text:span text:style-name="T4">e</text:span><text:span text:style-name="T4">r </text:span><text:span text:style-name="T4">t</text:span><text:span text:style-name="T4">h</text:span><text:span text:style-name="T4">a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e</text:span><text:span text:style-name="T4">r </text:span><text:span text:style-name="T4">v</text:span><text:span text:style-name="T4">a</text:span><text:span text:style-name="T4">l</text:span><text:span text:style-name="T4">u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l</text:span><text:span text:style-name="T4">y</text:span><text:span text:style-name="T4"> </text:span><text:span text:style-name="T4">t</text:span><text:span text:style-name="T4">r</text:span><text:span text:style-name="T4">a</text:span><text:span text:style-name="T4">v</text:span><text:span text:style-name="T4">e</text:span><text:span text:style-name="T4">r</text:span><text:span text:style-name="T4">s</text:span><text:span text:style-name="T4">e</text:span><text:span text:style-name="T4">d</text:span><text:span text:style-name="T4"> </text:span><text:span text:style-name="T4">p</text:span><text:span text:style-name="T4">a</text:span><text:span text:style-name="T4">i</text:span><text:span text:style-name="T4">r </text:span><text:span text:style-name="T4">b</text:span><text:span text:style-name="T4">y</text:span><text:span text:style-name="T4"> </text:span><text:span text:style-name="T4">o</text:span><text:span text:style-name="T4">n</text:span><text:span text:style-name="T4">e</text:span><text:span text:style-name="T4">.</text:span></text:p>
          </draw:text-box>
        </draw:frame>
        <draw:frame draw:style-name="gr1" draw:text-style-name="P2" draw:layer="layout" svg:width="17.316cm" svg:height="0.429cm" svg:x="1.9cm" svg:y="19.495cm">
          <draw:text-box>
            <text:p text:style-name="P1"><text:span text:style-name="T4">W</text:span><text:span text:style-name="T4">h</text:span><text:span text:style-name="T4">e</text:span><text:span text:style-name="T4">n</text:span><text:span text:style-name="T4"> </text:span><text:span text:style-name="T4">v</text:span><text:span text:style-name="T4">i</text:span><text:span text:style-name="T4">s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d</text:span><text:span text:style-name="T4">j</text:span><text:span text:style-name="T4">a</text:span><text:span text:style-name="T4">c</text:span><text:span text:style-name="T4">e</text:span><text:span text:style-name="T4">n</text:span><text:span text:style-name="T4">t </text:span><text:span text:style-name="T4">c</text:span><text:span text:style-name="T4">e</text:span><text:span text:style-name="T4">l</text:span><text:span text:style-name="T4">l</text:span><text:span text:style-name="T4">s </text:span><text:span text:style-name="T4">i</text:span><text:span text:style-name="T4">n</text:span><text:span text:style-name="T4"> </text:span><text:span text:style-name="T4">o</text:span><text:span text:style-name="T4">r</text:span><text:span text:style-name="T4">d</text:span><text:span text:style-name="T4">e</text:span><text:span text:style-name="T4">r </text:span><text:span text:style-name="T4">t</text:span><text:span text:style-name="T4">o</text:span><text:span text:style-name="T4"> </text:span><text:span text:style-name="T4">a</text:span><text:span text:style-name="T4">d</text:span><text:span text:style-name="T4">d</text:span><text:span text:style-name="T4"> </text:span><text:span text:style-name="T4">f</text:span><text:span text:style-name="T4">r</text:span><text:span text:style-name="T4">e</text:span><text:span text:style-name="T4">s</text:span><text:span text:style-name="T4">h</text:span><text:span text:style-name="T4"> </text:span><text:span text:style-name="T4">p</text:span><text:span text:style-name="T4">a</text:span><text:span text:style-name="T4">i</text:span><text:span text:style-name="T4">r</text:span><text:span text:style-name="T4">s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, </text:span><text:span text:style-name="T4">w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 </text:span><text:span text:style-name="T4">v</text:span><text:span text:style-name="T4">i</text:span><text:span text:style-name="T4">s</text:span><text:span text:style-name="T4">i</text:span><text:span text:style-name="T4">t </text:span><text:span text:style-name="T4">t</text:span><text:span text:style-name="T4">h</text:span><text:span text:style-name="T4">e</text:span><text:span text:style-name="T4"> </text:span><text:span text:style-name="T4">c</text:span><text:span text:style-name="T4">e</text:span><text:span text:style-name="T4">l</text:span><text:span text:style-name="T4">l </text:span><text:span text:style-name="T4">a</text:span><text:span text:style-name="T4">b</text:span><text:span text:style-name="T4">o</text:span><text:span text:style-name="T4">v</text:span><text:span text:style-name="T4">e</text:span><text:span text:style-name="T4">, </text:span><text:span text:style-name="T4">t</text:span><text:span text:style-name="T4">h</text:span><text:span text:style-name="T4">e</text:span><text:span text:style-name="T4">n</text:span><text:span text:style-name="T4"> </text:span><text:span text:style-name="T4">b</text:span><text:span text:style-name="T4">e</text:span><text:span text:style-name="T4">l</text:span><text:span text:style-name="T4">o</text:span><text:span text:style-name="T4">w</text:span><text:span text:style-name="T4">,</text:span></text:p>
          </draw:text-box>
        </draw:frame>
        <draw:frame draw:style-name="gr1" draw:text-style-name="P2" draw:layer="layout" svg:width="13.714cm" svg:height="0.429cm" svg:x="1.9cm" svg:y="19.973cm">
          <draw:text-box>
            <text:p text:style-name="P1"><text:span text:style-name="T4">t</text:span><text:span text:style-name="T4">h</text:span><text:span text:style-name="T4">e</text:span><text:span text:style-name="T4">n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e</text:span><text:span text:style-name="T4">f</text:span><text:span text:style-name="T4">t</text:span><text:span text:style-name="T4">, </text:span><text:span text:style-name="T4">a</text:span><text:span text:style-name="T4">n</text:span><text:span text:style-name="T4">d</text:span><text:span text:style-name="T4"> </text:span><text:span text:style-name="T4">f</text:span><text:span text:style-name="T4">i</text:span><text:span text:style-name="T4">n</text:span><text:span text:style-name="T4">a</text:span><text:span text:style-name="T4">l</text:span><text:span text:style-name="T4">l</text:span><text:span text:style-name="T4">y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i</text:span><text:span text:style-name="T4">g</text:span><text:span text:style-name="T4">h</text:span><text:span text:style-name="T4">t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 </text:span><text:span text:style-name="T4">c</text:span><text:span text:style-name="T4">e</text:span><text:span text:style-name="T4">l</text:span><text:span text:style-name="T4">l</text:span><text:span text:style-name="T4">. </text:span><text:span text:style-name="T4">H</text:span><text:span text:style-name="T4">e</text:span><text:span text:style-name="T4">n</text:span><text:span text:style-name="T4">c</text:span><text:span text:style-name="T4">e</text:span><text:span text:style-name="T4">, </text:span><text:span text:style-name="T4">a</text:span><text:span text:style-name="T4">f</text:span><text:span text:style-name="T4">t</text:span><text:span text:style-name="T4">e</text:span><text:span text:style-name="T4">r </text:span><text:span text:style-name="T4">v</text:span><text:span text:style-name="T4">i</text:span><text:span text:style-name="T4">s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i</text:span><text:span text:style-name="T4">r</text:span></text:p>
          </draw:text-box>
        </draw:frame>
        <draw:frame draw:style-name="gr1" draw:text-style-name="P2" draw:layer="layout" svg:width="1.594cm" svg:height="0.446cm" svg:x="15.613cm" svg:y="19.958cm">
          <draw:text-box>
            <text:p text:style-name="P1"><text:span text:style-name="T5">(</text:span><text:span text:style-name="T5">[</text:span><text:span text:style-name="T5">4</text:span><text:span text:style-name="T5">,</text:span><text:span text:style-name="T5">4</text:span><text:span text:style-name="T5">]</text:span><text:span text:style-name="T5">,</text:span><text:span text:style-name="T5">0</text:span><text:span text:style-name="T5">)</text:span></text:p>
          </draw:text-box>
        </draw:frame>
        <draw:frame draw:style-name="gr1" draw:text-style-name="P2" draw:layer="layout" svg:width="1.687cm" svg:height="0.429cm" svg:x="17.431cm" svg:y="19.973cm">
          <draw:text-box>
            <text:p text:style-name="P1"><text:span text:style-name="T4">,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/text:p>
          </draw:text-box>
        </draw:frame>
        <draw:frame draw:style-name="gr1" draw:text-style-name="P2" draw:layer="layout" svg:width="1.285cm" svg:height="0.429cm" svg:x="1.9cm" svg:y="20.451cm">
          <draw:text-box>
            <text:p text:style-name="P1"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/text:p>
          </draw:text-box>
        </draw:frame>
        <draw:frame draw:style-name="gr1" draw:text-style-name="P2" draw:layer="layout" svg:width="6.737cm" svg:height="0.446cm" svg:x="3.183cm" svg:y="20.436cm">
          <draw:text-box>
            <text:p text:style-name="P1"><text:span text:style-name="T5">(</text:span><text:span text:style-name="T5">[</text:span><text:span text:style-name="T5">4</text:span><text:span text:style-name="T5">,</text:span><text:span text:style-name="T5">4</text:span><text:span text:style-name="T5">]</text:span><text:span text:style-name="T5">,</text:span><text:span text:style-name="T5">0</text:span><text:span text:style-name="T5">)</text:span><text:span text:style-name="T5">,</text:span><text:span text:style-name="T5">(</text:span><text:span text:style-name="T5">[</text:span><text:span text:style-name="T5">3</text:span><text:span text:style-name="T5">,</text:span><text:span text:style-name="T5">4</text:span><text:span text:style-name="T5">]</text:span><text:span text:style-name="T5">,</text:span><text:span text:style-name="T5">1</text:span><text:span text:style-name="T5">)</text:span><text:span text:style-name="T5">,</text:span><text:span text:style-name="T5">(</text:span><text:span text:style-name="T5">[</text:span><text:span text:style-name="T5">4</text:span><text:span text:style-name="T5">,</text:span><text:span text:style-name="T5">3</text:span><text:span text:style-name="T5">]</text:span><text:span text:style-name="T5">,</text:span><text:span text:style-name="T5">1</text:span><text:span text:style-name="T5">)</text:span><text:span text:style-name="T5">,</text:span><text:span text:style-name="T5">(</text:span><text:span text:style-name="T5">[</text:span><text:span text:style-name="T5">4</text:span><text:span text:style-name="T5">,</text:span><text:span text:style-name="T5">5</text:span><text:span text:style-name="T5">]</text:span><text:span text:style-name="T5">,</text:span><text:span text:style-name="T5">1</text:span><text:span text:style-name="T5">)</text:span></text:p>
          </draw:text-box>
        </draw:frame>
        <draw:frame draw:style-name="gr1" draw:text-style-name="P2" draw:layer="layout" svg:width="0.384cm" svg:height="0.429cm" svg:x="11.062cm" svg:y="20.451cm">
          <draw:text-box>
            <text:p text:style-name="P1"><text:span text:style-name="T4">.</text:span></text:p>
          </draw:text-box>
        </draw:frame>
        <draw:frame draw:style-name="gr1" draw:text-style-name="P2" draw:layer="layout" svg:width="2.017cm" svg:height="0.429cm" svg:x="11.413cm" svg:y="20.451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v</text:span><text:span text:style-name="T4">e</text:span><text:span text:style-name="T4">r</text:span><text:span text:style-name="T4">s</text:span><text:span text:style-name="T4">a</text:span><text:span text:style-name="T4">l</text:span></text:p>
          </draw:text-box>
        </draw:frame>
        <draw:frame draw:style-name="gr1" draw:text-style-name="P2" draw:layer="layout" svg:width="2.614cm" svg:height="0.429cm" svg:x="13.606cm" svg:y="20.451cm">
          <draw:text-box>
            <text:p text:style-name="P1"><text:span text:style-name="T4">t</text:span><text:span text:style-name="T4">h</text:span><text:span text:style-name="T4">e</text:span><text:span text:style-name="T4">n</text:span><text:span text:style-name="T4"> 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s </text:span><text:span text:style-name="T4">a</text:span><text:span text:style-name="T4">t</text:span></text:p>
          </draw:text-box>
        </draw:frame>
        <draw:frame draw:style-name="gr1" draw:text-style-name="P2" draw:layer="layout" svg:width="0.599cm" svg:height="0.429cm" svg:x="16.446cm" svg:y="20.451cm">
          <draw:text-box>
            <text:p text:style-name="P1"><text:span text:style-name="T4">p</text:span><text:span text:style-name="T4">a</text:span><text:span text:style-name="T4">i</text:span><text:span text:style-name="T4">r</text:span></text:p>
          </draw:text-box>
        </draw:frame>
        <draw:frame draw:style-name="gr1" draw:text-style-name="P2" draw:layer="layout" svg:width="1.594cm" svg:height="0.446cm" svg:x="17.185cm" svg:y="20.436cm">
          <draw:text-box>
            <text:p text:style-name="P1"><text:span text:style-name="T5">(</text:span><text:span text:style-name="T5">[</text:span><text:span text:style-name="T5">3</text:span><text:span text:style-name="T5">,</text:span><text:span text:style-name="T5">4</text:span><text:span text:style-name="T5">]</text:span><text:span text:style-name="T5">,</text:span><text:span text:style-name="T5">1</text:span><text:span text:style-name="T5">)</text:span></text:p>
          </draw:text-box>
        </draw:frame>
        <draw:frame draw:style-name="gr1" draw:text-style-name="P2" draw:layer="layout" svg:width="0.384cm" svg:height="0.429cm" svg:x="19.004cm" svg:y="20.451cm">
          <draw:text-box>
            <text:p text:style-name="P1"><text:span text:style-name="T4">.</text:span></text:p>
          </draw:text-box>
        </draw:frame>
        <draw:frame draw:style-name="gr1" draw:text-style-name="P2" draw:layer="layout" svg:width="17.126cm" svg:height="0.429cm" svg:x="1.9cm" svg:y="20.929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v</text:span><text:span text:style-name="T4">e</text:span><text:span text:style-name="T4">r</text:span><text:span text:style-name="T4">s</text:span><text:span text:style-name="T4">a</text:span><text:span text:style-name="T4">l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e</text:span><text:span text:style-name="T4">s </text:span><text:span text:style-name="T4">o</text:span><text:span text:style-name="T4">n</text:span><text:span text:style-name="T4">c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s</text:span><text:span text:style-name="T4">t </text:span><text:span text:style-name="T4">p</text:span><text:span text:style-name="T4">a</text:span><text:span text:style-name="T4">i</text:span><text:span text:style-name="T4">r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i</text:span><text:span text:style-name="T4">s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d</text:span><text:span text:style-name="T4"> </text:span><text:span text:style-name="T4">o</text:span><text:span text:style-name="T4">r </text:span><text:span text:style-name="T4">a</text:span><text:span text:style-name="T4"> </text:span><text:span text:style-name="T4">p</text:span><text:span text:style-name="T4">a</text:span><text:span text:style-name="T4">i</text:span><text:span text:style-name="T4">r </text:span><text:span text:style-name="T4">t</text:span><text:span text:style-name="T4">h</text:span><text:span text:style-name="T4">a</text:span><text:span text:style-name="T4">t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 </text:span><text:span text:style-name="T4">a</text:span><text:span text:style-name="T4"> </text:span><text:span text:style-name="T4">c</text:span><text:span text:style-name="T4">e</text:span><text:span text:style-name="T4">l</text:span><text:span text:style-name="T4">l </text:span><text:span text:style-name="T4">i</text:span><text:span text:style-name="T4">n</text:span></text:p>
          </draw:text-box>
        </draw:frame>
        <draw:frame draw:style-name="gr1" draw:text-style-name="P2" draw:layer="layout" svg:width="17.456cm" svg:height="0.429cm" svg:x="1.9cm" svg:y="21.407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s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a</text:span><text:span text:style-name="T4">r</text:span><text:span text:style-name="T4">t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i</text:span><text:span text:style-name="T4">s </text:span><text:span text:style-name="T4">a</text:span><text:span text:style-name="T4">d</text:span><text:span text:style-name="T4">d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.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 </text:span><text:span text:style-name="T4">c</text:span><text:span text:style-name="T4">a</text:span><text:span text:style-name="T4">s</text:span><text:span text:style-name="T4">e</text:span><text:span text:style-name="T4">, </text:span><text:span text:style-name="T4">w</text:span><text:span text:style-name="T4">e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/text:p>
          </draw:text-box>
        </draw:frame>
        <draw:frame draw:style-name="gr1" draw:text-style-name="P2" draw:layer="layout" svg:width="4.828cm" svg:height="0.429cm" svg:x="1.9cm" svg:y="21.885cm">
          <draw:text-box>
            <text:p text:style-name="P1"><text:span text:style-name="T4">a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!</text:span></text:p>
          </draw:text-box>
        </draw:frame>
        <draw:frame draw:style-name="gr1" draw:text-style-name="P2" draw:layer="layout" svg:width="16.842cm" svg:height="0.429cm" svg:x="2.497cm" svg:y="22.363cm">
          <draw:text-box>
            <text:p text:style-name="P1"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u</text:span><text:span text:style-name="T4">n</text:span><text:span text:style-name="T4">n</text:span><text:span text:style-name="T4">i</text:span><text:span text:style-name="T4">n</text:span><text:span text:style-name="T4">g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,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a</text:span><text:span text:style-name="T4">v</text:span><text:span text:style-name="T4">e</text:span><text:span text:style-name="T4">r</text:span><text:span text:style-name="T4">s</text:span><text:span text:style-name="T4">a</text:span><text:span text:style-name="T4">l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e</text:span><text:span text:style-name="T4">s</text:span><text:span text:style-name="T4">,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 </text:span><text:span text:style-name="T4">p</text:span><text:span text:style-name="T4">a</text:span><text:span text:style-name="T4">i</text:span><text:span text:style-name="T4">r</text:span><text:span text:style-name="T4">s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l</text:span><text:span text:style-name="T4">l </text:span><text:span text:style-name="T4">t</text:span><text:span text:style-name="T4">h</text:span><text:span text:style-name="T4">e</text:span><text:span text:style-name="T4"> </text:span><text:span text:style-name="T4">c</text:span><text:span text:style-name="T4">e</text:span><text:span text:style-name="T4">l</text:span><text:span text:style-name="T4">l</text:span><text:span text:style-name="T4">s</text:span></text:p>
          </draw:text-box>
        </draw:frame>
        <draw:frame draw:style-name="gr1" draw:text-style-name="P2" draw:layer="layout" svg:width="16.931cm" svg:height="0.429cm" svg:x="1.9cm" svg:y="22.841cm">
          <draw:text-box>
            <text:p text:style-name="P1"><text:span text:style-name="T4">m</text:span><text:span text:style-name="T4">a</text:span><text:span text:style-name="T4">r</text:span><text:span text:style-name="T4">k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f</text:span><text:span text:style-name="T4">; </text:span><text:span text:style-name="T4">t</text:span><text:span text:style-name="T4">h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 </text:span><text:span text:style-name="T4">i</text:span><text:span text:style-name="T4">n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e</text:span><text:span text:style-name="T4">r </text:span><text:span text:style-name="T4">v</text:span><text:span text:style-name="T4">a</text:span><text:span text:style-name="T4">l</text:span><text:span text:style-name="T4">u</text:span><text:span text:style-name="T4">e</text:span><text:span text:style-name="T4">s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a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i</text:span><text:span text:style-name="T4">n</text:span><text:span text:style-name="T4">g</text:span></text:p>
          </draw:text-box>
        </draw:frame>
        <draw:frame draw:style-name="gr1" draw:text-style-name="P2" draw:layer="layout" svg:width="0.798cm" svg:height="0.429cm" svg:x="1.9cm" svg:y="23.319cm">
          <draw:text-box>
            <text:p text:style-name="P1"><text:span text:style-name="T4">c</text:span><text:span text:style-name="T4">e</text:span><text:span text:style-name="T4">l</text:span><text:span text:style-name="T4">l</text:span><text:span text:style-name="T4">s</text:span><text:span text:style-name="T4">,</text:span></text:p>
          </draw:text-box>
        </draw:frame>
        <draw:frame draw:style-name="gr1" draw:text-style-name="P2" draw:layer="layout" svg:width="5.082cm" svg:height="0.429cm" svg:x="2.849cm" svg:y="23.319cm">
          <draw:text-box>
            <text:p text:style-name="P1"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s</text:span><text:span text:style-name="T4">t </text:span><text:span text:style-name="T4">p</text:span><text:span text:style-name="T4">a</text:span><text:span text:style-name="T4">i</text:span><text:span text:style-name="T4">r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i</text:span><text:span text:style-name="T4">s</text:span></text:p>
          </draw:text-box>
        </draw:frame>
        <draw:frame draw:style-name="gr1" draw:text-style-name="P2" draw:layer="layout" svg:width="1.594cm" svg:height="0.446cm" svg:x="8.351cm" svg:y="23.304cm">
          <draw:text-box>
            <text:p text:style-name="P1"><text:span text:style-name="T5">(</text:span><text:span text:style-name="T5">[</text:span><text:span text:style-name="T5">6</text:span><text:span text:style-name="T5">,</text:span><text:span text:style-name="T5">4</text:span><text:span text:style-name="T5">]</text:span><text:span text:style-name="T5">,</text:span><text:span text:style-name="T5">6</text:span><text:span text:style-name="T5">)</text:span></text:p>
          </draw:text-box>
        </draw:frame>
        <draw:frame draw:style-name="gr1" draw:text-style-name="P2" draw:layer="layout" svg:width="0.384cm" svg:height="0.429cm" svg:x="10.17cm" svg:y="23.319cm">
          <draw:text-box>
            <text:p text:style-name="P1"><text:span text:style-name="T4">.</text:span></text:p>
          </draw:text-box>
        </draw:frame>
        <draw:frame draw:style-name="gr1" draw:text-style-name="P2" draw:layer="layout" svg:width="0.849cm" svg:height="0.429cm" svg:x="10.508cm" svg:y="23.319cm">
          <draw:text-box>
            <text:p text:style-name="P1"><text:span text:style-name="T4">N</text:span><text:span text:style-name="T4">e</text:span><text:span text:style-name="T4">x</text:span><text:span text:style-name="T4">t</text:span><text:span text:style-name="T4">,</text:span></text:p>
          </draw:text-box>
        </draw:frame>
        <draw:frame draw:style-name="gr1" draw:text-style-name="P2" draw:layer="layout" svg:width="6.627cm" svg:height="0.429cm" svg:x="11.495cm" svg:y="23.319cm">
          <draw:text-box>
            <text:p text:style-name="P1"><text:span text:style-name="T4">w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 </text:span><text:span text:style-name="T4">a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f</text:span><text:span text:style-name="T4">r</text:span><text:span text:style-name="T4">a</text:span><text:span text:style-name="T4">g</text:span><text:span text:style-name="T4">m</text:span><text:span text:style-name="T4">e</text:span><text:span text:style-name="T4">n</text:span><text:span text:style-name="T4">t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384cm" svg:height="0.446cm" svg:x="18.504cm" svg:y="23.304cm">
          <draw:text-box>
            <text:p text:style-name="P1"><text:span text:style-name="T15">s</text:span></text:p>
          </draw:text-box>
        </draw:frame>
        <draw:frame draw:style-name="gr1" draw:text-style-name="P2" draw:layer="layout" svg:width="0.384cm" svg:height="0.429cm" svg:x="18.822cm" svg:y="23.319cm">
          <draw:text-box>
            <text:p text:style-name="P1"><text:span text:style-name="T4">a</text:span><text:span text:style-name="T4">t</text:span></text:p>
          </draw:text-box>
        </draw:frame>
        <draw:frame draw:style-name="gr1" draw:text-style-name="P2" draw:layer="layout" svg:width="6.272cm" svg:height="0.429cm" svg:x="1.9cm" svg:y="23.797cm">
          <draw:text-box>
            <text:p text:style-name="P1"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s</text:span><text:span text:style-name="T4">t</text:span><text:span text:style-name="T4">a</text:span><text:span text:style-name="T4">r</text:span><text:span text:style-name="T4">t</text:span><text:span text:style-name="T4">s </text:span><text:span text:style-name="T4">a</text:span><text:span text:style-name="T4">n</text:span><text:span text:style-name="T4">d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384cm" svg:height="0.446cm" svg:x="8.416cm" svg:y="23.782cm">
          <draw:text-box>
            <text:p text:style-name="P1"><text:span text:style-name="T15">t</text:span></text:p>
          </draw:text-box>
        </draw:frame>
        <draw:frame draw:style-name="gr1" draw:text-style-name="P2" draw:layer="layout" svg:width="7.948cm" svg:height="0.429cm" svg:x="8.675cm" svg:y="23.797cm">
          <draw:text-box>
            <text:p text:style-name="P1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s</text:span><text:span text:style-name="T4">t </text:span><text:span text:style-name="T4">p</text:span><text:span text:style-name="T4">a</text:span><text:span text:style-name="T4">i</text:span><text:span text:style-name="T4">r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text:span text:style-name="T4"> </text:span><text:span text:style-name="T4">b</text:span><text:span text:style-name="T4">y</text:span><text:span text:style-name="T4"> </text:span><text:span text:style-name="T4">w</text:span><text:span text:style-name="T4">a</text:span><text:span text:style-name="T4">l</text:span><text:span text:style-name="T4">k</text:span><text:span text:style-name="T4">i</text:span><text:span text:style-name="T4">n</text:span><text:span text:style-name="T4">g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384cm" svg:height="0.446cm" svg:x="16.96cm" svg:y="23.782cm">
          <draw:text-box>
            <text:p text:style-name="P1"><text:span text:style-name="T15">t</text:span></text:p>
          </draw:text-box>
        </draw:frame>
        <draw:frame draw:style-name="gr1" draw:text-style-name="P2" draw:layer="layout" svg:width="1.869cm" svg:height="0.429cm" svg:x="17.219cm" svg:y="23.797cm">
          <draw:text-box>
            <text:p text:style-name="P1"><text:span text:style-name="T4">t</text:span><text:span text:style-name="T4">o</text:span><text:span text:style-name="T4">w</text:span><text:span text:style-name="T4">a</text:span><text:span text:style-name="T4">r</text:span><text:span text:style-name="T4">d</text:span><text:span text:style-name="T4">s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384cm" svg:height="0.446cm" svg:x="1.9cm" svg:y="24.26cm">
          <draw:text-box>
            <text:p text:style-name="P1"><text:span text:style-name="T15">s</text:span></text:p>
          </draw:text-box>
        </draw:frame>
        <draw:frame draw:style-name="gr1" draw:text-style-name="P2" draw:layer="layout" svg:width="5.217cm" svg:height="0.429cm" svg:x="2.216cm" svg:y="24.275cm">
          <draw:text-box>
            <text:p text:style-name="P1"><text:span text:style-name="T4">(</text:span><text:span text:style-name="T4">g</text:span><text:span text:style-name="T4">o</text:span><text:span text:style-name="T4">i</text:span><text:span text:style-name="T4">n</text:span><text:span text:style-name="T4">g</text:span><text:span text:style-name="T4"> </text:span><text:span text:style-name="T4">b</text:span><text:span text:style-name="T4">a</text:span><text:span text:style-name="T4">c</text:span><text:span text:style-name="T4">k</text:span><text:span text:style-name="T4">w</text:span><text:span text:style-name="T4">a</text:span><text:span text:style-name="T4">r</text:span><text:span text:style-name="T4">d</text:span><text:span text:style-name="T4">) </text:span><text:span text:style-name="T4">b</text:span><text:span text:style-name="T4">y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text:span text:style-name="T4">,</text:span></text:p>
          </draw:text-box>
        </draw:frame>
        <draw:frame draw:style-name="gr1" draw:text-style-name="P2" draw:layer="layout" svg:width="1.822cm" svg:height="0.429cm" svg:x="7.669cm" svg:y="24.275cm">
          <draw:text-box>
            <text:p text:style-name="P1"><text:span text:style-name="T4">a</text:span><text:span text:style-name="T4">t </text:span><text:span text:style-name="T4">e</text:span><text:span text:style-name="T4">a</text:span><text:span text:style-name="T4">c</text:span><text:span text:style-name="T4">h</text:span><text:span text:style-name="T4"> </text:span><text:span text:style-name="T4">c</text:span><text:span text:style-name="T4">e</text:span><text:span text:style-name="T4">l</text:span><text:span text:style-name="T4">l</text:span><text:span text:style-name="T4">,</text:span></text:p>
          </draw:text-box>
        </draw:frame>
        <draw:frame draw:style-name="gr1" draw:text-style-name="P2" draw:layer="layout" svg:width="8.697cm" svg:height="0.429cm" svg:x="9.72cm" svg:y="24.275cm">
          <draw:text-box>
            <text:p text:style-name="P1"><text:span text:style-name="T4">t</text:span><text:span text:style-name="T4">o</text:span><text:span text:style-name="T4">w</text:span><text:span text:style-name="T4">a</text:span><text:span text:style-name="T4">r</text:span><text:span text:style-name="T4">d</text:span><text:span text:style-name="T4">s </text:span><text:span text:style-name="T4">a</text:span><text:span text:style-name="T4">n</text:span><text:span text:style-name="T4"> </text:span><text:span text:style-name="T4">a</text:span><text:span text:style-name="T4">d</text:span><text:span text:style-name="T4">j</text:span><text:span text:style-name="T4">a</text:span><text:span text:style-name="T4">c</text:span><text:span text:style-name="T4">e</text:span><text:span text:style-name="T4">n</text:span><text:span text:style-name="T4">t </text:span><text:span text:style-name="T4">c</text:span><text:span text:style-name="T4">e</text:span><text:span text:style-name="T4">l</text:span><text:span text:style-name="T4">l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m</text:span><text:span text:style-name="T4">a</text:span><text:span text:style-name="T4">l</text:span><text:span text:style-name="T4">l</text:span><text:span text:style-name="T4">e</text:span><text:span text:style-name="T4">s</text:span><text:span text:style-name="T4">t </text:span><text:span text:style-name="T4">c</text:span><text:span text:style-name="T4">o</text:span><text:span text:style-name="T4">u</text:span><text:span text:style-name="T4">n</text:span><text:span text:style-name="T4">t</text:span><text:span text:style-name="T4">e</text:span><text:span text:style-name="T4">r </text:span><text:span text:style-name="T4">v</text:span><text:span text:style-name="T4">a</text:span><text:span text:style-name="T4">l</text:span><text:span text:style-name="T4">u</text:span><text:span text:style-name="T4">e</text:span><text:span text:style-name="T4">;</text:span></text:p>
          </draw:text-box>
        </draw:frame>
        <draw:frame draw:style-name="gr1" draw:text-style-name="P2" draw:layer="layout" svg:width="0.384cm" svg:height="0.429cm" svg:x="18.865cm" svg:y="24.275cm">
          <draw:text-box>
            <text:p text:style-name="P1"><text:span text:style-name="T4">i</text:span><text:span text:style-name="T4">f</text:span></text:p>
          </draw:text-box>
        </draw:frame>
        <draw:frame draw:style-name="gr1" draw:text-style-name="P2" draw:layer="layout" svg:width="2.661cm" svg:height="0.429cm" svg:x="1.9cm" svg:y="24.753cm">
          <draw:text-box>
            <text:p text:style-name="P1"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a</text:span><text:span text:style-name="T4">d</text:span><text:span text:style-name="T4">j</text:span><text:span text:style-name="T4">a</text:span><text:span text:style-name="T4">c</text:span><text:span text:style-name="T4">e</text:span><text:span text:style-name="T4">n</text:span><text:span text:style-name="T4">t</text:span></text:p>
          </draw:text-box>
        </draw:frame>
        <draw:frame draw:style-name="gr1" draw:text-style-name="P2" draw:layer="layout" svg:width="5.26cm" svg:height="0.429cm" svg:x="4.744cm" svg:y="24.753cm">
          <draw:text-box>
            <text:p text:style-name="P1"><text:span text:style-name="T4">c</text:span><text:span text:style-name="T4">e</text:span><text:span text:style-name="T4">l</text:span><text:span text:style-name="T4">l</text:span><text:span text:style-name="T4">s </text:span><text:span text:style-name="T4">h</text:span><text:span text:style-name="T4">a</text:span><text:span text:style-name="T4">v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a</text:span><text:span text:style-name="T4">m</text:span><text:span text:style-name="T4">e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e</text:span><text:span text:style-name="T4">r </text:span><text:span text:style-name="T4">v</text:span><text:span text:style-name="T4">a</text:span><text:span text:style-name="T4">l</text:span><text:span text:style-name="T4">u</text:span><text:span text:style-name="T4">e</text:span><text:span text:style-name="T4">,</text:span></text:p>
          </draw:text-box>
        </draw:frame>
        <draw:frame draw:style-name="gr1" draw:text-style-name="P2" draw:layer="layout" svg:width="5.789cm" svg:height="0.429cm" svg:x="10.346cm" svg:y="24.753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i</text:span><text:span text:style-name="T4">s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n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/text:p>
          </draw:text-box>
        </draw:frame>
        <draw:frame draw:style-name="gr1" draw:text-style-name="P2" draw:layer="layout" svg:width="2.453cm" svg:height="0.429cm" svg:x="16.555cm" svg:y="24.753cm">
          <draw:text-box>
            <text:p text:style-name="P1"><text:span text:style-name="T4">c</text:span><text:span text:style-name="T4">o</text:span><text:span text:style-name="T4">m</text:span><text:span text:style-name="T4">e</text:span><text:span text:style-name="T4">s </text:span><text:span text:style-name="T4">e</text:span><text:span text:style-name="T4">a</text:span><text:span text:style-name="T4">r</text:span><text:span text:style-name="T4">l</text:span><text:span text:style-name="T4">i</text:span><text:span text:style-name="T4">e</text:span><text:span text:style-name="T4">r </text:span><text:span text:style-name="T4">i</text:span><text:span text:style-name="T4">n</text:span></text:p>
          </draw:text-box>
        </draw:frame>
        <draw:frame draw:style-name="gr1" draw:text-style-name="P2" draw:layer="layout" svg:width="1.225cm" svg:height="0.429cm" svg:x="1.9cm" svg:y="25.231cm">
          <draw:text-box>
            <text:p text:style-name="P1"><text:span text:style-name="T4">t</text:span><text:span text:style-name="T4">h</text:span><text:span text:style-name="T4">i</text:span><text:span text:style-name="T4">s </text:span><text:span text:style-name="T4">l</text:span><text:span text:style-name="T4">i</text:span><text:span text:style-name="T4">s</text:span><text:span text:style-name="T4">t</text:span><text:span text:style-name="T4">:</text:span></text:p>
          </draw:text-box>
        </draw:frame>
        <draw:frame draw:style-name="gr1" draw:text-style-name="P2" draw:layer="layout" svg:width="1.022cm" svg:height="0.429cm" svg:x="3.333cm" svg:y="25.231cm">
          <draw:text-box>
            <text:p text:style-name="P1"><text:span text:style-name="T4">a</text:span><text:span text:style-name="T4">b</text:span><text:span text:style-name="T4">o</text:span><text:span text:style-name="T4">v</text:span><text:span text:style-name="T4">e</text:span><text:span text:style-name="T4">,</text:span></text:p>
          </draw:text-box>
        </draw:frame>
        <draw:frame draw:style-name="gr1" draw:text-style-name="P2" draw:layer="layout" svg:width="1.043cm" svg:height="0.429cm" svg:x="4.468cm" svg:y="25.231cm">
          <draw:text-box>
            <text:p text:style-name="P1"><text:span text:style-name="T4">b</text:span><text:span text:style-name="T4">e</text:span><text:span text:style-name="T4">l</text:span><text:span text:style-name="T4">o</text:span><text:span text:style-name="T4">w</text:span><text:span text:style-name="T4">,</text:span></text:p>
          </draw:text-box>
        </draw:frame>
        <draw:frame draw:style-name="gr1" draw:text-style-name="P2" draw:layer="layout" svg:width="0.607cm" svg:height="0.429cm" svg:x="5.601cm" svg:y="25.231cm">
          <draw:text-box>
            <text:p text:style-name="P1"><text:span text:style-name="T4">l</text:span><text:span text:style-name="T4">e</text:span><text:span text:style-name="T4">f</text:span><text:span text:style-name="T4">t</text:span><text:span text:style-name="T4">,</text:span></text:p>
          </draw:text-box>
        </draw:frame>
        <draw:frame draw:style-name="gr1" draw:text-style-name="P2" draw:layer="layout" svg:width="3.647cm" svg:height="0.429cm" svg:x="6.341cm" svg:y="25.231cm">
          <draw:text-box>
            <text:p text:style-name="P1"><text:span text:style-name="T4">r</text:span><text:span text:style-name="T4">i</text:span><text:span text:style-name="T4">g</text:span><text:span text:style-name="T4">h</text:span><text:span text:style-name="T4">t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 </text:span><text:span text:style-name="T4">c</text:span><text:span text:style-name="T4">e</text:span><text:span text:style-name="T4">l</text:span><text:span text:style-name="T4">l</text:span><text:span text:style-name="T4">.</text:span></text:p>
          </draw:text-box>
        </draw:frame>
        <draw:frame draw:style-name="gr1" draw:text-style-name="P2" draw:layer="layout" svg:width="0.874cm" svg:height="0.429cm" svg:x="10.3cm" svg:y="25.231cm">
          <draw:text-box>
            <text:p text:style-name="P1"><text:span text:style-name="T4">T</text:span><text:span text:style-name="T4">h</text:span><text:span text:style-name="T4">u</text:span><text:span text:style-name="T4">s</text:span><text:span text:style-name="T4">,</text:span></text:p>
          </draw:text-box>
        </draw:frame>
        <draw:frame draw:style-name="gr1" draw:text-style-name="P2" draw:layer="layout" svg:width="3.672cm" svg:height="0.429cm" svg:x="11.298cm" svg:y="25.231cm">
          <draw:text-box>
            <text:p text:style-name="P1"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u</text:span><text:span text:style-name="T4">n</text:span><text:span text:style-name="T4">n</text:span><text:span text:style-name="T4">i</text:span><text:span text:style-name="T4">n</text:span><text:span text:style-name="T4">g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,</text:span></text:p>
          </draw:text-box>
        </draw:frame>
        <draw:frame draw:style-name="gr1" draw:text-style-name="P2" draw:layer="layout" svg:width="3.833cm" svg:height="0.429cm" svg:x="15.162cm" svg:y="25.231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f</text:span><text:span text:style-name="T4">r</text:span><text:span text:style-name="T4">a</text:span><text:span text:style-name="T4">g</text:span><text:span text:style-name="T4">m</text:span><text:span text:style-name="T4">e</text:span><text:span text:style-name="T4">n</text:span><text:span text:style-name="T4">t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/text:p>
          </draw:text-box>
        </draw:frame>
        <draw:frame draw:style-name="gr1" draw:text-style-name="P2" draw:layer="layout" svg:width="3.681cm" svg:height="0.446cm" svg:x="1.9cm" svg:y="25.694cm">
          <draw:text-box>
            <text:p text:style-name="P1"><text:span text:style-name="T5">[</text:span><text:span text:style-name="T5">4</text:span><text:span text:style-name="T5">,</text:span><text:span text:style-name="T5">4</text:span><text:span text:style-name="T5">]</text:span><text:span text:style-name="T5">-</text:span><text:span text:style-name="T5">&gt;</text:span><text:span text:style-name="T5">[</text:span><text:span text:style-name="T5">5</text:span><text:span text:style-name="T5">,</text:span><text:span text:style-name="T5">4</text:span><text:span text:style-name="T5">]</text:span><text:span text:style-name="T5">-</text:span><text:span text:style-name="T5">&gt;</text:span><text:span text:style-name="T5">[</text:span><text:span text:style-name="T5">6</text:span><text:span text:style-name="T5">,</text:span><text:span text:style-name="T5">4</text:span><text:span text:style-name="T5">]</text:span></text:p>
          </draw:text-box>
        </draw:frame>
        <draw:frame draw:style-name="gr1" draw:text-style-name="P2" draw:layer="layout" svg:width="2.8cm" svg:height="0.429cm" svg:x="5.835cm" svg:y="25.709cm">
          <draw:text-box>
            <text:p text:style-name="P1"><text:span text:style-name="T4">g</text:span><text:span text:style-name="T4">e</text:span><text:span text:style-name="T4">t</text:span><text:span text:style-name="T4">s </text:span><text:span text:style-name="T4">r</text:span><text:span text:style-name="T4">e</text:span><text:span text:style-name="T4">p</text:span><text:span text:style-name="T4">l</text:span><text:span text:style-name="T4">a</text:span><text:span text:style-name="T4">c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/text:p>
          </draw:text-box>
        </draw:frame>
        <draw:frame draw:style-name="gr1" draw:text-style-name="P2" draw:layer="layout" svg:width="9.201cm" svg:height="0.446cm" svg:x="8.731cm" svg:y="25.694cm">
          <draw:text-box>
            <text:p text:style-name="P1"><text:span text:style-name="T5">[</text:span><text:span text:style-name="T5">4</text:span><text:span text:style-name="T5">,</text:span><text:span text:style-name="T5">4</text:span><text:span text:style-name="T5">]</text:span><text:span text:style-name="T5">-</text:span><text:span text:style-name="T5">&gt;</text:span><text:span text:style-name="T5">[</text:span><text:span text:style-name="T5">4</text:span><text:span text:style-name="T5">,</text:span><text:span text:style-name="T5">3</text:span><text:span text:style-name="T5">]</text:span><text:span text:style-name="T5">-</text:span><text:span text:style-name="T5">&gt;</text:span><text:span text:style-name="T5">[</text:span><text:span text:style-name="T5">4</text:span><text:span text:style-name="T5">,</text:span><text:span text:style-name="T5">2</text:span><text:span text:style-name="T5">]</text:span><text:span text:style-name="T5">-</text:span><text:span text:style-name="T5">&gt;</text:span><text:span text:style-name="T5">[</text:span><text:span text:style-name="T5">5</text:span><text:span text:style-name="T5">,</text:span><text:span text:style-name="T5">2</text:span><text:span text:style-name="T5">]</text:span><text:span text:style-name="T5">-</text:span><text:span text:style-name="T5">&gt;</text:span><text:span text:style-name="T5">[</text:span><text:span text:style-name="T5">6</text:span><text:span text:style-name="T5">,</text:span><text:span text:style-name="T5">2</text:span><text:span text:style-name="T5">]</text:span><text:span text:style-name="T5">-</text:span><text:span text:style-name="T5">&gt;</text:span><text:span text:style-name="T5">[</text:span><text:span text:style-name="T5">6</text:span><text:span text:style-name="T5">,</text:span><text:span text:style-name="T5">3</text:span><text:span text:style-name="T5">]</text:span><text:span text:style-name="T5">-</text:span><text:span text:style-name="T5">&gt;</text:span><text:span text:style-name="T5">[</text:span><text:span text:style-name="T5">6</text:span><text:span text:style-name="T5">,</text:span><text:span text:style-name="T5">4</text:span><text:span text:style-name="T5">]</text:span></text:p>
          </draw:text-box>
        </draw:frame>
        <draw:frame draw:style-name="gr1" draw:text-style-name="P2" draw:layer="layout" svg:width="0.384cm" svg:height="0.429cm" svg:x="18.227cm" svg:y="25.709cm">
          <draw:text-box>
            <text:p text:style-name="P1"><text:span text:style-name="T4">.</text:span></text:p>
          </draw:text-box>
        </draw:frame>
        <draw:frame draw:style-name="gr1" draw:text-style-name="P2" draw:layer="layout" svg:width="16.427cm" svg:height="0.429cm" svg:x="2.497cm" svg:y="26.187cm">
          <draw:text-box>
            <text:p text:style-name="P1"><text:span text:style-name="T4">N</text:span><text:span text:style-name="T4">o</text:span><text:span text:style-name="T4">t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s</text:span><text:span text:style-name="T4">c</text:span><text:span text:style-name="T4">r</text:span><text:span text:style-name="T4">i</text:span><text:span text:style-name="T4">b</text:span><text:span text:style-name="T4">e</text:span><text:span text:style-name="T4">d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d</text:span><text:span text:style-name="T4">u</text:span><text:span text:style-name="T4">r</text:span><text:span text:style-name="T4">e</text:span><text:span text:style-name="T4">, </text:span><text:span text:style-name="T4">a</text:span><text:span text:style-name="T4">s </text:span><text:span text:style-name="T4">a</text:span><text:span text:style-name="T4"> </text:span><text:span text:style-name="T4">s</text:span><text:span text:style-name="T4">i</text:span><text:span text:style-name="T4">d</text:span><text:span text:style-name="T4">e</text:span><text:span text:style-name="T4"> </text:span><text:span text:style-name="T4">e</text:span><text:span text:style-name="T4">f</text:span><text:span text:style-name="T4">f</text:span><text:span text:style-name="T4">e</text:span><text:span text:style-name="T4">c</text:span><text:span text:style-name="T4">t</text:span><text:span text:style-name="T4">, </text:span><text:span text:style-name="T4">c</text:span><text:span text:style-name="T4">a</text:span><text:span text:style-name="T4">n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s</text:span><text:span text:style-name="T4">, </text:span><text:span text:style-name="T4">a</text:span><text:span text:style-name="T4">s </text:span><text:span text:style-name="T4">i</text:span><text:span text:style-name="T4">t </text:span><text:span text:style-name="T4">h</text:span><text:span text:style-name="T4">a</text:span><text:span text:style-name="T4">p</text:span><text:span text:style-name="T4">p</text:span><text:span text:style-name="T4">e</text:span><text:span text:style-name="T4">n</text:span><text:span text:style-name="T4">s </text:span><text:span text:style-name="T4">w</text:span><text:span text:style-name="T4">i</text:span><text:span text:style-name="T4">t</text:span><text:span text:style-name="T4">h</text:span></text:p>
          </draw:text-box>
        </draw:frame>
        <draw:frame draw:style-name="gr1" draw:text-style-name="P2" draw:layer="layout" svg:width="14.205cm" svg:height="0.429cm" svg:x="1.9cm" svg:y="26.664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 </text:span><text:span text:style-name="T4">o</text:span><text:span text:style-name="T4">f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i</text:span><text:span text:style-name="T4">n</text:span><text:span text:style-name="T4">g</text:span><text:span text:style-name="T4"> </text:span><text:span text:style-name="T4">i</text:span><text:span text:style-name="T4">t</text:span><text:span text:style-name="T4">s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t</text:span><text:span text:style-name="T4">h</text:span><text:span text:style-name="T4">a</text:span><text:span text:style-name="T4">t </text:span><text:span text:style-name="T4">s</text:span><text:span text:style-name="T4">t</text:span><text:span text:style-name="T4">a</text:span><text:span text:style-name="T4">r</text:span><text:span text:style-name="T4">t</text:span><text:span text:style-name="T4">s </text:span><text:span text:style-name="T4">a</text:span><text:span text:style-name="T4">t </text:span><text:span text:style-name="T4">c</text:span><text:span text:style-name="T4">e</text:span><text:span text:style-name="T4">l</text:span><text:span text:style-name="T4">l</text:span></text:p>
          </draw:text-box>
        </draw:frame>
        <draw:frame draw:style-name="gr1" draw:text-style-name="P2" draw:layer="layout" svg:width="0.921cm" svg:height="0.446cm" svg:x="16.559cm" svg:y="26.65cm">
          <draw:text-box>
            <text:p text:style-name="P1"><text:span text:style-name="T5">[</text:span><text:span text:style-name="T5">4</text:span><text:span text:style-name="T5">,</text:span><text:span text:style-name="T5">2</text:span><text:span text:style-name="T5">]</text:span></text:p>
          </draw:text-box>
        </draw:frame>
        <draw:frame draw:style-name="gr1" draw:text-style-name="P2" draw:layer="layout" svg:width="1.412cm" svg:height="0.429cm" svg:x="17.687cm" svg:y="26.664cm">
          <draw:text-box>
            <text:p text:style-name="P1"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i</text:span><text:span text:style-name="T4">n</text:span></text:p>
          </draw:text-box>
        </draw:frame>
        <draw:frame draw:style-name="gr1" draw:text-style-name="P2" draw:layer="layout" svg:width="13.07cm" svg:height="0.429cm" svg:x="1.9cm" svg:y="27.143cm">
          <draw:text-box>
            <text:p text:style-name="P1"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1</text:span><text:span text:style-name="T4">e</text:span><text:span text:style-name="T4"> </text:span><text:span text:style-name="T4">(</text:span><text:span text:style-name="T4">A</text:span><text:span text:style-name="T4">S</text:span><text:span text:style-name="T4">C</text:span><text:span text:style-name="T4">I</text:span><text:span text:style-name="T4">I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s </text:span><text:span text:style-name="T4">a</text:span><text:span text:style-name="T4">r</text:span><text:span text:style-name="T4">e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 </text:span><text:span text:style-name="T4">i</text:span><text:span text:style-name="T4">n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F</text:span><text:span text:style-name="T4">i</text:span><text:span text:style-name="T4">g</text:span><text:span text:style-name="T4">u</text:span><text:span text:style-name="T4">r</text:span><text:span text:style-name="T4">e</text:span><text:span text:style-name="T4"> </text:span><text:span text:style-name="T4">2</text:span><text:span text:style-name="T4">e</text:span><text:span text:style-name="T4">, </text:span><text:span text:style-name="T4">r</text:span><text:span text:style-name="T4">e</text:span><text:span text:style-name="T4">s</text:span><text:span text:style-name="T4">p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l</text:span><text:span text:style-name="T4">y</text:span><text:span text:style-name="T4">)</text:span><text:span text:style-name="T4">.</text:span></text:p>
          </draw:text-box>
        </draw:frame>
        <draw:frame draw:style-name="gr1" draw:text-style-name="P2" draw:layer="layout" svg:width="0.384cm" svg:height="0.429cm" svg:x="10.404cm" svg:y="28.511cm">
          <draw:text-box>
            <text:p text:style-name="P1"><text:span text:style-name="T4">3</text:span></text:p>
          </draw:text-box>
        </draw:frame>
      </draw:page>
      <draw:page draw:name="page4" draw:style-name="dp1" draw:master-page-name="master-page3">
        <draw:frame draw:style-name="gr3" draw:text-style-name="P4" draw:layer="layout" svg:width="7.211cm" svg:height="0.471cm" svg:x="1.9cm" svg:y="1.911cm">
          <draw:text-box>
            <text:p text:style-name="P1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2</text:span><text:span text:style-name="T3"> </text:span><text:span text:style-name="T3">–</text:span><text:span text:style-name="T3"> </text:span><text:span text:style-name="T3">F</text:span><text:span text:style-name="T3">u</text:span><text:span text:style-name="T3">l</text:span><text:span text:style-name="T3">l </text:span><text:span text:style-name="T3">R</text:span><text:span text:style-name="T3">e</text:span><text:span text:style-name="T3">p</text:span><text:span text:style-name="T3">a</text:span><text:span text:style-name="T3">i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(</text:span><text:span text:style-name="T3">1</text:span><text:span text:style-name="T3">5</text:span><text:span text:style-name="T3">/</text:span><text:span text:style-name="T3">1</text:span><text:span text:style-name="T3">5</text:span><text:span text:style-name="T3"> </text:span><text:span text:style-name="T3">m</text:span><text:span text:style-name="T3">a</text:span><text:span text:style-name="T3">r</text:span><text:span text:style-name="T3">k</text:span><text:span text:style-name="T3">s</text:span><text:span text:style-name="T3">)</text:span></text:p>
          </draw:text-box>
        </draw:frame>
        <draw:frame draw:style-name="gr1" draw:text-style-name="P2" draw:layer="layout" svg:width="17.401cm" svg:height="0.429cm" svg:x="1.9cm" svg:y="2.681cm">
          <draw:text-box>
            <text:p text:style-name="P1"><text:span text:style-name="T4">E</text:span><text:span text:style-name="T4">x</text:span><text:span text:style-name="T4">t</text:span><text:span text:style-name="T4">e</text:span><text:span text:style-name="T4">n</text:span><text:span text:style-name="T4">d</text:span><text:span text:style-name="T4">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1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 </text:span><text:span text:style-name="T4">a</text:span><text:span text:style-name="T4">l</text:span><text:span text:style-name="T4">l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s </text:span><text:span text:style-name="T4">i</text:span><text:span text:style-name="T4">n</text:span><text:span text:style-name="T4"> </text:span><text:span text:style-name="T4">a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h</text:span><text:span text:style-name="T4">a</text:span><text:span text:style-name="T4">n</text:span><text:span text:style-name="T4">d</text:span><text:span text:style-name="T4">l</text:span><text:span text:style-name="T4">e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s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/text:p>
          </draw:text-box>
        </draw:frame>
        <draw:frame draw:style-name="gr1" draw:text-style-name="P2" draw:layer="layout" svg:width="3.177cm" svg:height="0.429cm" svg:x="1.9cm" svg:y="3.159cm">
          <draw:text-box>
            <text:p text:style-name="P1"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s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.</text:span></text:p>
          </draw:text-box>
        </draw:frame>
        <draw:frame draw:style-name="gr1" draw:text-style-name="P2" draw:layer="layout" svg:width="8.689cm" svg:height="0.429cm" svg:x="5.261cm" svg:y="3.159cm">
          <draw:text-box>
            <text:p text:style-name="P1"><text:span text:style-name="T4">E</text:span><text:span text:style-name="T4">a</text:span><text:span text:style-name="T4">c</text:span><text:span text:style-name="T4">h</text:span><text:span text:style-name="T4"> </text:span><text:span text:style-name="T4">n</text:span><text:span text:style-name="T4">e</text:span><text:span text:style-name="T4">w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w</text:span><text:span text:style-name="T4">i</text:span><text:span text:style-name="T4">l</text:span><text:span text:style-name="T4">l </text:span><text:span text:style-name="T4">b</text:span><text:span text:style-name="T4">e</text:span><text:span text:style-name="T4"> </text:span><text:span text:style-name="T4">p</text:span><text:span text:style-name="T4">r</text:span><text:span text:style-name="T4">o</text:span><text:span text:style-name="T4">v</text:span><text:span text:style-name="T4">i</text:span><text:span text:style-name="T4">d</text:span><text:span text:style-name="T4">e</text:span><text:span text:style-name="T4">d</text:span><text:span text:style-name="T4"> </text:span><text:span text:style-name="T4">f</text:span><text:span text:style-name="T4">r</text:span><text:span text:style-name="T4">o</text:span><text:span text:style-name="T4">m</text:span></text:p>
          </draw:text-box>
        </draw:frame>
        <draw:frame draw:style-name="gr1" draw:text-style-name="P2" draw:layer="layout" svg:width="0.95cm" svg:height="0.446cm" svg:x="14.093cm" svg:y="3.145cm">
          <draw:text-box>
            <text:p text:style-name="P1"><text:span text:style-name="T5">s</text:span><text:span text:style-name="T5">t</text:span><text:span text:style-name="T5">d</text:span><text:span text:style-name="T5">i</text:span><text:span text:style-name="T5">n</text:span></text:p>
          </draw:text-box>
        </draw:frame>
        <draw:frame draw:style-name="gr1" draw:text-style-name="P2" draw:layer="layout" svg:width="3.867cm" svg:height="0.429cm" svg:x="15.212cm" svg:y="3.159cm">
          <draw:text-box>
            <text:p text:style-name="P1"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text:span text:style-name="T4"> </text:span><text:span text:style-name="T4">a</text:span><text:span text:style-name="T4">f</text:span><text:span text:style-name="T4">t</text:span><text:span text:style-name="T4">e</text:span><text:span text:style-name="T4">r </text:span><text:span text:style-name="T4">i</text:span><text:span text:style-name="T4">n</text:span><text:span text:style-name="T4">p</text:span><text:span text:style-name="T4">u</text:span><text:span text:style-name="T4">t </text:span><text:span text:style-name="T4">l</text:span><text:span text:style-name="T4">i</text:span><text:span text:style-name="T4">n</text:span><text:span text:style-name="T4">e</text:span></text:p>
          </draw:text-box>
        </draw:frame>
        <draw:frame draw:style-name="gr1" draw:text-style-name="P2" draw:layer="layout" svg:width="3.469cm" svg:height="0.429cm" svg:x="1.9cm" svg:y="3.637cm">
          <draw:text-box>
            <text:p text:style-name="P1"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/text:p>
          </draw:text-box>
        </draw:frame>
        <draw:frame draw:style-name="gr1" draw:text-style-name="P2" draw:layer="layout" svg:width="0.384cm" svg:height="0.446cm" svg:x="5.584cm" svg:y="3.623cm">
          <draw:text-box>
            <text:p text:style-name="P1"><text:span text:style-name="T5">$</text:span></text:p>
          </draw:text-box>
        </draw:frame>
        <draw:frame draw:style-name="gr1" draw:text-style-name="P2" draw:layer="layout" svg:width="0.384cm" svg:height="0.429cm" svg:x="5.786cm" svg:y="3.637cm">
          <draw:text-box>
            <text:p text:style-name="P1"><text:span text:style-name="T4">.</text:span></text:p>
          </draw:text-box>
        </draw:frame>
        <draw:frame draw:style-name="gr1" draw:text-style-name="P2" draw:layer="layout" svg:width="12.719cm" svg:height="0.429cm" svg:x="6.087cm" svg:y="3.637cm">
          <draw:text-box>
            <text:p text:style-name="P1"><text:span text:style-name="T4">O</text:span><text:span text:style-name="T4">n</text:span><text:span text:style-name="T4">c</text:span><text:span text:style-name="T4">e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i</text:span><text:span text:style-name="T4">s </text:span><text:span text:style-name="T4">l</text:span><text:span text:style-name="T4">o</text:span><text:span text:style-name="T4">a</text:span><text:span text:style-name="T4">d</text:span><text:span text:style-name="T4">e</text:span><text:span text:style-name="T4">d</text:span><text:span text:style-name="T4"> </text:span><text:span text:style-name="T4">(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t </text:span><text:span text:style-name="T4">d</text:span><text:span text:style-name="T4">e</text:span><text:span text:style-name="T4">s</text:span><text:span text:style-name="T4">c</text:span><text:span text:style-name="T4">r</text:span><text:span text:style-name="T4">i</text:span><text:span text:style-name="T4">b</text:span><text:span text:style-name="T4">e</text:span><text:span text:style-name="T4">d</text:span><text:span text:style-name="T4"> </text:span><text:span text:style-name="T4">u</text:span><text:span text:style-name="T4">n</text:span><text:span text:style-name="T4">d</text:span><text:span text:style-name="T4">e</text:span><text:span text:style-name="T4">r</text:span></text:p>
          </draw:text-box>
        </draw:frame>
        <draw:frame draw:style-name="gr1" draw:text-style-name="P2" draw:layer="layout" svg:width="16.948cm" svg:height="0.429cm" svg:x="1.9cm" svg:y="4.115cm">
          <draw:text-box>
            <text:p text:style-name="P1"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0</text:span><text:span text:style-name="T4">)</text:span><text:span text:style-name="T4">, </text:span><text:span text:style-name="T4">r</text:span><text:span text:style-name="T4">e</text:span><text:span text:style-name="T4">a</text:span><text:span text:style-name="T4">s</text:span><text:span text:style-name="T4">s</text:span><text:span text:style-name="T4">e</text:span><text:span text:style-name="T4">s</text:span><text:span text:style-name="T4">s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s</text:span><text:span text:style-name="T4">t </text:span><text:span text:style-name="T4">r</text:span><text:span text:style-name="T4">e</text:span><text:span text:style-name="T4">c</text:span><text:span text:style-name="T4">e</text:span><text:span text:style-name="T4">n</text:span><text:span text:style-name="T4">t</text:span><text:span text:style-name="T4">l</text:span><text:span text:style-name="T4">y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, </text:span><text:span text:style-name="T4">e</text:span><text:span text:style-name="T4">i</text:span><text:span text:style-name="T4">t</text:span><text:span text:style-name="T4">h</text:span><text:span text:style-name="T4">e</text:span><text:span text:style-name="T4">r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i</text:span><text:span text:style-name="T4">n</text:span><text:span text:style-name="T4">g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1</text:span><text:span text:style-name="T4"> </text:span><text:span text:style-name="T4">o</text:span><text:span text:style-name="T4">r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3.262cm" svg:height="0.429cm" svg:x="1.9cm" svg:y="4.593cm">
          <draw:text-box>
            <text:p text:style-name="P1"><text:span text:style-name="T4">l</text:span><text:span text:style-name="T4">a</text:span><text:span text:style-name="T4">s</text:span><text:span text:style-name="T4">t </text:span><text:span text:style-name="T4">r</text:span><text:span text:style-name="T4">e</text:span><text:span text:style-name="T4">p</text:span><text:span text:style-name="T4">a</text:span><text:span text:style-name="T4">i</text:span><text:span text:style-name="T4">r </text:span><text:span text:style-name="T4">i</text:span><text:span text:style-name="T4">n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2</text:span><text:span text:style-name="T4">.</text:span></text:p>
          </draw:text-box>
        </draw:frame>
        <draw:frame draw:style-name="gr1" draw:text-style-name="P2" draw:layer="layout" svg:width="13.544cm" svg:height="0.429cm" svg:x="5.37cm" svg:y="4.593cm">
          <draw:text-box>
            <text:p text:style-name="P1"><text:span text:style-name="T4">I</text:span><text:span text:style-name="T4">f </text:span><text:span text:style-name="T4">t</text:span><text:span text:style-name="T4">h</text:span><text:span text:style-name="T4">i</text:span><text:span text:style-name="T4">s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h</text:span><text:span text:style-name="T4">a</text:span><text:span text:style-name="T4">s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o</text:span><text:span text:style-name="T4">f </text:span><text:span text:style-name="T4">4</text:span><text:span text:style-name="T4">, </text:span><text:span text:style-name="T4">i</text:span><text:span text:style-name="T4">t</text:span><text:span text:style-name="T4">e</text:span><text:span text:style-name="T4">r</text:span><text:span text:style-name="T4">a</text:span><text:span text:style-name="T4">t</text:span><text:span text:style-name="T4">i</text:span><text:span text:style-name="T4">v</text:span><text:span text:style-name="T4">e</text:span><text:span text:style-name="T4">l</text:span><text:span text:style-name="T4">y</text:span><text:span text:style-name="T4"> </text:span><text:span text:style-name="T4">a</text:span><text:span text:style-name="T4">p</text:span><text:span text:style-name="T4">p</text:span><text:span text:style-name="T4">l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 </text:span><text:span text:style-name="T4">p</text:span><text:span text:style-name="T4">r</text:span><text:span text:style-name="T4">o</text:span><text:span text:style-name="T4">c</text:span><text:span text:style-name="T4">e</text:span><text:span text:style-name="T4">d</text:span><text:span text:style-name="T4">u</text:span><text:span text:style-name="T4">r</text:span><text:span text:style-name="T4">e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1</text:span><text:span text:style-name="T4">, </text:span><text:span text:style-name="T4">e</text:span><text:span text:style-name="T4">a</text:span><text:span text:style-name="T4">c</text:span><text:span text:style-name="T4">h</text:span></text:p>
          </draw:text-box>
        </draw:frame>
        <draw:frame draw:style-name="gr1" draw:text-style-name="P2" draw:layer="layout" svg:width="17.096cm" svg:height="0.429cm" svg:x="1.9cm" svg:y="5.071cm">
          <draw:text-box>
            <text:p text:style-name="P1"><text:span text:style-name="T4">t</text:span><text:span text:style-name="T4">i</text:span><text:span text:style-name="T4">m</text:span><text:span text:style-name="T4">e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, </text:span><text:span text:style-name="T4">e</text:span><text:span text:style-name="T4">i</text:span><text:span text:style-name="T4">t</text:span><text:span text:style-name="T4">h</text:span><text:span text:style-name="T4">e</text:span><text:span text:style-name="T4">r </text:span><text:span text:style-name="T4">u</text:span><text:span text:style-name="T4">n</text:span><text:span text:style-name="T4">t</text:span><text:span text:style-name="T4">i</text:span><text:span text:style-name="T4">l </text:span><text:span text:style-name="T4">n</text:span><text:span text:style-name="T4">o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text:span text:style-name="T4">s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 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x</text:span><text:span text:style-name="T4">t </text:span><text:span text:style-name="T4">s</text:span><text:span text:style-name="T4">e</text:span><text:span text:style-name="T4">g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1" draw:text-style-name="P2" draw:layer="layout" svg:width="17.414cm" svg:height="0.429cm" svg:x="1.9cm" svg:y="5.549cm">
          <draw:text-box>
            <text:p text:style-name="P1"><text:span text:style-name="T4">c</text:span><text:span text:style-name="T4">a</text:span><text:span text:style-name="T4">n</text:span><text:span text:style-name="T4">n</text:span><text:span text:style-name="T4">o</text:span><text:span text:style-name="T4">t </text:span><text:span text:style-name="T4">b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d</text:span><text:span text:style-name="T4">u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text:span text:style-name="T4">. </text:span><text:span text:style-name="T4">I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w</text:span><text:span text:style-name="T4">a</text:span><text:span text:style-name="T4">s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f</text:span><text:span text:style-name="T4">u</text:span><text:span text:style-name="T4">l</text:span><text:span text:style-name="T4">l</text:span><text:span text:style-name="T4">y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, </text:span><text:span text:style-name="T4">p</text:span><text:span text:style-name="T4">r</text:span><text:span text:style-name="T4">i</text:span><text:span text:style-name="T4">n</text:span><text:span text:style-name="T4">t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3.697cm" svg:height="0.429cm" svg:x="1.9cm" svg:y="6.027cm">
          <draw:text-box>
            <text:p text:style-name="P1"><text:span text:style-name="T4">g</text:span><text:span text:style-name="T4">r</text:span><text:span text:style-name="T4">i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, </text:span><text:span text:style-name="T4">a</text:span><text:span text:style-name="T4">f</text:span><text:span text:style-name="T4">t</text:span><text:span text:style-name="T4">e</text:span><text:span text:style-name="T4">r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,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t</text:span><text:span text:style-name="T4">s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.</text:span></text:p>
          </draw:text-box>
        </draw:frame>
        <draw:frame draw:style-name="gr1" draw:text-style-name="P2" draw:layer="layout" svg:width="3.291cm" svg:height="0.429cm" svg:x="15.804cm" svg:y="6.027cm">
          <draw:text-box>
            <text:p text:style-name="P1"><text:span text:style-name="T4">O</text:span><text:span text:style-name="T4">t</text:span><text:span text:style-name="T4">h</text:span><text:span text:style-name="T4">e</text:span><text:span text:style-name="T4">r</text:span><text:span text:style-name="T4">w</text:span><text:span text:style-name="T4">i</text:span><text:span text:style-name="T4">s</text:span><text:span text:style-name="T4">e</text:span><text:span text:style-name="T4">, </text:span><text:span text:style-name="T4">o</text:span><text:span text:style-name="T4">n</text:span><text:span text:style-name="T4">l</text:span><text:span text:style-name="T4">y</text:span><text:span text:style-name="T4"> </text:span><text:span text:style-name="T4">p</text:span><text:span text:style-name="T4">r</text:span><text:span text:style-name="T4">i</text:span><text:span text:style-name="T4">n</text:span><text:span text:style-name="T4">t</text:span></text:p>
          </draw:text-box>
        </draw:frame>
        <draw:frame draw:style-name="gr1" draw:text-style-name="P2" draw:layer="layout" svg:width="4.396cm" svg:height="0.429cm" svg:x="1.9cm" svg:y="6.505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.</text:span></text:p>
          </draw:text-box>
        </draw:frame>
        <draw:frame draw:style-name="gr1" draw:text-style-name="P2" draw:layer="layout" svg:width="12.334cm" svg:height="0.429cm" svg:x="6.54cm" svg:y="6.505cm">
          <draw:text-box>
            <text:p text:style-name="P1"><text:span text:style-name="T4">I</text:span><text:span text:style-name="T4">f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w</text:span><text:span text:style-name="T4">a</text:span><text:span text:style-name="T4">s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u</text:span><text:span text:style-name="T4">l</text:span><text:span text:style-name="T4">d</text:span><text:span text:style-name="T4"> </text:span><text:span text:style-name="T4">n</text:span><text:span text:style-name="T4">o</text:span><text:span text:style-name="T4">t </text:span><text:span text:style-name="T4">b</text:span><text:span text:style-name="T4">e</text:span><text:span text:style-name="T4"> </text:span><text:span text:style-name="T4">r</text:span><text:span text:style-name="T4">e</text:span><text:span text:style-name="T4">p</text:span><text:span text:style-name="T4">a</text:span><text:span text:style-name="T4">i</text:span><text:span text:style-name="T4">r</text:span><text:span text:style-name="T4">e</text:span><text:span text:style-name="T4">d</text:span><text:span text:style-name="T4">, </text:span><text:span text:style-name="T4">p</text:span><text:span text:style-name="T4">r</text:span><text:span text:style-name="T4">i</text:span><text:span text:style-name="T4">n</text:span><text:span text:style-name="T4">t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/text:p>
          </draw:text-box>
        </draw:frame>
        <draw:frame draw:style-name="gr1" draw:text-style-name="P2" draw:layer="layout" svg:width="3.605cm" svg:height="0.429cm" svg:x="1.9cm" svg:y="6.983cm">
          <draw:text-box>
            <text:p text:style-name="P1"><text:span text:style-name="T4">r</text:span><text:span text:style-name="T4">o</text:span><text:span text:style-name="T4">u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i</text:span><text:span text:style-name="T4">s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:</text:span></text:p>
          </draw:text-box>
        </draw:frame>
        <draw:frame draw:style-name="gr1" draw:text-style-name="P2" draw:layer="layout" svg:width="5.827cm" svg:height="0.446cm" svg:x="5.743cm" svg:y="6.969cm">
          <draw:text-box>
            <text:p text:style-name="P1"><text:span text:style-name="T5">T</text:span><text:span text:style-name="T5">h</text:span><text:span text:style-name="T5">e</text:span><text:span text:style-name="T5"> </text:span><text:span text:style-name="T5">r</text:span><text:span text:style-name="T5">o</text:span><text:span text:style-name="T5">u</text:span><text:span text:style-name="T5">t</text:span><text:span text:style-name="T5">e</text:span><text:span text:style-name="T5"> </text:span><text:span text:style-name="T5">c</text:span><text:span text:style-name="T5">a</text:span><text:span text:style-name="T5">n</text:span><text:span text:style-name="T5">n</text:span><text:span text:style-name="T5">o</text:span><text:span text:style-name="T5">t </text:span><text:span text:style-name="T5">b</text:span><text:span text:style-name="T5">e</text:span><text:span text:style-name="T5"> </text:span><text:span text:style-name="T5">r</text:span><text:span text:style-name="T5">e</text:span><text:span text:style-name="T5">p</text:span><text:span text:style-name="T5">a</text:span><text:span text:style-name="T5">i</text:span><text:span text:style-name="T5">r</text:span><text:span text:style-name="T5">e</text:span><text:span text:style-name="T5">d</text:span><text:span text:style-name="T5">!</text:span></text:p>
          </draw:text-box>
        </draw:frame>
        <draw:frame draw:style-name="gr1" draw:text-style-name="P2" draw:layer="layout" svg:width="0.384cm" svg:height="0.429cm" svg:x="11.603cm" svg:y="6.983cm">
          <draw:text-box>
            <text:p text:style-name="P1"><text:span text:style-name="T4">.</text:span></text:p>
          </draw:text-box>
        </draw:frame>
        <draw:frame draw:style-name="gr1" draw:text-style-name="P2" draw:layer="layout" svg:width="7.017cm" svg:height="0.429cm" svg:x="11.891cm" svg:y="6.983cm">
          <draw:text-box>
            <text:p text:style-name="P1"><text:span text:style-name="T4">F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e</text:span><text:span text:style-name="T4">x</text:span><text:span text:style-name="T4">a</text:span><text:span text:style-name="T4">c</text:span><text:span text:style-name="T4">t </text:span><text:span text:style-name="T4">f</text:span><text:span text:style-name="T4">o</text:span><text:span text:style-name="T4">r</text:span><text:span text:style-name="T4">m</text:span><text:span text:style-name="T4">a</text:span><text:span text:style-name="T4">t </text:span><text:span text:style-name="T4">o</text:span><text:span text:style-name="T4">f </text:span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f</text:span><text:span text:style-name="T4">o</text:span><text:span text:style-name="T4">r </text:span><text:span text:style-name="T4">S</text:span><text:span text:style-name="T4">t</text:span><text:span text:style-name="T4">a</text:span><text:span text:style-name="T4">g</text:span><text:span text:style-name="T4">e</text:span><text:span text:style-name="T4"> </text:span><text:span text:style-name="T4">2</text:span><text:span text:style-name="T4"> </text:span><text:span text:style-name="T4">s</text:span><text:span text:style-name="T4">e</text:span><text:span text:style-name="T4">e</text:span></text:p>
          </draw:text-box>
        </draw:frame>
        <draw:frame draw:style-name="gr1" draw:text-style-name="P2" draw:layer="layout" svg:width="1.746cm" svg:height="0.429cm" svg:x="1.9cm" svg:y="7.461cm">
          <draw:text-box>
            <text:p text:style-name="P1"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f</text:span><text:span text:style-name="T4">i</text:span><text:span text:style-name="T4">l</text:span><text:span text:style-name="T4">e</text:span><text:span text:style-name="T4">s</text:span></text:p>
          </draw:text-box>
        </draw:frame>
        <draw:frame draw:style-name="gr1" draw:text-style-name="P2" draw:layer="layout" svg:width="3.384cm" svg:height="0.446cm" svg:x="3.718cm" svg:y="7.447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2</text:span><text:span text:style-name="T5">-</text:span><text:span text:style-name="T5">o</text:span><text:span text:style-name="T5">u</text:span><text:span text:style-name="T5">t</text:span><text:span text:style-name="T5">-</text:span><text:span text:style-name="T5">m</text:span><text:span text:style-name="T5">a</text:span><text:span text:style-name="T5">c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0.561cm" svg:height="0.429cm" svg:x="7.249cm" svg:y="7.461cm">
          <draw:text-box>
            <text:p text:style-name="P1"><text:span text:style-name="T4">a</text:span><text:span text:style-name="T4">n</text:span><text:span text:style-name="T4">d</text:span></text:p>
          </draw:text-box>
        </draw:frame>
        <draw:frame draw:style-name="gr1" draw:text-style-name="P2" draw:layer="layout" svg:width="3.384cm" svg:height="0.446cm" svg:x="7.9cm" svg:y="7.447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3</text:span><text:span text:style-name="T5">-</text:span><text:span text:style-name="T5">o</text:span><text:span text:style-name="T5">u</text:span><text:span text:style-name="T5">t</text:span><text:span text:style-name="T5">-</text:span><text:span text:style-name="T5">m</text:span><text:span text:style-name="T5">a</text:span><text:span text:style-name="T5">c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2.042cm" svg:height="0.429cm" svg:x="11.431cm" svg:y="7.461cm">
          <draw:text-box>
            <text:p text:style-name="P1"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f</text:span><text:span text:style-name="T4">o</text:span><text:span text:style-name="T4">r</text:span></text:p>
          </draw:text-box>
        </draw:frame>
        <draw:frame draw:style-name="gr1" draw:text-style-name="P2" draw:layer="layout" svg:width="1.645cm" svg:height="0.446cm" svg:x="13.568cm" svg:y="7.447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2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0.561cm" svg:height="0.429cm" svg:x="15.483cm" svg:y="7.461cm">
          <draw:text-box>
            <text:p text:style-name="P1"><text:span text:style-name="T4">a</text:span><text:span text:style-name="T4">n</text:span><text:span text:style-name="T4">d</text:span></text:p>
          </draw:text-box>
        </draw:frame>
        <draw:frame draw:style-name="gr1" draw:text-style-name="P2" draw:layer="layout" svg:width="1.645cm" svg:height="0.446cm" svg:x="16.135cm" svg:y="7.447cm">
          <draw:text-box>
            <text:p text:style-name="P1"><text:span text:style-name="T5">t</text:span><text:span text:style-name="T5">e</text:span><text:span text:style-name="T5">s</text:span><text:span text:style-name="T5">t</text:span><text:span text:style-name="T5">3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1" draw:text-style-name="P2" draw:layer="layout" svg:width="0.384cm" svg:height="0.429cm" svg:x="17.953cm" svg:y="7.461cm">
          <draw:text-box>
            <text:p text:style-name="P1"><text:span text:style-name="T4">.</text:span></text:p>
          </draw:text-box>
        </draw:frame>
        <draw:frame draw:style-name="gr3" draw:text-style-name="P4" draw:layer="layout" svg:width="5.742cm" svg:height="0.471cm" svg:x="1.9cm" svg:y="8.465cm">
          <draw:text-box>
            <text:p text:style-name="P1"><text:span text:style-name="T3">B</text:span><text:span text:style-name="T3">e</text:span><text:span text:style-name="T3">y</text:span><text:span text:style-name="T3">o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c</text:span><text:span text:style-name="T3">o</text:span><text:span text:style-name="T3">p</text:span><text:span text:style-name="T3">e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/text:p>
          </draw:text-box>
        </draw:frame>
        <draw:frame draw:style-name="gr1" draw:text-style-name="P2" draw:layer="layout" svg:width="17.249cm" svg:height="0.429cm" svg:x="1.9cm" svg:y="9.236cm">
          <draw:text-box>
            <text:p text:style-name="P1"><text:span text:style-name="T4">U</text:span><text:span text:style-name="T4">s</text:span><text:span text:style-name="T4">e</text:span><text:span text:style-name="T4"> </text:span><text:span text:style-name="T4">y</text:span><text:span text:style-name="T4">o</text:span><text:span text:style-name="T4">u</text:span><text:span text:style-name="T4">r </text:span><text:span text:style-name="T4">c</text:span><text:span text:style-name="T4">r</text:span><text:span text:style-name="T4">e</text:span><text:span text:style-name="T4">a</text:span><text:span text:style-name="T4">t</text:span><text:span text:style-name="T4">i</text:span><text:span text:style-name="T4">v</text:span><text:span text:style-name="T4">i</text:span><text:span text:style-name="T4">t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d</text:span><text:span text:style-name="T4">e</text:span><text:span text:style-name="T4">d</text:span><text:span text:style-name="T4"> </text:span><text:span text:style-name="T4">A</text:span><text:span text:style-name="T4">S</text:span><text:span text:style-name="T4">C</text:span><text:span text:style-name="T4">I</text:span><text:span text:style-name="T4">I </text:span><text:span text:style-name="T4">a</text:span><text:span text:style-name="T4">n</text:span><text:span text:style-name="T4">d</text:span><text:span text:style-name="T4">/</text:span><text:span text:style-name="T4">o</text:span><text:span text:style-name="T4">r </text:span><text:span text:style-name="T4">U</text:span><text:span text:style-name="T4">T</text:span><text:span text:style-name="T4">F</text:span><text:span text:style-name="T4">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text:span text:style-name="T4">s </text:span><text:span text:style-name="T4">t</text:span><text:span text:style-name="T4">o</text:span><text:span text:style-name="T4"> </text:span><text:span text:style-name="T4">p</text:span><text:span text:style-name="T4">r</text:span><text:span text:style-name="T4">i</text:span><text:span text:style-name="T4">n</text:span><text:span text:style-name="T4">t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s </text:span><text:span text:style-name="T4">i</text:span><text:span text:style-name="T4">n</text:span><text:span text:style-name="T4"> </text:span><text:span text:style-name="T4">a</text:span><text:span text:style-name="T4"> </text:span><text:span text:style-name="T4">f</text:span><text:span text:style-name="T4">u</text:span><text:span text:style-name="T4">n</text:span><text:span text:style-name="T4">, </text:span><text:span text:style-name="T4">a</text:span><text:span text:style-name="T4">r</text:span><text:span text:style-name="T4">t</text:span><text:span text:style-name="T4">i</text:span><text:span text:style-name="T4">s</text:span><text:span text:style-name="T4">t</text:span><text:span text:style-name="T4">i</text:span><text:span text:style-name="T4">c</text:span><text:span text:style-name="T4">, </text:span><text:span text:style-name="T4">o</text:span><text:span text:style-name="T4">r </text:span><text:span text:style-name="T4">s</text:span><text:span text:style-name="T4">o</text:span><text:span text:style-name="T4">m</text:span><text:span text:style-name="T4">e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/text:p>
          </draw:text-box>
        </draw:frame>
        <draw:frame draw:style-name="gr1" draw:text-style-name="P2" draw:layer="layout" svg:width="16.948cm" svg:height="0.429cm" svg:x="1.9cm" svg:y="9.714cm">
          <draw:text-box>
            <text:p text:style-name="P1"><text:span text:style-name="T4">c</text:span><text:span text:style-name="T4">o</text:span><text:span text:style-name="T4">o</text:span><text:span text:style-name="T4">l </text:span><text:span text:style-name="T4">w</text:span><text:span text:style-name="T4">a</text:span><text:span text:style-name="T4">y</text:span><text:span text:style-name="T4">, </text:span><text:span text:style-name="T4">a</text:span><text:span text:style-name="T4">n</text:span><text:span text:style-name="T4">d</text:span><text:span text:style-name="T4"> </text:span><text:span text:style-name="T4">s</text:span><text:span text:style-name="T4">h</text:span><text:span text:style-name="T4">a</text:span><text:span text:style-name="T4">r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u</text:span><text:span text:style-name="T4">s </text:span><text:span text:style-name="T4">y</text:span><text:span text:style-name="T4">o</text:span><text:span text:style-name="T4">u</text:span><text:span text:style-name="T4">r </text:span><text:span text:style-name="T4">m</text:span><text:span text:style-name="T4">a</text:span><text:span text:style-name="T4">s</text:span><text:span text:style-name="T4">t</text:span><text:span text:style-name="T4">e</text:span><text:span text:style-name="T4">r</text:span><text:span text:style-name="T4">p</text:span><text:span text:style-name="T4">i</text:span><text:span text:style-name="T4">e</text:span><text:span text:style-name="T4">c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s</text:span><text:span text:style-name="T4">. </text:span><text:span text:style-name="T4">N</text:span><text:span text:style-name="T4">o</text:span><text:span text:style-name="T4">t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t</text:span><text:span text:style-name="T4">h</text:span><text:span text:style-name="T4">i</text:span><text:span text:style-name="T4">s </text:span><text:span text:style-name="T4">p</text:span><text:span text:style-name="T4">a</text:span><text:span text:style-name="T4">r</text:span><text:span text:style-name="T4">t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1"> </text:span><text:span text:style-name="T1">n</text:span><text:span text:style-name="T1">o</text:span><text:span text:style-name="T1">t</text:span><text:span text:style-name="T4"> </text:span><text:span text:style-name="T4">b</text:span><text:span text:style-name="T4">e</text:span><text:span text:style-name="T4"> </text:span><text:span text:style-name="T4">s</text:span><text:span text:style-name="T4">u</text:span><text:span text:style-name="T4">b</text:span><text:span text:style-name="T4">m</text:span><text:span text:style-name="T4">i</text:span><text:span text:style-name="T4">t</text:span><text:span text:style-name="T4">t</text:span><text:span text:style-name="T4">e</text:span><text:span text:style-name="T4">d</text:span><text:span text:style-name="T4">.</text:span></text:p>
          </draw:text-box>
        </draw:frame>
        <draw:frame draw:style-name="gr3" draw:text-style-name="P4" draw:layer="layout" svg:width="3.262cm" svg:height="0.471cm" svg:x="1.9cm" svg:y="10.718cm">
          <draw:text-box>
            <text:p text:style-name="P1"><text:span text:style-name="T3">T</text:span><text:span text:style-name="T3">h</text:span><text:span text:style-name="T3">e</text:span><text:span text:style-name="T3"> </text:span><text:span text:style-name="T3">b</text:span><text:span text:style-name="T3">o</text:span><text:span text:style-name="T3">r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u</text:span><text:span text:style-name="T3">f</text:span><text:span text:style-name="T3">f</text:span><text:span text:style-name="T3">.</text:span><text:span text:style-name="T3">.</text:span><text:span text:style-name="T3">.</text:span></text:p>
          </draw:text-box>
        </draw:frame>
        <draw:frame draw:style-name="gr1" draw:text-style-name="P2" draw:layer="layout" svg:width="7.025cm" svg:height="0.429cm" svg:x="1.9cm" svg:y="11.489cm">
          <draw:text-box>
            <text:p text:style-name="P1"><text:span text:style-name="T4">T</text:span><text:span text:style-name="T4">h</text:span><text:span text:style-name="T4">i</text:span><text:span text:style-name="T4">s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 </text:span><text:span text:style-name="T4">i</text:span><text:span text:style-name="T4">s </text:span><text:span text:style-name="T4">w</text:span><text:span text:style-name="T4">o</text:span><text:span text:style-name="T4">r</text:span><text:span text:style-name="T4">t</text:span><text:span text:style-name="T4">h</text:span><text:span text:style-name="T4"> </text:span><text:span text:style-name="T4">1</text:span><text:span text:style-name="T4">5</text:span><text:span text:style-name="T4">%</text:span><text:span text:style-name="T4"> </text:span><text:span text:style-name="T4">o</text:span><text:span text:style-name="T4">f </text:span><text:span text:style-name="T4">y</text:span><text:span text:style-name="T4">o</text:span><text:span text:style-name="T4">u</text:span><text:span text:style-name="T4">r </text:span><text:span text:style-name="T4">f</text:span><text:span text:style-name="T4">i</text:span><text:span text:style-name="T4">n</text:span><text:span text:style-name="T4">a</text:span><text:span text:style-name="T4">l </text:span><text:span text:style-name="T4">m</text:span><text:span text:style-name="T4">a</text:span><text:span text:style-name="T4">r</text:span><text:span text:style-name="T4">k</text:span><text:span text:style-name="T4">.</text:span></text:p>
          </draw:text-box>
        </draw:frame>
        <draw:frame draw:style-name="gr1" draw:text-style-name="P2" draw:layer="layout" svg:width="9.874cm" svg:height="0.429cm" svg:x="9.148cm" svg:y="11.489cm">
          <draw:text-box>
            <text:p text:style-name="P1"><text:span text:style-name="T4">A</text:span><text:span text:style-name="T4"> </text:span><text:span text:style-name="T4">r</text:span><text:span text:style-name="T4">u</text:span><text:span text:style-name="T4">b</text:span><text:span text:style-name="T4">r</text:span><text:span text:style-name="T4">i</text:span><text:span text:style-name="T4">c</text:span><text:span text:style-name="T4"> </text:span><text:span text:style-name="T4">e</text:span><text:span text:style-name="T4">x</text:span><text:span text:style-name="T4">p</text:span><text:span text:style-name="T4">l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r</text:span><text:span text:style-name="T4">k</text:span><text:span text:style-name="T4">i</text:span><text:span text:style-name="T4">n</text:span><text:span text:style-name="T4">g</text:span><text:span text:style-name="T4"> </text:span><text:span text:style-name="T4">e</text:span><text:span text:style-name="T4">x</text:span><text:span text:style-name="T4">p</text:span><text:span text:style-name="T4">e</text:span><text:span text:style-name="T4">c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 </text:span><text:span text:style-name="T4">i</text:span><text:span text:style-name="T4">s </text:span><text:span text:style-name="T4">p</text:span><text:span text:style-name="T4">r</text:span><text:span text:style-name="T4">o</text:span><text:span text:style-name="T4">v</text:span><text:span text:style-name="T4">i</text:span><text:span text:style-name="T4">d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.7cm" svg:height="0.429cm" svg:x="1.9cm" svg:y="11.967cm">
          <draw:text-box>
            <text:p text:style-name="P1"><text:span text:style-name="T4">F</text:span><text:span text:style-name="T4">A</text:span><text:span text:style-name="T4">Q</text:span><text:span text:style-name="T4"> </text:span><text:span text:style-name="T4">p</text:span><text:span text:style-name="T4">a</text:span><text:span text:style-name="T4">g</text:span><text:span text:style-name="T4">e</text:span><text:span text:style-name="T4">.</text:span></text:p>
          </draw:text-box>
        </draw:frame>
        <draw:frame draw:style-name="gr1" draw:text-style-name="P2" draw:layer="layout" svg:width="7.554cm" svg:height="0.429cm" svg:x="3.816cm" svg:y="11.967cm">
          <draw:text-box>
            <text:p text:style-name="P1"><text:span text:style-name="T4">Y</text:span><text:span text:style-name="T4">o</text:span><text:span text:style-name="T4">u</text:span><text:span text:style-name="T4">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s</text:span><text:span text:style-name="T4">u</text:span><text:span text:style-name="T4">b</text:span><text:span text:style-name="T4">m</text:span><text:span text:style-name="T4">i</text:span><text:span text:style-name="T4">t </text:span><text:span text:style-name="T4">o</text:span><text:span text:style-name="T4">n</text:span><text:span text:style-name="T4">e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f</text:span><text:span text:style-name="T4">o</text:span><text:span text:style-name="T4">r </text:span><text:span text:style-name="T4">a</text:span><text:span text:style-name="T4">s</text:span><text:span text:style-name="T4">s</text:span><text:span text:style-name="T4">e</text:span><text:span text:style-name="T4">s</text:span><text:span text:style-name="T4">s</text:span><text:span text:style-name="T4">m</text:span><text:span text:style-name="T4">e</text:span><text:span text:style-name="T4">n</text:span><text:span text:style-name="T4">t</text:span><text:span text:style-name="T4">;</text:span></text:p>
          </draw:text-box>
        </draw:frame>
        <draw:frame draw:style-name="gr1" draw:text-style-name="P2" draw:layer="layout" svg:width="7.076cm" svg:height="0.429cm" svg:x="11.739cm" svg:y="11.967cm">
          <draw:text-box>
            <text:p text:style-name="P1"><text:span text:style-name="T4">d</text:span><text:span text:style-name="T4">e</text:span><text:span text:style-name="T4">t</text:span><text:span text:style-name="T4">a</text:span><text:span text:style-name="T4">i</text:span><text:span text:style-name="T4">l</text:span><text:span text:style-name="T4">e</text:span><text:span text:style-name="T4">d</text:span><text:span text:style-name="T4"> </text:span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s </text:span><text:span text:style-name="T4">o</text:span><text:span text:style-name="T4">n</text:span><text:span text:style-name="T4"> </text:span><text:span text:style-name="T4">h</text:span><text:span text:style-name="T4">o</text:span><text:span text:style-name="T4">w</text:span><text:span text:style-name="T4"> </text:span><text:span text:style-name="T4">t</text:span><text:span text:style-name="T4">o</text:span><text:span text:style-name="T4"> </text:span><text:span text:style-name="T4">d</text:span><text:span text:style-name="T4">o</text:span><text:span text:style-name="T4"> </text:span><text:span text:style-name="T4">t</text:span><text:span text:style-name="T4">h</text:span><text:span text:style-name="T4">a</text:span><text:span text:style-name="T4">t </text:span><text:span text:style-name="T4">w</text:span><text:span text:style-name="T4">i</text:span><text:span text:style-name="T4">l</text:span><text:span text:style-name="T4">l </text:span><text:span text:style-name="T4">b</text:span><text:span text:style-name="T4">e</text:span></text:p>
          </draw:text-box>
        </draw:frame>
        <draw:frame draw:style-name="gr1" draw:text-style-name="P2" draw:layer="layout" svg:width="3.859cm" svg:height="0.429cm" svg:x="1.9cm" svg:y="12.445cm">
          <draw:text-box>
            <text:p text:style-name="P1"><text:span text:style-name="T4">p</text:span><text:span text:style-name="T4">o</text:span><text:span text:style-name="T4">s</text:span><text:span text:style-name="T4">t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A</text:span><text:span text:style-name="T4">Q</text:span><text:span text:style-name="T4"> </text:span><text:span text:style-name="T4">p</text:span><text:span text:style-name="T4">a</text:span><text:span text:style-name="T4">g</text:span><text:span text:style-name="T4">e</text:span><text:span text:style-name="T4">.</text:span></text:p>
          </draw:text-box>
        </draw:frame>
        <draw:frame draw:style-name="gr1" draw:text-style-name="P2" draw:layer="layout" svg:width="12.851cm" svg:height="0.429cm" svg:x="5.95cm" svg:y="12.445cm">
          <draw:text-box>
            <text:p text:style-name="P1"><text:span text:style-name="T4">S</text:span><text:span text:style-name="T4">u</text:span><text:span text:style-name="T4">b</text:span><text:span text:style-name="T4">m</text:span><text:span text:style-name="T4">i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l</text:span><text:span text:style-name="T4">l</text:span><text:span text:style-name="T12"> </text:span><text:span text:style-name="T12">n</text:span><text:span text:style-name="T12">o</text:span><text:span text:style-name="T12">t</text:span><text:span text:style-name="T4"> </text:span><text:span text:style-name="T4">b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v</text:span><text:span text:style-name="T4">i</text:span><text:span text:style-name="T4">a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M</text:span><text:span text:style-name="T4">S</text:span><text:span text:style-name="T4">; </text:span><text:span text:style-name="T4">i</text:span><text:span text:style-name="T4">n</text:span><text:span text:style-name="T4">s</text:span><text:span text:style-name="T4">t</text:span><text:span text:style-name="T4">e</text:span><text:span text:style-name="T4">a</text:span><text:span text:style-name="T4">d</text:span><text:span text:style-name="T4"> </text:span><text:span text:style-name="T4">y</text:span><text:span text:style-name="T4">o</text:span><text:span text:style-name="T4">u</text:span><text:span text:style-name="T4"> </text:span><text:span text:style-name="T4">w</text:span><text:span text:style-name="T4">i</text:span><text:span text:style-name="T4">l</text:span><text:span text:style-name="T4">l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l</text:span><text:span text:style-name="T4">o</text:span><text:span text:style-name="T4">g</text:span><text:span text:style-name="T4"> </text:span><text:span text:style-name="T4">i</text:span><text:span text:style-name="T4">n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U</text:span><text:span text:style-name="T4">n</text:span><text:span text:style-name="T4">i</text:span><text:span text:style-name="T4">x</text:span></text:p>
          </draw:text-box>
        </draw:frame>
        <draw:frame draw:style-name="gr1" draw:text-style-name="P2" draw:layer="layout" svg:width="9.121cm" svg:height="0.429cm" svg:x="1.9cm" svg:y="12.923cm">
          <draw:text-box>
            <text:p text:style-name="P1"><text:span text:style-name="T4">s</text:span><text:span text:style-name="T4">e</text:span><text:span text:style-name="T4">r</text:span><text:span text:style-name="T4">v</text:span><text:span text:style-name="T4">e</text:span><text:span text:style-name="T4">r </text:span><text:span text:style-name="T4">a</text:span><text:span text:style-name="T4">n</text:span><text:span text:style-name="T4">d</text:span><text:span text:style-name="T4"> </text:span><text:span text:style-name="T4">s</text:span><text:span text:style-name="T4">u</text:span><text:span text:style-name="T4">b</text:span><text:span text:style-name="T4">m</text:span><text:span text:style-name="T4">i</text:span><text:span text:style-name="T4">t </text:span><text:span text:style-name="T4">y</text:span><text:span text:style-name="T4">o</text:span><text:span text:style-name="T4">u</text:span><text:span text:style-name="T4">r </text:span><text:span text:style-name="T4">f</text:span><text:span text:style-name="T4">i</text:span><text:span text:style-name="T4">l</text:span><text:span text:style-name="T4">e</text:span><text:span text:style-name="T4">s </text:span><text:span text:style-name="T4">t</text:span><text:span text:style-name="T4">o</text:span><text:span text:style-name="T4"> </text:span><text:span text:style-name="T4">a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a</text:span><text:span text:style-name="T4">s</text:span></text:p>
          </draw:text-box>
        </draw:frame>
        <draw:frame draw:style-name="gr1" draw:text-style-name="P2" draw:layer="layout" svg:width="1.327cm" svg:height="0.446cm" svg:x="11.374cm" svg:y="12.908cm">
          <draw:text-box>
            <text:p text:style-name="P1"><text:span text:style-name="T5">s</text:span><text:span text:style-name="T5">u</text:span><text:span text:style-name="T5">b</text:span><text:span text:style-name="T5">m</text:span><text:span text:style-name="T5">i</text:span><text:span text:style-name="T5">t</text:span></text:p>
          </draw:text-box>
        </draw:frame>
        <draw:frame draw:style-name="gr1" draw:text-style-name="P2" draw:layer="layout" svg:width="0.384cm" svg:height="0.429cm" svg:x="12.586cm" svg:y="12.923cm">
          <draw:text-box>
            <text:p text:style-name="P1"><text:span text:style-name="T4">.</text:span></text:p>
          </draw:text-box>
        </draw:frame>
        <draw:frame draw:style-name="gr1" draw:text-style-name="P2" draw:layer="layout" svg:width="3.952cm" svg:height="0.429cm" svg:x="12.886cm" svg:y="12.923cm">
          <draw:text-box>
            <text:p text:style-name="P1"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(</text:span><text:span text:style-name="T4">a</text:span><text:span text:style-name="T4">n</text:span><text:span text:style-name="T4">d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) </text:span><text:span text:style-name="T4">u</text:span><text:span text:style-name="T4">s</text:span><text:span text:style-name="T4">e</text:span></text:p>
          </draw:text-box>
        </draw:frame>
        <draw:frame draw:style-name="gr1" draw:text-style-name="P2" draw:layer="layout" svg:width="1.327cm" svg:height="0.446cm" svg:x="17.015cm" svg:y="12.908cm">
          <draw:text-box>
            <text:p text:style-name="P1"><text:span text:style-name="T5">s</text:span><text:span text:style-name="T5">u</text:span><text:span text:style-name="T5">b</text:span><text:span text:style-name="T5">m</text:span><text:span text:style-name="T5">i</text:span><text:span text:style-name="T5">t</text:span></text:p>
          </draw:text-box>
        </draw:frame>
        <draw:frame draw:style-name="gr1" draw:text-style-name="P2" draw:layer="layout" svg:width="0.756cm" svg:height="0.429cm" svg:x="18.351cm" svg:y="12.923cm">
          <draw:text-box>
            <text:p text:style-name="P1"><text:span text:style-name="T1">b</text:span><text:span text:style-name="T1">o</text:span><text:span text:style-name="T1">t</text:span><text:span text:style-name="T1">h</text:span></text:p>
          </draw:text-box>
        </draw:frame>
        <draw:frame draw:style-name="gr1" draw:text-style-name="P2" draw:layer="layout" svg:width="17.405cm" svg:height="0.429cm" svg:x="1.9cm" svg:y="13.401cm">
          <draw:text-box>
            <text:p text:style-name="P1"><text:span text:style-name="T1">e</text:span><text:span text:style-name="T1">a</text:span><text:span text:style-name="T1">r</text:span><text:span text:style-name="T1">l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f</text:span><text:span text:style-name="T1">t</text:span><text:span text:style-name="T1">e</text:span><text:span text:style-name="T1">n</text:span><text:span text:style-name="T4"> </text:span><text:span text:style-name="T4">–</text:span><text:span text:style-name="T4"> </text:span><text:span text:style-name="T4">t</text:span><text:span text:style-name="T4">o</text:span><text:span text:style-name="T4"> </text:span><text:span text:style-name="T4">g</text:span><text:span text:style-name="T4">e</text:span><text:span text:style-name="T4">t </text:span><text:span text:style-name="T4">u</text:span><text:span text:style-name="T4">s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a</text:span><text:span text:style-name="T4">y</text:span><text:span text:style-name="T4"> </text:span><text:span text:style-name="T4">i</text:span><text:span text:style-name="T4">t </text:span><text:span text:style-name="T4">w</text:span><text:span text:style-name="T4">o</text:span><text:span text:style-name="T4">r</text:span><text:span text:style-name="T4">k</text:span><text:span text:style-name="T4">s</text:span><text:span text:style-name="T4">, </text:span><text:span text:style-name="T4">a</text:span><text:span text:style-name="T4">n</text:span><text:span text:style-name="T4">d</text:span><text:span text:style-name="T4"> </text:span><text:span text:style-name="T4">a</text:span><text:span text:style-name="T4">l</text:span><text:span text:style-name="T4">s</text:span><text:span text:style-name="T4">o</text:span><text:span text:style-name="T4"> </text:span><text:span text:style-name="T4">t</text:span><text:span text:style-name="T4">o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 </text:span><text:span text:style-name="T4">t</text:span><text:span text:style-name="T4">h</text:span><text:span text:style-name="T4">a</text:span><text:span text:style-name="T4">t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c</text:span><text:span text:style-name="T4">o</text:span><text:span text:style-name="T4">m</text:span><text:span text:style-name="T4">p</text:span><text:span text:style-name="T4">i</text:span><text:span text:style-name="T4">l</text:span><text:span text:style-name="T4">e</text:span><text:span text:style-name="T4">s 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l</text:span><text:span text:style-name="T4">y</text:span><text:span text:style-name="T4"> </text:span><text:span text:style-name="T4">o</text:span><text:span text:style-name="T4">n</text:span><text:span text:style-name="T4"> </text:span><text:span text:style-name="T4">o</text:span><text:span text:style-name="T4">u</text:span><text:span text:style-name="T4">r</text:span></text:p>
          </draw:text-box>
        </draw:frame>
        <draw:frame draw:style-name="gr1" draw:text-style-name="P2" draw:layer="layout" svg:width="1.793cm" svg:height="0.429cm" svg:x="1.9cm" svg:y="13.879cm">
          <draw:text-box>
            <text:p text:style-name="P1"><text:span text:style-name="T4">t</text:span><text:span text:style-name="T4">e</text:span><text:span text:style-name="T4">s</text:span><text:span text:style-name="T4">t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,</text:span></text:p>
          </draw:text-box>
        </draw:frame>
        <draw:frame draw:style-name="gr1" draw:text-style-name="P2" draw:layer="layout" svg:width="9.345cm" svg:height="0.429cm" svg:x="3.845cm" svg:y="13.879cm">
          <draw:text-box>
            <text:p text:style-name="P1"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h</text:span><text:span text:style-name="T4">a</text:span><text:span text:style-name="T4">s </text:span><text:span text:style-name="T4">s</text:span><text:span text:style-name="T4">o</text:span><text:span text:style-name="T4">m</text:span><text:span text:style-name="T4">e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 </text:span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text:span text:style-name="T4">i</text:span><text:span text:style-name="T4">s</text:span><text:span text:style-name="T4">t</text:span><text:span text:style-name="T4">i</text:span><text:span text:style-name="T4">c</text:span><text:span text:style-name="T4">s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b</text:span><text:span text:style-name="T4">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s</text:span><text:span text:style-name="T4">.</text:span></text:p>
          </draw:text-box>
        </draw:frame>
        <draw:frame draw:style-name="gr1" draw:text-style-name="P2" draw:layer="layout" svg:width="5.471cm" svg:height="0.429cm" svg:x="13.563cm" svg:y="13.879cm">
          <draw:text-box>
            <text:p text:style-name="P1"><text:span text:style-name="T12">F</text:span><text:span text:style-name="T12">a</text:span><text:span text:style-name="T12">i</text:span><text:span text:style-name="T12">l</text:span><text:span text:style-name="T12">u</text:span><text:span text:style-name="T12">r</text:span><text:span text:style-name="T12">e</text:span><text:span text:style-name="T12"> </text:span><text:span text:style-name="T12">t</text:span><text:span text:style-name="T12">o</text:span><text:span text:style-name="T12"> </text:span><text:span text:style-name="T12">f</text:span><text:span text:style-name="T12">o</text:span><text:span text:style-name="T12">l</text:span><text:span text:style-name="T12">l</text:span><text:span text:style-name="T12">o</text:span><text:span text:style-name="T12">w</text:span><text:span text:style-name="T12"> </text:span><text:span text:style-name="T12">t</text:span><text:span text:style-name="T12">h</text:span><text:span text:style-name="T12">i</text:span><text:span text:style-name="T12">s </text:span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a</text:span><text:span text:style-name="T12">d</text:span><text:span text:style-name="T12">v</text:span><text:span text:style-name="T12">i</text:span><text:span text:style-name="T12">c</text:span><text:span text:style-name="T12">e</text:span></text:p>
          </draw:text-box>
        </draw:frame>
        <draw:frame draw:style-name="gr1" draw:text-style-name="P2" draw:layer="layout" svg:width="4.968cm" svg:height="0.429cm" svg:x="1.9cm" svg:y="14.357cm">
          <draw:text-box>
            <text:p text:style-name="P1"><text:span text:style-name="T12">i</text:span><text:span text:style-name="T12">s </text:span><text:span text:style-name="T12">h</text:span><text:span text:style-name="T12">i</text:span><text:span text:style-name="T12">g</text:span><text:span text:style-name="T12">h</text:span><text:span text:style-name="T12">l</text:span><text:span text:style-name="T12">y</text:span><text:span text:style-name="T12"> </text:span><text:span text:style-name="T12">l</text:span><text:span text:style-name="T12">i</text:span><text:span text:style-name="T12">k</text:span><text:span text:style-name="T12">e</text:span><text:span text:style-name="T12">l</text:span><text:span text:style-name="T12">y</text:span><text:span text:style-name="T12"> </text:span><text:span text:style-name="T12">t</text:span><text:span text:style-name="T12">o</text:span><text:span text:style-name="T12"> </text:span><text:span text:style-name="T12">r</text:span><text:span text:style-name="T12">e</text:span><text:span text:style-name="T12">s</text:span><text:span text:style-name="T12">u</text:span><text:span text:style-name="T12">l</text:span><text:span text:style-name="T12">t </text:span><text:span text:style-name="T12">i</text:span><text:span text:style-name="T12">n</text:span><text:span text:style-name="T12"> </text:span><text:span text:style-name="T12">t</text:span><text:span text:style-name="T12">e</text:span><text:span text:style-name="T12">a</text:span><text:span text:style-name="T12">r</text:span><text:span text:style-name="T12">s</text:span><text:span text:style-name="T12">.</text:span></text:p>
          </draw:text-box>
        </draw:frame>
        <draw:frame draw:style-name="gr1" draw:text-style-name="P2" draw:layer="layout" svg:width="11.644cm" svg:height="0.429cm" svg:x="7.191cm" svg:y="14.357cm">
          <draw:text-box>
            <text:p text:style-name="P1"><text:span text:style-name="T4">O</text:span><text:span text:style-name="T4">n</text:span><text:span text:style-name="T4">l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s</text:span><text:span text:style-name="T4">t </text:span><text:span text:style-name="T4">s</text:span><text:span text:style-name="T4">u</text:span><text:span text:style-name="T4">b</text:span><text:span text:style-name="T4">m</text:span><text:span text:style-name="T4">i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t</text:span><text:span text:style-name="T4">h</text:span><text:span text:style-name="T4">a</text:span><text:span text:style-name="T4">t </text:span><text:span text:style-name="T4">y</text:span><text:span text:style-name="T4">o</text:span><text:span text:style-name="T4">u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a</text:span><text:span text:style-name="T4">d</text:span><text:span text:style-name="T4">l</text:span><text:span text:style-name="T4">i</text:span><text:span text:style-name="T4">n</text:span><text:span text:style-name="T4">e</text:span><text:span text:style-name="T4"> </text:span><text:span text:style-name="T4">w</text:span><text:span text:style-name="T4">i</text:span><text:span text:style-name="T4">l</text:span><text:span text:style-name="T4">l </text:span><text:span text:style-name="T4">b</text:span><text:span text:style-name="T4">e</text:span><text:span text:style-name="T4"> </text:span><text:span text:style-name="T4">m</text:span><text:span text:style-name="T4">a</text:span><text:span text:style-name="T4">r</text:span><text:span text:style-name="T4">k</text:span><text:span text:style-name="T4">e</text:span><text:span text:style-name="T4">d</text:span><text:span text:style-name="T4">.</text:span></text:p>
          </draw:text-box>
        </draw:frame>
        <draw:frame draw:style-name="gr1" draw:text-style-name="P2" draw:layer="layout" svg:width="13.794cm" svg:height="0.429cm" svg:x="1.9cm" svg:y="14.835cm">
          <draw:text-box>
            <text:p text:style-name="P1"><text:span text:style-name="T4">M</text:span><text:span text:style-name="T4">a</text:span><text:span text:style-name="T4">r</text:span><text:span text:style-name="T4">k</text:span><text:span text:style-name="T4">s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s</text:span><text:span text:style-name="T4">o</text:span><text:span text:style-name="T4">l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l</text:span><text:span text:style-name="T4">l </text:span><text:span text:style-name="T4">b</text:span><text:span text:style-name="T4">e</text:span><text:span text:style-name="T4"> </text:span><text:span text:style-name="T4">a</text:span><text:span text:style-name="T4">v</text:span><text:span text:style-name="T4">a</text:span><text:span text:style-name="T4">i</text:span><text:span text:style-name="T4">l</text:span><text:span text:style-name="T4">a</text:span><text:span text:style-name="T4">b</text:span><text:span text:style-name="T4">l</text:span><text:span text:style-name="T4">e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M</text:span><text:span text:style-name="T4">S</text:span><text:span text:style-name="T4"> </text:span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1"> </text:span><text:span text:style-name="T1">T</text:span><text:span text:style-name="T1">u</text:span><text:span text:style-name="T1">e</text:span><text:span text:style-name="T1">s</text:span><text:span text:style-name="T1">d</text:span><text:span text:style-name="T1">a</text:span><text:span text:style-name="T1">y</text:span><text:span text:style-name="T1"> </text:span><text:span text:style-name="T1">5</text:span><text:span text:style-name="T1"> </text:span><text:span text:style-name="T1">N</text:span><text:span text:style-name="T1">o</text:span><text:span text:style-name="T1">v</text:span><text:span text:style-name="T1">e</text:span><text:span text:style-name="T1">m</text:span><text:span text:style-name="T1">b</text:span><text:span text:style-name="T1">e</text:span><text:span text:style-name="T1">r</text:span><text:span text:style-name="T4">.</text:span></text:p>
          </draw:text-box>
        </draw:frame>
        <draw:frame draw:style-name="gr1" draw:text-style-name="P2" draw:layer="layout" svg:width="3.181cm" svg:height="0.429cm" svg:x="1.9cm" svg:y="15.487cm">
          <draw:text-box>
            <text:p text:style-name="P1"><text:span text:style-name="T1">A</text:span><text:span text:style-name="T1">c</text:span><text:span text:style-name="T1">a</text:span><text:span text:style-name="T1">d</text:span><text:span text:style-name="T1">e</text:span><text:span text:style-name="T1">m</text:span><text:span text:style-name="T1">i</text:span><text:span text:style-name="T1">c</text:span><text:span text:style-name="T1"> </text:span><text:span text:style-name="T1">H</text:span><text:span text:style-name="T1">o</text:span><text:span text:style-name="T1">n</text:span><text:span text:style-name="T1">e</text:span><text:span text:style-name="T1">s</text:span><text:span text:style-name="T1">t</text:span><text:span text:style-name="T1">y</text:span><text:span text:style-name="T4">:</text:span></text:p>
          </draw:text-box>
        </draw:frame>
        <draw:frame draw:style-name="gr1" draw:text-style-name="P2" draw:layer="layout" svg:width="13.798cm" svg:height="0.429cm" svg:x="5.231cm" svg:y="15.487cm">
          <draw:text-box>
            <text:p text:style-name="P1"><text:span text:style-name="T4">Y</text:span><text:span text:style-name="T4">o</text:span><text:span text:style-name="T4">u</text:span><text:span text:style-name="T4"> </text:span><text:span text:style-name="T4">m</text:span><text:span text:style-name="T4">a</text:span><text:span text:style-name="T4">y</text:span><text:span text:style-name="T4"> </text:span><text:span text:style-name="T4">d</text:span><text:span text:style-name="T4">i</text:span><text:span text:style-name="T4">s</text:span><text:span text:style-name="T4">c</text:span><text:span text:style-name="T4">u</text:span><text:span text:style-name="T4">s</text:span><text:span text:style-name="T4">s </text:span><text:span text:style-name="T4">y</text:span><text:span text:style-name="T4">o</text:span><text:span text:style-name="T4">u</text:span><text:span text:style-name="T4">r </text:span><text:span text:style-name="T4">w</text:span><text:span text:style-name="T4">o</text:span><text:span text:style-name="T4">r</text:span><text:span text:style-name="T4">k</text:span><text:span text:style-name="T4"> </text:span><text:span text:style-name="T4">d</text:span><text:span text:style-name="T4">u</text:span><text:span text:style-name="T4">r</text:span><text:span text:style-name="T4">i</text:span><text:span text:style-name="T4">n</text:span><text:span text:style-name="T4">g</text:span><text:span text:style-name="T4"> </text:span><text:span text:style-name="T4">y</text:span><text:span text:style-name="T4">o</text:span><text:span text:style-name="T4">u</text:span><text:span text:style-name="T4">r </text:span><text:span text:style-name="T4">w</text:span><text:span text:style-name="T4">o</text:span><text:span text:style-name="T4">r</text:span><text:span text:style-name="T4">k</text:span><text:span text:style-name="T4">s</text:span><text:span text:style-name="T4">h</text:span><text:span text:style-name="T4">o</text:span><text:span text:style-name="T4">p</text:span><text:span text:style-name="T4">, </text:span><text:span text:style-name="T4">a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s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, </text:span><text:span text:style-name="T4">b</text:span><text:span text:style-name="T4">u</text:span><text:span text:style-name="T4">t </text:span><text:span text:style-name="T4">w</text:span><text:span text:style-name="T4">h</text:span><text:span text:style-name="T4">a</text:span><text:span text:style-name="T4">t</text:span></text:p>
          </draw:text-box>
        </draw:frame>
        <draw:frame draw:style-name="gr1" draw:text-style-name="P2" draw:layer="layout" svg:width="13.02cm" svg:height="0.429cm" svg:x="1.9cm" svg:y="15.965cm">
          <draw:text-box>
            <text:p text:style-name="P1"><text:span text:style-name="T4">g</text:span><text:span text:style-name="T4">e</text:span><text:span text:style-name="T4">t</text:span><text:span text:style-name="T4">s </text:span><text:span text:style-name="T4">t</text:span><text:span text:style-name="T4">y</text:span><text:span text:style-name="T4">p</text:span><text:span text:style-name="T4">e</text:span><text:span text:style-name="T4">d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m</text:span><text:span text:style-name="T4">u</text:span><text:span text:style-name="T4">s</text:span><text:span text:style-name="T4">t </text:span><text:span text:style-name="T4">b</text:span><text:span text:style-name="T4">e</text:span><text:span text:style-name="T4"> </text:span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 </text:span><text:span text:style-name="T4">w</text:span><text:span text:style-name="T4">o</text:span><text:span text:style-name="T4">r</text:span><text:span text:style-name="T4">k</text:span><text:span text:style-name="T4">, </text:span><text:span text:style-name="T4">n</text:span><text:span text:style-name="T4">o</text:span><text:span text:style-name="T4">t </text:span><text:span text:style-name="T4">c</text:span><text:span text:style-name="T4">o</text:span><text:span text:style-name="T4">p</text:span><text:span text:style-name="T4">i</text:span><text:span text:style-name="T4">e</text:span><text:span text:style-name="T4">d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n</text:span><text:span text:style-name="T4">y</text:span><text:span text:style-name="T4">o</text:span><text:span text:style-name="T4">n</text:span><text:span text:style-name="T4">e</text:span><text:span text:style-name="T4"> </text:span><text:span text:style-name="T4">e</text:span><text:span text:style-name="T4">l</text:span><text:span text:style-name="T4">s</text:span><text:span text:style-name="T4">e</text:span><text:span text:style-name="T4">.</text:span></text:p>
          </draw:text-box>
        </draw:frame>
        <draw:frame draw:style-name="gr1" draw:text-style-name="P2" draw:layer="layout" svg:width="4.028cm" svg:height="0.429cm" svg:x="15.083cm" svg:y="15.965cm">
          <draw:text-box>
            <text:p text:style-name="P1"><text:span text:style-name="T4">S</text:span><text:span text:style-name="T4">o</text:span><text:span text:style-name="T4">, </text:span><text:span text:style-name="T4">d</text:span><text:span text:style-name="T4">o</text:span><text:span text:style-name="T1"> </text:span><text:span text:style-name="T1">n</text:span><text:span text:style-name="T1">o</text:span><text:span text:style-name="T1">t</text:span><text:span text:style-name="T4"> </text:span><text:span text:style-name="T4">g</text:span><text:span text:style-name="T4">i</text:span><text:span text:style-name="T4">v</text:span><text:span text:style-name="T4">e</text:span><text:span text:style-name="T4"> </text:span><text:span text:style-name="T4">h</text:span><text:span text:style-name="T4">a</text:span><text:span text:style-name="T4">r</text:span><text:span text:style-name="T4">d</text:span><text:span text:style-name="T4"> </text:span><text:span text:style-name="T4">c</text:span><text:span text:style-name="T4">o</text:span><text:span text:style-name="T4">p</text:span><text:span text:style-name="T4">y</text:span></text:p>
          </draw:text-box>
        </draw:frame>
        <draw:frame draw:style-name="gr1" draw:text-style-name="P2" draw:layer="layout" svg:width="6.377cm" svg:height="0.429cm" svg:x="1.9cm" svg:y="16.443cm">
          <draw:text-box>
            <text:p text:style-name="P1"><text:span text:style-name="T4">o</text:span><text:span text:style-name="T4">r </text:span><text:span text:style-name="T4">s</text:span><text:span text:style-name="T4">o</text:span><text:span text:style-name="T4">f</text:span><text:span text:style-name="T4">t </text:span><text:span text:style-name="T4">c</text:span><text:span text:style-name="T4">o</text:span><text:span text:style-name="T4">p</text:span><text:span text:style-name="T4">y</text:span><text:span text:style-name="T4"> </text:span><text:span text:style-name="T4">o</text:span><text:span text:style-name="T4">f </text:span><text:span text:style-name="T4">y</text:span><text:span text:style-name="T4">o</text:span><text:span text:style-name="T4">u</text:span><text:span text:style-name="T4">r </text:span><text:span text:style-name="T4">w</text:span><text:span text:style-name="T4">o</text:span><text:span text:style-name="T4">r</text:span><text:span text:style-name="T4">k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y</text:span><text:span text:style-name="T4">o</text:span><text:span text:style-name="T4">n</text:span><text:span text:style-name="T4">e</text:span><text:span text:style-name="T4"> </text:span><text:span text:style-name="T4">e</text:span><text:span text:style-name="T4">l</text:span><text:span text:style-name="T4">s</text:span><text:span text:style-name="T4">e</text:span><text:span text:style-name="T4">;</text:span></text:p>
          </draw:text-box>
        </draw:frame>
        <draw:frame draw:style-name="gr1" draw:text-style-name="P2" draw:layer="layout" svg:width="10.009cm" svg:height="0.429cm" svg:x="8.703cm" svg:y="16.443cm">
          <draw:text-box>
            <text:p text:style-name="P1"><text:span text:style-name="T4">d</text:span><text:span text:style-name="T4">o</text:span><text:span text:style-name="T1"> </text:span><text:span text:style-name="T1">n</text:span><text:span text:style-name="T1">o</text:span><text:span text:style-name="T1">t</text:span><text:span text:style-name="T4"> </text:span><text:span text:style-name="T4">“</text:span><text:span text:style-name="T4">l</text:span><text:span text:style-name="T4">e</text:span><text:span text:style-name="T4">n</text:span><text:span text:style-name="T4">d</text:span><text:span text:style-name="T4">”</text:span><text:span text:style-name="T4"> </text:span><text:span text:style-name="T4">y</text:span><text:span text:style-name="T4">o</text:span><text:span text:style-name="T4">u</text:span><text:span text:style-name="T4">r </text:span><text:span text:style-name="T4">“</text:span><text:span text:style-name="T4">U</text:span><text:span text:style-name="T4">n</text:span><text:span text:style-name="T4">i </text:span><text:span text:style-name="T4">b</text:span><text:span text:style-name="T4">a</text:span><text:span text:style-name="T4">c</text:span><text:span text:style-name="T4">k</text:span><text:span text:style-name="T4">u</text:span><text:span text:style-name="T4">p</text:span><text:span text:style-name="T4">”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s</text:span><text:span text:style-name="T4">t</text:span><text:span text:style-name="T4">i</text:span><text:span text:style-name="T4">c</text:span><text:span text:style-name="T4">k</text:span><text:span text:style-name="T4"> </text:span><text:span text:style-name="T4">t</text:span><text:span text:style-name="T4">o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s </text:span><text:span text:style-name="T4">f</text:span><text:span text:style-name="T4">o</text:span><text:span text:style-name="T4">r </text:span><text:span text:style-name="T4">a</text:span><text:span text:style-name="T4">n</text:span><text:span text:style-name="T4">y</text:span></text:p>
          </draw:text-box>
        </draw:frame>
        <draw:frame draw:style-name="gr1" draw:text-style-name="P2" draw:layer="layout" svg:width="17.278cm" svg:height="0.429cm" svg:x="1.9cm" svg:y="16.921cm">
          <draw:text-box>
            <text:p text:style-name="P1"><text:span text:style-name="T4">r</text:span><text:span text:style-name="T4">e</text:span><text:span text:style-name="T4">a</text:span><text:span text:style-name="T4">s</text:span><text:span text:style-name="T4">o</text:span><text:span text:style-name="T4">n</text:span><text:span text:style-name="T4"> </text:span><text:span text:style-name="T4">a</text:span><text:span text:style-name="T4">t </text:span><text:span text:style-name="T4">a</text:span><text:span text:style-name="T4">l</text:span><text:span text:style-name="T4">l</text:span><text:span text:style-name="T4">; </text:span><text:span text:style-name="T4">a</text:span><text:span text:style-name="T4">n</text:span><text:span text:style-name="T4">d</text:span><text:span text:style-name="T4"> </text:span><text:span text:style-name="T4">d</text:span><text:span text:style-name="T4">o</text:span><text:span text:style-name="T1"> </text:span><text:span text:style-name="T1">n</text:span><text:span text:style-name="T1">o</text:span><text:span text:style-name="T1">t</text:span><text:span text:style-name="T4"> </text:span><text:span text:style-name="T4">a</text:span><text:span text:style-name="T4">s</text:span><text:span text:style-name="T4">k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s </text:span><text:span text:style-name="T4">t</text:span><text:span text:style-name="T4">o</text:span><text:span text:style-name="T4"> </text:span><text:span text:style-name="T4">g</text:span><text:span text:style-name="T4">i</text:span><text:span text:style-name="T4">v</text:span><text:span text:style-name="T4">e</text:span><text:span text:style-name="T4"> </text:span><text:span text:style-name="T4">y</text:span><text:span text:style-name="T4">o</text:span><text:span text:style-name="T4">u</text:span><text:span text:style-name="T4"> </text:span><text:span text:style-name="T4">t</text:span><text:span text:style-name="T4">h</text:span><text:span text:style-name="T4">e</text:span><text:span text:style-name="T4">i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s </text:span><text:span text:style-name="T4">“</text:span><text:span text:style-name="T4">j</text:span><text:span text:style-name="T4">u</text:span><text:span text:style-name="T4">s</text:span><text:span text:style-name="T4">t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 </text:span><text:span text:style-name="T4">I </text:span><text:span text:style-name="T4">c</text:span><text:span text:style-name="T4">a</text:span><text:span text:style-name="T4">n</text:span><text:span text:style-name="T4"> </text:span><text:span text:style-name="T4">t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l</text:span><text:span text:style-name="T4">o</text:span><text:span text:style-name="T4">o</text:span><text:span text:style-name="T4">k</text:span><text:span text:style-name="T4"> </text:span><text:span text:style-name="T4">a</text:span><text:span text:style-name="T4">n</text:span><text:span text:style-name="T4">d</text:span><text:span text:style-name="T4"> </text:span><text:span text:style-name="T4">g</text:span><text:span text:style-name="T4">e</text:span><text:span text:style-name="T4">t </text:span><text:span text:style-name="T4">s</text:span><text:span text:style-name="T4">o</text:span><text:span text:style-name="T4">m</text:span><text:span text:style-name="T4">e</text:span><text:span text:style-name="T4"> </text:span><text:span text:style-name="T4">i</text:span><text:span text:style-name="T4">d</text:span><text:span text:style-name="T4">e</text:span><text:span text:style-name="T4">a</text:span><text:span text:style-name="T4">s</text:span><text:span text:style-name="T4">,</text:span></text:p>
          </draw:text-box>
        </draw:frame>
        <draw:frame draw:style-name="gr1" draw:text-style-name="P2" draw:layer="layout" svg:width="3.448cm" svg:height="0.429cm" svg:x="1.9cm" svg:y="17.399cm">
          <draw:text-box>
            <text:p text:style-name="P1"><text:span text:style-name="T4">I </text:span><text:span text:style-name="T4">w</text:span><text:span text:style-name="T4">o</text:span><text:span text:style-name="T4">n</text:span><text:span text:style-name="T4">’</text:span><text:span text:style-name="T4">t </text:span><text:span text:style-name="T4">c</text:span><text:span text:style-name="T4">o</text:span><text:span text:style-name="T4">p</text:span><text:span text:style-name="T4">y</text:span><text:span text:style-name="T4">, </text:span><text:span text:style-name="T4">h</text:span><text:span text:style-name="T4">o</text:span><text:span text:style-name="T4">n</text:span><text:span text:style-name="T4">e</text:span><text:span text:style-name="T4">s</text:span><text:span text:style-name="T4">t</text:span><text:span text:style-name="T4">”</text:span><text:span text:style-name="T4">.</text:span></text:p>
          </draw:text-box>
        </draw:frame>
        <draw:frame draw:style-name="gr1" draw:text-style-name="P2" draw:layer="layout" svg:width="13.643cm" svg:height="0.429cm" svg:x="5.442cm" svg:y="17.399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b</text:span><text:span text:style-name="T4">e</text:span><text:span text:style-name="T4">s</text:span><text:span text:style-name="T4">t </text:span><text:span text:style-name="T4">w</text:span><text:span text:style-name="T4">a</text:span><text:span text:style-name="T4">y</text:span><text:span text:style-name="T4"> </text:span><text:span text:style-name="T4">t</text:span><text:span text:style-name="T4">o</text:span><text:span text:style-name="T4"> </text:span><text:span text:style-name="T4">h</text:span><text:span text:style-name="T4">e</text:span><text:span text:style-name="T4">l</text:span><text:span text:style-name="T4">p</text:span><text:span text:style-name="T4"> </text:span><text:span text:style-name="T4">y</text:span><text:span text:style-name="T4">o</text:span><text:span text:style-name="T4">u</text:span><text:span text:style-name="T4">r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 </text:span><text:span text:style-name="T4">i</text:span><text:span text:style-name="T4">n</text:span><text:span text:style-name="T4"> </text:span><text:span text:style-name="T4">t</text:span><text:span text:style-name="T4">h</text:span><text:span text:style-name="T4">i</text:span><text:span text:style-name="T4">s </text:span><text:span text:style-name="T4">r</text:span><text:span text:style-name="T4">e</text:span><text:span text:style-name="T4">g</text:span><text:span text:style-name="T4">a</text:span><text:span text:style-name="T4">r</text:span><text:span text:style-name="T4">d</text:span><text:span text:style-name="T4"> </text:span><text:span text:style-name="T4">i</text:span><text:span text:style-name="T4">s </text:span><text:span text:style-name="T4">t</text:span><text:span text:style-name="T4">o</text:span><text:span text:style-name="T4"> </text:span><text:span text:style-name="T4">s</text:span><text:span text:style-name="T4">a</text:span><text:span text:style-name="T4">y</text:span><text:span text:style-name="T4"> </text:span><text:span text:style-name="T4">a</text:span><text:span text:style-name="T4"> </text:span><text:span text:style-name="T4">v</text:span><text:span text:style-name="T4">e</text:span><text:span text:style-name="T4">r</text:span><text:span text:style-name="T4">y</text:span><text:span text:style-name="T4"> </text:span><text:span text:style-name="T4">f</text:span><text:span text:style-name="T4">i</text:span><text:span text:style-name="T4">r</text:span><text:span text:style-name="T4">m</text:span><text:span text:style-name="T4"> </text:span><text:span text:style-name="T4">“</text:span><text:span text:style-name="T1">n</text:span><text:span text:style-name="T1">o</text:span><text:span text:style-name="T4">”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a</text:span><text:span text:style-name="T4">s</text:span><text:span text:style-name="T4">k</text:span></text:p>
          </draw:text-box>
        </draw:frame>
        <draw:frame draw:style-name="gr1" draw:text-style-name="P2" draw:layer="layout" svg:width="17.024cm" svg:height="0.429cm" svg:x="1.9cm" svg:y="17.877cm">
          <draw:text-box>
            <text:p text:style-name="P1"><text:span text:style-name="T4">f</text:span><text:span text:style-name="T4">o</text:span><text:span text:style-name="T4">r </text:span><text:span text:style-name="T4">a</text:span><text:span text:style-name="T4"> </text:span><text:span text:style-name="T4">c</text:span><text:span text:style-name="T4">o</text:span><text:span text:style-name="T4">p</text:span><text:span text:style-name="T4">y</text:span><text:span text:style-name="T4"> </text:span><text:span text:style-name="T4">o</text:span><text:span text:style-name="T4">f</text:span><text:span text:style-name="T4">, </text:span><text:span text:style-name="T4">o</text:span><text:span text:style-name="T4">r </text:span><text:span text:style-name="T4">t</text:span><text:span text:style-name="T4">o</text:span><text:span text:style-name="T4"> </text:span><text:span text:style-name="T4">s</text:span><text:span text:style-name="T4">e</text:span><text:span text:style-name="T4">e</text:span><text:span text:style-name="T4">, </text:span><text:span text:style-name="T4">y</text:span><text:span text:style-name="T4">o</text:span><text:span text:style-name="T4">u</text:span><text:span text:style-name="T4">r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, </text:span><text:span text:style-name="T4">p</text:span><text:span text:style-name="T4">o</text:span><text:span text:style-name="T4">i</text:span><text:span text:style-name="T4">n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u</text:span><text:span text:style-name="T4">t </text:span><text:span text:style-name="T4">t</text:span><text:span text:style-name="T4">h</text:span><text:span text:style-name="T4">a</text:span><text:span text:style-name="T4">t </text:span><text:span text:style-name="T4">y</text:span><text:span text:style-name="T4">o</text:span><text:span text:style-name="T4">u</text:span><text:span text:style-name="T4">r </text:span><text:span text:style-name="T4">“</text:span><text:span text:style-name="T1">n</text:span><text:span text:style-name="T1">o</text:span><text:span text:style-name="T4">”</text:span><text:span text:style-name="T4">,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i</text:span><text:span text:style-name="T4">r </text:span><text:span text:style-name="T4">a</text:span><text:span text:style-name="T4">c</text:span><text:span text:style-name="T4">c</text:span><text:span text:style-name="T4">e</text:span><text:span text:style-name="T4">p</text:span><text:span text:style-name="T4">t</text:span><text:span text:style-name="T4">a</text:span><text:span text:style-name="T4">n</text:span><text:span text:style-name="T4">c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a</text:span><text:span text:style-name="T4">t </text:span><text:span text:style-name="T4">d</text:span><text:span text:style-name="T4">e</text:span><text:span text:style-name="T4">c</text:span><text:span text:style-name="T4">i</text:span><text:span text:style-name="T4">s</text:span><text:span text:style-name="T4">i</text:span><text:span text:style-name="T4">o</text:span><text:span text:style-name="T4">n</text:span><text:span text:style-name="T4">, </text:span><text:span text:style-name="T4">i</text:span><text:span text:style-name="T4">s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6.915cm" svg:height="0.429cm" svg:x="1.9cm" svg:y="18.355cm">
          <draw:text-box>
            <text:p text:style-name="P1"><text:span text:style-name="T4">o</text:span><text:span text:style-name="T4">n</text:span><text:span text:style-name="T4">l</text:span><text:span text:style-name="T4">y</text:span><text:span text:style-name="T4"> </text:span><text:span text:style-name="T4">t</text:span><text:span text:style-name="T4">h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a</text:span><text:span text:style-name="T4">t </text:span><text:span text:style-name="T4">w</text:span><text:span text:style-name="T4">i</text:span><text:span text:style-name="T4">l</text:span><text:span text:style-name="T4">l </text:span><text:span text:style-name="T4">p</text:span><text:span text:style-name="T4">r</text:span><text:span text:style-name="T4">e</text:span><text:span text:style-name="T4">s</text:span><text:span text:style-name="T4">e</text:span><text:span text:style-name="T4">r</text:span><text:span text:style-name="T4">v</text:span><text:span text:style-name="T4">e</text:span><text:span text:style-name="T4"> </text:span><text:span text:style-name="T4">y</text:span><text:span text:style-name="T4">o</text:span><text:span text:style-name="T4">u</text:span><text:span text:style-name="T4">r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</text:span><text:span text:style-name="T4">h</text:span><text:span text:style-name="T4">i</text:span><text:span text:style-name="T4">p</text:span><text:span text:style-name="T4">.</text:span></text:p>
          </draw:text-box>
        </draw:frame>
        <draw:frame draw:style-name="gr1" draw:text-style-name="P2" draw:layer="layout" svg:width="10.103cm" svg:height="0.429cm" svg:x="8.991cm" svg:y="18.355cm">
          <draw:text-box>
            <text:p text:style-name="P1"><text:span text:style-name="T12">A</text:span><text:span text:style-name="T12"> </text:span><text:span text:style-name="T12">s</text:span><text:span text:style-name="T12">o</text:span><text:span text:style-name="T12">p</text:span><text:span text:style-name="T12">h</text:span><text:span text:style-name="T12">i</text:span><text:span text:style-name="T12">s</text:span><text:span text:style-name="T12">t</text:span><text:span text:style-name="T12">i</text:span><text:span text:style-name="T12">c</text:span><text:span text:style-name="T12">a</text:span><text:span text:style-name="T12">t</text:span><text:span text:style-name="T12">e</text:span><text:span text:style-name="T12">d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 </text:span><text:span text:style-name="T12">t</text:span><text:span text:style-name="T12">h</text:span><text:span text:style-name="T12">a</text:span><text:span text:style-name="T12">t </text:span><text:span text:style-name="T12">u</text:span><text:span text:style-name="T12">n</text:span><text:span text:style-name="T12">d</text:span><text:span text:style-name="T12">e</text:span><text:span text:style-name="T12">r</text:span><text:span text:style-name="T12">t</text:span><text:span text:style-name="T12">a</text:span><text:span text:style-name="T12">k</text:span><text:span text:style-name="T12">e</text:span><text:span text:style-name="T12">s </text:span><text:span text:style-name="T12">d</text:span><text:span text:style-name="T12">e</text:span><text:span text:style-name="T12">e</text:span><text:span text:style-name="T12">p</text:span><text:span text:style-name="T12"> </text:span><text:span text:style-name="T12">s</text:span><text:span text:style-name="T12">t</text:span><text:span text:style-name="T12">r</text:span><text:span text:style-name="T12">u</text:span><text:span text:style-name="T12">c</text:span><text:span text:style-name="T12">t</text:span><text:span text:style-name="T12">u</text:span><text:span text:style-name="T12">r</text:span><text:span text:style-name="T12">a</text:span><text:span text:style-name="T12">l </text:span><text:span text:style-name="T12">a</text:span><text:span text:style-name="T12">n</text:span><text:span text:style-name="T12">a</text:span><text:span text:style-name="T12">l</text:span><text:span text:style-name="T12">y</text:span><text:span text:style-name="T12">s</text:span><text:span text:style-name="T12">i</text:span><text:span text:style-name="T12">s</text:span></text:p>
          </draw:text-box>
        </draw:frame>
        <draw:frame draw:style-name="gr1" draw:text-style-name="P2" draw:layer="layout" svg:width="0.384cm" svg:height="0.429cm" svg:x="1.9cm" svg:y="18.833cm">
          <draw:text-box>
            <text:p text:style-name="P1"><text:span text:style-name="T12">o</text:span><text:span text:style-name="T12">f</text:span></text:p>
          </draw:text-box>
        </draw:frame>
        <draw:frame draw:style-name="gr1" draw:text-style-name="P2" draw:layer="layout" svg:width="4.481cm" svg:height="0.429cm" svg:x="2.346cm" svg:y="18.833cm">
          <draw:text-box>
            <text:p text:style-name="P1"><text:span text:style-name="T12">C</text:span><text:span text:style-name="T12"> </text:span><text:span text:style-name="T12">c</text:span><text:span text:style-name="T12">o</text:span><text:span text:style-name="T12">d</text:span><text:span text:style-name="T12">e</text:span><text:span text:style-name="T12"> </text:span><text:span text:style-name="T12">i</text:span><text:span text:style-name="T12">d</text:span><text:span text:style-name="T12">e</text:span><text:span text:style-name="T12">n</text:span><text:span text:style-name="T12">t</text:span><text:span text:style-name="T12">i</text:span><text:span text:style-name="T12">f</text:span><text:span text:style-name="T12">y</text:span><text:span text:style-name="T12">i</text:span><text:span text:style-name="T12">n</text:span><text:span text:style-name="T12">g</text:span><text:span text:style-name="T12"> </text:span><text:span text:style-name="T12">r</text:span><text:span text:style-name="T12">e</text:span><text:span text:style-name="T12">g</text:span><text:span text:style-name="T12">i</text:span><text:span text:style-name="T12">o</text:span><text:span text:style-name="T12">n</text:span><text:span text:style-name="T12">s </text:span><text:span text:style-name="T12">o</text:span><text:span text:style-name="T12">f</text:span></text:p>
          </draw:text-box>
        </draw:frame>
        <draw:frame draw:style-name="gr1" draw:text-style-name="P2" draw:layer="layout" svg:width="2.144cm" svg:height="0.429cm" svg:x="7.134cm" svg:y="18.833cm">
          <draw:text-box>
            <text:p text:style-name="P1"><text:span text:style-name="T12">s</text:span><text:span text:style-name="T12">i</text:span><text:span text:style-name="T12">m</text:span><text:span text:style-name="T12">i</text:span><text:span text:style-name="T12">l</text:span><text:span text:style-name="T12">a</text:span><text:span text:style-name="T12">r</text:span><text:span text:style-name="T12">i</text:span><text:span text:style-name="T12">t</text:span><text:span text:style-name="T12">y</text:span><text:span text:style-name="T12"> </text:span><text:span text:style-name="T12">w</text:span><text:span text:style-name="T12">i</text:span><text:span text:style-name="T12">l</text:span><text:span text:style-name="T12">l</text:span></text:p>
          </draw:text-box>
        </draw:frame>
        <draw:frame draw:style-name="gr1" draw:text-style-name="P2" draw:layer="layout" svg:width="2.284cm" svg:height="0.429cm" svg:x="9.481cm" svg:y="18.833cm">
          <draw:text-box>
            <text:p text:style-name="P1"><text:span text:style-name="T12">b</text:span><text:span text:style-name="T12">e</text:span><text:span text:style-name="T12"> </text:span><text:span text:style-name="T12">r</text:span><text:span text:style-name="T12">u</text:span><text:span text:style-name="T12">n</text:span><text:span text:style-name="T12"> </text:span><text:span text:style-name="T12">o</text:span><text:span text:style-name="T12">v</text:span><text:span text:style-name="T12">e</text:span><text:span text:style-name="T12">r </text:span><text:span text:style-name="T12">a</text:span><text:span text:style-name="T12">l</text:span><text:span text:style-name="T12">l</text:span></text:p>
          </draw:text-box>
        </draw:frame>
        <draw:frame draw:style-name="gr1" draw:text-style-name="P2" draw:layer="layout" svg:width="6.839cm" svg:height="0.429cm" svg:x="12.053cm" svg:y="18.833cm">
          <draw:text-box>
            <text:p text:style-name="P1"><text:span text:style-name="T12">s</text:span><text:span text:style-name="T12">u</text:span><text:span text:style-name="T12">b</text:span><text:span text:style-name="T12">m</text:span><text:span text:style-name="T12">i</text:span><text:span text:style-name="T12">s</text:span><text:span text:style-name="T12">s</text:span><text:span text:style-name="T12">i</text:span><text:span text:style-name="T12">o</text:span><text:span text:style-name="T12">n</text:span><text:span text:style-name="T12">s </text:span><text:span text:style-name="T12">i</text:span><text:span text:style-name="T12">n</text:span><text:span text:style-name="T12"> </text:span><text:span text:style-name="T12">“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e</text:span><text:span text:style-name="T12"> </text:span><text:span text:style-name="T12">e</text:span><text:span text:style-name="T12">v</text:span><text:span text:style-name="T12">e</text:span><text:span text:style-name="T12">r</text:span><text:span text:style-name="T12">y</text:span><text:span text:style-name="T12"> </text:span><text:span text:style-name="T12">p</text:span><text:span text:style-name="T12">a</text:span><text:span text:style-name="T12">i</text:span><text:span text:style-name="T12">r</text:span><text:span text:style-name="T12">”</text:span><text:span text:style-name="T12"> </text:span><text:span text:style-name="T12">m</text:span><text:span text:style-name="T12">o</text:span><text:span text:style-name="T12">d</text:span><text:span text:style-name="T12">e</text:span><text:span text:style-name="T12">.</text:span></text:p>
          </draw:text-box>
        </draw:frame>
        <draw:frame draw:style-name="gr1" draw:text-style-name="P2" draw:layer="layout" svg:width="17.346cm" svg:height="0.429cm" svg:x="1.9cm" svg:y="19.311cm">
          <draw:text-box>
            <text:p text:style-name="P1"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</text:span><text:span text:style-name="T12">s </text:span><text:span text:style-name="T12">w</text:span><text:span text:style-name="T12">h</text:span><text:span text:style-name="T12">o</text:span><text:span text:style-name="T12">s</text:span><text:span text:style-name="T12">e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s </text:span><text:span text:style-name="T12">a</text:span><text:span text:style-name="T12">r</text:span><text:span text:style-name="T12">e</text:span><text:span text:style-name="T12"> </text:span><text:span text:style-name="T12">s</text:span><text:span text:style-name="T12">o</text:span><text:span text:style-name="T12"> </text:span><text:span text:style-name="T12">i</text:span><text:span text:style-name="T12">d</text:span><text:span text:style-name="T12">e</text:span><text:span text:style-name="T12">n</text:span><text:span text:style-name="T12">t</text:span><text:span text:style-name="T12">i</text:span><text:span text:style-name="T12">f</text:span><text:span text:style-name="T12">i</text:span><text:span text:style-name="T12">e</text:span><text:span text:style-name="T12">d</text:span><text:span text:style-name="T12"> </text:span><text:span text:style-name="T12">w</text:span><text:span text:style-name="T12">i</text:span><text:span text:style-name="T12">l</text:span><text:span text:style-name="T12">l </text:span><text:span text:style-name="T12">e</text:span><text:span text:style-name="T12">i</text:span><text:span text:style-name="T12">t</text:span><text:span text:style-name="T12">h</text:span><text:span text:style-name="T12">e</text:span><text:span text:style-name="T12">r </text:span><text:span text:style-name="T12">l</text:span><text:span text:style-name="T12">o</text:span><text:span text:style-name="T12">s</text:span><text:span text:style-name="T12">e</text:span><text:span text:style-name="T12"> </text:span><text:span text:style-name="T12">m</text:span><text:span text:style-name="T12">a</text:span><text:span text:style-name="T12">r</text:span><text:span text:style-name="T12">k</text:span><text:span text:style-name="T12">s </text:span><text:span text:style-name="T12">t</text:span><text:span text:style-name="T12">h</text:span><text:span text:style-name="T12">r</text:span><text:span text:style-name="T12">o</text:span><text:span text:style-name="T12">u</text:span><text:span text:style-name="T12">g</text:span><text:span text:style-name="T12">h</text:span><text:span text:style-name="T12"> </text:span><text:span text:style-name="T12">t</text:span><text:span text:style-name="T12">h</text:span><text:span text:style-name="T12">e</text:span><text:span text:style-name="T12"> </text:span><text:span text:style-name="T12">m</text:span><text:span text:style-name="T12">a</text:span><text:span text:style-name="T12">r</text:span><text:span text:style-name="T12">k</text:span><text:span text:style-name="T12">i</text:span><text:span text:style-name="T12">n</text:span><text:span text:style-name="T12">g</text:span><text:span text:style-name="T12"> </text:span><text:span text:style-name="T12">r</text:span><text:span text:style-name="T12">u</text:span><text:span text:style-name="T12">b</text:span><text:span text:style-name="T12">r</text:span><text:span text:style-name="T12">i</text:span><text:span text:style-name="T12">c</text:span><text:span text:style-name="T12">, </text:span><text:span text:style-name="T12">o</text:span><text:span text:style-name="T12">r </text:span><text:span text:style-name="T12">w</text:span><text:span text:style-name="T12">i</text:span><text:span text:style-name="T12">l</text:span><text:span text:style-name="T12">l </text:span><text:span text:style-name="T12">b</text:span><text:span text:style-name="T12">e</text:span><text:span text:style-name="T12"> </text:span><text:span text:style-name="T12">r</text:span><text:span text:style-name="T12">e</text:span><text:span text:style-name="T12">f</text:span><text:span text:style-name="T12">e</text:span><text:span text:style-name="T12">r</text:span><text:span text:style-name="T12">r</text:span><text:span text:style-name="T12">e</text:span><text:span text:style-name="T12">d</text:span></text:p>
          </draw:text-box>
        </draw:frame>
        <draw:frame draw:style-name="gr1" draw:text-style-name="P2" draw:layer="layout" svg:width="17.299cm" svg:height="0.429cm" svg:x="1.9cm" svg:y="19.789cm">
          <draw:text-box>
            <text:p text:style-name="P1"><text:span text:style-name="T12">t</text:span><text:span text:style-name="T12">o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 </text:span><text:span text:style-name="T12">C</text:span><text:span text:style-name="T12">e</text:span><text:span text:style-name="T12">n</text:span><text:span text:style-name="T12">t</text:span><text:span text:style-name="T12">e</text:span><text:span text:style-name="T12">r </text:span><text:span text:style-name="T12">f</text:span><text:span text:style-name="T12">o</text:span><text:span text:style-name="T12">r </text:span><text:span text:style-name="T12">p</text:span><text:span text:style-name="T12">o</text:span><text:span text:style-name="T12">s</text:span><text:span text:style-name="T12">s</text:span><text:span text:style-name="T12">i</text:span><text:span text:style-name="T12">b</text:span><text:span text:style-name="T12">l</text:span><text:span text:style-name="T12">e</text:span><text:span text:style-name="T12"> </text:span><text:span text:style-name="T12">d</text:span><text:span text:style-name="T12">i</text:span><text:span text:style-name="T12">s</text:span><text:span text:style-name="T12">c</text:span><text:span text:style-name="T12">i</text:span><text:span text:style-name="T12">p</text:span><text:span text:style-name="T12">l</text:span><text:span text:style-name="T12">i</text:span><text:span text:style-name="T12">n</text:span><text:span text:style-name="T12">a</text:span><text:span text:style-name="T12">r</text:span><text:span text:style-name="T12">y</text:span><text:span text:style-name="T12"> </text:span><text:span text:style-name="T12">a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w</text:span><text:span text:style-name="T12">i</text:span><text:span text:style-name="T12">t</text:span><text:span text:style-name="T12">h</text:span><text:span text:style-name="T12">o</text:span><text:span text:style-name="T12">u</text:span><text:span text:style-name="T12">t </text:span><text:span text:style-name="T12">f</text:span><text:span text:style-name="T12">u</text:span><text:span text:style-name="T12">r</text:span><text:span text:style-name="T12">t</text:span><text:span text:style-name="T12">h</text:span><text:span text:style-name="T12">e</text:span><text:span text:style-name="T12">r </text:span><text:span text:style-name="T12">w</text:span><text:span text:style-name="T12">a</text:span><text:span text:style-name="T12">r</text:span><text:span text:style-name="T12">n</text:span><text:span text:style-name="T12">i</text:span><text:span text:style-name="T12">n</text:span><text:span text:style-name="T12">g</text:span><text:span text:style-name="T12">. </text:span><text:span text:style-name="T12">T</text:span><text:span text:style-name="T12">h</text:span><text:span text:style-name="T12">i</text:span><text:span text:style-name="T12">s </text:span><text:span text:style-name="T12">m</text:span><text:span text:style-name="T12">e</text:span><text:span text:style-name="T12">s</text:span><text:span text:style-name="T12">s</text:span><text:span text:style-name="T12">a</text:span><text:span text:style-name="T12">g</text:span><text:span text:style-name="T12">e</text:span><text:span text:style-name="T14"> </text:span><text:span text:style-name="T14">i</text:span><text:span text:style-name="T14">s</text:span><text:span text:style-name="T12"> </text:span><text:span text:style-name="T12">t</text:span><text:span text:style-name="T12">h</text:span><text:span text:style-name="T12">e</text:span><text:span text:style-name="T12"> </text:span><text:span text:style-name="T12">w</text:span><text:span text:style-name="T12">a</text:span><text:span text:style-name="T12">r</text:span><text:span text:style-name="T12">n</text:span><text:span text:style-name="T12">i</text:span><text:span text:style-name="T12">n</text:span><text:span text:style-name="T12">g</text:span><text:span text:style-name="T12">.</text:span><text:span text:style-name="T4"> </text:span><text:span text:style-name="T4">S</text:span><text:span text:style-name="T4">e</text:span><text:span text:style-name="T4">e</text:span></text:p>
          </draw:text-box>
        </draw:frame>
        <draw:frame draw:style-name="gr1" draw:text-style-name="P2" draw:layer="layout" svg:width="8.024cm" svg:height="0.446cm" svg:x="1.9cm" svg:y="20.253cm">
          <draw:text-box>
            <text:p text:style-name="P1"><text:span text:style-name="T5">h</text:span><text:span text:style-name="T5">t</text:span><text:span text:style-name="T5">t</text:span><text:span text:style-name="T5">p</text:span><text:span text:style-name="T5">s</text:span><text:span text:style-name="T5">:</text:span><text:span text:style-name="T5">/</text:span><text:span text:style-name="T5">/</text:span><text:span text:style-name="T5">a</text:span><text:span text:style-name="T5">c</text:span><text:span text:style-name="T5">a</text:span><text:span text:style-name="T5">d</text:span><text:span text:style-name="T5">e</text:span><text:span text:style-name="T5">m</text:span><text:span text:style-name="T5">i</text:span><text:span text:style-name="T5">c</text:span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i</text:span><text:span text:style-name="T5">t</text:span><text:span text:style-name="T5">y</text:span><text:span text:style-name="T5">.</text:span><text:span text:style-name="T5">u</text:span><text:span text:style-name="T5">n</text:span><text:span text:style-name="T5">i</text:span><text:span text:style-name="T5">m</text:span><text:span text:style-name="T5">e</text:span><text:span text:style-name="T5">l</text:span><text:span text:style-name="T5">b</text:span><text:span text:style-name="T5">.</text:span><text:span text:style-name="T5">e</text:span><text:span text:style-name="T5">d</text:span><text:span text:style-name="T5">u</text:span><text:span text:style-name="T5">.</text:span><text:span text:style-name="T5">a</text:span><text:span text:style-name="T5">u</text:span></text:p>
          </draw:text-box>
        </draw:frame>
        <draw:frame draw:style-name="gr1" draw:text-style-name="P2" draw:layer="layout" svg:width="9.154cm" svg:height="0.429cm" svg:x="10.061cm" svg:y="20.267cm">
          <draw:text-box>
            <text:p text:style-name="P1"><text:span text:style-name="T4">f</text:span><text:span text:style-name="T4">o</text:span><text:span text:style-name="T4">r </text:span><text:span text:style-name="T4">m</text:span><text:span text:style-name="T4">o</text:span><text:span text:style-name="T4">r</text:span><text:span text:style-name="T4">e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. </text:span><text:span text:style-name="T4">N</text:span><text:span text:style-name="T4">o</text:span><text:span text:style-name="T4">t</text:span><text:span text:style-name="T4">e</text:span><text:span text:style-name="T4"> </text:span><text:span text:style-name="T4">t</text:span><text:span text:style-name="T4">h</text:span><text:span text:style-name="T4">a</text:span><text:span text:style-name="T4">t </text:span><text:span text:style-name="T4">s</text:span><text:span text:style-name="T4">o</text:span><text:span text:style-name="T4">l</text:span><text:span text:style-name="T4">i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s</text:span><text:span text:style-name="T4">o</text:span><text:span text:style-name="T4">l</text:span><text:span text:style-name="T4">u</text:span><text:span text:style-name="T4">t</text:span><text:span text:style-name="T4">i</text:span><text:span text:style-name="T4">o</text:span><text:span text:style-name="T4">n</text:span><text:span text:style-name="T4">s </text:span><text:span text:style-name="T4">v</text:span><text:span text:style-name="T4">i</text:span><text:span text:style-name="T4">a</text:span></text:p>
          </draw:text-box>
        </draw:frame>
        <draw:frame draw:style-name="gr1" draw:text-style-name="P2" draw:layer="layout" svg:width="17.481cm" svg:height="0.429cm" svg:x="1.9cm" svg:y="20.745cm">
          <draw:text-box>
            <text:p text:style-name="P1"><text:span text:style-name="T4">p</text:span><text:span text:style-name="T4">o</text:span><text:span text:style-name="T4">s</text:span><text:span text:style-name="T4">t</text:span><text:span text:style-name="T4">s </text:span><text:span text:style-name="T4">t</text:span><text:span text:style-name="T4">o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f</text:span><text:span text:style-name="T4">o</text:span><text:span text:style-name="T4">r</text:span><text:span text:style-name="T4">u</text:span><text:span text:style-name="T4">m</text:span><text:span text:style-name="T4">s </text:span><text:span text:style-name="T4">o</text:span><text:span text:style-name="T4">r </text:span><text:span text:style-name="T4">m</text:span><text:span text:style-name="T4">a</text:span><text:span text:style-name="T4">r</text:span><text:span text:style-name="T4">k</text:span><text:span text:style-name="T4">e</text:span><text:span text:style-name="T4">t</text:span><text:span text:style-name="T4">p</text:span><text:span text:style-name="T4">l</text:span><text:span text:style-name="T4">a</text:span><text:span text:style-name="T4">c</text:span><text:span text:style-name="T4">e</text:span><text:span text:style-name="T4">s</text:span><text:span text:style-name="T4">, </text:span><text:span text:style-name="T4">w</text:span><text:span text:style-name="T4">h</text:span><text:span text:style-name="T4">e</text:span><text:span text:style-name="T4">t</text:span><text:span text:style-name="T4">h</text:span><text:span text:style-name="T4">e</text:span><text:span text:style-name="T4">r </text:span><text:span text:style-name="T4">o</text:span><text:span text:style-name="T4">r </text:span><text:span text:style-name="T4">n</text:span><text:span text:style-name="T4">o</text:span><text:span text:style-name="T4">t 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 </text:span><text:span text:style-name="T4">i</text:span><text:span text:style-name="T4">s </text:span><text:span text:style-name="T4">i</text:span><text:span text:style-name="T4">n</text:span><text:span text:style-name="T4">v</text:span><text:span text:style-name="T4">o</text:span><text:span text:style-name="T4">l</text:span><text:span text:style-name="T4">v</text:span><text:span text:style-name="T4">e</text:span><text:span text:style-name="T4">d</text:span><text:span text:style-name="T4">, </text:span><text:span text:style-name="T4">i</text:span><text:span text:style-name="T4">s </text:span><text:span text:style-name="T4">a</text:span><text:span text:style-name="T4">l</text:span><text:span text:style-name="T4">s</text:span><text:span text:style-name="T4">o</text:span><text:span text:style-name="T4"> </text:span><text:span text:style-name="T4">A</text:span><text:span text:style-name="T4">c</text:span><text:span text:style-name="T4">a</text:span><text:span text:style-name="T4">d</text:span><text:span text:style-name="T4">e</text:span><text:span text:style-name="T4">m</text:span><text:span text:style-name="T4">i</text:span><text:span text:style-name="T4">c</text:span><text:span text:style-name="T4"> </text:span><text:span text:style-name="T4">M</text:span><text:span text:style-name="T4">i</text:span><text:span text:style-name="T4">s</text:span><text:span text:style-name="T4">c</text:span><text:span text:style-name="T4">o</text:span><text:span text:style-name="T4">n</text:span><text:span text:style-name="T4">d</text:span><text:span text:style-name="T4">u</text:span><text:span text:style-name="T4">c</text:span><text:span text:style-name="T4">t</text:span><text:span text:style-name="T4">.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/text:p>
          </draw:text-box>
        </draw:frame>
        <draw:frame draw:style-name="gr1" draw:text-style-name="P2" draw:layer="layout" svg:width="10.662cm" svg:height="0.429cm" svg:x="1.9cm" svg:y="21.223cm">
          <draw:text-box>
            <text:p text:style-name="P1"><text:span text:style-name="T4">p</text:span><text:span text:style-name="T4">a</text:span><text:span text:style-name="T4">s</text:span><text:span text:style-name="T4">t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s </text:span><text:span text:style-name="T4">h</text:span><text:span text:style-name="T4">a</text:span><text:span text:style-name="T4">v</text:span><text:span text:style-name="T4">e</text:span><text:span text:style-name="T4"> </text:span><text:span text:style-name="T4">h</text:span><text:span text:style-name="T4">a</text:span><text:span text:style-name="T4">d</text:span><text:span text:style-name="T4"> </text:span><text:span text:style-name="T4">t</text:span><text:span text:style-name="T4">h</text:span><text:span text:style-name="T4">e</text:span><text:span text:style-name="T4">i</text:span><text:span text:style-name="T4">r </text:span><text:span text:style-name="T4">e</text:span><text:span text:style-name="T4">n</text:span><text:span text:style-name="T4">r</text:span><text:span text:style-name="T4">o</text:span><text:span text:style-name="T4">l</text:span><text:span text:style-name="T4">l</text:span><text:span text:style-name="T4">m</text:span><text:span text:style-name="T4">e</text:span><text:span text:style-name="T4">n</text:span><text:span text:style-name="T4">t 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e</text:span><text:span text:style-name="T4">d</text:span><text:span text:style-name="T4"> </text:span><text:span text:style-name="T4">f</text:span><text:span text:style-name="T4">o</text:span><text:span text:style-name="T4">r </text:span><text:span text:style-name="T4">s</text:span><text:span text:style-name="T4">u</text:span><text:span text:style-name="T4">c</text:span><text:span text:style-name="T4">h</text:span><text:span text:style-name="T4"> </text:span><text:span text:style-name="T4">b</text:span><text:span text:style-name="T4">e</text:span><text:span text:style-name="T4">h</text:span><text:span text:style-name="T4">a</text:span><text:span text:style-name="T4">v</text:span><text:span text:style-name="T4">i</text:span><text:span text:style-name="T4">o</text:span><text:span text:style-name="T4">r</text:span><text:span text:style-name="T4">.</text:span></text:p>
          </draw:text-box>
        </draw:frame>
        <draw:frame draw:style-name="gr1" draw:text-style-name="P2" draw:layer="layout" svg:width="6.471cm" svg:height="0.429cm" svg:x="12.694cm" svg:y="21.223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F</text:span><text:span text:style-name="T1">A</text:span><text:span text:style-name="T1">Q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s </text:span><text:span text:style-name="T1">w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n</text:span></text:p>
          </draw:text-box>
        </draw:frame>
        <draw:frame draw:style-name="gr1" draw:text-style-name="P2" draw:layer="layout" svg:width="17.067cm" svg:height="0.429cm" svg:x="1.9cm" svg:y="21.701cm">
          <draw:text-box>
            <text:p text:style-name="P1"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s</text:span><text:span text:style-name="T1">h</text:span><text:span text:style-name="T1">i</text:span><text:span text:style-name="T1">p</text:span><text:span text:style-name="T1"> </text:span><text:span text:style-name="T1">D</text:span><text:span text:style-name="T1">e</text:span><text:span text:style-name="T1">c</text:span><text:span text:style-name="T1">l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h</text:span><text:span text:style-name="T1">a</text:span><text:span text:style-name="T1">t </text:span><text:span text:style-name="T1">y</text:span><text:span text:style-name="T1">o</text:span><text:span text:style-name="T1">u</text:span><text:span text:style-name="T1"> </text:span><text:span text:style-name="T1">*</text:span><text:span text:style-name="T1">*</text:span><text:span text:style-name="T1">m</text:span><text:span text:style-name="T1">u</text:span><text:span text:style-name="T1">s</text:span><text:span text:style-name="T1">t</text:span><text:span text:style-name="T1">*</text:span><text:span text:style-name="T1">*</text:span><text:span text:style-name="T1"> </text:span><text:span text:style-name="T1">i</text:span><text:span text:style-name="T1">n</text:span><text:span text:style-name="T1">c</text:span><text:span text:style-name="T1">l</text:span><text:span text:style-name="T1">u</text:span><text:span text:style-name="T1">d</text:span><text:span text:style-name="T1">e</text:span><text:span text:style-name="T1"> </text:span><text:span text:style-name="T1">a</text:span><text:span text:style-name="T1">s </text:span><text:span text:style-name="T1">a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t </text:span><text:span text:style-name="T1">a</text:span><text:span text:style-name="T1">t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p</text:span><text:span text:style-name="T1"> </text:span><text:span text:style-name="T1">o</text:span><text:span text:style-name="T1">f </text:span><text:span text:style-name="T1">y</text:span><text:span text:style-name="T1">o</text:span><text:span text:style-name="T1">u</text:span><text:span text:style-name="T1">r</text:span><text:span text:style-name="T1"> </text:span><text:span text:style-name="T1">s</text:span><text:span text:style-name="T1">u</text:span><text:span text:style-name="T1">b</text:span><text:span text:style-name="T1">m</text:span><text:span text:style-name="T1">i</text:span><text:span text:style-name="T1">t</text:span><text:span text:style-name="T1">t</text:span><text:span text:style-name="T1">e</text:span><text:span text:style-name="T1">d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.</text:span></text:p>
          </draw:text-box>
        </draw:frame>
        <draw:frame draw:style-name="gr1" draw:text-style-name="P2" draw:layer="layout" svg:width="11.661cm" svg:height="0.429cm" svg:x="1.9cm" svg:y="22.179cm">
          <draw:text-box>
            <text:p text:style-name="P1"><text:span text:style-name="T1">A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 </text:span><text:span text:style-name="T1">f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r</text:span><text:span text:style-name="T1">k</text:span><text:span text:style-name="T1">s </text:span><text:span text:style-name="T1">w</text:span><text:span text:style-name="T1">i</text:span><text:span text:style-name="T1">l</text:span><text:span text:style-name="T1">l </text:span><text:span text:style-name="T1">b</text:span><text:span text:style-name="T1">e</text:span><text:span text:style-name="T1"> </text:span><text:span text:style-name="T1">d</text:span><text:span text:style-name="T1">e</text:span><text:span text:style-name="T1">d</text:span><text:span text:style-name="T1">u</text:span><text:span text:style-name="T1">c</text:span><text:span text:style-name="T1">t</text:span><text:span text:style-name="T1">e</text:span><text:span text:style-name="T1">d</text:span><text:span text:style-name="T1"> </text:span><text:span text:style-name="T1">i</text:span><text:span text:style-name="T1">f </text:span><text:span text:style-name="T1">y</text:span><text:span text:style-name="T1">o</text:span><text:span text:style-name="T1">u</text:span><text:span text:style-name="T1"> </text:span><text:span text:style-name="T1">d</text:span><text:span text:style-name="T1">o</text:span><text:span text:style-name="T1"> </text:span><text:span text:style-name="T1">n</text:span><text:span text:style-name="T1">o</text:span><text:span text:style-name="T1">t </text:span><text:span text:style-name="T1">d</text:span><text:span text:style-name="T1">o</text:span><text:span text:style-name="T1"> </text:span><text:span text:style-name="T1">s</text:span><text:span text:style-name="T1">o</text:span><text:span text:style-name="T1">.</text:span></text:p>
          </draw:text-box>
        </draw:frame>
        <draw:frame draw:style-name="gr1" draw:text-style-name="P2" draw:layer="layout" svg:width="9.226cm" svg:height="0.429cm" svg:x="1.9cm" svg:y="22.831cm">
          <draw:text-box>
            <text:p text:style-name="P1"><text:span text:style-name="T1">D</text:span><text:span text:style-name="T1">e</text:span><text:span text:style-name="T1">a</text:span><text:span text:style-name="T1">d</text:span><text:span text:style-name="T1">l</text:span><text:span text:style-name="T1">i</text:span><text:span text:style-name="T1">n</text:span><text:span text:style-name="T1">e</text:span><text:span text:style-name="T4">: </text:span><text:span text:style-name="T4">Q</text:span><text:span text:style-name="T4">u</text:span><text:span text:style-name="T4">e</text:span><text:span text:style-name="T4">r</text:span><text:span text:style-name="T4">i</text:span><text:span text:style-name="T4">e</text:span><text:span text:style-name="T4">s </text:span><text:span text:style-name="T4">a</text:span><text:span text:style-name="T4">b</text:span><text:span text:style-name="T4">o</text:span><text:span text:style-name="T4">u</text:span><text:span text:style-name="T4">t </text:span><text:span text:style-name="T4">t</text:span><text:span text:style-name="T4">h</text:span><text:span text:style-name="T4">i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b</text:span><text:span text:style-name="T4">e</text:span><text:span text:style-name="T4"> </text:span><text:span text:style-name="T4">s</text:span><text:span text:style-name="T4">e</text:span><text:span text:style-name="T4">n</text:span><text:span text:style-name="T4">t </text:span><text:span text:style-name="T4">t</text:span><text:span text:style-name="T4">o</text:span></text:p>
          </draw:text-box>
        </draw:frame>
        <draw:frame draw:style-name="gr1" draw:text-style-name="P2" draw:layer="layout" svg:width="6.902cm" svg:height="0.446cm" svg:x="11.276cm" svg:y="22.817cm">
          <draw:text-box>
            <text:p text:style-name="P1"><text:span text:style-name="T5">a</text:span><text:span text:style-name="T5">r</text:span><text:span text:style-name="T5">t</text:span><text:span text:style-name="T5">e</text:span><text:span text:style-name="T5">m</text:span><text:span text:style-name="T5">.</text:span><text:span text:style-name="T5">p</text:span><text:span text:style-name="T5">o</text:span><text:span text:style-name="T5">l</text:span><text:span text:style-name="T5">y</text:span><text:span text:style-name="T5">v</text:span><text:span text:style-name="T5">y</text:span><text:span text:style-name="T5">a</text:span><text:span text:style-name="T5">n</text:span><text:span text:style-name="T5">y</text:span><text:span text:style-name="T5">y</text:span><text:span text:style-name="T5">@</text:span><text:span text:style-name="T5">u</text:span><text:span text:style-name="T5">n</text:span><text:span text:style-name="T5">i</text:span><text:span text:style-name="T5">m</text:span><text:span text:style-name="T5">e</text:span><text:span text:style-name="T5">l</text:span><text:span text:style-name="T5">b</text:span><text:span text:style-name="T5">.</text:span><text:span text:style-name="T5">e</text:span><text:span text:style-name="T5">d</text:span><text:span text:style-name="T5">u</text:span><text:span text:style-name="T5">.</text:span><text:span text:style-name="T5">a</text:span><text:span text:style-name="T5">u</text:span></text:p>
          </draw:text-box>
        </draw:frame>
        <draw:frame draw:style-name="gr1" draw:text-style-name="P2" draw:layer="layout" svg:width="0.384cm" svg:height="0.429cm" svg:x="17.54cm" svg:y="22.831cm">
          <draw:text-box>
            <text:p text:style-name="P1"><text:span text:style-name="T4">.</text:span></text:p>
          </draw:text-box>
        </draw:frame>
        <draw:frame draw:style-name="gr1" draw:text-style-name="P2" draw:layer="layout" svg:width="1.331cm" svg:height="0.429cm" svg:x="17.774cm" svg:y="22.831cm">
          <draw:text-box>
            <text:p text:style-name="P1"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s</text:span></text:p>
          </draw:text-box>
        </draw:frame>
        <draw:frame draw:style-name="gr1" draw:text-style-name="P2" draw:layer="layout" svg:width="12.727cm" svg:height="0.429cm" svg:x="1.9cm" svg:y="23.309cm">
          <draw:text-box>
            <text:p text:style-name="P1"><text:span text:style-name="T4">s</text:span><text:span text:style-name="T4">e</text:span><text:span text:style-name="T4">e</text:span><text:span text:style-name="T4">k</text:span><text:span text:style-name="T4">i</text:span><text:span text:style-name="T4">n</text:span><text:span text:style-name="T4">g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s </text:span><text:span text:style-name="T4">f</text:span><text:span text:style-name="T4">o</text:span><text:span text:style-name="T4">r </text:span><text:span text:style-name="T4">m</text:span><text:span text:style-name="T4">e</text:span><text:span text:style-name="T4">d</text:span><text:span text:style-name="T4">i</text:span><text:span text:style-name="T4">c</text:span><text:span text:style-name="T4">a</text:span><text:span text:style-name="T4">l </text:span><text:span text:style-name="T4">o</text:span><text:span text:style-name="T4">r </text:span><text:span text:style-name="T4">o</text:span><text:span text:style-name="T4">t</text:span><text:span text:style-name="T4">h</text:span><text:span text:style-name="T4">e</text:span><text:span text:style-name="T4">r </text:span><text:span text:style-name="T4">“</text:span><text:span text:style-name="T4">o</text:span><text:span text:style-name="T4">u</text:span><text:span text:style-name="T4">t</text:span><text:span text:style-name="T4">s</text:span><text:span text:style-name="T4">i</text:span><text:span text:style-name="T4">d</text:span><text:span text:style-name="T4">e</text:span><text:span text:style-name="T4"> </text:span><text:span text:style-name="T4">m</text:span><text:span text:style-name="T4">y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”</text:span><text:span text:style-name="T4"> </text:span><text:span text:style-name="T4">r</text:span><text:span text:style-name="T4">e</text:span><text:span text:style-name="T4">a</text:span><text:span text:style-name="T4">s</text:span><text:span text:style-name="T4">o</text:span><text:span text:style-name="T4">n</text:span><text:span text:style-name="T4">s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e</text:span><text:span text:style-name="T4">m</text:span><text:span text:style-name="T4">a</text:span><text:span text:style-name="T4">i</text:span><text:span text:style-name="T4">l</text:span></text:p>
          </draw:text-box>
        </draw:frame>
        <draw:frame draw:style-name="gr1" draw:text-style-name="P2" draw:layer="layout" svg:width="5.289cm" svg:height="0.446cm" svg:x="14.453cm" svg:y="23.295cm">
          <draw:text-box>
            <text:p text:style-name="P1"><text:span text:style-name="T5">a</text:span><text:span text:style-name="T5">m</text:span><text:span text:style-name="T5">m</text:span><text:span text:style-name="T5">o</text:span><text:span text:style-name="T5">f</text:span><text:span text:style-name="T5">f</text:span><text:span text:style-name="T5">a</text:span><text:span text:style-name="T5">t</text:span><text:span text:style-name="T5">@</text:span><text:span text:style-name="T5">u</text:span><text:span text:style-name="T5">n</text:span><text:span text:style-name="T5">i</text:span><text:span text:style-name="T5">m</text:span><text:span text:style-name="T5">e</text:span><text:span text:style-name="T5">l</text:span><text:span text:style-name="T5">b</text:span><text:span text:style-name="T5">.</text:span><text:span text:style-name="T5">e</text:span><text:span text:style-name="T5">d</text:span><text:span text:style-name="T5">u</text:span><text:span text:style-name="T5">.</text:span><text:span text:style-name="T5">a</text:span><text:span text:style-name="T5">u</text:span></text:p>
          </draw:text-box>
        </draw:frame>
        <draw:frame draw:style-name="gr1" draw:text-style-name="P2" draw:layer="layout" svg:width="17.52cm" svg:height="0.429cm" svg:x="1.9cm" svg:y="23.787cm">
          <draw:text-box>
            <text:p text:style-name="P1"><text:span text:style-name="T4">a</text:span><text:span text:style-name="T4">s </text:span><text:span text:style-name="T4">s</text:span><text:span text:style-name="T4">o</text:span><text:span text:style-name="T4">o</text:span><text:span text:style-name="T4">n</text:span><text:span text:style-name="T4"> </text:span><text:span text:style-name="T4">a</text:span><text:span text:style-name="T4">s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a</text:span><text:span text:style-name="T4">f</text:span><text:span text:style-name="T4">t</text:span><text:span text:style-name="T4">e</text:span><text:span text:style-name="T4">r </text:span><text:span text:style-name="T4">t</text:span><text:span text:style-name="T4">h</text:span><text:span text:style-name="T4">o</text:span><text:span text:style-name="T4">s</text:span><text:span text:style-name="T4">e</text:span><text:span text:style-name="T4"> </text:span><text:span text:style-name="T4">c</text:span><text:span text:style-name="T4">i</text:span><text:span text:style-name="T4">r</text:span><text:span text:style-name="T4">c</text:span><text:span text:style-name="T4">u</text:span><text:span text:style-name="T4">m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s </text:span><text:span text:style-name="T4">a</text:span><text:span text:style-name="T4">r</text:span><text:span text:style-name="T4">i</text:span><text:span text:style-name="T4">s</text:span><text:span text:style-name="T4">e</text:span><text:span text:style-name="T4">.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s </text:span><text:span text:style-name="T4">n</text:span><text:span text:style-name="T4">o</text:span><text:span text:style-name="T4">t </text:span><text:span text:style-name="T4">s</text:span><text:span text:style-name="T4">u</text:span><text:span text:style-name="T4">b</text:span><text:span text:style-name="T4">m</text:span><text:span text:style-name="T4">i</text:span><text:span text:style-name="T4">t</text:span><text:span text:style-name="T4">t</text:span><text:span text:style-name="T4">e</text:span><text:span text:style-name="T4">d</text:span><text:span text:style-name="T4"> </text:span><text:span text:style-name="T4">b</text:span><text:span text:style-name="T4">y</text:span><text:span text:style-name="T1"> </text:span><text:span text:style-name="T1">1</text:span><text:span text:style-name="T1">0</text:span><text:span text:style-name="T1">:</text:span><text:span text:style-name="T1">0</text:span><text:span text:style-name="T1">0</text:span><text:span text:style-name="T1">a</text:span><text:span text:style-name="T1">m</text:span><text:span text:style-name="T1"> </text:span><text:span text:style-name="T1">o</text:span><text:span text:style-name="T1">n</text:span><text:span text:style-name="T1"> </text:span><text:span text:style-name="T1">M</text:span><text:span text:style-name="T1">o</text:span><text:span text:style-name="T1">n</text:span><text:span text:style-name="T1">d</text:span><text:span text:style-name="T1">a</text:span><text:span text:style-name="T1">y</text:span><text:span text:style-name="T1"> </text:span><text:span text:style-name="T1">2</text:span><text:span text:style-name="T1">1</text:span><text:span text:style-name="T1"> </text:span><text:span text:style-name="T1">O</text:span><text:span text:style-name="T1">c</text:span><text:span text:style-name="T1">t</text:span><text:span text:style-name="T1">o</text:span><text:span text:style-name="T1">b</text:span><text:span text:style-name="T1">e</text:span><text:span text:style-name="T1">r</text:span></text:p>
          </draw:text-box>
        </draw:frame>
        <draw:frame draw:style-name="gr1" draw:text-style-name="P2" draw:layer="layout" svg:width="11.258cm" svg:height="0.429cm" svg:x="1.9cm" svg:y="24.265cm">
          <draw:text-box>
            <text:p text:style-name="P1"><text:span text:style-name="T4">w</text:span><text:span text:style-name="T4">i</text:span><text:span text:style-name="T4">l</text:span><text:span text:style-name="T4">l </text:span><text:span text:style-name="T4">i</text:span><text:span text:style-name="T4">n</text:span><text:span text:style-name="T4">c</text:span><text:span text:style-name="T4">u</text:span><text:span text:style-name="T4">r </text:span><text:span text:style-name="T4">p</text:span><text:span text:style-name="T4">e</text:span><text:span text:style-name="T4">n</text:span><text:span text:style-name="T4">a</text:span><text:span text:style-name="T4">l</text:span><text:span text:style-name="T4">t</text:span><text:span text:style-name="T4">y</text:span><text:span text:style-name="T4"> </text:span><text:span text:style-name="T4">m</text:span><text:span text:style-name="T4">a</text:span><text:span text:style-name="T4">r</text:span><text:span text:style-name="T4">k</text:span><text:span text:style-name="T4">s </text:span><text:span text:style-name="T4">a</text:span><text:span text:style-name="T4">t </text:span><text:span text:style-name="T4">t</text:span><text:span text:style-name="T4">h</text:span><text:span text:style-name="T4">e</text:span><text:span text:style-name="T4"> </text:span><text:span text:style-name="T4">r</text:span><text:span text:style-name="T4">a</text:span><text:span text:style-name="T4">t</text:span><text:span text:style-name="T4">e</text:span><text:span text:style-name="T4"> </text:span><text:span text:style-name="T4">o</text:span><text:span text:style-name="T4">f </text:span><text:span text:style-name="T4">t</text:span><text:span text:style-name="T4">w</text:span><text:span text:style-name="T4">o</text:span><text:span text:style-name="T4"> </text:span><text:span text:style-name="T4">m</text:span><text:span text:style-name="T4">a</text:span><text:span text:style-name="T4">r</text:span><text:span text:style-name="T4">k</text:span><text:span text:style-name="T4">s </text:span><text:span text:style-name="T4">p</text:span><text:span text:style-name="T4">e</text:span><text:span text:style-name="T4">r </text:span><text:span text:style-name="T4">d</text:span><text:span text:style-name="T4">a</text:span><text:span text:style-name="T4">y</text:span><text:span text:style-name="T4"> </text:span><text:span text:style-name="T4">o</text:span><text:span text:style-name="T4">r </text:span><text:span text:style-name="T4">p</text:span><text:span text:style-name="T4">a</text:span><text:span text:style-name="T4">r</text:span><text:span text:style-name="T4">t </text:span><text:span text:style-name="T4">d</text:span><text:span text:style-name="T4">a</text:span><text:span text:style-name="T4">y</text:span><text:span text:style-name="T4"> </text:span><text:span text:style-name="T4">l</text:span><text:span text:style-name="T4">a</text:span><text:span text:style-name="T4">t</text:span><text:span text:style-name="T4">e</text:span><text:span text:style-name="T4">.</text:span></text:p>
          </draw:text-box>
        </draw:frame>
        <draw:frame draw:style-name="gr1" draw:text-style-name="P2" draw:layer="layout" svg:width="5.179cm" svg:height="0.429cm" svg:x="13.748cm" svg:y="24.265cm">
          <draw:text-box>
            <text:p text:style-name="P1"><text:span text:style-name="T4">I</text:span><text:span text:style-name="T4">f </text:span><text:span text:style-name="T4">y</text:span><text:span text:style-name="T4">o</text:span><text:span text:style-name="T4">u</text:span><text:span text:style-name="T4"> </text:span><text:span text:style-name="T4">a</text:span><text:span text:style-name="T4">t</text:span><text:span text:style-name="T4">t</text:span><text:span text:style-name="T4">e</text:span><text:span text:style-name="T4">n</text:span><text:span text:style-name="T4">d</text:span><text:span text:style-name="T4"> </text:span><text:span text:style-name="T4">a</text:span><text:span text:style-name="T4"> </text:span><text:span text:style-name="T4">G</text:span><text:span text:style-name="T4">P</text:span><text:span text:style-name="T4"> </text:span><text:span text:style-name="T4">o</text:span><text:span text:style-name="T4">r </text:span><text:span text:style-name="T4">o</text:span><text:span text:style-name="T4">t</text:span><text:span text:style-name="T4">h</text:span><text:span text:style-name="T4">e</text:span><text:span text:style-name="T4">r </text:span><text:span text:style-name="T4">h</text:span><text:span text:style-name="T4">e</text:span><text:span text:style-name="T4">a</text:span><text:span text:style-name="T4">l</text:span><text:span text:style-name="T4">t</text:span><text:span text:style-name="T4">h</text:span></text:p>
          </draw:text-box>
        </draw:frame>
        <draw:frame draw:style-name="gr1" draw:text-style-name="P2" draw:layer="layout" svg:width="17.172cm" svg:height="0.429cm" svg:x="1.9cm" svg:y="24.743cm">
          <draw:text-box>
            <text:p text:style-name="P1"><text:span text:style-name="T4">c</text:span><text:span text:style-name="T4">a</text:span><text:span text:style-name="T4">r</text:span><text:span text:style-name="T4">e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 </text:span><text:span text:style-name="T4">a</text:span><text:span text:style-name="T4">s </text:span><text:span text:style-name="T4">a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 </text:span><text:span text:style-name="T4">o</text:span><text:span text:style-name="T4">f </text:span><text:span text:style-name="T4">i</text:span><text:span text:style-name="T4">l</text:span><text:span text:style-name="T4">l</text:span><text:span text:style-name="T4">n</text:span><text:span text:style-name="T4">e</text:span><text:span text:style-name="T4">s</text:span><text:span text:style-name="T4">s</text:span><text:span text:style-name="T4">, </text:span><text:span text:style-name="T4">b</text:span><text:span text:style-name="T4">e</text:span><text:span text:style-name="T4"> </text:span><text:span text:style-name="T4">s</text:span><text:span text:style-name="T4">u</text:span><text:span text:style-name="T4">r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H</text:span><text:span text:style-name="T4">e</text:span><text:span text:style-name="T4">a</text:span><text:span text:style-name="T4">l</text:span><text:span text:style-name="T4">t</text:span><text:span text:style-name="T4">h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a</text:span><text:span text:style-name="T4">l </text:span><text:span text:style-name="T4">R</text:span><text:span text:style-name="T4">e</text:span><text:span text:style-name="T4">p</text:span><text:span text:style-name="T4">o</text:span><text:span text:style-name="T4">r</text:span><text:span text:style-name="T4">t </text:span><text:span text:style-name="T4">(</text:span><text:span text:style-name="T4">H</text:span><text:span text:style-name="T4">P</text:span><text:span text:style-name="T4">R</text:span><text:span text:style-name="T4">) </text:span><text:span text:style-name="T4">f</text:span><text:span text:style-name="T4">o</text:span><text:span text:style-name="T4">r</text:span><text:span text:style-name="T4">m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y</text:span><text:span text:style-name="T4">o</text:span><text:span text:style-name="T4">u</text:span><text:span text:style-name="T4"> </text:span><text:span text:style-name="T4">(</text:span><text:span text:style-name="T4">g</text:span><text:span text:style-name="T4">e</text:span><text:span text:style-name="T4">t </text:span><text:span text:style-name="T4">i</text:span><text:span text:style-name="T4">t </text:span><text:span text:style-name="T4">f</text:span><text:span text:style-name="T4">r</text:span><text:span text:style-name="T4">o</text:span><text:span text:style-name="T4">m</text:span></text:p>
          </draw:text-box>
        </draw:frame>
        <draw:frame draw:style-name="gr1" draw:text-style-name="P2" draw:layer="layout" svg:width="16.923cm" svg:height="0.429cm" svg:x="1.9cm" svg:y="25.221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 </text:span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 </text:span><text:span text:style-name="T4">P</text:span><text:span text:style-name="T4">o</text:span><text:span text:style-name="T4">r</text:span><text:span text:style-name="T4">t</text:span><text:span text:style-name="T4">a</text:span><text:span text:style-name="T4">l</text:span><text:span text:style-name="T4">)</text:span><text:span text:style-name="T4">, </text:span><text:span text:style-name="T4">y</text:span><text:span text:style-name="T4">o</text:span><text:span text:style-name="T4">u</text:span><text:span text:style-name="T4"> </text:span><text:span text:style-name="T4">w</text:span><text:span text:style-name="T4">i</text:span><text:span text:style-name="T4">l</text:span><text:span text:style-name="T4">l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h</text:span><text:span text:style-name="T4">i</text:span><text:span text:style-name="T4">s </text:span><text:span text:style-name="T4">f</text:span><text:span text:style-name="T4">o</text:span><text:span text:style-name="T4">r</text:span><text:span text:style-name="T4">m</text:span><text:span text:style-name="T4"> </text:span><text:span text:style-name="T4">t</text:span><text:span text:style-name="T4">o</text:span><text:span text:style-name="T4"> </text:span><text:span text:style-name="T4">b</text:span><text:span text:style-name="T4">e</text:span><text:span text:style-name="T4"> </text:span><text:span text:style-name="T4">f</text:span><text:span text:style-name="T4">i</text:span><text:span text:style-name="T4">l</text:span><text:span text:style-name="T4">l</text:span><text:span text:style-name="T4">e</text:span><text:span text:style-name="T4">d</text:span><text:span text:style-name="T4"> </text:span><text:span text:style-name="T4">o</text:span><text:span text:style-name="T4">u</text:span><text:span text:style-name="T4">t </text:span><text:span text:style-name="T4">i</text:span><text:span text:style-name="T4">f </text:span><text:span text:style-name="T4">y</text:span><text:span text:style-name="T4">o</text:span><text:span text:style-name="T4">u</text:span><text:span text:style-name="T4">r </text:span><text:span text:style-name="T4">i</text:span><text:span text:style-name="T4">l</text:span><text:span text:style-name="T4">l</text:span><text:span text:style-name="T4">n</text:span><text:span text:style-name="T4">e</text:span><text:span text:style-name="T4">s</text:span><text:span text:style-name="T4">s</text:span></text:p>
          </draw:text-box>
        </draw:frame>
        <draw:frame draw:style-name="gr1" draw:text-style-name="P2" draw:layer="layout" svg:width="14.328cm" svg:height="0.429cm" svg:x="1.9cm" svg:y="25.699cm">
          <draw:text-box>
            <text:p text:style-name="P1"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s </text:span><text:span text:style-name="T4">i</text:span><text:span text:style-name="T4">n</text:span><text:span text:style-name="T4"> </text:span><text:span text:style-name="T4">t</text:span><text:span text:style-name="T4">o</text:span><text:span text:style-name="T4"> </text:span><text:span text:style-name="T4">s</text:span><text:span text:style-name="T4">o</text:span><text:span text:style-name="T4">m</text:span><text:span text:style-name="T4">e</text:span><text:span text:style-name="T4">t</text:span><text:span text:style-name="T4">h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a</text:span><text:span text:style-name="T4">t </text:span><text:span text:style-name="T4">l</text:span><text:span text:style-name="T4">a</text:span><text:span text:style-name="T4">t</text:span><text:span text:style-name="T4">e</text:span><text:span text:style-name="T4">r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s </text:span><text:span text:style-name="T4">a</text:span><text:span text:style-name="T4">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 </text:span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t</text:span><text:span text:style-name="T4">o</text:span><text:span text:style-name="T4"> </text:span><text:span text:style-name="T4">b</text:span><text:span text:style-name="T4">e</text:span><text:span text:style-name="T4"> </text:span><text:span text:style-name="T4">l</text:span><text:span text:style-name="T4">o</text:span><text:span text:style-name="T4">d</text:span><text:span text:style-name="T4">g</text:span><text:span text:style-name="T4">e</text:span><text:span text:style-name="T4">d</text:span><text:span text:style-name="T4">.</text:span></text:p>
          </draw:text-box>
        </draw:frame>
        <draw:frame draw:style-name="gr1" draw:text-style-name="P2" draw:layer="layout" svg:width="2.58cm" svg:height="0.429cm" svg:x="16.547cm" svg:y="25.699cm">
          <draw:text-box>
            <text:p text:style-name="P1"><text:span text:style-name="T4">Y</text:span><text:span text:style-name="T4">o</text:span><text:span text:style-name="T4">u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s</text:span><text:span text:style-name="T4">c</text:span><text:span text:style-name="T4">a</text:span><text:span text:style-name="T4">n</text:span></text:p>
          </draw:text-box>
        </draw:frame>
        <draw:frame draw:style-name="gr1" draw:text-style-name="P2" draw:layer="layout" svg:width="14.433cm" svg:height="0.429cm" svg:x="1.9cm" svg:y="26.177cm">
          <draw:text-box>
            <text:p text:style-name="P1"><text:span text:style-name="T4">t</text:span><text:span text:style-name="T4">h</text:span><text:span text:style-name="T4">e</text:span><text:span text:style-name="T4"> </text:span><text:span text:style-name="T4">H</text:span><text:span text:style-name="T4">P</text:span><text:span text:style-name="T4">R</text:span><text:span text:style-name="T4"> </text:span><text:span text:style-name="T4">f</text:span><text:span text:style-name="T4">o</text:span><text:span text:style-name="T4">r</text:span><text:span text:style-name="T4">m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e</text:span><text:span text:style-name="T4">n</text:span><text:span text:style-name="T4">d</text:span><text:span text:style-name="T4"> </text:span><text:span text:style-name="T4">i</text:span><text:span text:style-name="T4">t </text:span><text:span text:style-name="T4">w</text:span><text:span text:style-name="T4">i</text:span><text:span text:style-name="T4">t</text:span><text:span text:style-name="T4">h</text:span><text:span text:style-name="T4"> </text:span><text:span text:style-name="T4">a</text:span><text:span text:style-name="T4">n</text:span><text:span text:style-name="T4">y</text:span><text:span text:style-name="T4"> </text:span><text:span text:style-name="T4">n</text:span><text:span text:style-name="T4">o</text:span><text:span text:style-name="T4">n</text:span><text:span text:style-name="T4">-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 </text:span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s</text:span><text:span text:style-name="T4">s</text:span><text:span text:style-name="T4">i</text:span><text:span text:style-name="T4">g</text:span><text:span text:style-name="T4">n</text:span><text:span text:style-name="T4">m</text:span><text:span text:style-name="T4">e</text:span><text:span text:style-name="T4">n</text:span><text:span text:style-name="T4">t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text:span text:style-name="T4">s</text:span><text:span text:style-name="T4">.</text:span></text:p>
          </draw:text-box>
        </draw:frame>
        <draw:frame draw:style-name="gr1" draw:text-style-name="P2" draw:layer="layout" svg:width="12.008cm" svg:height="0.429cm" svg:x="1.9cm" svg:y="26.829cm">
          <draw:text-box>
            <text:p text:style-name="P1"><text:span text:style-name="T12">R</text:span><text:span text:style-name="T12">e</text:span><text:span text:style-name="T12">m</text:span><text:span text:style-name="T12">e</text:span><text:span text:style-name="T12">m</text:span><text:span text:style-name="T12">b</text:span><text:span text:style-name="T12">e</text:span><text:span text:style-name="T12">r</text:span><text:span text:style-name="T12">, 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 </text:span><text:span text:style-name="T12">a</text:span><text:span text:style-name="T12">r</text:span><text:span text:style-name="T12">e</text:span><text:span text:style-name="T12"> </text:span><text:span text:style-name="T12">f</text:span><text:span text:style-name="T12">u</text:span><text:span text:style-name="T12">n</text:span><text:span text:style-name="T12">! </text:span><text:span text:style-name="T12">A</text:span><text:span text:style-name="T12">n</text:span><text:span text:style-name="T12">d</text:span><text:span text:style-name="T12"> </text:span><text:span text:style-name="T12">y</text:span><text:span text:style-name="T12">e</text:span><text:span text:style-name="T12">s</text:span><text:span text:style-name="T12">, </text:span><text:span text:style-name="T12">t</text:span><text:span text:style-name="T12">h</text:span><text:span text:style-name="T12">i</text:span><text:span text:style-name="T12">s 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 </text:span><text:span text:style-name="T12">w</text:span><text:span text:style-name="T12">a</text:span><text:span text:style-name="T12">s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e</text:span><text:span text:style-name="T12">d</text:span><text:span text:style-name="T12"> </text:span><text:span text:style-name="T12">u</text:span><text:span text:style-name="T12">s</text:span><text:span text:style-name="T12">i</text:span><text:span text:style-name="T12">n</text:span><text:span text:style-name="T12">g</text:span><text:span text:style-name="T12"> </text:span><text:span text:style-name="T12">L</text:span></text:p>
          </draw:text-box>
        </draw:frame>
        <draw:frame draw:style-name="gr13" draw:text-style-name="P14" draw:layer="layout" svg:width="0.28cm" svg:height="0.31cm" svg:x="13.672cm" svg:y="26.858cm">
          <draw:text-box>
            <text:p text:style-name="P1"><text:span text:style-name="T11">A</text:span></text:p>
          </draw:text-box>
        </draw:frame>
        <draw:frame draw:style-name="gr1" draw:text-style-name="P2" draw:layer="layout" svg:width="0.384cm" svg:height="0.429cm" svg:x="13.786cm" svg:y="26.829cm">
          <draw:text-box>
            <text:p text:style-name="P1"><text:span text:style-name="T12">T</text:span></text:p>
          </draw:text-box>
        </draw:frame>
        <draw:frame draw:style-name="gr1" draw:text-style-name="P2" draw:layer="layout" svg:width="0.384cm" svg:height="0.429cm" svg:x="13.935cm" svg:y="26.914cm">
          <draw:text-box>
            <text:p text:style-name="P1"><text:span text:style-name="T12">E</text:span></text:p>
          </draw:text-box>
        </draw:frame>
        <draw:frame draw:style-name="gr1" draw:text-style-name="P2" draw:layer="layout" svg:width="0.59cm" svg:height="0.429cm" svg:x="14.123cm" svg:y="26.829cm">
          <draw:text-box>
            <text:p text:style-name="P1"><text:span text:style-name="T12">X</text:span><text:span text:style-name="T12"> </text:span><text:span text:style-name="T12">;</text:span><text:span text:style-name="T12">)</text:span></text:p>
          </draw:text-box>
        </draw:frame>
        <draw:frame draw:style-name="gr13" draw:text-style-name="P14" draw:layer="layout" svg:width="0.28cm" svg:height="0.31cm" svg:x="1.987cm" svg:y="27.479cm">
          <draw:text-box>
            <text:p text:style-name="P1"><text:span text:style-name="T16">c</text:span></text:p>
          </draw:text-box>
        </draw:frame>
        <draw:frame draw:style-name="gr14" draw:text-style-name="P14" draw:layer="layout" svg:width="0.28cm" svg:height="0.937cm" svg:x="1.9cm" svg:y="27.477cm">
          <draw:text-box>
            <text:p/>
          </draw:text-box>
        </draw:frame>
        <draw:frame draw:style-name="gr13" draw:text-style-name="P14" draw:layer="layout" svg:width="9.569cm" svg:height="0.31cm" svg:x="2.292cm" svg:y="27.487cm">
          <draw:text-box>
            <text:p text:style-name="P1"><text:span text:style-name="T16">T</text:span><text:span text:style-name="T16">h</text:span><text:span text:style-name="T16">e </text:span><text:span text:style-name="T16">U</text:span><text:span text:style-name="T16">n</text:span><text:span text:style-name="T16">i</text:span><text:span text:style-name="T16">v</text:span><text:span text:style-name="T16">e</text:span><text:span text:style-name="T16">r</text:span><text:span text:style-name="T16">s</text:span><text:span text:style-name="T16">it</text:span><text:span text:style-name="T16">y </text:span><text:span text:style-name="T16">o</text:span><text:span text:style-name="T16">f </text:span><text:span text:style-name="T16">M</text:span><text:span text:style-name="T16">e</text:span><text:span text:style-name="T16">l</text:span><text:span text:style-name="T16">b</text:span><text:span text:style-name="T16">o</text:span><text:span text:style-name="T16">u</text:span><text:span text:style-name="T16">r</text:span><text:span text:style-name="T16">n</text:span><text:span text:style-name="T16">e</text:span><text:span text:style-name="T16">, </text:span><text:span text:style-name="T16">2</text:span><text:span text:style-name="T16">0</text:span><text:span text:style-name="T16">1</text:span><text:span text:style-name="T16">9</text:span><text:span text:style-name="T16">. </text:span><text:span text:style-name="T16">T</text:span><text:span text:style-name="T16">h</text:span><text:span text:style-name="T16">e </text:span><text:span text:style-name="T16">p</text:span><text:span text:style-name="T16">r</text:span><text:span text:style-name="T16">o</text:span><text:span text:style-name="T16">j</text:span><text:span text:style-name="T16">e</text:span><text:span text:style-name="T16">c</text:span><text:span text:style-name="T16">t </text:span><text:span text:style-name="T16">w</text:span><text:span text:style-name="T16">a</text:span><text:span text:style-name="T16">s </text:span><text:span text:style-name="T16">p</text:span><text:span text:style-name="T16">r</text:span><text:span text:style-name="T16">e</text:span><text:span text:style-name="T16">p</text:span><text:span text:style-name="T16">a</text:span><text:span text:style-name="T16">r</text:span><text:span text:style-name="T16">e</text:span><text:span text:style-name="T16">d </text:span><text:span text:style-name="T16">b</text:span><text:span text:style-name="T16">y </text:span><text:span text:style-name="T16">A</text:span><text:span text:style-name="T16">r</text:span><text:span text:style-name="T16">t</text:span><text:span text:style-name="T16">e</text:span><text:span text:style-name="T16">m</text:span><text:span text:style-name="T16"> </text:span><text:span text:style-name="T16">P</text:span><text:span text:style-name="T16">o</text:span><text:span text:style-name="T16">l</text:span><text:span text:style-name="T16">y</text:span><text:span text:style-name="T16">v</text:span><text:span text:style-name="T16">y</text:span><text:span text:style-name="T16">a</text:span><text:span text:style-name="T16">n</text:span><text:span text:style-name="T16">y</text:span><text:span text:style-name="T16">y</text:span><text:span text:style-name="T16">,</text:span></text:p>
          </draw:text-box>
        </draw:frame>
        <draw:frame draw:style-name="gr13" draw:text-style-name="P14" draw:layer="layout" svg:width="4.989cm" svg:height="0.327cm" svg:x="11.963cm" svg:y="27.477cm">
          <draw:text-box>
            <text:p text:style-name="P1"><text:span text:style-name="T17">a</text:span><text:span text:style-name="T17">r</text:span><text:span text:style-name="T17">t</text:span><text:span text:style-name="T17">e</text:span><text:span text:style-name="T17">m</text:span><text:span text:style-name="T17">.</text:span><text:span text:style-name="T17">p</text:span><text:span text:style-name="T17">o</text:span><text:span text:style-name="T17">l</text:span><text:span text:style-name="T17">y</text:span><text:span text:style-name="T17">v</text:span><text:span text:style-name="T17">y</text:span><text:span text:style-name="T17">a</text:span><text:span text:style-name="T17">n</text:span><text:span text:style-name="T17">y</text:span><text:span text:style-name="T17">y</text:span><text:span text:style-name="T17">@</text:span><text:span text:style-name="T17">u</text:span><text:span text:style-name="T17">n</text:span><text:span text:style-name="T17">i</text:span><text:span text:style-name="T17">m</text:span><text:span text:style-name="T17">e</text:span><text:span text:style-name="T17">l</text:span><text:span text:style-name="T17">b</text:span><text:span text:style-name="T17">.</text:span><text:span text:style-name="T17">e</text:span><text:span text:style-name="T17">d</text:span><text:span text:style-name="T17">u</text:span><text:span text:style-name="T17">.</text:span><text:span text:style-name="T17">a</text:span><text:span text:style-name="T17">u</text:span></text:p>
          </draw:text-box>
        </draw:frame>
        <draw:frame draw:style-name="gr13" draw:text-style-name="P14" draw:layer="layout" svg:width="0.28cm" svg:height="0.31cm" svg:x="16.594cm" svg:y="27.487cm">
          <draw:text-box>
            <text:p text:style-name="P1"><text:span text:style-name="T16">.</text:span></text:p>
          </draw:text-box>
        </draw:frame>
        <draw:frame draw:style-name="gr1" draw:text-style-name="P2" draw:layer="layout" svg:width="0.384cm" svg:height="0.429cm" svg:x="10.404cm" svg:y="28.511cm">
          <draw:text-box>
            <text:p text:style-name="P1"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Nimbus Roman No9 L" svg:font-family="'Nimbus Roman No9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cm" fo:margin-bottom="1cm" fo:margin-left="1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3T11:29:57.425337119</dc:date>
    <meta:editing-duration>PT3M2S</meta:editing-duration>
    <meta:editing-cycles>1</meta:editing-cycles>
    <meta:document-statistic meta:object-count="1159"/>
    <meta:generator>LibreOffice/6.0.7.3$Linux_X86_64 LibreOffice_project/00m0$Build-3</meta:generator>
  </office:meta>
</office:document-meta>
</file>